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0.9071in"/>
    </style:style>
    <style:style style:name="co2" style:family="table-column">
      <style:table-column-properties fo:break-before="auto" style:column-width="2.2465in"/>
    </style:style>
    <style:style style:name="co3" style:family="table-column">
      <style:table-column-properties fo:break-before="auto" style:column-width="0.8118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6453in"/>
    </style:style>
    <style:style style:name="co7" style:family="table-column">
      <style:table-column-properties fo:break-before="auto" style:column-width="0.6752in"/>
    </style:style>
    <style:style style:name="co8" style:family="table-column">
      <style:table-column-properties fo:break-before="auto" style:column-width="2.0146in"/>
    </style:style>
    <style:style style:name="co9" style:family="table-column">
      <style:table-column-properties fo:break-before="auto" style:column-width="0.6429in"/>
    </style:style>
    <style:style style:name="co10" style:family="table-column">
      <style:table-column-properties fo:break-before="auto" style:column-width="2.2146in"/>
    </style:style>
    <style:style style:name="co11" style:family="table-column">
      <style:table-column-properties fo:break-before="auto" style:column-width="0.622in"/>
    </style:style>
    <style:style style:name="co12" style:family="table-column">
      <style:table-column-properties fo:break-before="auto" style:column-width="0.8854in"/>
    </style:style>
    <style:style style:name="co13" style:family="table-column">
      <style:table-column-properties fo:break-before="auto" style:column-width="0.5693in"/>
    </style:style>
    <style:style style:name="co14" style:family="table-column">
      <style:table-column-properties fo:break-before="auto" style:column-width="2.289in"/>
    </style:style>
    <style:style style:name="co15" style:family="table-column">
      <style:table-column-properties fo:break-before="auto" style:column-width="0.6957in"/>
    </style:style>
    <style:style style:name="co16" style:family="table-column">
      <style:table-column-properties fo:break-before="auto" style:column-width="2.1835in"/>
    </style:style>
    <style:style style:name="co17" style:family="table-column">
      <style:table-column-properties fo:break-before="auto" style:column-width="0.548in"/>
    </style:style>
    <style:style style:name="co18" style:family="table-column">
      <style:table-column-properties fo:break-before="auto" style:column-width="2.2362in"/>
    </style:style>
    <style:style style:name="co19" style:family="table-column">
      <style:table-column-properties fo:break-before="auto" style:column-width="2.172in"/>
    </style:style>
    <style:style style:name="ro1" style:family="table-row">
      <style:table-row-properties style:row-height="0.234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0.0138in solid #000000" fo:background-color="#e6e6e6" style:text-align-source="fix" style:repeat-content="false" fo:border-left="0.0138in solid #000000" fo:border-right="none" fo:border-top="0.0138in solid #000000" style:vertical-align="middle"/>
      <style:paragraph-properties fo:text-align="center"/>
      <style:text-properties fo:font-size="14pt"/>
    </style:style>
    <style:style style:name="ce2" style:family="table-cell" style:parent-style-name="Default">
      <style:table-cell-properties fo:border-bottom="0.0138in solid #000000" fo:background-color="#e6e6e6" fo:border-left="0.0138in solid #000000" fo:border-right="none" fo:border-top="none"/>
      <style:text-properties fo:font-size="14pt"/>
    </style:style>
    <style:style style:name="ce3" style:family="table-cell" style:parent-style-name="Default">
      <style:table-cell-properties style:text-align-source="fix" style:repeat-content="false" fo:border="none" style:rotation-angle="90" style:vertical-align="middle"/>
      <style:paragraph-properties fo:text-align="center"/>
      <style:text-properties fo:font-size="11pt" fo:font-weight="bold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0.0138in solid #000000" fo:background-color="#e6e6e6" style:text-align-source="fix" style:repeat-content="false" fo:border-left="none" fo:border-right="none" fo:border-top="0.0138in solid #000000" style:vertical-align="middle"/>
      <style:paragraph-properties fo:text-align="center"/>
      <style:text-properties fo:font-size="14pt"/>
    </style:style>
    <style:style style:name="ce6" style:family="table-cell" style:parent-style-name="Default">
      <style:table-cell-properties fo:border-bottom="0.0138in solid #000000" fo:background-color="#e6e6e6" fo:border-left="none" fo:border-right="none" fo:border-top="none"/>
      <style:text-properties fo:font-size="14pt"/>
    </style:style>
    <style:style style:name="ce7" style:family="table-cell" style:parent-style-name="Default">
      <style:table-cell-properties fo:border-bottom="0.0008in solid #000000" style:text-align-source="fix" style:repeat-content="false" fo:wrap-option="wrap" fo:border-left="0.0008in solid #000000" fo:border-right="none" fo:border-top="0.0008in solid #000000" style:vertical-align="middle"/>
      <style:paragraph-properties fo:text-align="start"/>
      <style:text-properties fo:font-size="11pt" fo:hyphenate="true"/>
    </style:style>
    <style:style style:name="ce8" style:family="table-cell" style:parent-style-name="Default">
      <style:table-cell-properties fo:border-bottom="none" fo:border-left="0.0008in solid #000000" fo:border-right="none" fo:border-top="none"/>
    </style:style>
    <style:style style:name="ce9" style:family="table-cell" style:parent-style-name="Default">
      <style:table-cell-properties fo:border-bottom="0.0008in solid #000000" fo:border-left="0.0008in solid #000000" fo:border-right="none" fo:border-top="none"/>
    </style:style>
    <style:style style:name="ce10" style:family="table-cell" style:parent-style-name="Default">
      <style:table-cell-properties fo:border-bottom="0.0138in solid #000000" style:text-align-source="fix" style:repeat-content="false" fo:border-left="none" fo:border-right="none" fo:border-top="0.0138in solid #000000" style:vertical-align="top"/>
      <style:paragraph-properties fo:text-align="center"/>
    </style:style>
    <style:style style:name="ce11" style:family="table-cell" style:parent-style-name="Default">
      <style:table-cell-properties fo:border-bottom="0.0138in solid #000000" fo:border-left="none" fo:border-right="none" fo:border-top="none"/>
    </style:style>
    <style:style style:name="ce12" style:family="table-cell" style:parent-style-name="Default">
      <style:table-cell-properties fo:border-bottom="none" fo:border-left="none" fo:border-right="none" fo:border-top="0.0008in solid #000000"/>
      <style:text-properties fo:font-size="9pt" fo:font-weight="bold"/>
    </style:style>
    <style:style style:name="ce13" style:family="table-cell" style:parent-style-name="Default">
      <style:text-properties fo:font-size="9pt" fo:font-weight="bold"/>
    </style:style>
    <style:style style:name="ce14" style:family="table-cell" style:parent-style-name="Default">
      <style:table-cell-properties fo:border-bottom="0.0008in solid #000000" fo:border-left="none" fo:border-right="none" fo:border-top="none"/>
      <style:text-properties fo:font-size="9pt" fo:font-weight="bold"/>
    </style:style>
    <style:style style:name="ce15" style:family="table-cell" style:parent-style-name="Default">
      <style:table-cell-properties fo:border-bottom="none" fo:background-color="#e6e6e6" style:text-align-source="fix" style:repeat-content="false" fo:border-left="none" fo:border-right="0.0138in solid #000000" fo:border-top="0.0138in solid #000000"/>
      <style:paragraph-properties fo:text-align="center" fo:margin-left="0in"/>
      <style:text-properties fo:font-size="14pt"/>
    </style:style>
    <style:style style:name="ce16" style:family="table-cell" style:parent-style-name="Default">
      <style:table-cell-properties fo:border-bottom="0.0138in solid #000000" fo:background-color="#e6e6ff" style:text-align-source="fix" style:repeat-content="false" fo:border-left="none" fo:border-right="none" fo:border-top="none"/>
      <style:paragraph-properties fo:text-align="center" fo:margin-left="0in"/>
      <style:text-properties fo:font-weight="bold"/>
    </style:style>
    <style:style style:name="ce17" style:family="table-cell" style:parent-style-name="Default">
      <style:table-cell-properties fo:border-bottom="none" fo:border-left="none" fo:border-right="none" fo:border-top="0.0008in solid #000000"/>
    </style:style>
    <style:style style:name="ce18" style:family="table-cell" style:parent-style-name="Default" style:data-style-name="N37"/>
    <style:style style:name="ce19" style:family="table-cell" style:parent-style-name="Default" style:data-style-name="N106">
      <style:table-cell-properties fo:border-bottom="0.0008in solid #000000" fo:border-left="none" fo:border-right="none" fo:border-top="none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138in solid #000000"/>
      <style:paragraph-properties fo:text-align="center" fo:margin-left="0in"/>
    </style:style>
    <style:style style:name="ce21" style:family="table-cell" style:parent-style-name="Default">
      <style:table-cell-properties fo:border-bottom="none" fo:border-left="none" fo:border-right="0.0138in solid #000000" fo:border-top="0.0138in solid #000000"/>
    </style:style>
    <style:style style:name="ce22" style:family="table-cell" style:parent-style-name="Default">
      <style:table-cell-properties fo:border-bottom="0.0138in solid #000000" fo:background-color="#e6e6ff" style:text-align-source="fix" style:repeat-content="false" fo:border-left="none" fo:border-right="0.0138in solid #000000" fo:border-top="none"/>
      <style:paragraph-properties fo:text-align="center" fo:margin-left="0in"/>
      <style:text-properties fo:font-weight="bold"/>
    </style:style>
    <style:style style:name="ce23" style:family="table-cell" style:parent-style-name="Default">
      <style:table-cell-properties fo:border-bottom="none" fo:background-color="#ffffcc" fo:border-left="none" fo:border-right="none" fo:border-top="0.0008in solid #000000"/>
    </style:style>
    <style:style style:name="ce24" style:family="table-cell" style:parent-style-name="Default">
      <style:table-cell-properties fo:background-color="#ffffcc" fo:border="none"/>
      <style:text-properties fo:color="#000000"/>
    </style:style>
    <style:style style:name="ce25" style:family="table-cell" style:parent-style-name="Default">
      <style:table-cell-properties fo:background-color="#ffffcc"/>
    </style:style>
    <style:style style:name="ce26" style:family="table-cell" style:parent-style-name="Default">
      <style:table-cell-properties fo:border-bottom="0.0008in solid #000000" fo:background-color="#ffffcc" fo:border-left="none" fo:border-right="none" fo:border-top="none"/>
      <style:text-properties fo:color="#000000"/>
    </style:style>
    <style:style style:name="ce27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fo:font-size="12pt" fo:font-weight="bold"/>
    </style:style>
    <style:style style:name="ce28" style:family="table-cell" style:parent-style-name="Default">
      <style:table-cell-properties fo:border-bottom="0.0008in solid #000000" style:text-align-source="fix" style:repeat-content="false" fo:wrap-option="wrap" fo:border-left="none" fo:border-right="0.0008in solid #000000" fo:border-top="0.0008in solid #000000" style:vertical-align="top"/>
      <style:paragraph-properties fo:text-align="start"/>
      <style:text-properties fo:font-size="9pt" fo:font-style="italic"/>
    </style:style>
    <style:style style:name="ce29" style:family="table-cell" style:parent-style-name="Default">
      <style:table-cell-properties fo:border-bottom="0.0008in solid #000000" fo:border-left="none" fo:border-right="none" fo:border-top="none"/>
    </style:style>
    <style:style style:name="ce30" style:family="table-cell" style:parent-style-name="Default">
      <style:table-cell-properties fo:border-bottom="none" fo:border-left="none" fo:border-right="0.0008in solid #000000" fo:border-top="0.0008in solid #000000"/>
    </style:style>
    <style:style style:name="ce31" style:family="table-cell" style:parent-style-name="Default">
      <style:table-cell-properties fo:border-bottom="none" fo:border-left="none" fo:border-right="0.0008in solid #000000" fo:border-top="none"/>
    </style:style>
    <style:style style:name="ce32" style:family="table-cell" style:parent-style-name="Default">
      <style:table-cell-properties fo:border-bottom="0.0008in solid #000000" fo:border-left="none" fo:border-right="0.0008in solid #000000" fo:border-top="non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Arial2" style:font-size-asian="10pt" style:language-asian="zxx" style:country-asian="none" style:font-style-asian="normal" style:font-weight-asian="normal" style:font-name-complex="Arial2" style:font-size-complex="10pt" style:language-complex="zxx" style:country-complex="none" style:font-style-complex="normal" style:font-weight-complex="normal" style:text-emphasize="none" style:font-relief="none" fo:hyphenate="false"/>
    </style:style>
  </office:automatic-styles>
  <office:body>
    <office:spreadsheet>
      <table:content-validations>
        <table:content-validation table:name="val1" table:condition="oooc:cell-content-is-in-list(&quot;Low&quot;;&quot;Medium&quot;;&quot;High&quot;)" table:allow-empty-cell="true" table:display-list="unsorted" table:base-cell-address="Framing.D3"/>
        <table:content-validation table:name="val2" table:condition="oooc:cell-content-is-in-list(&quot;-&gt;alpha&quot;;&quot;alpha&quot;;&quot;-&gt;beta&quot;;&quot;beta&quot;;&quot;-&gt;R1.0&quot;;&quot;R1.0&quot;)" table:allow-empty-cell="true" table:display-list="unsorted" table:base-cell-address="Framing.L4"/>
      </table:content-validations>
      <table:table table:name="Framing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</form:form>
        </office:forms>
        <table:table-column table:style-name="co1" table:default-cell-style-name="ce4"/>
        <table:table-column table:style-name="co2" table:default-cell-style-name="ce8"/>
        <table:table-column table:style-name="co3" table:default-cell-style-name="ce13"/>
        <table:table-column table:style-name="co4" table:number-columns-repeated="8" table:default-cell-style-name="ce17"/>
        <table:table-column table:style-name="co4" table:default-cell-style-name="ce23"/>
        <table:table-column table:style-name="co5" table:number-columns-repeated="3" table:default-cell-style-name="Default"/>
        <table:table-column table:style-name="co5" table:default-cell-style-name="ce31"/>
        <table:table-row table:style-name="ro1">
          <table:table-cell table:style-name="ce1" office:value-type="string" table:number-columns-spanned="1" table:number-rows-spanned="2">
            <text:p>Layer</text:p>
          </table:table-cell>
          <table:table-cell table:style-name="ce5" office:value-type="string" table:number-columns-spanned="1" table:number-rows-spanned="2">
            <text:p>Use case</text:p>
          </table:table-cell>
          <table:table-cell table:style-name="ce10" table:number-columns-spanned="1" table:number-rows-spanned="2"/>
          <table:table-cell table:style-name="ce15" office:value-type="string" table:number-columns-spanned="9" table:number-rows-spanned="1">
            <text:p>Area</text:p>
          </table:table-cell>
          <table:covered-table-cell table:number-columns-repeated="7" table:style-name="ce20"/>
          <table:covered-table-cell table:style-name="ce21"/>
          <table:table-cell table:style-name="ce27" office:value-type="string" table:number-columns-spanned="4" table:number-rows-spanned="2">
            <text:p>Notes</text:p>
          </table:table-cell>
          <table:covered-table-cell table:number-columns-repeated="2"/>
          <table:covered-table-cell table:style-name="Default"/>
        </table:table-row>
        <table:table-row table:style-name="ro2">
          <table:covered-table-cell table:style-name="ce2"/>
          <table:covered-table-cell table:style-name="ce6"/>
          <table:covered-table-cell table:style-name="ce11"/>
          <table:table-cell table:style-name="ce16" office:value-type="string">
            <office:annotation draw:style-name="gr3" draw:text-style-name="P1" svg:width="1.1413in" svg:height="0.3902in" svg:x="5.1827in" svg:y="0.0004in" draw:caption-point-x="-5.1827in" draw:caption-point-y="-0.0004in">
              <dc:creator>JFC</dc:creator>
              <dc:date>2007-09-24T00:00:00</dc:date>
              <text:p text:style-name="P1">ISNA specifications</text:p>
            </office:annotation>
            <text:p>Methodology</text:p>
          </table:table-cell>
          <table:table-cell table:style-name="ce16" office:value-type="string">
            <office:annotation draw:style-name="gr3" draw:text-style-name="P1" svg:width="1.1413in" svg:height="0.3902in" svg:x="6.1791in" svg:y="0.0004in" draw:caption-point-x="-6.1791in" draw:caption-point-y="-0.0004in">
              <dc:creator>JFC</dc:creator>
              <dc:date>2007-09-24T00:00:00</dc:date>
              <text:p text:style-name="P1">Functional specifications</text:p>
            </office:annotation>
            <text:p>Specs</text:p>
          </table:table-cell>
          <table:table-cell table:style-name="ce16" office:value-type="string">
            <office:annotation draw:style-name="gr3" draw:text-style-name="P1" svg:width="1.1413in" svg:height="0.5457in" svg:x="7.1752in" svg:y="0.0004in" draw:caption-point-x="-7.1752in" draw:caption-point-y="-0.0004in">
              <dc:creator>JFC</dc:creator>
              <dc:date>2007-09-24T00:00:00</dc:date>
              <text:p text:style-name="P1">Servers, database, networking etc.</text:p>
            </office:annotation>
            <text:p>Infrastructure</text:p>
          </table:table-cell>
          <table:table-cell table:style-name="ce16" office:value-type="string">
            <office:annotation draw:style-name="gr3" draw:text-style-name="P1" svg:width="1.1413in" svg:height="0.3902in" svg:x="8.1717in" svg:y="0.0004in" draw:caption-point-x="-8.1717in" draw:caption-point-y="-0.0004in">
              <dc:creator>JFC</dc:creator>
              <dc:date>2007-09-24T00:00:00</dc:date>
              <text:p text:style-name="P1">Schema and Xqueries</text:p>
            </office:annotation>
            <text:p>XML</text:p>
          </table:table-cell>
          <table:table-cell table:style-name="ce16" office:value-type="string">
            <office:annotation draw:style-name="gr3" draw:text-style-name="P1" svg:width="1.1413in" svg:height="0.3902in" svg:x="9.1677in" svg:y="0.0004in" draw:caption-point-x="-9.1677in" draw:caption-point-y="-0.0004in">
              <dc:creator>JFC</dc:creator>
              <dc:date>2007-09-24T00:00:00</dc:date>
              <text:p text:style-name="P1">NetKernel components</text:p>
            </office:annotation>
            <text:p>NK</text:p>
          </table:table-cell>
          <table:table-cell table:style-name="ce16" office:value-type="string">
            <office:annotation draw:style-name="gr3" draw:text-style-name="P1" svg:width="1.1413in" svg:height="0.3902in" svg:x="10.1642in" svg:y="0.0004in" draw:caption-point-x="-10.1642in" draw:caption-point-y="-0.0004in">
              <dc:creator>JFC</dc:creator>
              <dc:date>2007-09-24T00:00:00</dc:date>
              <text:p text:style-name="P1">Flex client's model-controller</text:p>
            </office:annotation>
            <text:p>Cairngorm</text:p>
          </table:table-cell>
          <table:table-cell table:style-name="ce16" office:value-type="string">
            <office:annotation draw:style-name="gr3" draw:text-style-name="P1" svg:width="1.1413in" svg:height="0.3902in" svg:x="11.1602in" svg:y="0.0004in" draw:caption-point-x="-11.1602in" draw:caption-point-y="-0.0004in">
              <dc:creator>JFC</dc:creator>
              <dc:date>2007-09-24T00:00:00</dc:date>
              <text:p text:style-name="P1">Flex UI or backend plugin</text:p>
            </office:annotation>
            <text:p>UI</text:p>
          </table:table-cell>
          <table:table-cell table:style-name="ce16" office:value-type="string">
            <office:annotation draw:style-name="gr3" draw:text-style-name="P1" svg:width="1.1413in" svg:height="0.5457in" svg:x="12.1567in" svg:y="0.0004in" draw:caption-point-x="-12.1567in" draw:caption-point-y="-0.0004in">
              <dc:creator>JFC</dc:creator>
              <dc:date>2007-09-24T00:00:00</dc:date>
              <text:p text:style-name="P1">Online help and user documentation</text:p>
            </office:annotation>
            <text:p>Doc</text:p>
          </table:table-cell>
          <table:table-cell table:style-name="ce22" office:value-type="string">
            <text:p>Overall</text:p>
          </table:table-cell>
          <table:covered-table-cell table:number-columns-repeated="3"/>
          <table:covered-table-cell table:style-name="Default"/>
        </table:table-row>
        <table:table-row table:style-name="ro2">
          <table:table-cell table:style-name="ce3" office:value-type="string" table:number-columns-spanned="1" table:number-rows-spanned="28">
            <text:p>Framing</text:p>
          </table:table-cell>
          <table:table-cell table:style-name="ce7" office:value-type="string" table:number-columns-spanned="1" table:number-rows-spanned="4">
            <text:p>Create project</text:p>
          </table:table-cell>
          <table:table-cell table:style-name="ce12" office:value-type="string">
            <text:p>Priority</text:p>
          </table:table-cell>
          <table:table-cell table:content-validation-name="val1" table:number-columns-repeated="9"/>
          <table:table-cell table:style-name="ce28" table:number-columns-spanned="4" table:number-rows-spanned="4"/>
          <table:covered-table-cell table:number-columns-repeated="2" table:style-name="ce17"/>
          <table:covered-table-cell table:style-name="ce30"/>
        </table:table-row>
        <table:table-row table:style-name="ro2">
          <table:covered-table-cell table:number-columns-repeated="2"/>
          <table:table-cell office:value-type="string">
            <text:p>Status</text:p>
          </table:table-cell>
          <table:table-cell table:style-name="Default" table:content-validation-name="val2" table:number-columns-repeated="8"/>
          <table:table-cell table:style-name="ce24" table:content-validation-name="val2"/>
          <table:covered-table-cell table:number-columns-repeated="4"/>
        </table:table-row>
        <table:table-row table:style-name="ro2">
          <table:covered-table-cell table:number-columns-repeated="2"/>
          <table:table-cell office:value-type="string">
            <office:annotation draw:style-name="gr1" draw:text-style-name="P1" svg:width="1.7449in" svg:height="0.8488in" svg:x="4.1866in" svg:y="0.1457in" draw:caption-point-x="-4.1866in" draw:caption-point-y="-0.1457in">
              <dc:creator>JFC</dc:creator>
              <dc:date>2007-09-24T00:00:00</dc:date>
              <text:p text:style-name="P1">Estimated Time of Delivery when working to a milestone, Time of Delivery when milestone reached.</text:p>
            </office:annotation>
            <text:p>ETD</text:p>
          </table:table-cell>
          <table:table-cell table:style-name="ce18"/>
          <table:table-cell table:style-name="Default" table:number-columns-repeated="7"/>
          <table:table-cell table:style-name="ce25"/>
          <table:covered-table-cell table:number-columns-repeated="4"/>
        </table:table-row>
        <table:table-row table:style-name="ro2">
          <table:covered-table-cell/>
          <table:covered-table-cell table:style-name="ce9"/>
          <table:table-cell table:style-name="ce14" office:value-type="string">
            <office:annotation draw:style-name="gr2" draw:text-style-name="P1" svg:width="1.1413in" svg:height="0.3902in" svg:x="4.1866in" svg:y="0.3134in" draw:caption-point-x="-4.1866in" draw:caption-point-y="-0.3134in">
              <dc:creator>JFC</dc:creator>
              <dc:date>2007-09-24T00:00:00</dc:date>
              <text:p text:style-name="P1">The TRAC ticket numbers</text:p>
            </office:annotation>
            <text:p>Tickets</text:p>
          </table:table-cell>
          <table:table-cell table:style-name="ce19" table:number-columns-repeated="8"/>
          <table:table-cell table:style-name="ce26"/>
          <table:covered-table-cell table:number-columns-repeated="3" table:style-name="ce29"/>
          <table:covered-table-cell table:style-name="ce32"/>
        </table:table-row>
        <table:table-row table:style-name="ro2">
          <table:covered-table-cell/>
          <table:table-cell table:style-name="ce7" office:value-type="string" table:number-columns-spanned="1" table:number-rows-spanned="4">
            <text:p>Set project participation</text:p>
          </table:table-cell>
          <table:table-cell table:style-name="ce12" office:value-type="string">
            <text:p>Priority</text:p>
          </table:table-cell>
          <table:table-cell table:content-validation-name="val1" table:number-columns-repeated="9"/>
          <table:table-cell table:style-name="ce28" table:number-columns-spanned="4" table:number-rows-spanned="4"/>
          <table:covered-table-cell table:number-columns-repeated="2" table:style-name="ce17"/>
          <table:covered-table-cell table:style-name="ce30"/>
        </table:table-row>
        <table:table-row table:style-name="ro2">
          <table:covered-table-cell table:number-columns-repeated="2"/>
          <table:table-cell office:value-type="string">
            <text:p>Status</text:p>
          </table:table-cell>
          <table:table-cell table:style-name="Default" table:content-validation-name="val2" table:number-columns-repeated="8"/>
          <table:table-cell table:style-name="ce24" table:content-validation-name="val2"/>
          <table:covered-table-cell table:number-columns-repeated="4"/>
        </table:table-row>
        <table:table-row table:style-name="ro2">
          <table:covered-table-cell table:number-columns-repeated="2"/>
          <table:table-cell office:value-type="string">
            <office:annotation draw:style-name="gr1" draw:text-style-name="P1" svg:width="1.1413in" svg:height="0.7083in" svg:x="4.1866in" svg:y="0.815in" draw:caption-point-x="-4.1866in" draw:caption-point-y="-0.815in">
              <dc:creator>JFC</dc:creator>
              <dc:date>2007-09-24T00:00:00</dc:date>
              <text:p text:style-name="P1">Estimated Time of Delivery when working to a milestone, Time of Delivery when milestone reached.</text:p>
            </office:annotation>
            <text:p>ETD</text:p>
          </table:table-cell>
          <table:table-cell table:style-name="ce18"/>
          <table:table-cell table:style-name="Default" table:number-columns-repeated="7"/>
          <table:table-cell table:style-name="ce25"/>
          <table:covered-table-cell table:number-columns-repeated="4"/>
        </table:table-row>
        <table:table-row table:style-name="ro2">
          <table:covered-table-cell/>
          <table:covered-table-cell table:style-name="ce9"/>
          <table:table-cell table:style-name="ce14" office:value-type="string">
            <office:annotation draw:style-name="gr2" draw:text-style-name="P1" svg:width="1.1413in" svg:height="0.3902in" svg:x="4.1866in" svg:y="0.9827in" draw:caption-point-x="-4.1866in" draw:caption-point-y="-0.9827in">
              <dc:creator>JFC</dc:creator>
              <dc:date>2007-09-24T00:00:00</dc:date>
              <text:p text:style-name="P1">The TRAC ticket numbers</text:p>
            </office:annotation>
            <text:p>Tickets</text:p>
          </table:table-cell>
          <table:table-cell table:style-name="ce19" table:number-columns-repeated="8"/>
          <table:table-cell table:style-name="ce26"/>
          <table:covered-table-cell table:number-columns-repeated="3" table:style-name="ce29"/>
          <table:covered-table-cell table:style-name="ce32"/>
        </table:table-row>
        <table:table-row table:style-name="ro2">
          <table:covered-table-cell/>
          <table:table-cell table:style-name="ce7" office:value-type="string" table:number-columns-spanned="1" table:number-rows-spanned="4">
            <text:p>Set project scope</text:p>
          </table:table-cell>
          <table:table-cell table:style-name="ce12" office:value-type="string">
            <text:p>Priority</text:p>
          </table:table-cell>
          <table:table-cell table:content-validation-name="val1" table:number-columns-repeated="9"/>
          <table:table-cell table:style-name="ce28" table:number-columns-spanned="4" table:number-rows-spanned="4"/>
          <table:covered-table-cell table:number-columns-repeated="2" table:style-name="ce17"/>
          <table:covered-table-cell table:style-name="ce30"/>
        </table:table-row>
        <table:table-row table:style-name="ro2">
          <table:covered-table-cell table:number-columns-repeated="2"/>
          <table:table-cell office:value-type="string">
            <text:p>Status</text:p>
          </table:table-cell>
          <table:table-cell table:style-name="Default" table:content-validation-name="val2" table:number-columns-repeated="8"/>
          <table:table-cell table:style-name="ce24" table:content-validation-name="val2"/>
          <table:covered-table-cell table:number-columns-repeated="4"/>
        </table:table-row>
        <table:table-row table:style-name="ro2">
          <table:covered-table-cell table:number-columns-repeated="2"/>
          <table:table-cell office:value-type="string">
            <office:annotation draw:style-name="gr1" draw:text-style-name="P1" svg:width="1.1413in" svg:height="0.7083in" svg:x="4.1866in" svg:y="1.4846in" draw:caption-point-x="-4.1866in" draw:caption-point-y="-1.4846in">
              <dc:creator>JFC</dc:creator>
              <dc:date>2007-09-24T00:00:00</dc:date>
              <text:p text:style-name="P1">Estimated Time of Delivery when working to a milestone, Time of Delivery when milestone reached.</text:p>
            </office:annotation>
            <text:p>ETD</text:p>
          </table:table-cell>
          <table:table-cell table:style-name="ce18"/>
          <table:table-cell table:style-name="Default" table:number-columns-repeated="7"/>
          <table:table-cell table:style-name="ce25"/>
          <table:covered-table-cell table:number-columns-repeated="4"/>
        </table:table-row>
        <table:table-row table:style-name="ro2">
          <table:covered-table-cell/>
          <table:covered-table-cell table:style-name="ce9"/>
          <table:table-cell table:style-name="ce14" office:value-type="string">
            <office:annotation draw:style-name="gr2" draw:text-style-name="P1" svg:width="1.1413in" svg:height="0.3902in" svg:x="4.1866in" svg:y="1.6524in" draw:caption-point-x="-4.1866in" draw:caption-point-y="-1.6524in">
              <dc:creator>JFC</dc:creator>
              <dc:date>2007-09-24T00:00:00</dc:date>
              <text:p text:style-name="P1">The TRAC ticket numbers</text:p>
            </office:annotation>
            <text:p>Tickets</text:p>
          </table:table-cell>
          <table:table-cell table:style-name="ce19" table:number-columns-repeated="8"/>
          <table:table-cell table:style-name="ce26"/>
          <table:covered-table-cell table:number-columns-repeated="3" table:style-name="ce29"/>
          <table:covered-table-cell table:style-name="ce32"/>
        </table:table-row>
        <table:table-row table:style-name="ro2">
          <table:covered-table-cell/>
          <table:table-cell table:style-name="ce7" office:value-type="string" table:number-columns-spanned="1" table:number-rows-spanned="4">
            <text:p>Invite new participant</text:p>
          </table:table-cell>
          <table:table-cell table:style-name="ce12" office:value-type="string">
            <text:p>Priority</text:p>
          </table:table-cell>
          <table:table-cell table:content-validation-name="val1" table:number-columns-repeated="9"/>
          <table:table-cell table:style-name="ce28" table:number-columns-spanned="4" table:number-rows-spanned="4"/>
          <table:covered-table-cell table:number-columns-repeated="2" table:style-name="ce17"/>
          <table:covered-table-cell table:style-name="ce30"/>
        </table:table-row>
        <table:table-row table:style-name="ro2">
          <table:covered-table-cell table:number-columns-repeated="2"/>
          <table:table-cell office:value-type="string">
            <text:p>Status</text:p>
          </table:table-cell>
          <table:table-cell table:style-name="Default" table:content-validation-name="val2" table:number-columns-repeated="8"/>
          <table:table-cell table:style-name="ce24" table:content-validation-name="val2"/>
          <table:covered-table-cell table:number-columns-repeated="4"/>
        </table:table-row>
        <table:table-row table:style-name="ro2">
          <table:covered-table-cell table:number-columns-repeated="2"/>
          <table:table-cell office:value-type="string">
            <office:annotation draw:style-name="gr1" draw:text-style-name="P1" svg:width="1.1413in" svg:height="0.7083in" svg:x="4.1866in" svg:y="2.1543in" draw:caption-point-x="-4.1866in" draw:caption-point-y="-2.1543in">
              <dc:creator>JFC</dc:creator>
              <dc:date>2007-09-24T00:00:00</dc:date>
              <text:p text:style-name="P1">Estimated Time of Delivery when working to a milestone, Time of Delivery when milestone reached.</text:p>
            </office:annotation>
            <text:p>ETD</text:p>
          </table:table-cell>
          <table:table-cell table:style-name="ce18"/>
          <table:table-cell table:style-name="Default" table:number-columns-repeated="7"/>
          <table:table-cell table:style-name="ce25"/>
          <table:covered-table-cell table:number-columns-repeated="4"/>
        </table:table-row>
        <table:table-row table:style-name="ro2">
          <table:covered-table-cell/>
          <table:covered-table-cell table:style-name="ce9"/>
          <table:table-cell table:style-name="ce14" office:value-type="string">
            <office:annotation draw:style-name="gr2" draw:text-style-name="P1" svg:width="1.1413in" svg:height="0.3902in" svg:x="4.1866in" svg:y="2.322in" draw:caption-point-x="-4.1866in" draw:caption-point-y="-2.322in">
              <dc:creator>JFC</dc:creator>
              <dc:date>2007-09-24T00:00:00</dc:date>
              <text:p text:style-name="P1">The TRAC ticket numbers</text:p>
            </office:annotation>
            <text:p>Tickets</text:p>
          </table:table-cell>
          <table:table-cell table:style-name="ce19" table:number-columns-repeated="8"/>
          <table:table-cell table:style-name="ce26"/>
          <table:covered-table-cell table:number-columns-repeated="3" table:style-name="ce29"/>
          <table:covered-table-cell table:style-name="ce32"/>
        </table:table-row>
        <table:table-row table:style-name="ro2">
          <table:covered-table-cell/>
          <table:table-cell table:style-name="ce7" office:value-type="string" table:number-columns-spanned="1" table:number-rows-spanned="4">
            <text:p>Create scenario</text:p>
          </table:table-cell>
          <table:table-cell table:style-name="ce12" office:value-type="string">
            <text:p>Priority</text:p>
          </table:table-cell>
          <table:table-cell table:content-validation-name="val1" table:number-columns-repeated="9"/>
          <table:table-cell table:style-name="ce28" table:number-columns-spanned="4" table:number-rows-spanned="4"/>
          <table:covered-table-cell table:number-columns-repeated="2" table:style-name="ce17"/>
          <table:covered-table-cell table:style-name="ce30"/>
        </table:table-row>
        <table:table-row table:style-name="ro2">
          <table:covered-table-cell table:number-columns-repeated="2"/>
          <table:table-cell office:value-type="string">
            <text:p>Status</text:p>
          </table:table-cell>
          <table:table-cell table:style-name="Default" table:content-validation-name="val2" table:number-columns-repeated="8"/>
          <table:table-cell table:style-name="ce24" table:content-validation-name="val2"/>
          <table:covered-table-cell table:number-columns-repeated="4"/>
        </table:table-row>
        <table:table-row table:style-name="ro2">
          <table:covered-table-cell table:number-columns-repeated="2"/>
          <table:table-cell office:value-type="string">
            <office:annotation draw:style-name="gr1" draw:text-style-name="P1" svg:width="1.1413in" svg:height="0.7083in" svg:x="4.1866in" svg:y="2.8244in" draw:caption-point-x="-4.1866in" draw:caption-point-y="-2.8244in">
              <dc:creator>JFC</dc:creator>
              <dc:date>2007-09-24T00:00:00</dc:date>
              <text:p text:style-name="P1">Estimated Time of Delivery when working to a milestone, Time of Delivery when milestone reached.</text:p>
            </office:annotation>
            <text:p>ETD</text:p>
          </table:table-cell>
          <table:table-cell table:style-name="ce18"/>
          <table:table-cell table:style-name="Default" table:number-columns-repeated="7"/>
          <table:table-cell table:style-name="ce25"/>
          <table:covered-table-cell table:number-columns-repeated="4"/>
        </table:table-row>
        <table:table-row table:style-name="ro2">
          <table:covered-table-cell/>
          <table:covered-table-cell table:style-name="ce9"/>
          <table:table-cell table:style-name="ce14" office:value-type="string">
            <office:annotation draw:style-name="gr2" draw:text-style-name="P1" svg:width="1.1413in" svg:height="0.3902in" svg:x="4.1866in" svg:y="2.9917in" draw:caption-point-x="-4.1866in" draw:caption-point-y="-2.9917in">
              <dc:creator>JFC</dc:creator>
              <dc:date>2007-09-24T00:00:00</dc:date>
              <text:p text:style-name="P1">The TRAC ticket numbers</text:p>
            </office:annotation>
            <text:p>Tickets</text:p>
          </table:table-cell>
          <table:table-cell table:style-name="ce19" table:number-columns-repeated="8"/>
          <table:table-cell table:style-name="ce26"/>
          <table:covered-table-cell table:number-columns-repeated="3" table:style-name="ce29"/>
          <table:covered-table-cell table:style-name="ce32"/>
        </table:table-row>
        <table:table-row table:style-name="ro2">
          <table:covered-table-cell/>
          <table:table-cell table:style-name="ce7" office:value-type="string" table:number-columns-spanned="1" table:number-rows-spanned="4">
            <text:p>Add phase</text:p>
          </table:table-cell>
          <table:table-cell table:style-name="ce12" office:value-type="string">
            <text:p>Priority</text:p>
          </table:table-cell>
          <table:table-cell table:content-validation-name="val1" table:number-columns-repeated="9"/>
          <table:table-cell table:style-name="ce28" table:number-columns-spanned="4" table:number-rows-spanned="4"/>
          <table:covered-table-cell table:number-columns-repeated="2" table:style-name="ce17"/>
          <table:covered-table-cell table:style-name="ce30"/>
        </table:table-row>
        <table:table-row table:style-name="ro2">
          <table:covered-table-cell table:number-columns-repeated="2"/>
          <table:table-cell office:value-type="string">
            <text:p>Status</text:p>
          </table:table-cell>
          <table:table-cell table:style-name="Default" table:content-validation-name="val2" table:number-columns-repeated="8"/>
          <table:table-cell table:style-name="ce24" table:content-validation-name="val2"/>
          <table:covered-table-cell table:number-columns-repeated="4"/>
        </table:table-row>
        <table:table-row table:style-name="ro2">
          <table:covered-table-cell table:number-columns-repeated="2"/>
          <table:table-cell office:value-type="string">
            <office:annotation draw:style-name="gr1" draw:text-style-name="P1" svg:width="1.1413in" svg:height="0.7083in" svg:x="4.1866in" svg:y="3.4941in" draw:caption-point-x="-4.1866in" draw:caption-point-y="-3.4941in">
              <dc:creator>JFC</dc:creator>
              <dc:date>2007-09-24T00:00:00</dc:date>
              <text:p text:style-name="P1">Estimated Time of Delivery when working to a milestone, Time of Delivery when milestone reached.</text:p>
            </office:annotation>
            <text:p>ETD</text:p>
          </table:table-cell>
          <table:table-cell table:style-name="ce18"/>
          <table:table-cell table:style-name="Default" table:number-columns-repeated="7"/>
          <table:table-cell table:style-name="ce25"/>
          <table:covered-table-cell table:number-columns-repeated="4"/>
        </table:table-row>
        <table:table-row table:style-name="ro2">
          <table:covered-table-cell/>
          <table:covered-table-cell table:style-name="ce9"/>
          <table:table-cell table:style-name="ce14" office:value-type="string">
            <office:annotation draw:style-name="gr2" draw:text-style-name="P1" svg:width="1.1413in" svg:height="0.3902in" svg:x="4.1866in" svg:y="3.6614in" draw:caption-point-x="-4.1866in" draw:caption-point-y="-3.6614in">
              <dc:creator>JFC</dc:creator>
              <dc:date>2007-09-24T00:00:00</dc:date>
              <text:p text:style-name="P1">The TRAC ticket numbers</text:p>
            </office:annotation>
            <text:p>Tickets</text:p>
          </table:table-cell>
          <table:table-cell table:style-name="ce19" table:number-columns-repeated="8"/>
          <table:table-cell table:style-name="ce26"/>
          <table:covered-table-cell table:number-columns-repeated="3" table:style-name="ce29"/>
          <table:covered-table-cell table:style-name="ce32"/>
        </table:table-row>
        <table:table-row table:style-name="ro2">
          <table:covered-table-cell/>
          <table:table-cell table:style-name="ce7" office:value-type="string" table:number-columns-spanned="1" table:number-rows-spanned="4">
            <text:p>Add storyline</text:p>
          </table:table-cell>
          <table:table-cell table:style-name="ce12" office:value-type="string">
            <text:p>Priority</text:p>
          </table:table-cell>
          <table:table-cell table:content-validation-name="val1" table:number-columns-repeated="9"/>
          <table:table-cell table:style-name="ce28" table:number-columns-spanned="4" table:number-rows-spanned="4"/>
          <table:covered-table-cell table:number-columns-repeated="2" table:style-name="ce17"/>
          <table:covered-table-cell table:style-name="ce30"/>
        </table:table-row>
        <table:table-row table:style-name="ro2">
          <table:covered-table-cell table:number-columns-repeated="2"/>
          <table:table-cell office:value-type="string">
            <text:p>Status</text:p>
          </table:table-cell>
          <table:table-cell table:style-name="Default" table:content-validation-name="val2" table:number-columns-repeated="8"/>
          <table:table-cell table:style-name="ce24" table:content-validation-name="val2"/>
          <table:covered-table-cell table:number-columns-repeated="4"/>
        </table:table-row>
        <table:table-row table:style-name="ro2">
          <table:covered-table-cell table:number-columns-repeated="2"/>
          <table:table-cell office:value-type="string">
            <office:annotation draw:style-name="gr1" draw:text-style-name="P1" svg:width="1.1413in" svg:height="0.7083in" svg:x="4.1866in" svg:y="4.1638in" draw:caption-point-x="-4.1866in" draw:caption-point-y="-4.1638in">
              <dc:creator>JFC</dc:creator>
              <dc:date>2007-09-24T00:00:00</dc:date>
              <text:p text:style-name="P1">Estimated Time of Delivery when working to a milestone, Time of Delivery when milestone reached.</text:p>
            </office:annotation>
            <text:p>ETD</text:p>
          </table:table-cell>
          <table:table-cell table:style-name="ce18"/>
          <table:table-cell table:style-name="Default" table:number-columns-repeated="7"/>
          <table:table-cell table:style-name="ce25"/>
          <table:covered-table-cell table:number-columns-repeated="4"/>
        </table:table-row>
        <table:table-row table:style-name="ro2">
          <table:covered-table-cell/>
          <table:covered-table-cell table:style-name="ce9"/>
          <table:table-cell table:style-name="ce14" office:value-type="string">
            <office:annotation draw:style-name="gr2" draw:text-style-name="P1" svg:width="1.1413in" svg:height="0.3902in" svg:x="4.1866in" svg:y="4.3311in" draw:caption-point-x="-4.1866in" draw:caption-point-y="-4.3311in">
              <dc:creator>JFC</dc:creator>
              <dc:date>2007-09-24T00:00:00</dc:date>
              <text:p text:style-name="P1">The TRAC ticket numbers</text:p>
            </office:annotation>
            <text:p>Tickets</text:p>
          </table:table-cell>
          <table:table-cell table:style-name="ce19" table:number-columns-repeated="8"/>
          <table:table-cell table:style-name="ce26"/>
          <table:covered-table-cell table:number-columns-repeated="3" table:style-name="ce29"/>
          <table:covered-table-cell table:style-name="ce32"/>
        </table:table-row>
      </table:table>
      <table:table table:name="Defining" table:style-name="ta1" table:print="false">
        <office:forms form:automatic-focus="false" form:apply-design-mode="false"/>
        <table:table-column table:style-name="co5" table:default-cell-style-name="ce4"/>
        <table:table-column table:style-name="co6" table:default-cell-style-name="ce8"/>
        <table:table-column table:style-name="co7" table:default-cell-style-name="ce13"/>
        <table:table-column table:style-name="co4" table:number-columns-repeated="8" table:default-cell-style-name="ce17"/>
        <table:table-column table:style-name="co4" table:default-cell-style-name="ce23"/>
        <table:table-column table:style-name="co5" table:number-columns-repeated="3" table:default-cell-style-name="Default"/>
        <table:table-column table:style-name="co5" table:default-cell-style-name="ce31"/>
        <table:table-row table:style-name="ro1">
          <table:table-cell table:style-name="ce1" office:value-type="string" table:number-columns-spanned="1" table:number-rows-spanned="2">
            <text:p>Layer</text:p>
          </table:table-cell>
          <table:table-cell table:style-name="ce5" office:value-type="string" table:number-columns-spanned="1" table:number-rows-spanned="2">
            <text:p>Use case</text:p>
          </table:table-cell>
          <table:table-cell table:style-name="ce10" table:number-columns-spanned="1" table:number-rows-spanned="2"/>
          <table:table-cell table:style-name="ce15" office:value-type="string" table:number-columns-spanned="9" table:number-rows-spanned="1">
            <text:p>Area</text:p>
          </table:table-cell>
          <table:covered-table-cell table:number-columns-repeated="7" table:style-name="ce20"/>
          <table:covered-table-cell table:style-name="ce21"/>
          <table:table-cell table:style-name="ce27" office:value-type="string" table:number-columns-spanned="4" table:number-rows-spanned="2">
            <text:p>Notes</text:p>
          </table:table-cell>
          <table:covered-table-cell table:number-columns-repeated="2"/>
          <table:covered-table-cell table:style-name="Default"/>
        </table:table-row>
        <table:table-row table:style-name="ro2">
          <table:covered-table-cell table:style-name="ce2"/>
          <table:covered-table-cell table:style-name="ce6"/>
          <table:covered-table-cell table:style-name="ce11"/>
          <table:table-cell table:style-name="ce16" office:value-type="string">
            <office:annotation draw:style-name="gr3" draw:text-style-name="P1" svg:width="1.1413in" svg:height="0.3902in" svg:x="3.7921in" svg:y="0in" draw:caption-point-x="-3.7921in" draw:caption-point-y="0in">
              <dc:creator>JFC</dc:creator>
              <dc:date>2007-09-24T00:00:00</dc:date>
              <text:p text:style-name="P1">ISNA specifications</text:p>
            </office:annotation>
            <text:p>Methodology</text:p>
          </table:table-cell>
          <table:table-cell table:style-name="ce16" office:value-type="string">
            <office:annotation draw:style-name="gr3" draw:text-style-name="P1" svg:width="1.1413in" svg:height="0.3902in" svg:x="4.6811in" svg:y="0in" draw:caption-point-x="-4.6811in" draw:caption-point-y="0in">
              <dc:creator>JFC</dc:creator>
              <dc:date>2007-09-24T00:00:00</dc:date>
              <text:p text:style-name="P1">Functional specifications</text:p>
            </office:annotation>
            <text:p>Specs</text:p>
          </table:table-cell>
          <table:table-cell table:style-name="ce16" office:value-type="string">
            <office:annotation draw:style-name="gr3" draw:text-style-name="P1" svg:width="1.1413in" svg:height="0.5457in" svg:x="5.5701in" svg:y="0in" draw:caption-point-x="-5.5701in" draw:caption-point-y="0in">
              <dc:creator>JFC</dc:creator>
              <dc:date>2007-09-24T00:00:00</dc:date>
              <text:p text:style-name="P1">Servers, database, networking etc.</text:p>
            </office:annotation>
            <text:p>Infrastructure</text:p>
          </table:table-cell>
          <table:table-cell table:style-name="ce16" office:value-type="string">
            <office:annotation draw:style-name="gr3" draw:text-style-name="P1" svg:width="1.1413in" svg:height="0.3902in" svg:x="6.4591in" svg:y="0in" draw:caption-point-x="-6.4591in" draw:caption-point-y="0in">
              <dc:creator>JFC</dc:creator>
              <dc:date>2007-09-24T00:00:00</dc:date>
              <text:p text:style-name="P1">Schema and Xqueries</text:p>
            </office:annotation>
            <text:p>XML</text:p>
          </table:table-cell>
          <table:table-cell table:style-name="ce16" office:value-type="string">
            <office:annotation draw:style-name="gr3" draw:text-style-name="P1" svg:width="1.1413in" svg:height="0.3902in" svg:x="7.3484in" svg:y="0in" draw:caption-point-x="-7.3484in" draw:caption-point-y="0in">
              <dc:creator>JFC</dc:creator>
              <dc:date>2007-09-24T00:00:00</dc:date>
              <text:p text:style-name="P1">NetKernel components</text:p>
            </office:annotation>
            <text:p>NK</text:p>
          </table:table-cell>
          <table:table-cell table:style-name="ce16" office:value-type="string">
            <office:annotation draw:style-name="gr3" draw:text-style-name="P1" svg:width="1.1413in" svg:height="0.3902in" svg:x="8.2374in" svg:y="0in" draw:caption-point-x="-8.2374in" draw:caption-point-y="0in">
              <dc:creator>JFC</dc:creator>
              <dc:date>2007-09-24T00:00:00</dc:date>
              <text:p text:style-name="P1">Flex client's model-controller</text:p>
            </office:annotation>
            <text:p>Cairngorm</text:p>
          </table:table-cell>
          <table:table-cell table:style-name="ce16" office:value-type="string">
            <office:annotation draw:style-name="gr3" draw:text-style-name="P1" svg:width="1.1413in" svg:height="0.3902in" svg:x="9.1264in" svg:y="0in" draw:caption-point-x="-9.1264in" draw:caption-point-y="0in">
              <dc:creator>JFC</dc:creator>
              <dc:date>2007-09-24T00:00:00</dc:date>
              <text:p text:style-name="P1">Flex UI or backend plugin</text:p>
            </office:annotation>
            <text:p>UI</text:p>
          </table:table-cell>
          <table:table-cell table:style-name="ce16" office:value-type="string">
            <office:annotation draw:style-name="gr3" draw:text-style-name="P1" svg:width="1.1413in" svg:height="0.5457in" svg:x="10.0154in" svg:y="0in" draw:caption-point-x="-10.0154in" draw:caption-point-y="0in">
              <dc:creator>JFC</dc:creator>
              <dc:date>2007-09-24T00:00:00</dc:date>
              <text:p text:style-name="P1">Online help and user documentation</text:p>
            </office:annotation>
            <text:p>Doc</text:p>
          </table:table-cell>
          <table:table-cell table:style-name="ce22" office:value-type="string">
            <text:p>Overall</text:p>
          </table:table-cell>
          <table:covered-table-cell table:number-columns-repeated="3"/>
          <table:covered-table-cell table:style-name="Default"/>
        </table:table-row>
        <table:table-row table:style-name="ro2">
          <table:table-cell table:style-name="ce3" office:value-type="string" table:number-columns-spanned="1" table:number-rows-spanned="20">
            <text:p>Defining</text:p>
          </table:table-cell>
          <table:table-cell table:style-name="ce7" office:value-type="string" table:number-columns-spanned="1" table:number-rows-spanned="4">
            <text:p>Define category</text:p>
          </table:table-cell>
          <table:table-cell table:style-name="ce12" office:value-type="string">
            <text:p>Priority</text:p>
          </table:table-cell>
          <table:table-cell table:content-validation-name="val1" table:number-columns-repeated="9"/>
          <table:table-cell table:style-name="ce28" table:number-columns-spanned="4" table:number-rows-spanned="4"/>
          <table:covered-table-cell table:number-columns-repeated="2" table:style-name="ce17"/>
          <table:covered-table-cell table:style-name="ce30"/>
        </table:table-row>
        <table:table-row table:style-name="ro2">
          <table:covered-table-cell table:number-columns-repeated="2"/>
          <table:table-cell office:value-type="string">
            <text:p>Status</text:p>
          </table:table-cell>
          <table:table-cell table:style-name="Default" table:content-validation-name="val2" table:number-columns-repeated="8"/>
          <table:table-cell table:style-name="ce24" table:content-validation-name="val2"/>
          <table:covered-table-cell table:number-columns-repeated="4"/>
        </table:table-row>
        <table:table-row table:style-name="ro2">
          <table:covered-table-cell table:number-columns-repeated="2"/>
          <table:table-cell office:value-type="string">
            <office:annotation draw:style-name="gr1" draw:text-style-name="P1" svg:width="1.1413in" svg:height="0.7083in" svg:x="2.9031in" svg:y="0.1453in" draw:caption-point-x="-2.9031in" draw:caption-point-y="-0.1453in">
              <dc:creator>JFC</dc:creator>
              <dc:date>2007-09-24T00:00:00</dc:date>
              <text:p text:style-name="P1">Estimated Time of Delivery when working to a milestone, Time of Delivery when milestone reached.</text:p>
            </office:annotation>
            <text:p>ETD</text:p>
          </table:table-cell>
          <table:table-cell table:style-name="ce18"/>
          <table:table-cell table:style-name="Default" table:number-columns-repeated="7"/>
          <table:table-cell table:style-name="ce25"/>
          <table:covered-table-cell table:number-columns-repeated="4"/>
        </table:table-row>
        <table:table-row table:style-name="ro2">
          <table:covered-table-cell/>
          <table:covered-table-cell table:style-name="ce9"/>
          <table:table-cell table:style-name="ce14" office:value-type="string">
            <office:annotation draw:style-name="gr2" draw:text-style-name="P1" svg:width="1.1413in" svg:height="0.3902in" svg:x="2.9031in" svg:y="0.313in" draw:caption-point-x="-2.9031in" draw:caption-point-y="-0.313in">
              <dc:creator>JFC</dc:creator>
              <dc:date>2007-09-24T00:00:00</dc:date>
              <text:p text:style-name="P1">The TRAC ticket numbers</text:p>
            </office:annotation>
            <text:p>Tickets</text:p>
          </table:table-cell>
          <table:table-cell table:style-name="ce19" table:number-columns-repeated="8"/>
          <table:table-cell table:style-name="ce26"/>
          <table:covered-table-cell table:number-columns-repeated="3" table:style-name="ce29"/>
          <table:covered-table-cell table:style-name="ce32"/>
        </table:table-row>
        <table:table-row table:style-name="ro2">
          <table:covered-table-cell/>
          <table:table-cell table:style-name="ce7" office:value-type="string" table:number-columns-spanned="1" table:number-rows-spanned="4">
            <text:p>Associate information template with category</text:p>
          </table:table-cell>
          <table:table-cell table:style-name="ce12" office:value-type="string">
            <text:p>Priority</text:p>
          </table:table-cell>
          <table:table-cell table:content-validation-name="val1" table:number-columns-repeated="9"/>
          <table:table-cell table:style-name="ce28" table:number-columns-spanned="4" table:number-rows-spanned="4"/>
          <table:covered-table-cell table:number-columns-repeated="2" table:style-name="ce17"/>
          <table:covered-table-cell table:style-name="ce30"/>
        </table:table-row>
        <table:table-row table:style-name="ro2">
          <table:covered-table-cell table:number-columns-repeated="2"/>
          <table:table-cell office:value-type="string">
            <text:p>Status</text:p>
          </table:table-cell>
          <table:table-cell table:style-name="Default" table:content-validation-name="val2" table:number-columns-repeated="8"/>
          <table:table-cell table:style-name="ce24" table:content-validation-name="val2"/>
          <table:covered-table-cell table:number-columns-repeated="4"/>
        </table:table-row>
        <table:table-row table:style-name="ro2">
          <table:covered-table-cell table:number-columns-repeated="2"/>
          <table:table-cell office:value-type="string">
            <office:annotation draw:style-name="gr1" draw:text-style-name="P1" svg:width="1.1413in" svg:height="0.7083in" svg:x="2.9031in" svg:y="0.815in" draw:caption-point-x="-2.9031in" draw:caption-point-y="-0.815in">
              <dc:creator>JFC</dc:creator>
              <dc:date>2007-09-24T00:00:00</dc:date>
              <text:p text:style-name="P1">Estimated Time of Delivery when working to a milestone, Time of Delivery when milestone reached.</text:p>
            </office:annotation>
            <text:p>ETD</text:p>
          </table:table-cell>
          <table:table-cell table:style-name="ce18"/>
          <table:table-cell table:style-name="Default" table:number-columns-repeated="7"/>
          <table:table-cell table:style-name="ce25"/>
          <table:covered-table-cell table:number-columns-repeated="4"/>
        </table:table-row>
        <table:table-row table:style-name="ro2">
          <table:covered-table-cell/>
          <table:covered-table-cell table:style-name="ce9"/>
          <table:table-cell table:style-name="ce14" office:value-type="string">
            <office:annotation draw:style-name="gr2" draw:text-style-name="P1" svg:width="1.1413in" svg:height="0.3902in" svg:x="2.9031in" svg:y="0.9827in" draw:caption-point-x="-2.9031in" draw:caption-point-y="-0.9827in">
              <dc:creator>JFC</dc:creator>
              <dc:date>2007-09-24T00:00:00</dc:date>
              <text:p text:style-name="P1">The TRAC ticket numbers</text:p>
            </office:annotation>
            <text:p>Tickets</text:p>
          </table:table-cell>
          <table:table-cell table:style-name="ce19" table:number-columns-repeated="8"/>
          <table:table-cell table:style-name="ce26"/>
          <table:covered-table-cell table:number-columns-repeated="3" table:style-name="ce29"/>
          <table:covered-table-cell table:style-name="ce32"/>
        </table:table-row>
        <table:table-row table:style-name="ro2">
          <table:covered-table-cell/>
          <table:table-cell table:style-name="ce7" office:value-type="string" table:number-columns-spanned="1" table:number-rows-spanned="4">
            <text:p>Define location</text:p>
          </table:table-cell>
          <table:table-cell table:style-name="ce12" office:value-type="string">
            <text:p>Priority</text:p>
          </table:table-cell>
          <table:table-cell table:content-validation-name="val1" table:number-columns-repeated="9"/>
          <table:table-cell table:style-name="ce28" table:number-columns-spanned="4" table:number-rows-spanned="4"/>
          <table:covered-table-cell table:number-columns-repeated="2" table:style-name="ce17"/>
          <table:covered-table-cell table:style-name="ce30"/>
        </table:table-row>
        <table:table-row table:style-name="ro2">
          <table:covered-table-cell table:number-columns-repeated="2"/>
          <table:table-cell office:value-type="string">
            <text:p>Status</text:p>
          </table:table-cell>
          <table:table-cell table:style-name="Default" table:content-validation-name="val2" table:number-columns-repeated="8"/>
          <table:table-cell table:style-name="ce24" table:content-validation-name="val2"/>
          <table:covered-table-cell table:number-columns-repeated="4"/>
        </table:table-row>
        <table:table-row table:style-name="ro2">
          <table:covered-table-cell table:number-columns-repeated="2"/>
          <table:table-cell office:value-type="string">
            <office:annotation draw:style-name="gr1" draw:text-style-name="P1" svg:width="1.1413in" svg:height="0.7083in" svg:x="2.9031in" svg:y="1.4846in" draw:caption-point-x="-2.9031in" draw:caption-point-y="-1.4846in">
              <dc:creator>JFC</dc:creator>
              <dc:date>2007-09-24T00:00:00</dc:date>
              <text:p text:style-name="P1">Estimated Time of Delivery when working to a milestone, Time of Delivery when milestone reached.</text:p>
            </office:annotation>
            <text:p>ETD</text:p>
          </table:table-cell>
          <table:table-cell table:style-name="ce18"/>
          <table:table-cell table:style-name="Default" table:number-columns-repeated="7"/>
          <table:table-cell table:style-name="ce25"/>
          <table:covered-table-cell table:number-columns-repeated="4"/>
        </table:table-row>
        <table:table-row table:style-name="ro2">
          <table:covered-table-cell/>
          <table:covered-table-cell table:style-name="ce9"/>
          <table:table-cell table:style-name="ce14" office:value-type="string">
            <office:annotation draw:style-name="gr2" draw:text-style-name="P1" svg:width="1.1413in" svg:height="0.3902in" svg:x="2.9031in" svg:y="1.6524in" draw:caption-point-x="-2.9031in" draw:caption-point-y="-1.6524in">
              <dc:creator>JFC</dc:creator>
              <dc:date>2007-09-24T00:00:00</dc:date>
              <text:p text:style-name="P1">The TRAC ticket numbers</text:p>
            </office:annotation>
            <text:p>Tickets</text:p>
          </table:table-cell>
          <table:table-cell table:style-name="ce19" table:number-columns-repeated="8"/>
          <table:table-cell table:style-name="ce26"/>
          <table:covered-table-cell table:number-columns-repeated="3" table:style-name="ce29"/>
          <table:covered-table-cell table:style-name="ce32"/>
        </table:table-row>
        <table:table-row table:style-name="ro2">
          <table:covered-table-cell/>
          <table:table-cell table:style-name="ce7" office:value-type="string" table:number-columns-spanned="1" table:number-rows-spanned="4">
            <text:p>Define policy</text:p>
          </table:table-cell>
          <table:table-cell table:style-name="ce12" office:value-type="string">
            <text:p>Priority</text:p>
          </table:table-cell>
          <table:table-cell table:content-validation-name="val1" table:number-columns-repeated="9"/>
          <table:table-cell table:style-name="ce28" table:number-columns-spanned="4" table:number-rows-spanned="4"/>
          <table:covered-table-cell table:number-columns-repeated="2" table:style-name="ce17"/>
          <table:covered-table-cell table:style-name="ce30"/>
        </table:table-row>
        <table:table-row table:style-name="ro2">
          <table:covered-table-cell table:number-columns-repeated="2"/>
          <table:table-cell office:value-type="string">
            <text:p>Status</text:p>
          </table:table-cell>
          <table:table-cell table:style-name="Default" table:content-validation-name="val2" table:number-columns-repeated="8"/>
          <table:table-cell table:style-name="ce24" table:content-validation-name="val2"/>
          <table:covered-table-cell table:number-columns-repeated="4"/>
        </table:table-row>
        <table:table-row table:style-name="ro2">
          <table:covered-table-cell table:number-columns-repeated="2"/>
          <table:table-cell office:value-type="string">
            <office:annotation draw:style-name="gr1" draw:text-style-name="P1" svg:width="1.1413in" svg:height="0.7083in" svg:x="2.9031in" svg:y="2.1543in" draw:caption-point-x="-2.9031in" draw:caption-point-y="-2.1543in">
              <dc:creator>JFC</dc:creator>
              <dc:date>2007-09-24T00:00:00</dc:date>
              <text:p text:style-name="P1">Estimated Time of Delivery when working to a milestone, Time of Delivery when milestone reached.</text:p>
            </office:annotation>
            <text:p>ETD</text:p>
          </table:table-cell>
          <table:table-cell table:style-name="ce18"/>
          <table:table-cell table:style-name="Default" table:number-columns-repeated="7"/>
          <table:table-cell table:style-name="ce25"/>
          <table:covered-table-cell table:number-columns-repeated="4"/>
        </table:table-row>
        <table:table-row table:style-name="ro2">
          <table:covered-table-cell/>
          <table:covered-table-cell table:style-name="ce9"/>
          <table:table-cell table:style-name="ce14" office:value-type="string">
            <office:annotation draw:style-name="gr2" draw:text-style-name="P1" svg:width="1.1413in" svg:height="0.3902in" svg:x="2.9031in" svg:y="2.322in" draw:caption-point-x="-2.9031in" draw:caption-point-y="-2.322in">
              <dc:creator>JFC</dc:creator>
              <dc:date>2007-09-24T00:00:00</dc:date>
              <text:p text:style-name="P1">The TRAC ticket numbers</text:p>
            </office:annotation>
            <text:p>Tickets</text:p>
          </table:table-cell>
          <table:table-cell table:style-name="ce19" table:number-columns-repeated="8"/>
          <table:table-cell table:style-name="ce26"/>
          <table:covered-table-cell table:number-columns-repeated="3" table:style-name="ce29"/>
          <table:covered-table-cell table:style-name="ce32"/>
        </table:table-row>
        <table:table-row table:style-name="ro2">
          <table:covered-table-cell/>
          <table:table-cell table:style-name="ce7" office:value-type="string" table:number-columns-spanned="1" table:number-rows-spanned="4">
            <text:p>Define situation</text:p>
          </table:table-cell>
          <table:table-cell table:style-name="ce12" office:value-type="string">
            <text:p>Priority</text:p>
          </table:table-cell>
          <table:table-cell table:content-validation-name="val1" table:number-columns-repeated="9"/>
          <table:table-cell table:style-name="ce28" table:number-columns-spanned="4" table:number-rows-spanned="4"/>
          <table:covered-table-cell table:number-columns-repeated="2" table:style-name="ce17"/>
          <table:covered-table-cell table:style-name="ce30"/>
        </table:table-row>
        <table:table-row table:style-name="ro2">
          <table:covered-table-cell table:number-columns-repeated="2"/>
          <table:table-cell office:value-type="string">
            <text:p>Status</text:p>
          </table:table-cell>
          <table:table-cell table:style-name="Default" table:content-validation-name="val2" table:number-columns-repeated="8"/>
          <table:table-cell table:style-name="ce24" table:content-validation-name="val2"/>
          <table:covered-table-cell table:number-columns-repeated="4"/>
        </table:table-row>
        <table:table-row table:style-name="ro2">
          <table:covered-table-cell table:number-columns-repeated="2"/>
          <table:table-cell office:value-type="string">
            <office:annotation draw:style-name="gr1" draw:text-style-name="P1" svg:width="1.1413in" svg:height="0.7083in" svg:x="2.9031in" svg:y="2.8244in" draw:caption-point-x="-2.9031in" draw:caption-point-y="-2.8244in">
              <dc:creator>JFC</dc:creator>
              <dc:date>2007-09-24T00:00:00</dc:date>
              <text:p text:style-name="P1">Estimated Time of Delivery when working to a milestone, Time of Delivery when milestone reached.</text:p>
            </office:annotation>
            <text:p>ETD</text:p>
          </table:table-cell>
          <table:table-cell table:style-name="ce18"/>
          <table:table-cell table:style-name="Default" table:number-columns-repeated="7"/>
          <table:table-cell table:style-name="ce25"/>
          <table:covered-table-cell table:number-columns-repeated="4"/>
        </table:table-row>
        <table:table-row table:style-name="ro2">
          <table:covered-table-cell/>
          <table:covered-table-cell table:style-name="ce9"/>
          <table:table-cell table:style-name="ce14" office:value-type="string">
            <office:annotation draw:style-name="gr2" draw:text-style-name="P1" svg:width="1.1413in" svg:height="0.3902in" svg:x="2.9031in" svg:y="2.9917in" draw:caption-point-x="-2.9031in" draw:caption-point-y="-2.9917in">
              <dc:creator>JFC</dc:creator>
              <dc:date>2007-09-24T00:00:00</dc:date>
              <text:p text:style-name="P1">The TRAC ticket numbers</text:p>
            </office:annotation>
            <text:p>Tickets</text:p>
          </table:table-cell>
          <table:table-cell table:style-name="ce19" table:number-columns-repeated="8"/>
          <table:table-cell table:style-name="ce26"/>
          <table:covered-table-cell table:number-columns-repeated="3" table:style-name="ce29"/>
          <table:covered-table-cell table:style-name="ce32"/>
        </table:table-row>
      </table:table>
      <table:table table:name="Profiling" table:style-name="ta1" table:print="false">
        <office:forms form:automatic-focus="false" form:apply-design-mode="false"/>
        <table:table-column table:style-name="co5" table:default-cell-style-name="ce4"/>
        <table:table-column table:style-name="co8" table:default-cell-style-name="ce8"/>
        <table:table-column table:style-name="co9" table:default-cell-style-name="ce13"/>
        <table:table-column table:style-name="co4" table:number-columns-repeated="8" table:default-cell-style-name="ce17"/>
        <table:table-column table:style-name="co4" table:default-cell-style-name="ce23"/>
        <table:table-column table:style-name="co5" table:number-columns-repeated="3" table:default-cell-style-name="Default"/>
        <table:table-column table:style-name="co5" table:default-cell-style-name="ce31"/>
        <table:table-row table:style-name="ro1">
          <table:table-cell table:style-name="ce1" office:value-type="string" table:number-columns-spanned="1" table:number-rows-spanned="2">
            <text:p>Layer</text:p>
          </table:table-cell>
          <table:table-cell table:style-name="ce5" office:value-type="string" table:number-columns-spanned="1" table:number-rows-spanned="2">
            <text:p>Use case</text:p>
          </table:table-cell>
          <table:table-cell table:style-name="ce10" table:number-columns-spanned="1" table:number-rows-spanned="2"/>
          <table:table-cell table:style-name="ce15" office:value-type="string" table:number-columns-spanned="9" table:number-rows-spanned="1">
            <text:p>Area</text:p>
          </table:table-cell>
          <table:covered-table-cell table:number-columns-repeated="7" table:style-name="ce20"/>
          <table:covered-table-cell table:style-name="ce21"/>
          <table:table-cell table:style-name="ce27" office:value-type="string" table:number-columns-spanned="4" table:number-rows-spanned="2">
            <text:p>Notes</text:p>
          </table:table-cell>
          <table:covered-table-cell table:number-columns-repeated="2"/>
          <table:covered-table-cell table:style-name="Default"/>
        </table:table-row>
        <table:table-row table:style-name="ro2">
          <table:covered-table-cell table:style-name="ce2"/>
          <table:covered-table-cell table:style-name="ce6"/>
          <table:covered-table-cell table:style-name="ce11"/>
          <table:table-cell table:style-name="ce16" office:value-type="string">
            <office:annotation draw:style-name="gr3" draw:text-style-name="P1" svg:width="1.1413in" svg:height="0.3902in" svg:x="3.7921in" svg:y="0in" draw:caption-point-x="-3.7921in" draw:caption-point-y="0in">
              <dc:creator>JFC</dc:creator>
              <dc:date>2007-09-24T00:00:00</dc:date>
              <text:p text:style-name="P1">ISNA specifications</text:p>
            </office:annotation>
            <text:p>Methodology</text:p>
          </table:table-cell>
          <table:table-cell table:style-name="ce16" office:value-type="string">
            <office:annotation draw:style-name="gr3" draw:text-style-name="P1" svg:width="1.1413in" svg:height="0.3902in" svg:x="4.6811in" svg:y="0in" draw:caption-point-x="-4.6811in" draw:caption-point-y="0in">
              <dc:creator>JFC</dc:creator>
              <dc:date>2007-09-24T00:00:00</dc:date>
              <text:p text:style-name="P1">Functional specifications</text:p>
            </office:annotation>
            <text:p>Specs</text:p>
          </table:table-cell>
          <table:table-cell table:style-name="ce16" office:value-type="string">
            <office:annotation draw:style-name="gr3" draw:text-style-name="P1" svg:width="1.1413in" svg:height="0.5457in" svg:x="5.5701in" svg:y="0in" draw:caption-point-x="-5.5701in" draw:caption-point-y="0in">
              <dc:creator>JFC</dc:creator>
              <dc:date>2007-09-24T00:00:00</dc:date>
              <text:p text:style-name="P1">Servers, database, networking etc.</text:p>
            </office:annotation>
            <text:p>Infrastructure</text:p>
          </table:table-cell>
          <table:table-cell table:style-name="ce16" office:value-type="string">
            <office:annotation draw:style-name="gr3" draw:text-style-name="P1" svg:width="1.1413in" svg:height="0.3902in" svg:x="6.4591in" svg:y="0in" draw:caption-point-x="-6.4591in" draw:caption-point-y="0in">
              <dc:creator>JFC</dc:creator>
              <dc:date>2007-09-24T00:00:00</dc:date>
              <text:p text:style-name="P1">Schema and Xqueries</text:p>
            </office:annotation>
            <text:p>XML</text:p>
          </table:table-cell>
          <table:table-cell table:style-name="ce16" office:value-type="string">
            <office:annotation draw:style-name="gr3" draw:text-style-name="P1" svg:width="1.1413in" svg:height="0.3902in" svg:x="7.3484in" svg:y="0in" draw:caption-point-x="-7.3484in" draw:caption-point-y="0in">
              <dc:creator>JFC</dc:creator>
              <dc:date>2007-09-24T00:00:00</dc:date>
              <text:p text:style-name="P1">NetKernel components</text:p>
            </office:annotation>
            <text:p>NK</text:p>
          </table:table-cell>
          <table:table-cell table:style-name="ce16" office:value-type="string">
            <office:annotation draw:style-name="gr3" draw:text-style-name="P1" svg:width="1.1413in" svg:height="0.3902in" svg:x="8.2374in" svg:y="0in" draw:caption-point-x="-8.2374in" draw:caption-point-y="0in">
              <dc:creator>JFC</dc:creator>
              <dc:date>2007-09-24T00:00:00</dc:date>
              <text:p text:style-name="P1">Flex client's model-controller</text:p>
            </office:annotation>
            <text:p>Cairngorm</text:p>
          </table:table-cell>
          <table:table-cell table:style-name="ce16" office:value-type="string">
            <office:annotation draw:style-name="gr3" draw:text-style-name="P1" svg:width="1.1413in" svg:height="0.3902in" svg:x="9.1264in" svg:y="0in" draw:caption-point-x="-9.1264in" draw:caption-point-y="0in">
              <dc:creator>JFC</dc:creator>
              <dc:date>2007-09-24T00:00:00</dc:date>
              <text:p text:style-name="P1">Flex UI or backend plugin</text:p>
            </office:annotation>
            <text:p>UI</text:p>
          </table:table-cell>
          <table:table-cell table:style-name="ce16" office:value-type="string">
            <office:annotation draw:style-name="gr3" draw:text-style-name="P1" svg:width="1.1413in" svg:height="0.5457in" svg:x="10.0154in" svg:y="0in" draw:caption-point-x="-10.0154in" draw:caption-point-y="0in">
              <dc:creator>JFC</dc:creator>
              <dc:date>2007-09-24T00:00:00</dc:date>
              <text:p text:style-name="P1">Online help and user documentation</text:p>
            </office:annotation>
            <text:p>Doc</text:p>
          </table:table-cell>
          <table:table-cell table:style-name="ce22" office:value-type="string">
            <text:p>Overall</text:p>
          </table:table-cell>
          <table:covered-table-cell table:number-columns-repeated="3"/>
          <table:covered-table-cell table:style-name="Default"/>
        </table:table-row>
        <table:table-row table:style-name="ro2">
          <table:table-cell table:style-name="ce3" office:value-type="string" table:number-columns-spanned="1" table:number-rows-spanned="28">
            <text:p>Profiling</text:p>
          </table:table-cell>
          <table:table-cell table:style-name="ce7" office:value-type="string" table:number-columns-spanned="1" table:number-rows-spanned="4">
            <text:p>Profile role</text:p>
          </table:table-cell>
          <table:table-cell table:style-name="ce12" office:value-type="string">
            <text:p>Priority</text:p>
          </table:table-cell>
          <table:table-cell table:content-validation-name="val1" table:number-columns-repeated="9"/>
          <table:table-cell table:style-name="ce28" table:number-columns-spanned="4" table:number-rows-spanned="4"/>
          <table:covered-table-cell table:number-columns-repeated="2" table:style-name="ce17"/>
          <table:covered-table-cell table:style-name="ce30"/>
        </table:table-row>
        <table:table-row table:style-name="ro2">
          <table:covered-table-cell table:number-columns-repeated="2"/>
          <table:table-cell office:value-type="string">
            <text:p>Status</text:p>
          </table:table-cell>
          <table:table-cell table:style-name="Default" table:content-validation-name="val2" table:number-columns-repeated="8"/>
          <table:table-cell table:style-name="ce24" table:content-validation-name="val2"/>
          <table:covered-table-cell table:number-columns-repeated="4"/>
        </table:table-row>
        <table:table-row table:style-name="ro2">
          <table:covered-table-cell table:number-columns-repeated="2"/>
          <table:table-cell office:value-type="string">
            <office:annotation draw:style-name="gr1" draw:text-style-name="P1" svg:width="1.1413in" svg:height="0.7083in" svg:x="4.0213in" svg:y="0.1453in" draw:caption-point-x="-4.0213in" draw:caption-point-y="-0.1453in">
              <dc:creator>JFC</dc:creator>
              <dc:date>2007-09-24T00:00:00</dc:date>
              <text:p text:style-name="P1">Estimated Time of Delivery when working to a milestone, Time of Delivery when milestone reached.</text:p>
            </office:annotation>
            <text:p>ETD</text:p>
          </table:table-cell>
          <table:table-cell table:style-name="ce18"/>
          <table:table-cell table:style-name="Default" table:number-columns-repeated="7"/>
          <table:table-cell table:style-name="ce25"/>
          <table:covered-table-cell table:number-columns-repeated="4"/>
        </table:table-row>
        <table:table-row table:style-name="ro2">
          <table:covered-table-cell/>
          <table:covered-table-cell table:style-name="ce9"/>
          <table:table-cell table:style-name="ce14" office:value-type="string">
            <office:annotation draw:style-name="gr2" draw:text-style-name="P1" svg:width="1.1413in" svg:height="0.3902in" svg:x="4.0213in" svg:y="0.313in" draw:caption-point-x="-4.0213in" draw:caption-point-y="-0.313in">
              <dc:creator>JFC</dc:creator>
              <dc:date>2007-09-24T00:00:00</dc:date>
              <text:p text:style-name="P1">The TRAC ticket numbers</text:p>
            </office:annotation>
            <text:p>Tickets</text:p>
          </table:table-cell>
          <table:table-cell table:style-name="ce19" table:number-columns-repeated="8"/>
          <table:table-cell table:style-name="ce26"/>
          <table:covered-table-cell table:number-columns-repeated="3" table:style-name="ce29"/>
          <table:covered-table-cell table:style-name="ce32"/>
        </table:table-row>
        <table:table-row table:style-name="ro2">
          <table:covered-table-cell/>
          <table:table-cell table:style-name="ce7" office:value-type="string" table:number-columns-spanned="1" table:number-rows-spanned="4">
            <text:p>Describe repository</text:p>
          </table:table-cell>
          <table:table-cell table:style-name="ce12" office:value-type="string">
            <text:p>Priority</text:p>
          </table:table-cell>
          <table:table-cell table:content-validation-name="val1" table:number-columns-repeated="9"/>
          <table:table-cell table:style-name="ce28" table:number-columns-spanned="4" table:number-rows-spanned="4"/>
          <table:covered-table-cell table:number-columns-repeated="2" table:style-name="ce17"/>
          <table:covered-table-cell table:style-name="ce30"/>
        </table:table-row>
        <table:table-row table:style-name="ro2">
          <table:covered-table-cell table:number-columns-repeated="2"/>
          <table:table-cell office:value-type="string">
            <text:p>Status</text:p>
          </table:table-cell>
          <table:table-cell table:style-name="Default" table:content-validation-name="val2" table:number-columns-repeated="8"/>
          <table:table-cell table:style-name="ce24" table:content-validation-name="val2"/>
          <table:covered-table-cell table:number-columns-repeated="4"/>
        </table:table-row>
        <table:table-row table:style-name="ro2">
          <table:covered-table-cell table:number-columns-repeated="2"/>
          <table:table-cell office:value-type="string">
            <office:annotation draw:style-name="gr1" draw:text-style-name="P1" svg:width="1.1413in" svg:height="0.7083in" svg:x="4.0213in" svg:y="0.815in" draw:caption-point-x="-4.0213in" draw:caption-point-y="-0.815in">
              <dc:creator>JFC</dc:creator>
              <dc:date>2007-09-24T00:00:00</dc:date>
              <text:p text:style-name="P1">Estimated Time of Delivery when working to a milestone, Time of Delivery when milestone reached.</text:p>
            </office:annotation>
            <text:p>ETD</text:p>
          </table:table-cell>
          <table:table-cell table:style-name="ce18"/>
          <table:table-cell table:style-name="Default" table:number-columns-repeated="7"/>
          <table:table-cell table:style-name="ce25"/>
          <table:covered-table-cell table:number-columns-repeated="4"/>
        </table:table-row>
        <table:table-row table:style-name="ro2">
          <table:covered-table-cell/>
          <table:covered-table-cell table:style-name="ce9"/>
          <table:table-cell table:style-name="ce14" office:value-type="string">
            <office:annotation draw:style-name="gr2" draw:text-style-name="P1" svg:width="1.1413in" svg:height="0.3902in" svg:x="4.0213in" svg:y="0.9827in" draw:caption-point-x="-4.0213in" draw:caption-point-y="-0.9827in">
              <dc:creator>JFC</dc:creator>
              <dc:date>2007-09-24T00:00:00</dc:date>
              <text:p text:style-name="P1">The TRAC ticket numbers</text:p>
            </office:annotation>
            <text:p>Tickets</text:p>
          </table:table-cell>
          <table:table-cell table:style-name="ce19" table:number-columns-repeated="8"/>
          <table:table-cell table:style-name="ce26"/>
          <table:covered-table-cell table:number-columns-repeated="3" table:style-name="ce29"/>
          <table:covered-table-cell table:style-name="ce32"/>
        </table:table-row>
        <table:table-row table:style-name="ro2">
          <table:covered-table-cell/>
          <table:table-cell table:style-name="ce7" office:value-type="string" table:number-columns-spanned="1" table:number-rows-spanned="4">
            <text:p>Describe channel</text:p>
          </table:table-cell>
          <table:table-cell table:style-name="ce12" office:value-type="string">
            <text:p>Priority</text:p>
          </table:table-cell>
          <table:table-cell table:content-validation-name="val1" table:number-columns-repeated="9"/>
          <table:table-cell table:style-name="ce28" table:number-columns-spanned="4" table:number-rows-spanned="4"/>
          <table:covered-table-cell table:number-columns-repeated="2" table:style-name="ce17"/>
          <table:covered-table-cell table:style-name="ce30"/>
        </table:table-row>
        <table:table-row table:style-name="ro2">
          <table:covered-table-cell table:number-columns-repeated="2"/>
          <table:table-cell office:value-type="string">
            <text:p>Status</text:p>
          </table:table-cell>
          <table:table-cell table:style-name="Default" table:content-validation-name="val2" table:number-columns-repeated="8"/>
          <table:table-cell table:style-name="ce24" table:content-validation-name="val2"/>
          <table:covered-table-cell table:number-columns-repeated="4"/>
        </table:table-row>
        <table:table-row table:style-name="ro2">
          <table:covered-table-cell table:number-columns-repeated="2"/>
          <table:table-cell office:value-type="string">
            <office:annotation draw:style-name="gr1" draw:text-style-name="P1" svg:width="1.1413in" svg:height="0.7083in" svg:x="4.0213in" svg:y="1.4846in" draw:caption-point-x="-4.0213in" draw:caption-point-y="-1.4846in">
              <dc:creator>JFC</dc:creator>
              <dc:date>2007-09-24T00:00:00</dc:date>
              <text:p text:style-name="P1">Estimated Time of Delivery when working to a milestone, Time of Delivery when milestone reached.</text:p>
            </office:annotation>
            <text:p>ETD</text:p>
          </table:table-cell>
          <table:table-cell table:style-name="ce18"/>
          <table:table-cell table:style-name="Default" table:number-columns-repeated="7"/>
          <table:table-cell table:style-name="ce25"/>
          <table:covered-table-cell table:number-columns-repeated="4"/>
        </table:table-row>
        <table:table-row table:style-name="ro2">
          <table:covered-table-cell/>
          <table:covered-table-cell table:style-name="ce9"/>
          <table:table-cell table:style-name="ce14" office:value-type="string">
            <office:annotation draw:style-name="gr2" draw:text-style-name="P1" svg:width="1.1413in" svg:height="0.3902in" svg:x="4.0213in" svg:y="1.6524in" draw:caption-point-x="-4.0213in" draw:caption-point-y="-1.6524in">
              <dc:creator>JFC</dc:creator>
              <dc:date>2007-09-24T00:00:00</dc:date>
              <text:p text:style-name="P1">The TRAC ticket numbers</text:p>
            </office:annotation>
            <text:p>Tickets</text:p>
          </table:table-cell>
          <table:table-cell table:style-name="ce19" table:number-columns-repeated="8"/>
          <table:table-cell table:style-name="ce26"/>
          <table:covered-table-cell table:number-columns-repeated="3" table:style-name="ce29"/>
          <table:covered-table-cell table:style-name="ce32"/>
        </table:table-row>
        <table:table-row table:style-name="ro2">
          <table:covered-table-cell/>
          <table:table-cell table:style-name="ce7" office:value-type="string" table:number-columns-spanned="1" table:number-rows-spanned="4">
            <text:p>Profile organization</text:p>
          </table:table-cell>
          <table:table-cell table:style-name="ce12" office:value-type="string">
            <text:p>Priority</text:p>
          </table:table-cell>
          <table:table-cell table:content-validation-name="val1" table:number-columns-repeated="9"/>
          <table:table-cell table:style-name="ce28" table:number-columns-spanned="4" table:number-rows-spanned="4"/>
          <table:covered-table-cell table:number-columns-repeated="2" table:style-name="ce17"/>
          <table:covered-table-cell table:style-name="ce30"/>
        </table:table-row>
        <table:table-row table:style-name="ro2">
          <table:covered-table-cell table:number-columns-repeated="2"/>
          <table:table-cell office:value-type="string">
            <text:p>Status</text:p>
          </table:table-cell>
          <table:table-cell table:style-name="Default" table:content-validation-name="val2" table:number-columns-repeated="8"/>
          <table:table-cell table:style-name="ce24" table:content-validation-name="val2"/>
          <table:covered-table-cell table:number-columns-repeated="4"/>
        </table:table-row>
        <table:table-row table:style-name="ro2">
          <table:covered-table-cell table:number-columns-repeated="2"/>
          <table:table-cell office:value-type="string">
            <office:annotation draw:style-name="gr1" draw:text-style-name="P1" svg:width="1.1413in" svg:height="0.7083in" svg:x="4.0213in" svg:y="2.1543in" draw:caption-point-x="-4.0213in" draw:caption-point-y="-2.1543in">
              <dc:creator>JFC</dc:creator>
              <dc:date>2007-09-24T00:00:00</dc:date>
              <text:p text:style-name="P1">Estimated Time of Delivery when working to a milestone, Time of Delivery when milestone reached.</text:p>
            </office:annotation>
            <text:p>ETD</text:p>
          </table:table-cell>
          <table:table-cell table:style-name="ce18"/>
          <table:table-cell table:style-name="Default" table:number-columns-repeated="7"/>
          <table:table-cell table:style-name="ce25"/>
          <table:covered-table-cell table:number-columns-repeated="4"/>
        </table:table-row>
        <table:table-row table:style-name="ro2">
          <table:covered-table-cell/>
          <table:covered-table-cell table:style-name="ce9"/>
          <table:table-cell table:style-name="ce14" office:value-type="string">
            <office:annotation draw:style-name="gr2" draw:text-style-name="P1" svg:width="1.1413in" svg:height="0.3902in" svg:x="4.0213in" svg:y="2.322in" draw:caption-point-x="-4.0213in" draw:caption-point-y="-2.322in">
              <dc:creator>JFC</dc:creator>
              <dc:date>2007-09-24T00:00:00</dc:date>
              <text:p text:style-name="P1">The TRAC ticket numbers</text:p>
            </office:annotation>
            <text:p>Tickets</text:p>
          </table:table-cell>
          <table:table-cell table:style-name="ce19" table:number-columns-repeated="8"/>
          <table:table-cell table:style-name="ce26"/>
          <table:covered-table-cell table:number-columns-repeated="3" table:style-name="ce29"/>
          <table:covered-table-cell table:style-name="ce32"/>
        </table:table-row>
        <table:table-row table:style-name="ro2">
          <table:covered-table-cell/>
          <table:table-cell table:style-name="ce7" office:value-type="string" table:number-columns-spanned="1" table:number-rows-spanned="4">
            <text:p>Profile group</text:p>
          </table:table-cell>
          <table:table-cell table:style-name="ce12" office:value-type="string">
            <text:p>Priority</text:p>
          </table:table-cell>
          <table:table-cell table:content-validation-name="val1" table:number-columns-repeated="9"/>
          <table:table-cell table:style-name="ce28" table:number-columns-spanned="4" table:number-rows-spanned="4"/>
          <table:covered-table-cell table:number-columns-repeated="2" table:style-name="ce17"/>
          <table:covered-table-cell table:style-name="ce30"/>
        </table:table-row>
        <table:table-row table:style-name="ro2">
          <table:covered-table-cell table:number-columns-repeated="2"/>
          <table:table-cell office:value-type="string">
            <text:p>Status</text:p>
          </table:table-cell>
          <table:table-cell table:style-name="Default" table:content-validation-name="val2" table:number-columns-repeated="8"/>
          <table:table-cell table:style-name="ce24" table:content-validation-name="val2"/>
          <table:covered-table-cell table:number-columns-repeated="4"/>
        </table:table-row>
        <table:table-row table:style-name="ro2">
          <table:covered-table-cell table:number-columns-repeated="2"/>
          <table:table-cell office:value-type="string">
            <office:annotation draw:style-name="gr1" draw:text-style-name="P1" svg:width="1.1413in" svg:height="0.7083in" svg:x="4.0213in" svg:y="2.8244in" draw:caption-point-x="-4.0213in" draw:caption-point-y="-2.8244in">
              <dc:creator>JFC</dc:creator>
              <dc:date>2007-09-24T00:00:00</dc:date>
              <text:p text:style-name="P1">Estimated Time of Delivery when working to a milestone, Time of Delivery when milestone reached.</text:p>
            </office:annotation>
            <text:p>ETD</text:p>
          </table:table-cell>
          <table:table-cell table:style-name="ce18"/>
          <table:table-cell table:style-name="Default" table:number-columns-repeated="7"/>
          <table:table-cell table:style-name="ce25"/>
          <table:covered-table-cell table:number-columns-repeated="4"/>
        </table:table-row>
        <table:table-row table:style-name="ro2">
          <table:covered-table-cell/>
          <table:covered-table-cell table:style-name="ce9"/>
          <table:table-cell table:style-name="ce14" office:value-type="string">
            <office:annotation draw:style-name="gr2" draw:text-style-name="P1" svg:width="1.1413in" svg:height="0.3902in" svg:x="4.0213in" svg:y="2.9917in" draw:caption-point-x="-4.0213in" draw:caption-point-y="-2.9917in">
              <dc:creator>JFC</dc:creator>
              <dc:date>2007-09-24T00:00:00</dc:date>
              <text:p text:style-name="P1">The TRAC ticket numbers</text:p>
            </office:annotation>
            <text:p>Tickets</text:p>
          </table:table-cell>
          <table:table-cell table:style-name="ce19" table:number-columns-repeated="8"/>
          <table:table-cell table:style-name="ce26"/>
          <table:covered-table-cell table:number-columns-repeated="3" table:style-name="ce29"/>
          <table:covered-table-cell table:style-name="ce32"/>
        </table:table-row>
        <table:table-row table:style-name="ro2">
          <table:covered-table-cell/>
          <table:table-cell table:style-name="ce7" office:value-type="string" table:number-columns-spanned="1" table:number-rows-spanned="4">
            <text:p>Profile team</text:p>
          </table:table-cell>
          <table:table-cell table:style-name="ce12" office:value-type="string">
            <text:p>Priority</text:p>
          </table:table-cell>
          <table:table-cell table:content-validation-name="val1" table:number-columns-repeated="9"/>
          <table:table-cell table:style-name="ce28" table:number-columns-spanned="4" table:number-rows-spanned="4"/>
          <table:covered-table-cell table:number-columns-repeated="2" table:style-name="ce17"/>
          <table:covered-table-cell table:style-name="ce30"/>
        </table:table-row>
        <table:table-row table:style-name="ro2">
          <table:covered-table-cell table:number-columns-repeated="2"/>
          <table:table-cell office:value-type="string">
            <text:p>Status</text:p>
          </table:table-cell>
          <table:table-cell table:style-name="Default" table:content-validation-name="val2" table:number-columns-repeated="8"/>
          <table:table-cell table:style-name="ce24" table:content-validation-name="val2"/>
          <table:covered-table-cell table:number-columns-repeated="4"/>
        </table:table-row>
        <table:table-row table:style-name="ro2">
          <table:covered-table-cell table:number-columns-repeated="2"/>
          <table:table-cell office:value-type="string">
            <office:annotation draw:style-name="gr1" draw:text-style-name="P1" svg:width="1.1413in" svg:height="0.7083in" svg:x="4.0213in" svg:y="3.4941in" draw:caption-point-x="-4.0213in" draw:caption-point-y="-3.4941in">
              <dc:creator>JFC</dc:creator>
              <dc:date>2007-09-24T00:00:00</dc:date>
              <text:p text:style-name="P1">Estimated Time of Delivery when working to a milestone, Time of Delivery when milestone reached.</text:p>
            </office:annotation>
            <text:p>ETD</text:p>
          </table:table-cell>
          <table:table-cell table:style-name="ce18"/>
          <table:table-cell table:style-name="Default" table:number-columns-repeated="7"/>
          <table:table-cell table:style-name="ce25"/>
          <table:covered-table-cell table:number-columns-repeated="4"/>
        </table:table-row>
        <table:table-row table:style-name="ro2">
          <table:covered-table-cell/>
          <table:covered-table-cell table:style-name="ce9"/>
          <table:table-cell table:style-name="ce14" office:value-type="string">
            <office:annotation draw:style-name="gr2" draw:text-style-name="P1" svg:width="1.1413in" svg:height="0.3902in" svg:x="4.0213in" svg:y="3.6614in" draw:caption-point-x="-4.0213in" draw:caption-point-y="-3.6614in">
              <dc:creator>JFC</dc:creator>
              <dc:date>2007-09-24T00:00:00</dc:date>
              <text:p text:style-name="P1">The TRAC ticket numbers</text:p>
            </office:annotation>
            <text:p>Tickets</text:p>
          </table:table-cell>
          <table:table-cell table:style-name="ce19" table:number-columns-repeated="8"/>
          <table:table-cell table:style-name="ce26"/>
          <table:covered-table-cell table:number-columns-repeated="3" table:style-name="ce29"/>
          <table:covered-table-cell table:style-name="ce32"/>
        </table:table-row>
        <table:table-row table:style-name="ro2">
          <table:covered-table-cell/>
          <table:table-cell table:style-name="ce7" office:value-type="string" table:number-columns-spanned="1" table:number-rows-spanned="4">
            <text:p>Profile person</text:p>
          </table:table-cell>
          <table:table-cell table:style-name="ce12" office:value-type="string">
            <text:p>Priority</text:p>
          </table:table-cell>
          <table:table-cell table:content-validation-name="val1" table:number-columns-repeated="9"/>
          <table:table-cell table:style-name="ce28" table:number-columns-spanned="4" table:number-rows-spanned="4"/>
          <table:covered-table-cell table:number-columns-repeated="2" table:style-name="ce17"/>
          <table:covered-table-cell table:style-name="ce30"/>
        </table:table-row>
        <table:table-row table:style-name="ro2">
          <table:covered-table-cell table:number-columns-repeated="2"/>
          <table:table-cell office:value-type="string">
            <text:p>Status</text:p>
          </table:table-cell>
          <table:table-cell table:style-name="Default" table:content-validation-name="val2" table:number-columns-repeated="8"/>
          <table:table-cell table:style-name="ce24" table:content-validation-name="val2"/>
          <table:covered-table-cell table:number-columns-repeated="4"/>
        </table:table-row>
        <table:table-row table:style-name="ro2">
          <table:covered-table-cell table:number-columns-repeated="2"/>
          <table:table-cell office:value-type="string">
            <office:annotation draw:style-name="gr1" draw:text-style-name="P1" svg:width="1.1413in" svg:height="0.7083in" svg:x="4.0213in" svg:y="4.1638in" draw:caption-point-x="-4.0213in" draw:caption-point-y="-4.1638in">
              <dc:creator>JFC</dc:creator>
              <dc:date>2007-09-24T00:00:00</dc:date>
              <text:p text:style-name="P1">Estimated Time of Delivery when working to a milestone, Time of Delivery when milestone reached.</text:p>
            </office:annotation>
            <text:p>ETD</text:p>
          </table:table-cell>
          <table:table-cell table:style-name="ce18"/>
          <table:table-cell table:style-name="Default" table:number-columns-repeated="7"/>
          <table:table-cell table:style-name="ce25"/>
          <table:covered-table-cell table:number-columns-repeated="4"/>
        </table:table-row>
        <table:table-row table:style-name="ro2">
          <table:covered-table-cell/>
          <table:covered-table-cell table:style-name="ce9"/>
          <table:table-cell table:style-name="ce14" office:value-type="string">
            <office:annotation draw:style-name="gr2" draw:text-style-name="P1" svg:width="1.1413in" svg:height="0.3902in" svg:x="4.0213in" svg:y="4.3311in" draw:caption-point-x="-4.0213in" draw:caption-point-y="-4.3311in">
              <dc:creator>JFC</dc:creator>
              <dc:date>2007-09-24T00:00:00</dc:date>
              <text:p text:style-name="P1">The TRAC ticket numbers</text:p>
            </office:annotation>
            <text:p>Tickets</text:p>
          </table:table-cell>
          <table:table-cell table:style-name="ce19" table:number-columns-repeated="8"/>
          <table:table-cell table:style-name="ce26"/>
          <table:covered-table-cell table:number-columns-repeated="3" table:style-name="ce29"/>
          <table:covered-table-cell table:style-name="ce32"/>
        </table:table-row>
      </table:table>
      <table:table table:name="Modeling" table:style-name="ta1" table:print="false">
        <office:forms form:automatic-focus="false" form:apply-design-mode="false"/>
        <table:table-column table:style-name="co5" table:default-cell-style-name="Default"/>
        <table:table-column table:style-name="co10" table:default-cell-style-name="ce8"/>
        <table:table-column table:style-name="co11" table:default-cell-style-name="ce13"/>
        <table:table-column table:style-name="co4" table:number-columns-repeated="8" table:default-cell-style-name="ce17"/>
        <table:table-column table:style-name="co4" table:default-cell-style-name="ce23"/>
        <table:table-column table:style-name="co5" table:number-columns-repeated="3" table:default-cell-style-name="Default"/>
        <table:table-column table:style-name="co5" table:default-cell-style-name="ce31"/>
        <table:table-row table:style-name="ro1">
          <table:table-cell table:style-name="ce1" office:value-type="string" table:number-columns-spanned="1" table:number-rows-spanned="2">
            <text:p>Layer</text:p>
          </table:table-cell>
          <table:table-cell table:style-name="ce5" office:value-type="string" table:number-columns-spanned="1" table:number-rows-spanned="2">
            <text:p>Use case</text:p>
          </table:table-cell>
          <table:table-cell table:style-name="ce10" table:number-columns-spanned="1" table:number-rows-spanned="2"/>
          <table:table-cell table:style-name="ce15" office:value-type="string" table:number-columns-spanned="9" table:number-rows-spanned="1">
            <text:p>Area</text:p>
          </table:table-cell>
          <table:covered-table-cell table:number-columns-repeated="7" table:style-name="ce20"/>
          <table:covered-table-cell table:style-name="ce21"/>
          <table:table-cell table:style-name="ce27" office:value-type="string" table:number-columns-spanned="4" table:number-rows-spanned="2">
            <text:p>Notes</text:p>
          </table:table-cell>
          <table:covered-table-cell table:number-columns-repeated="2"/>
          <table:covered-table-cell table:style-name="Default"/>
        </table:table-row>
        <table:table-row table:style-name="ro2">
          <table:covered-table-cell table:style-name="ce2"/>
          <table:covered-table-cell table:style-name="ce6"/>
          <table:covered-table-cell table:style-name="ce11"/>
          <table:table-cell table:style-name="ce16" office:value-type="string">
            <office:annotation draw:style-name="gr3" draw:text-style-name="P1" svg:width="1.1413in" svg:height="0.3902in" svg:x="3.7921in" svg:y="0in" draw:caption-point-x="-3.7921in" draw:caption-point-y="0in">
              <dc:creator>JFC</dc:creator>
              <dc:date>2007-09-24T00:00:00</dc:date>
              <text:p text:style-name="P1">ISNA specifications</text:p>
            </office:annotation>
            <text:p>Methodology</text:p>
          </table:table-cell>
          <table:table-cell table:style-name="ce16" office:value-type="string">
            <office:annotation draw:style-name="gr3" draw:text-style-name="P1" svg:width="1.1413in" svg:height="0.3902in" svg:x="4.6811in" svg:y="0in" draw:caption-point-x="-4.6811in" draw:caption-point-y="0in">
              <dc:creator>JFC</dc:creator>
              <dc:date>2007-09-24T00:00:00</dc:date>
              <text:p text:style-name="P1">Functional specifications</text:p>
            </office:annotation>
            <text:p>Specs</text:p>
          </table:table-cell>
          <table:table-cell table:style-name="ce16" office:value-type="string">
            <office:annotation draw:style-name="gr3" draw:text-style-name="P1" svg:width="1.1413in" svg:height="0.5457in" svg:x="5.5701in" svg:y="0in" draw:caption-point-x="-5.5701in" draw:caption-point-y="0in">
              <dc:creator>JFC</dc:creator>
              <dc:date>2007-09-24T00:00:00</dc:date>
              <text:p text:style-name="P1">Servers, database, networking etc.</text:p>
            </office:annotation>
            <text:p>Infrastructure</text:p>
          </table:table-cell>
          <table:table-cell table:style-name="ce16" office:value-type="string">
            <office:annotation draw:style-name="gr3" draw:text-style-name="P1" svg:width="1.1413in" svg:height="0.3902in" svg:x="6.4591in" svg:y="0in" draw:caption-point-x="-6.4591in" draw:caption-point-y="0in">
              <dc:creator>JFC</dc:creator>
              <dc:date>2007-09-24T00:00:00</dc:date>
              <text:p text:style-name="P1">Schema and Xqueries</text:p>
            </office:annotation>
            <text:p>XML</text:p>
          </table:table-cell>
          <table:table-cell table:style-name="ce16" office:value-type="string">
            <office:annotation draw:style-name="gr3" draw:text-style-name="P1" svg:width="1.1413in" svg:height="0.3902in" svg:x="7.3484in" svg:y="0in" draw:caption-point-x="-7.3484in" draw:caption-point-y="0in">
              <dc:creator>JFC</dc:creator>
              <dc:date>2007-09-24T00:00:00</dc:date>
              <text:p text:style-name="P1">NetKernel components</text:p>
            </office:annotation>
            <text:p>NK</text:p>
          </table:table-cell>
          <table:table-cell table:style-name="ce16" office:value-type="string">
            <office:annotation draw:style-name="gr3" draw:text-style-name="P1" svg:width="1.1413in" svg:height="0.3902in" svg:x="8.2374in" svg:y="0in" draw:caption-point-x="-8.2374in" draw:caption-point-y="0in">
              <dc:creator>JFC</dc:creator>
              <dc:date>2007-09-24T00:00:00</dc:date>
              <text:p text:style-name="P1">Flex client's model-controller</text:p>
            </office:annotation>
            <text:p>Cairngorm</text:p>
          </table:table-cell>
          <table:table-cell table:style-name="ce16" office:value-type="string">
            <office:annotation draw:style-name="gr3" draw:text-style-name="P1" svg:width="1.1413in" svg:height="0.3902in" svg:x="9.1264in" svg:y="0in" draw:caption-point-x="-9.1264in" draw:caption-point-y="0in">
              <dc:creator>JFC</dc:creator>
              <dc:date>2007-09-24T00:00:00</dc:date>
              <text:p text:style-name="P1">Flex UI or backend plugin</text:p>
            </office:annotation>
            <text:p>UI</text:p>
          </table:table-cell>
          <table:table-cell table:style-name="ce16" office:value-type="string">
            <office:annotation draw:style-name="gr3" draw:text-style-name="P1" svg:width="1.1413in" svg:height="0.5457in" svg:x="10.0154in" svg:y="0in" draw:caption-point-x="-10.0154in" draw:caption-point-y="0in">
              <dc:creator>JFC</dc:creator>
              <dc:date>2007-09-24T00:00:00</dc:date>
              <text:p text:style-name="P1">Online help and user documentation</text:p>
            </office:annotation>
            <text:p>Doc</text:p>
          </table:table-cell>
          <table:table-cell table:style-name="ce22" office:value-type="string">
            <text:p>Overall</text:p>
          </table:table-cell>
          <table:covered-table-cell table:number-columns-repeated="3"/>
          <table:covered-table-cell table:style-name="Default"/>
        </table:table-row>
        <table:table-row table:style-name="ro2">
          <table:table-cell table:style-name="ce3" office:value-type="string" table:number-columns-spanned="1" table:number-rows-spanned="44">
            <text:p>Modeling</text:p>
          </table:table-cell>
          <table:table-cell table:style-name="ce7" office:value-type="string" table:number-columns-spanned="1" table:number-rows-spanned="4">
            <text:p>Add event</text:p>
          </table:table-cell>
          <table:table-cell table:style-name="ce12" office:value-type="string">
            <text:p>Priority</text:p>
          </table:table-cell>
          <table:table-cell table:content-validation-name="val1" table:number-columns-repeated="9"/>
          <table:table-cell table:style-name="ce28" table:number-columns-spanned="4" table:number-rows-spanned="4"/>
          <table:covered-table-cell table:number-columns-repeated="2" table:style-name="ce17"/>
          <table:covered-table-cell table:style-name="ce30"/>
        </table:table-row>
        <table:table-row table:style-name="ro2">
          <table:covered-table-cell table:number-columns-repeated="2"/>
          <table:table-cell office:value-type="string">
            <text:p>Status</text:p>
          </table:table-cell>
          <table:table-cell table:style-name="Default" table:content-validation-name="val2" table:number-columns-repeated="8"/>
          <table:table-cell table:style-name="ce24" table:content-validation-name="val2"/>
          <table:covered-table-cell table:number-columns-repeated="4"/>
        </table:table-row>
        <table:table-row table:style-name="ro2">
          <table:covered-table-cell table:number-columns-repeated="2"/>
          <table:table-cell office:value-type="string">
            <office:annotation draw:style-name="gr1" draw:text-style-name="P1" svg:width="1.1413in" svg:height="0.7083in" svg:x="4.2205in" svg:y="0.1453in" draw:caption-point-x="-4.2205in" draw:caption-point-y="-0.1453in">
              <dc:creator>JFC</dc:creator>
              <dc:date>2007-09-24T00:00:00</dc:date>
              <text:p text:style-name="P1">Estimated Time of Delivery when working to a milestone, Time of Delivery when milestone reached.</text:p>
            </office:annotation>
            <text:p>ETD</text:p>
          </table:table-cell>
          <table:table-cell table:style-name="ce18"/>
          <table:table-cell table:style-name="Default" table:number-columns-repeated="7"/>
          <table:table-cell table:style-name="ce25"/>
          <table:covered-table-cell table:number-columns-repeated="4"/>
        </table:table-row>
        <table:table-row table:style-name="ro2">
          <table:covered-table-cell/>
          <table:covered-table-cell table:style-name="ce9"/>
          <table:table-cell table:style-name="ce14" office:value-type="string">
            <office:annotation draw:style-name="gr2" draw:text-style-name="P1" svg:width="1.1413in" svg:height="0.3902in" svg:x="4.2205in" svg:y="0.313in" draw:caption-point-x="-4.2205in" draw:caption-point-y="-0.313in">
              <dc:creator>JFC</dc:creator>
              <dc:date>2007-09-24T00:00:00</dc:date>
              <text:p text:style-name="P1">The TRAC ticket numbers</text:p>
            </office:annotation>
            <text:p>Tickets</text:p>
          </table:table-cell>
          <table:table-cell table:style-name="ce19" table:number-columns-repeated="8"/>
          <table:table-cell table:style-name="ce26"/>
          <table:covered-table-cell table:number-columns-repeated="3" table:style-name="ce29"/>
          <table:covered-table-cell table:style-name="ce32"/>
        </table:table-row>
        <table:table-row table:style-name="ro2">
          <table:covered-table-cell/>
          <table:table-cell table:style-name="ce7" office:value-type="string" table:number-columns-spanned="1" table:number-rows-spanned="4">
            <text:p>Add task</text:p>
          </table:table-cell>
          <table:table-cell table:style-name="ce12" office:value-type="string">
            <text:p>Priority</text:p>
          </table:table-cell>
          <table:table-cell table:content-validation-name="val1" table:number-columns-repeated="9"/>
          <table:table-cell table:style-name="ce28" table:number-columns-spanned="4" table:number-rows-spanned="4"/>
          <table:covered-table-cell table:number-columns-repeated="2" table:style-name="ce17"/>
          <table:covered-table-cell table:style-name="ce30"/>
        </table:table-row>
        <table:table-row table:style-name="ro2">
          <table:covered-table-cell table:number-columns-repeated="2"/>
          <table:table-cell office:value-type="string">
            <text:p>Status</text:p>
          </table:table-cell>
          <table:table-cell table:style-name="Default" table:content-validation-name="val2" table:number-columns-repeated="8"/>
          <table:table-cell table:style-name="ce24" table:content-validation-name="val2"/>
          <table:covered-table-cell table:number-columns-repeated="4"/>
        </table:table-row>
        <table:table-row table:style-name="ro2">
          <table:covered-table-cell table:number-columns-repeated="2"/>
          <table:table-cell office:value-type="string">
            <office:annotation draw:style-name="gr1" draw:text-style-name="P1" svg:width="1.1413in" svg:height="0.7083in" svg:x="4.2205in" svg:y="0.815in" draw:caption-point-x="-4.2205in" draw:caption-point-y="-0.815in">
              <dc:creator>JFC</dc:creator>
              <dc:date>2007-09-24T00:00:00</dc:date>
              <text:p text:style-name="P1">Estimated Time of Delivery when working to a milestone, Time of Delivery when milestone reached.</text:p>
            </office:annotation>
            <text:p>ETD</text:p>
          </table:table-cell>
          <table:table-cell table:style-name="ce18"/>
          <table:table-cell table:style-name="Default" table:number-columns-repeated="7"/>
          <table:table-cell table:style-name="ce25"/>
          <table:covered-table-cell table:number-columns-repeated="4"/>
        </table:table-row>
        <table:table-row table:style-name="ro2">
          <table:covered-table-cell/>
          <table:covered-table-cell table:style-name="ce9"/>
          <table:table-cell table:style-name="ce14" office:value-type="string">
            <office:annotation draw:style-name="gr2" draw:text-style-name="P1" svg:width="1.1413in" svg:height="0.3902in" svg:x="4.2205in" svg:y="0.9827in" draw:caption-point-x="-4.2205in" draw:caption-point-y="-0.9827in">
              <dc:creator>JFC</dc:creator>
              <dc:date>2007-09-24T00:00:00</dc:date>
              <text:p text:style-name="P1">The TRAC ticket numbers</text:p>
            </office:annotation>
            <text:p>Tickets</text:p>
          </table:table-cell>
          <table:table-cell table:style-name="ce19" table:number-columns-repeated="8"/>
          <table:table-cell table:style-name="ce26"/>
          <table:covered-table-cell table:number-columns-repeated="3" table:style-name="ce29"/>
          <table:covered-table-cell table:style-name="ce32"/>
        </table:table-row>
        <table:table-row table:style-name="ro2">
          <table:covered-table-cell/>
          <table:table-cell table:style-name="ce7" office:value-type="string" table:number-columns-spanned="1" table:number-rows-spanned="4">
            <text:p>Specify agents</text:p>
          </table:table-cell>
          <table:table-cell table:style-name="ce12" office:value-type="string">
            <text:p>Priority</text:p>
          </table:table-cell>
          <table:table-cell table:content-validation-name="val1" table:number-columns-repeated="9"/>
          <table:table-cell table:style-name="ce28" table:number-columns-spanned="4" table:number-rows-spanned="4"/>
          <table:covered-table-cell table:number-columns-repeated="2" table:style-name="ce17"/>
          <table:covered-table-cell table:style-name="ce30"/>
        </table:table-row>
        <table:table-row table:style-name="ro2">
          <table:covered-table-cell table:number-columns-repeated="2"/>
          <table:table-cell office:value-type="string">
            <text:p>Status</text:p>
          </table:table-cell>
          <table:table-cell table:style-name="Default" table:content-validation-name="val2" table:number-columns-repeated="8"/>
          <table:table-cell table:style-name="ce24" table:content-validation-name="val2"/>
          <table:covered-table-cell table:number-columns-repeated="4"/>
        </table:table-row>
        <table:table-row table:style-name="ro2">
          <table:covered-table-cell table:number-columns-repeated="2"/>
          <table:table-cell office:value-type="string">
            <office:annotation draw:style-name="gr1" draw:text-style-name="P1" svg:width="1.1413in" svg:height="0.7083in" svg:x="4.2205in" svg:y="1.4846in" draw:caption-point-x="-4.2205in" draw:caption-point-y="-1.4846in">
              <dc:creator>JFC</dc:creator>
              <dc:date>2007-09-24T00:00:00</dc:date>
              <text:p text:style-name="P1">Estimated Time of Delivery when working to a milestone, Time of Delivery when milestone reached.</text:p>
            </office:annotation>
            <text:p>ETD</text:p>
          </table:table-cell>
          <table:table-cell table:style-name="ce18"/>
          <table:table-cell table:style-name="Default" table:number-columns-repeated="7"/>
          <table:table-cell table:style-name="ce25"/>
          <table:covered-table-cell table:number-columns-repeated="4"/>
        </table:table-row>
        <table:table-row table:style-name="ro2">
          <table:covered-table-cell/>
          <table:covered-table-cell table:style-name="ce9"/>
          <table:table-cell table:style-name="ce14" office:value-type="string">
            <office:annotation draw:style-name="gr2" draw:text-style-name="P1" svg:width="1.1413in" svg:height="0.3902in" svg:x="4.2205in" svg:y="1.6524in" draw:caption-point-x="-4.2205in" draw:caption-point-y="-1.6524in">
              <dc:creator>JFC</dc:creator>
              <dc:date>2007-09-24T00:00:00</dc:date>
              <text:p text:style-name="P1">The TRAC ticket numbers</text:p>
            </office:annotation>
            <text:p>Tickets</text:p>
          </table:table-cell>
          <table:table-cell table:style-name="ce19" table:number-columns-repeated="8"/>
          <table:table-cell table:style-name="ce26"/>
          <table:covered-table-cell table:number-columns-repeated="3" table:style-name="ce29"/>
          <table:covered-table-cell table:style-name="ce32"/>
        </table:table-row>
        <table:table-row table:style-name="ro2">
          <table:covered-table-cell/>
          <table:table-cell table:style-name="ce7" office:value-type="string" table:number-columns-spanned="1" table:number-rows-spanned="4">
            <text:p>Add artifact</text:p>
          </table:table-cell>
          <table:table-cell table:style-name="ce12" office:value-type="string">
            <text:p>Priority</text:p>
          </table:table-cell>
          <table:table-cell table:content-validation-name="val1" table:number-columns-repeated="9"/>
          <table:table-cell table:style-name="ce28" table:number-columns-spanned="4" table:number-rows-spanned="4"/>
          <table:covered-table-cell table:number-columns-repeated="2" table:style-name="ce17"/>
          <table:covered-table-cell table:style-name="ce30"/>
        </table:table-row>
        <table:table-row table:style-name="ro2">
          <table:covered-table-cell table:number-columns-repeated="2"/>
          <table:table-cell office:value-type="string">
            <text:p>Status</text:p>
          </table:table-cell>
          <table:table-cell table:style-name="Default" table:content-validation-name="val2" table:number-columns-repeated="8"/>
          <table:table-cell table:style-name="ce24" table:content-validation-name="val2"/>
          <table:covered-table-cell table:number-columns-repeated="4"/>
        </table:table-row>
        <table:table-row table:style-name="ro2">
          <table:covered-table-cell table:number-columns-repeated="2"/>
          <table:table-cell office:value-type="string">
            <office:annotation draw:style-name="gr1" draw:text-style-name="P1" svg:width="1.1413in" svg:height="0.7083in" svg:x="4.2205in" svg:y="2.1543in" draw:caption-point-x="-4.2205in" draw:caption-point-y="-2.1543in">
              <dc:creator>JFC</dc:creator>
              <dc:date>2007-09-24T00:00:00</dc:date>
              <text:p text:style-name="P1">Estimated Time of Delivery when working to a milestone, Time of Delivery when milestone reached.</text:p>
            </office:annotation>
            <text:p>ETD</text:p>
          </table:table-cell>
          <table:table-cell table:style-name="ce18"/>
          <table:table-cell table:style-name="Default" table:number-columns-repeated="7"/>
          <table:table-cell table:style-name="ce25"/>
          <table:covered-table-cell table:number-columns-repeated="4"/>
        </table:table-row>
        <table:table-row table:style-name="ro2">
          <table:covered-table-cell/>
          <table:covered-table-cell table:style-name="ce9"/>
          <table:table-cell table:style-name="ce14" office:value-type="string">
            <office:annotation draw:style-name="gr2" draw:text-style-name="P1" svg:width="1.1413in" svg:height="0.3902in" svg:x="4.2205in" svg:y="2.322in" draw:caption-point-x="-4.2205in" draw:caption-point-y="-2.322in">
              <dc:creator>JFC</dc:creator>
              <dc:date>2007-09-24T00:00:00</dc:date>
              <text:p text:style-name="P1">The TRAC ticket numbers</text:p>
            </office:annotation>
            <text:p>Tickets</text:p>
          </table:table-cell>
          <table:table-cell table:style-name="ce19" table:number-columns-repeated="8"/>
          <table:table-cell table:style-name="ce26"/>
          <table:covered-table-cell table:number-columns-repeated="3" table:style-name="ce29"/>
          <table:covered-table-cell table:style-name="ce32"/>
        </table:table-row>
        <table:table-row table:style-name="ro2">
          <table:covered-table-cell/>
          <table:table-cell table:style-name="ce7" office:value-type="string" table:number-columns-spanned="1" table:number-rows-spanned="4">
            <text:p>Add acquirement</text:p>
          </table:table-cell>
          <table:table-cell table:style-name="ce12" office:value-type="string">
            <text:p>Priority</text:p>
          </table:table-cell>
          <table:table-cell table:content-validation-name="val1" table:number-columns-repeated="9"/>
          <table:table-cell table:style-name="ce28" table:number-columns-spanned="4" table:number-rows-spanned="4"/>
          <table:covered-table-cell table:number-columns-repeated="2" table:style-name="ce17"/>
          <table:covered-table-cell table:style-name="ce30"/>
        </table:table-row>
        <table:table-row table:style-name="ro2">
          <table:covered-table-cell table:number-columns-repeated="2"/>
          <table:table-cell office:value-type="string">
            <text:p>Status</text:p>
          </table:table-cell>
          <table:table-cell table:style-name="Default" table:content-validation-name="val2" table:number-columns-repeated="8"/>
          <table:table-cell table:style-name="ce24" table:content-validation-name="val2"/>
          <table:covered-table-cell table:number-columns-repeated="4"/>
        </table:table-row>
        <table:table-row table:style-name="ro2">
          <table:covered-table-cell table:number-columns-repeated="2"/>
          <table:table-cell office:value-type="string">
            <office:annotation draw:style-name="gr1" draw:text-style-name="P1" svg:width="1.1413in" svg:height="0.7083in" svg:x="4.2205in" svg:y="2.8244in" draw:caption-point-x="-4.2205in" draw:caption-point-y="-2.8244in">
              <dc:creator>JFC</dc:creator>
              <dc:date>2007-09-24T00:00:00</dc:date>
              <text:p text:style-name="P1">Estimated Time of Delivery when working to a milestone, Time of Delivery when milestone reached.</text:p>
            </office:annotation>
            <text:p>ETD</text:p>
          </table:table-cell>
          <table:table-cell table:style-name="ce18"/>
          <table:table-cell table:style-name="Default" table:number-columns-repeated="7"/>
          <table:table-cell table:style-name="ce25"/>
          <table:covered-table-cell table:number-columns-repeated="4"/>
        </table:table-row>
        <table:table-row table:style-name="ro2">
          <table:covered-table-cell/>
          <table:covered-table-cell table:style-name="ce9"/>
          <table:table-cell table:style-name="ce14" office:value-type="string">
            <office:annotation draw:style-name="gr2" draw:text-style-name="P1" svg:width="1.1413in" svg:height="0.3902in" svg:x="4.2205in" svg:y="2.9917in" draw:caption-point-x="-4.2205in" draw:caption-point-y="-2.9917in">
              <dc:creator>JFC</dc:creator>
              <dc:date>2007-09-24T00:00:00</dc:date>
              <text:p text:style-name="P1">The TRAC ticket numbers</text:p>
            </office:annotation>
            <text:p>Tickets</text:p>
          </table:table-cell>
          <table:table-cell table:style-name="ce19" table:number-columns-repeated="8"/>
          <table:table-cell table:style-name="ce26"/>
          <table:covered-table-cell table:number-columns-repeated="3" table:style-name="ce29"/>
          <table:covered-table-cell table:style-name="ce32"/>
        </table:table-row>
        <table:table-row table:style-name="ro2">
          <table:covered-table-cell/>
          <table:table-cell table:style-name="ce7" office:value-type="string" table:number-columns-spanned="1" table:number-rows-spanned="4">
            <text:p>Assert task as regulated</text:p>
          </table:table-cell>
          <table:table-cell table:style-name="ce12" office:value-type="string">
            <text:p>Priority</text:p>
          </table:table-cell>
          <table:table-cell table:content-validation-name="val1" table:number-columns-repeated="9"/>
          <table:table-cell table:style-name="ce28" table:number-columns-spanned="4" table:number-rows-spanned="4"/>
          <table:covered-table-cell table:number-columns-repeated="2" table:style-name="ce17"/>
          <table:covered-table-cell table:style-name="ce30"/>
        </table:table-row>
        <table:table-row table:style-name="ro2">
          <table:covered-table-cell table:number-columns-repeated="2"/>
          <table:table-cell office:value-type="string">
            <text:p>Status</text:p>
          </table:table-cell>
          <table:table-cell table:style-name="Default" table:content-validation-name="val2" table:number-columns-repeated="8"/>
          <table:table-cell table:style-name="ce24" table:content-validation-name="val2"/>
          <table:covered-table-cell table:number-columns-repeated="4"/>
        </table:table-row>
        <table:table-row table:style-name="ro2">
          <table:covered-table-cell table:number-columns-repeated="2"/>
          <table:table-cell office:value-type="string">
            <office:annotation draw:style-name="gr1" draw:text-style-name="P1" svg:width="1.1413in" svg:height="0.7083in" svg:x="4.2205in" svg:y="3.4941in" draw:caption-point-x="-4.2205in" draw:caption-point-y="-3.4941in">
              <dc:creator>JFC</dc:creator>
              <dc:date>2007-09-24T00:00:00</dc:date>
              <text:p text:style-name="P1">Estimated Time of Delivery when working to a milestone, Time of Delivery when milestone reached.</text:p>
            </office:annotation>
            <text:p>ETD</text:p>
          </table:table-cell>
          <table:table-cell table:style-name="ce18"/>
          <table:table-cell table:style-name="Default" table:number-columns-repeated="7"/>
          <table:table-cell table:style-name="ce25"/>
          <table:covered-table-cell table:number-columns-repeated="4"/>
        </table:table-row>
        <table:table-row table:style-name="ro2">
          <table:covered-table-cell/>
          <table:covered-table-cell table:style-name="ce9"/>
          <table:table-cell table:style-name="ce14" office:value-type="string">
            <office:annotation draw:style-name="gr2" draw:text-style-name="P1" svg:width="1.1413in" svg:height="0.3902in" svg:x="4.2205in" svg:y="3.6614in" draw:caption-point-x="-4.2205in" draw:caption-point-y="-3.6614in">
              <dc:creator>JFC</dc:creator>
              <dc:date>2007-09-24T00:00:00</dc:date>
              <text:p text:style-name="P1">The TRAC ticket numbers</text:p>
            </office:annotation>
            <text:p>Tickets</text:p>
          </table:table-cell>
          <table:table-cell table:style-name="ce19" table:number-columns-repeated="8"/>
          <table:table-cell table:style-name="ce26"/>
          <table:covered-table-cell table:number-columns-repeated="3" table:style-name="ce29"/>
          <table:covered-table-cell table:style-name="ce32"/>
        </table:table-row>
        <table:table-row table:style-name="ro2">
          <table:covered-table-cell/>
          <table:table-cell table:style-name="ce7" office:value-type="string" table:number-columns-spanned="1" table:number-rows-spanned="4">
            <text:p>Assert (event) mutual exclusion</text:p>
          </table:table-cell>
          <table:table-cell table:style-name="ce12" office:value-type="string">
            <text:p>Priority</text:p>
          </table:table-cell>
          <table:table-cell table:content-validation-name="val1" table:number-columns-repeated="9"/>
          <table:table-cell table:style-name="ce28" table:number-columns-spanned="4" table:number-rows-spanned="4"/>
          <table:covered-table-cell table:number-columns-repeated="2" table:style-name="ce17"/>
          <table:covered-table-cell table:style-name="ce30"/>
        </table:table-row>
        <table:table-row table:style-name="ro2">
          <table:covered-table-cell table:number-columns-repeated="2"/>
          <table:table-cell office:value-type="string">
            <text:p>Status</text:p>
          </table:table-cell>
          <table:table-cell table:style-name="Default" table:content-validation-name="val2" table:number-columns-repeated="8"/>
          <table:table-cell table:style-name="ce24" table:content-validation-name="val2"/>
          <table:covered-table-cell table:number-columns-repeated="4"/>
        </table:table-row>
        <table:table-row table:style-name="ro2">
          <table:covered-table-cell table:number-columns-repeated="2"/>
          <table:table-cell office:value-type="string">
            <office:annotation draw:style-name="gr1" draw:text-style-name="P1" svg:width="1.1413in" svg:height="0.7083in" svg:x="4.2205in" svg:y="4.1638in" draw:caption-point-x="-4.2205in" draw:caption-point-y="-4.1638in">
              <dc:creator>JFC</dc:creator>
              <dc:date>2007-09-24T00:00:00</dc:date>
              <text:p text:style-name="P1">Estimated Time of Delivery when working to a milestone, Time of Delivery when milestone reached.</text:p>
            </office:annotation>
            <text:p>ETD</text:p>
          </table:table-cell>
          <table:table-cell table:style-name="ce18"/>
          <table:table-cell table:style-name="Default" table:number-columns-repeated="7"/>
          <table:table-cell table:style-name="ce25"/>
          <table:covered-table-cell table:number-columns-repeated="4"/>
        </table:table-row>
        <table:table-row table:style-name="ro2">
          <table:covered-table-cell/>
          <table:covered-table-cell table:style-name="ce9"/>
          <table:table-cell table:style-name="ce14" office:value-type="string">
            <office:annotation draw:style-name="gr2" draw:text-style-name="P1" svg:width="1.1413in" svg:height="0.3902in" svg:x="4.2205in" svg:y="4.3311in" draw:caption-point-x="-4.2205in" draw:caption-point-y="-4.3311in">
              <dc:creator>JFC</dc:creator>
              <dc:date>2007-09-24T00:00:00</dc:date>
              <text:p text:style-name="P1">The TRAC ticket numbers</text:p>
            </office:annotation>
            <text:p>Tickets</text:p>
          </table:table-cell>
          <table:table-cell table:style-name="ce19" table:number-columns-repeated="8"/>
          <table:table-cell table:style-name="ce26"/>
          <table:covered-table-cell table:number-columns-repeated="3" table:style-name="ce29"/>
          <table:covered-table-cell table:style-name="ce32"/>
        </table:table-row>
        <table:table-row table:style-name="ro2">
          <table:covered-table-cell/>
          <table:table-cell table:style-name="ce7" office:value-type="string" table:number-columns-spanned="1" table:number-rows-spanned="4">
            <text:p>Assert need to know</text:p>
          </table:table-cell>
          <table:table-cell table:style-name="ce12" office:value-type="string">
            <text:p>Priority</text:p>
          </table:table-cell>
          <table:table-cell table:content-validation-name="val1" table:number-columns-repeated="9"/>
          <table:table-cell table:style-name="ce28" table:number-columns-spanned="4" table:number-rows-spanned="4"/>
          <table:covered-table-cell table:number-columns-repeated="2" table:style-name="ce17"/>
          <table:covered-table-cell table:style-name="ce30"/>
        </table:table-row>
        <table:table-row table:style-name="ro2">
          <table:covered-table-cell table:number-columns-repeated="2"/>
          <table:table-cell office:value-type="string">
            <text:p>Status</text:p>
          </table:table-cell>
          <table:table-cell table:style-name="Default" table:content-validation-name="val2" table:number-columns-repeated="8"/>
          <table:table-cell table:style-name="ce24" table:content-validation-name="val2"/>
          <table:covered-table-cell table:number-columns-repeated="4"/>
        </table:table-row>
        <table:table-row table:style-name="ro2">
          <table:covered-table-cell table:number-columns-repeated="2"/>
          <table:table-cell office:value-type="string">
            <office:annotation draw:style-name="gr1" draw:text-style-name="P1" svg:width="1.1413in" svg:height="0.7083in" svg:x="4.2205in" svg:y="4.8335in" draw:caption-point-x="-4.2205in" draw:caption-point-y="-4.8335in">
              <dc:creator>JFC</dc:creator>
              <dc:date>2007-09-24T00:00:00</dc:date>
              <text:p text:style-name="P1">Estimated Time of Delivery when working to a milestone, Time of Delivery when milestone reached.</text:p>
            </office:annotation>
            <text:p>ETD</text:p>
          </table:table-cell>
          <table:table-cell table:style-name="ce18"/>
          <table:table-cell table:style-name="Default" table:number-columns-repeated="7"/>
          <table:table-cell table:style-name="ce25"/>
          <table:covered-table-cell table:number-columns-repeated="4"/>
        </table:table-row>
        <table:table-row table:style-name="ro2">
          <table:covered-table-cell/>
          <table:covered-table-cell table:style-name="ce9"/>
          <table:table-cell table:style-name="ce14" office:value-type="string">
            <office:annotation draw:style-name="gr2" draw:text-style-name="P1" svg:width="1.1413in" svg:height="0.3902in" svg:x="4.2205in" svg:y="5.0008in" draw:caption-point-x="-4.2205in" draw:caption-point-y="-5.0008in">
              <dc:creator>JFC</dc:creator>
              <dc:date>2007-09-24T00:00:00</dc:date>
              <text:p text:style-name="P1">The TRAC ticket numbers</text:p>
            </office:annotation>
            <text:p>Tickets</text:p>
          </table:table-cell>
          <table:table-cell table:style-name="ce19" table:number-columns-repeated="8"/>
          <table:table-cell table:style-name="ce26"/>
          <table:covered-table-cell table:number-columns-repeated="3" table:style-name="ce29"/>
          <table:covered-table-cell table:style-name="ce32"/>
        </table:table-row>
        <table:table-row table:style-name="ro2">
          <table:covered-table-cell/>
          <table:table-cell table:style-name="ce7" office:value-type="string" table:number-columns-spanned="1" table:number-rows-spanned="4">
            <text:p>Assert situational awareness (know)</text:p>
          </table:table-cell>
          <table:table-cell table:style-name="ce12" office:value-type="string">
            <text:p>Priority</text:p>
          </table:table-cell>
          <table:table-cell table:content-validation-name="val1" table:number-columns-repeated="9"/>
          <table:table-cell table:style-name="ce28" table:number-columns-spanned="4" table:number-rows-spanned="4"/>
          <table:covered-table-cell table:number-columns-repeated="2" table:style-name="ce17"/>
          <table:covered-table-cell table:style-name="ce30"/>
        </table:table-row>
        <table:table-row table:style-name="ro2">
          <table:covered-table-cell table:number-columns-repeated="2"/>
          <table:table-cell office:value-type="string">
            <text:p>Status</text:p>
          </table:table-cell>
          <table:table-cell table:style-name="Default" table:content-validation-name="val2" table:number-columns-repeated="8"/>
          <table:table-cell table:style-name="ce24" table:content-validation-name="val2"/>
          <table:covered-table-cell table:number-columns-repeated="4"/>
        </table:table-row>
        <table:table-row table:style-name="ro2">
          <table:covered-table-cell table:number-columns-repeated="2"/>
          <table:table-cell office:value-type="string">
            <office:annotation draw:style-name="gr1" draw:text-style-name="P1" svg:width="1.1413in" svg:height="0.7083in" svg:x="4.2205in" svg:y="5.5031in" draw:caption-point-x="-4.2205in" draw:caption-point-y="-5.5031in">
              <dc:creator>JFC</dc:creator>
              <dc:date>2007-09-24T00:00:00</dc:date>
              <text:p text:style-name="P1">Estimated Time of Delivery when working to a milestone, Time of Delivery when milestone reached.</text:p>
            </office:annotation>
            <text:p>ETD</text:p>
          </table:table-cell>
          <table:table-cell table:style-name="ce18"/>
          <table:table-cell table:style-name="Default" table:number-columns-repeated="7"/>
          <table:table-cell table:style-name="ce25"/>
          <table:covered-table-cell table:number-columns-repeated="4"/>
        </table:table-row>
        <table:table-row table:style-name="ro2">
          <table:covered-table-cell/>
          <table:covered-table-cell table:style-name="ce9"/>
          <table:table-cell table:style-name="ce14" office:value-type="string">
            <office:annotation draw:style-name="gr2" draw:text-style-name="P1" svg:width="1.1413in" svg:height="0.3902in" svg:x="4.2205in" svg:y="5.6705in" draw:caption-point-x="-4.2205in" draw:caption-point-y="-5.6705in">
              <dc:creator>JFC</dc:creator>
              <dc:date>2007-09-24T00:00:00</dc:date>
              <text:p text:style-name="P1">The TRAC ticket numbers</text:p>
            </office:annotation>
            <text:p>Tickets</text:p>
          </table:table-cell>
          <table:table-cell table:style-name="ce19" table:number-columns-repeated="8"/>
          <table:table-cell table:style-name="ce26"/>
          <table:covered-table-cell table:number-columns-repeated="3" table:style-name="ce29"/>
          <table:covered-table-cell table:style-name="ce32"/>
        </table:table-row>
        <table:table-row table:style-name="ro2">
          <table:covered-table-cell/>
          <table:table-cell table:style-name="ce7" office:value-type="string" table:number-columns-spanned="1" table:number-rows-spanned="4">
            <text:p>Assert exception from responsibility</text:p>
          </table:table-cell>
          <table:table-cell table:style-name="ce12" office:value-type="string">
            <text:p>Priority</text:p>
          </table:table-cell>
          <table:table-cell table:content-validation-name="val1" table:number-columns-repeated="9"/>
          <table:table-cell table:style-name="ce28" table:number-columns-spanned="4" table:number-rows-spanned="4"/>
          <table:covered-table-cell table:number-columns-repeated="2" table:style-name="ce17"/>
          <table:covered-table-cell table:style-name="ce30"/>
        </table:table-row>
        <table:table-row table:style-name="ro2">
          <table:covered-table-cell table:number-columns-repeated="2"/>
          <table:table-cell office:value-type="string">
            <text:p>Status</text:p>
          </table:table-cell>
          <table:table-cell table:style-name="Default" table:content-validation-name="val2" table:number-columns-repeated="8"/>
          <table:table-cell table:style-name="ce24" table:content-validation-name="val2"/>
          <table:covered-table-cell table:number-columns-repeated="4"/>
        </table:table-row>
        <table:table-row table:style-name="ro2">
          <table:covered-table-cell table:number-columns-repeated="2"/>
          <table:table-cell office:value-type="string">
            <office:annotation draw:style-name="gr1" draw:text-style-name="P1" svg:width="1.1413in" svg:height="0.7083in" svg:x="4.2205in" svg:y="6.1728in" draw:caption-point-x="-4.2205in" draw:caption-point-y="-6.1728in">
              <dc:creator>JFC</dc:creator>
              <dc:date>2007-09-24T00:00:00</dc:date>
              <text:p text:style-name="P1">Estimated Time of Delivery when working to a milestone, Time of Delivery when milestone reached.</text:p>
            </office:annotation>
            <text:p>ETD</text:p>
          </table:table-cell>
          <table:table-cell table:style-name="ce18"/>
          <table:table-cell table:style-name="Default" table:number-columns-repeated="7"/>
          <table:table-cell table:style-name="ce25"/>
          <table:covered-table-cell table:number-columns-repeated="4"/>
        </table:table-row>
        <table:table-row table:style-name="ro2">
          <table:covered-table-cell/>
          <table:covered-table-cell table:style-name="ce9"/>
          <table:table-cell table:style-name="ce14" office:value-type="string">
            <office:annotation draw:style-name="gr2" draw:text-style-name="P1" svg:width="1.1413in" svg:height="0.3902in" svg:x="4.2205in" svg:y="6.3402in" draw:caption-point-x="-4.2205in" draw:caption-point-y="-6.3402in">
              <dc:creator>JFC</dc:creator>
              <dc:date>2007-09-24T00:00:00</dc:date>
              <text:p text:style-name="P1">The TRAC ticket numbers</text:p>
            </office:annotation>
            <text:p>Tickets</text:p>
          </table:table-cell>
          <table:table-cell table:style-name="ce19" table:number-columns-repeated="8"/>
          <table:table-cell table:style-name="ce26"/>
          <table:covered-table-cell table:number-columns-repeated="3" table:style-name="ce29"/>
          <table:covered-table-cell table:style-name="ce32"/>
        </table:table-row>
        <table:table-row table:style-name="ro2">
          <table:covered-table-cell/>
          <table:table-cell table:style-name="ce7" office:value-type="string" table:number-columns-spanned="1" table:number-rows-spanned="4">
            <text:p>Assert information preservation</text:p>
          </table:table-cell>
          <table:table-cell table:style-name="ce12" office:value-type="string">
            <text:p>Priority</text:p>
          </table:table-cell>
          <table:table-cell table:content-validation-name="val1" table:number-columns-repeated="9"/>
          <table:table-cell table:style-name="ce28" table:number-columns-spanned="4" table:number-rows-spanned="4"/>
          <table:covered-table-cell table:number-columns-repeated="2" table:style-name="ce17"/>
          <table:covered-table-cell table:style-name="ce30"/>
        </table:table-row>
        <table:table-row table:style-name="ro2">
          <table:covered-table-cell table:number-columns-repeated="2"/>
          <table:table-cell office:value-type="string">
            <text:p>Status</text:p>
          </table:table-cell>
          <table:table-cell table:style-name="Default" table:content-validation-name="val2" table:number-columns-repeated="8"/>
          <table:table-cell table:style-name="ce24" table:content-validation-name="val2"/>
          <table:covered-table-cell table:number-columns-repeated="4"/>
        </table:table-row>
        <table:table-row table:style-name="ro2">
          <table:covered-table-cell table:number-columns-repeated="2"/>
          <table:table-cell office:value-type="string">
            <office:annotation draw:style-name="gr1" draw:text-style-name="P1" svg:width="1.1413in" svg:height="0.7083in" svg:x="4.2205in" svg:y="6.8425in" draw:caption-point-x="-4.2205in" draw:caption-point-y="-6.8425in">
              <dc:creator>JFC</dc:creator>
              <dc:date>2007-09-24T00:00:00</dc:date>
              <text:p text:style-name="P1">Estimated Time of Delivery when working to a milestone, Time of Delivery when milestone reached.</text:p>
            </office:annotation>
            <text:p>ETD</text:p>
          </table:table-cell>
          <table:table-cell table:style-name="ce18"/>
          <table:table-cell table:style-name="Default" table:number-columns-repeated="7"/>
          <table:table-cell table:style-name="ce25"/>
          <table:covered-table-cell table:number-columns-repeated="4"/>
        </table:table-row>
        <table:table-row table:style-name="ro2">
          <table:covered-table-cell/>
          <table:covered-table-cell table:style-name="ce9"/>
          <table:table-cell table:style-name="ce14" office:value-type="string">
            <office:annotation draw:style-name="gr2" draw:text-style-name="P1" svg:width="1.1413in" svg:height="0.3902in" svg:x="4.2205in" svg:y="7.0098in" draw:caption-point-x="-4.2205in" draw:caption-point-y="-7.0098in">
              <dc:creator>JFC</dc:creator>
              <dc:date>2007-09-24T00:00:00</dc:date>
              <text:p text:style-name="P1">The TRAC ticket numbers</text:p>
            </office:annotation>
            <text:p>Tickets</text:p>
          </table:table-cell>
          <table:table-cell table:style-name="ce19" table:number-columns-repeated="8"/>
          <table:table-cell table:style-name="ce26"/>
          <table:covered-table-cell table:number-columns-repeated="3" table:style-name="ce29"/>
          <table:covered-table-cell table:style-name="ce32"/>
        </table:table-row>
      </table:table>
      <table:table table:name="Discovering" table:style-name="ta1" table:print="false">
        <office:forms form:automatic-focus="false" form:apply-design-mode="false"/>
        <table:table-column table:style-name="co12" table:default-cell-style-name="Default"/>
        <table:table-column table:style-name="co10" table:default-cell-style-name="ce8"/>
        <table:table-column table:style-name="co13" table:default-cell-style-name="ce13"/>
        <table:table-column table:style-name="co4" table:number-columns-repeated="8" table:default-cell-style-name="ce17"/>
        <table:table-column table:style-name="co4" table:default-cell-style-name="ce23"/>
        <table:table-column table:style-name="co5" table:number-columns-repeated="3" table:default-cell-style-name="Default"/>
        <table:table-column table:style-name="co5" table:default-cell-style-name="ce31"/>
        <table:table-row table:style-name="ro1">
          <table:table-cell table:style-name="ce1" office:value-type="string" table:number-columns-spanned="1" table:number-rows-spanned="2">
            <text:p>Layer</text:p>
          </table:table-cell>
          <table:table-cell table:style-name="ce5" office:value-type="string" table:number-columns-spanned="1" table:number-rows-spanned="2">
            <text:p>Use case</text:p>
          </table:table-cell>
          <table:table-cell table:style-name="ce10" table:number-columns-spanned="1" table:number-rows-spanned="2"/>
          <table:table-cell table:style-name="ce15" office:value-type="string" table:number-columns-spanned="9" table:number-rows-spanned="1">
            <text:p>Area</text:p>
          </table:table-cell>
          <table:covered-table-cell table:number-columns-repeated="7" table:style-name="ce20"/>
          <table:covered-table-cell table:style-name="ce21"/>
          <table:table-cell table:style-name="ce27" office:value-type="string" table:number-columns-spanned="4" table:number-rows-spanned="2">
            <text:p>Notes</text:p>
          </table:table-cell>
          <table:covered-table-cell table:number-columns-repeated="2"/>
          <table:covered-table-cell table:style-name="Default"/>
        </table:table-row>
        <table:table-row table:style-name="ro2">
          <table:covered-table-cell table:style-name="ce2"/>
          <table:covered-table-cell table:style-name="ce6"/>
          <table:covered-table-cell table:style-name="ce11"/>
          <table:table-cell table:style-name="ce16" office:value-type="string">
            <office:annotation draw:style-name="gr3" draw:text-style-name="P1" svg:width="1.1413in" svg:height="0.3902in" svg:x="3.7921in" svg:y="0in" draw:caption-point-x="-3.7921in" draw:caption-point-y="0in">
              <dc:creator>JFC</dc:creator>
              <dc:date>2007-09-24T00:00:00</dc:date>
              <text:p text:style-name="P1">ISNA specifications</text:p>
            </office:annotation>
            <text:p>Methodology</text:p>
          </table:table-cell>
          <table:table-cell table:style-name="ce16" office:value-type="string">
            <office:annotation draw:style-name="gr3" draw:text-style-name="P1" svg:width="1.1413in" svg:height="0.3902in" svg:x="4.6811in" svg:y="0in" draw:caption-point-x="-4.6811in" draw:caption-point-y="0in">
              <dc:creator>JFC</dc:creator>
              <dc:date>2007-09-24T00:00:00</dc:date>
              <text:p text:style-name="P1">Functional specifications</text:p>
            </office:annotation>
            <text:p>Specs</text:p>
          </table:table-cell>
          <table:table-cell table:style-name="ce16" office:value-type="string">
            <office:annotation draw:style-name="gr3" draw:text-style-name="P1" svg:width="1.1413in" svg:height="0.5457in" svg:x="5.5701in" svg:y="0in" draw:caption-point-x="-5.5701in" draw:caption-point-y="0in">
              <dc:creator>JFC</dc:creator>
              <dc:date>2007-09-24T00:00:00</dc:date>
              <text:p text:style-name="P1">Servers, database, networking etc.</text:p>
            </office:annotation>
            <text:p>Infrastructure</text:p>
          </table:table-cell>
          <table:table-cell table:style-name="ce16" office:value-type="string">
            <office:annotation draw:style-name="gr3" draw:text-style-name="P1" svg:width="1.1413in" svg:height="0.3902in" svg:x="6.4591in" svg:y="0in" draw:caption-point-x="-6.4591in" draw:caption-point-y="0in">
              <dc:creator>JFC</dc:creator>
              <dc:date>2007-09-24T00:00:00</dc:date>
              <text:p text:style-name="P1">Schema and Xqueries</text:p>
            </office:annotation>
            <text:p>XML</text:p>
          </table:table-cell>
          <table:table-cell table:style-name="ce16" office:value-type="string">
            <office:annotation draw:style-name="gr3" draw:text-style-name="P1" svg:width="1.1413in" svg:height="0.3902in" svg:x="7.3484in" svg:y="0in" draw:caption-point-x="-7.3484in" draw:caption-point-y="0in">
              <dc:creator>JFC</dc:creator>
              <dc:date>2007-09-24T00:00:00</dc:date>
              <text:p text:style-name="P1">NetKernel components</text:p>
            </office:annotation>
            <text:p>NK</text:p>
          </table:table-cell>
          <table:table-cell table:style-name="ce16" office:value-type="string">
            <office:annotation draw:style-name="gr3" draw:text-style-name="P1" svg:width="1.1413in" svg:height="0.3902in" svg:x="8.2374in" svg:y="0in" draw:caption-point-x="-8.2374in" draw:caption-point-y="0in">
              <dc:creator>JFC</dc:creator>
              <dc:date>2007-09-24T00:00:00</dc:date>
              <text:p text:style-name="P1">Flex client's model-controller</text:p>
            </office:annotation>
            <text:p>Cairngorm</text:p>
          </table:table-cell>
          <table:table-cell table:style-name="ce16" office:value-type="string">
            <office:annotation draw:style-name="gr3" draw:text-style-name="P1" svg:width="1.1413in" svg:height="0.3902in" svg:x="9.1264in" svg:y="0in" draw:caption-point-x="-9.1264in" draw:caption-point-y="0in">
              <dc:creator>JFC</dc:creator>
              <dc:date>2007-09-24T00:00:00</dc:date>
              <text:p text:style-name="P1">Flex UI or backend plugin</text:p>
            </office:annotation>
            <text:p>UI</text:p>
          </table:table-cell>
          <table:table-cell table:style-name="ce16" office:value-type="string">
            <office:annotation draw:style-name="gr3" draw:text-style-name="P1" svg:width="1.1413in" svg:height="0.5457in" svg:x="10.0154in" svg:y="0in" draw:caption-point-x="-10.0154in" draw:caption-point-y="0in">
              <dc:creator>JFC</dc:creator>
              <dc:date>2007-09-24T00:00:00</dc:date>
              <text:p text:style-name="P1">Online help and user documentation</text:p>
            </office:annotation>
            <text:p>Doc</text:p>
          </table:table-cell>
          <table:table-cell table:style-name="ce22" office:value-type="string">
            <text:p>Overall</text:p>
          </table:table-cell>
          <table:covered-table-cell table:number-columns-repeated="3"/>
          <table:covered-table-cell table:style-name="Default"/>
        </table:table-row>
        <table:table-row table:style-name="ro2">
          <table:table-cell table:style-name="ce3" office:value-type="string" table:number-columns-spanned="1" table:number-rows-spanned="48">
            <text:p>Discovering</text:p>
          </table:table-cell>
          <table:table-cell table:style-name="ce7" office:value-type="string" table:number-columns-spanned="1" table:number-rows-spanned="4">
            <text:p>Find sharing need</text:p>
          </table:table-cell>
          <table:table-cell table:style-name="ce12" office:value-type="string">
            <text:p>Priority</text:p>
          </table:table-cell>
          <table:table-cell table:content-validation-name="val1" table:number-columns-repeated="9"/>
          <table:table-cell table:style-name="ce28" table:number-columns-spanned="4" table:number-rows-spanned="4"/>
          <table:covered-table-cell table:number-columns-repeated="2" table:style-name="ce17"/>
          <table:covered-table-cell table:style-name="ce30"/>
        </table:table-row>
        <table:table-row table:style-name="ro2">
          <table:covered-table-cell table:number-columns-repeated="2"/>
          <table:table-cell office:value-type="string">
            <text:p>Status</text:p>
          </table:table-cell>
          <table:table-cell table:style-name="Default" table:content-validation-name="val2" table:number-columns-repeated="8"/>
          <table:table-cell table:style-name="ce24" table:content-validation-name="val2"/>
          <table:covered-table-cell table:number-columns-repeated="4"/>
        </table:table-row>
        <table:table-row table:style-name="ro2">
          <table:covered-table-cell table:number-columns-repeated="2"/>
          <table:table-cell office:value-type="string">
            <office:annotation draw:style-name="gr1" draw:text-style-name="P1" svg:width="1.1413in" svg:height="0.7083in" svg:x="4.2134in" svg:y="0.1453in" draw:caption-point-x="-4.2134in" draw:caption-point-y="-0.1453in">
              <dc:creator>JFC</dc:creator>
              <dc:date>2007-09-24T00:00:00</dc:date>
              <text:p text:style-name="P1">Estimated Time of Delivery when working to a milestone, Time of Delivery when milestone reached.</text:p>
            </office:annotation>
            <text:p>ETD</text:p>
          </table:table-cell>
          <table:table-cell table:style-name="ce18"/>
          <table:table-cell table:style-name="Default" table:number-columns-repeated="7"/>
          <table:table-cell table:style-name="ce25"/>
          <table:covered-table-cell table:number-columns-repeated="4"/>
        </table:table-row>
        <table:table-row table:style-name="ro2">
          <table:covered-table-cell/>
          <table:covered-table-cell table:style-name="ce9"/>
          <table:table-cell table:style-name="ce14" office:value-type="string">
            <office:annotation draw:style-name="gr2" draw:text-style-name="P1" svg:width="1.1413in" svg:height="0.3902in" svg:x="4.2134in" svg:y="0.313in" draw:caption-point-x="-4.2134in" draw:caption-point-y="-0.313in">
              <dc:creator>JFC</dc:creator>
              <dc:date>2007-09-24T00:00:00</dc:date>
              <text:p text:style-name="P1">The TRAC ticket numbers</text:p>
            </office:annotation>
            <text:p>Tickets</text:p>
          </table:table-cell>
          <table:table-cell table:style-name="ce19" table:number-columns-repeated="8"/>
          <table:table-cell table:style-name="ce26"/>
          <table:covered-table-cell table:number-columns-repeated="3" table:style-name="ce29"/>
          <table:covered-table-cell table:style-name="ce32"/>
        </table:table-row>
        <table:table-row table:style-name="ro2">
          <table:covered-table-cell/>
          <table:table-cell table:style-name="ce7" office:value-type="string" table:number-columns-spanned="1" table:number-rows-spanned="4">
            <text:p>Assert granted access</text:p>
          </table:table-cell>
          <table:table-cell table:style-name="ce12" office:value-type="string">
            <text:p>Priority</text:p>
          </table:table-cell>
          <table:table-cell table:content-validation-name="val1" table:number-columns-repeated="9"/>
          <table:table-cell table:style-name="ce28" table:number-columns-spanned="4" table:number-rows-spanned="4"/>
          <table:covered-table-cell table:number-columns-repeated="2" table:style-name="ce17"/>
          <table:covered-table-cell table:style-name="ce30"/>
        </table:table-row>
        <table:table-row table:style-name="ro2">
          <table:covered-table-cell table:number-columns-repeated="2"/>
          <table:table-cell office:value-type="string">
            <text:p>Status</text:p>
          </table:table-cell>
          <table:table-cell table:style-name="Default" table:content-validation-name="val2" table:number-columns-repeated="8"/>
          <table:table-cell table:style-name="ce24" table:content-validation-name="val2"/>
          <table:covered-table-cell table:number-columns-repeated="4"/>
        </table:table-row>
        <table:table-row table:style-name="ro2">
          <table:covered-table-cell table:number-columns-repeated="2"/>
          <table:table-cell office:value-type="string">
            <office:annotation draw:style-name="gr1" draw:text-style-name="P1" svg:width="1.1413in" svg:height="0.7083in" svg:x="3.8917in" svg:y="0.815in" draw:caption-point-x="-3.8917in" draw:caption-point-y="-0.815in">
              <dc:creator>JFC</dc:creator>
              <dc:date>2007-09-24T00:00:00</dc:date>
              <text:p text:style-name="P1">Estimated Time of Delivery when working to a milestone, Time of Delivery when milestone reached.</text:p>
            </office:annotation>
            <text:p>ETD</text:p>
          </table:table-cell>
          <table:table-cell table:style-name="ce18"/>
          <table:table-cell table:style-name="Default" table:number-columns-repeated="7"/>
          <table:table-cell table:style-name="ce25"/>
          <table:covered-table-cell table:number-columns-repeated="4"/>
        </table:table-row>
        <table:table-row table:style-name="ro2">
          <table:covered-table-cell/>
          <table:covered-table-cell table:style-name="ce9"/>
          <table:table-cell table:style-name="ce14" office:value-type="string">
            <office:annotation draw:style-name="gr2" draw:text-style-name="P1" svg:width="1.1413in" svg:height="0.3902in" svg:x="3.8917in" svg:y="0.9827in" draw:caption-point-x="-3.8917in" draw:caption-point-y="-0.9827in">
              <dc:creator>JFC</dc:creator>
              <dc:date>2007-09-24T00:00:00</dc:date>
              <text:p text:style-name="P1">The TRAC ticket numbers</text:p>
            </office:annotation>
            <text:p>Tickets</text:p>
          </table:table-cell>
          <table:table-cell table:style-name="ce19" table:number-columns-repeated="8"/>
          <table:table-cell table:style-name="ce26"/>
          <table:covered-table-cell table:number-columns-repeated="3" table:style-name="ce29"/>
          <table:covered-table-cell table:style-name="ce32"/>
        </table:table-row>
        <table:table-row table:style-name="ro2">
          <table:covered-table-cell/>
          <table:table-cell table:style-name="ce7" office:value-type="string" table:number-columns-spanned="1" table:number-rows-spanned="4">
            <text:p>Assert needed sharing as regulated</text:p>
          </table:table-cell>
          <table:table-cell table:style-name="ce12" office:value-type="string">
            <text:p>Priority</text:p>
          </table:table-cell>
          <table:table-cell table:content-validation-name="val1" table:number-columns-repeated="9"/>
          <table:table-cell table:style-name="ce28" table:number-columns-spanned="4" table:number-rows-spanned="4"/>
          <table:covered-table-cell table:number-columns-repeated="2" table:style-name="ce17"/>
          <table:covered-table-cell table:style-name="ce30"/>
        </table:table-row>
        <table:table-row table:style-name="ro2">
          <table:covered-table-cell table:number-columns-repeated="2"/>
          <table:table-cell office:value-type="string">
            <text:p>Status</text:p>
          </table:table-cell>
          <table:table-cell table:style-name="Default" table:content-validation-name="val2" table:number-columns-repeated="8"/>
          <table:table-cell table:style-name="ce24" table:content-validation-name="val2"/>
          <table:covered-table-cell table:number-columns-repeated="4"/>
        </table:table-row>
        <table:table-row table:style-name="ro2">
          <table:covered-table-cell table:number-columns-repeated="2"/>
          <table:table-cell office:value-type="string">
            <office:annotation draw:style-name="gr1" draw:text-style-name="P1" svg:width="1.1413in" svg:height="0.7083in" svg:x="3.8917in" svg:y="1.4846in" draw:caption-point-x="-3.8917in" draw:caption-point-y="-1.4846in">
              <dc:creator>JFC</dc:creator>
              <dc:date>2007-09-24T00:00:00</dc:date>
              <text:p text:style-name="P1">Estimated Time of Delivery when working to a milestone, Time of Delivery when milestone reached.</text:p>
            </office:annotation>
            <text:p>ETD</text:p>
          </table:table-cell>
          <table:table-cell table:style-name="ce18"/>
          <table:table-cell table:style-name="Default" table:number-columns-repeated="7"/>
          <table:table-cell table:style-name="ce25"/>
          <table:covered-table-cell table:number-columns-repeated="4"/>
        </table:table-row>
        <table:table-row table:style-name="ro2">
          <table:covered-table-cell/>
          <table:covered-table-cell table:style-name="ce9"/>
          <table:table-cell table:style-name="ce14" office:value-type="string">
            <office:annotation draw:style-name="gr2" draw:text-style-name="P1" svg:width="1.1413in" svg:height="0.3902in" svg:x="3.8917in" svg:y="1.6524in" draw:caption-point-x="-3.8917in" draw:caption-point-y="-1.6524in">
              <dc:creator>JFC</dc:creator>
              <dc:date>2007-09-24T00:00:00</dc:date>
              <text:p text:style-name="P1">The TRAC ticket numbers</text:p>
            </office:annotation>
            <text:p>Tickets</text:p>
          </table:table-cell>
          <table:table-cell table:style-name="ce19" table:number-columns-repeated="8"/>
          <table:table-cell table:style-name="ce26"/>
          <table:covered-table-cell table:number-columns-repeated="3" table:style-name="ce29"/>
          <table:covered-table-cell table:style-name="ce32"/>
        </table:table-row>
        <table:table-row table:style-name="ro2">
          <table:covered-table-cell/>
          <table:table-cell table:style-name="ce7" office:value-type="string" table:number-columns-spanned="1" table:number-rows-spanned="4">
            <text:p>Check clearances and privacy restrictions</text:p>
          </table:table-cell>
          <table:table-cell table:style-name="ce12" office:value-type="string">
            <text:p>Priority</text:p>
          </table:table-cell>
          <table:table-cell table:content-validation-name="val1" table:number-columns-repeated="9"/>
          <table:table-cell table:style-name="ce28" table:number-columns-spanned="4" table:number-rows-spanned="4"/>
          <table:covered-table-cell table:number-columns-repeated="2" table:style-name="ce17"/>
          <table:covered-table-cell table:style-name="ce30"/>
        </table:table-row>
        <table:table-row table:style-name="ro2">
          <table:covered-table-cell table:number-columns-repeated="2"/>
          <table:table-cell office:value-type="string">
            <text:p>Status</text:p>
          </table:table-cell>
          <table:table-cell table:style-name="Default" table:content-validation-name="val2" table:number-columns-repeated="8"/>
          <table:table-cell table:style-name="ce24" table:content-validation-name="val2"/>
          <table:covered-table-cell table:number-columns-repeated="4"/>
        </table:table-row>
        <table:table-row table:style-name="ro2">
          <table:covered-table-cell table:number-columns-repeated="2"/>
          <table:table-cell office:value-type="string">
            <office:annotation draw:style-name="gr1" draw:text-style-name="P1" svg:width="1.1413in" svg:height="0.7083in" svg:x="3.8917in" svg:y="2.1543in" draw:caption-point-x="-3.8917in" draw:caption-point-y="-2.1543in">
              <dc:creator>JFC</dc:creator>
              <dc:date>2007-09-24T00:00:00</dc:date>
              <text:p text:style-name="P1">Estimated Time of Delivery when working to a milestone, Time of Delivery when milestone reached.</text:p>
            </office:annotation>
            <text:p>ETD</text:p>
          </table:table-cell>
          <table:table-cell table:style-name="ce18"/>
          <table:table-cell table:style-name="Default" table:number-columns-repeated="7"/>
          <table:table-cell table:style-name="ce25"/>
          <table:covered-table-cell table:number-columns-repeated="4"/>
        </table:table-row>
        <table:table-row table:style-name="ro2">
          <table:covered-table-cell/>
          <table:covered-table-cell table:style-name="ce9"/>
          <table:table-cell table:style-name="ce14" office:value-type="string">
            <office:annotation draw:style-name="gr2" draw:text-style-name="P1" svg:width="1.1413in" svg:height="0.3902in" svg:x="3.8917in" svg:y="2.322in" draw:caption-point-x="-3.8917in" draw:caption-point-y="-2.322in">
              <dc:creator>JFC</dc:creator>
              <dc:date>2007-09-24T00:00:00</dc:date>
              <text:p text:style-name="P1">The TRAC ticket numbers</text:p>
            </office:annotation>
            <text:p>Tickets</text:p>
          </table:table-cell>
          <table:table-cell table:style-name="ce19" table:number-columns-repeated="8"/>
          <table:table-cell table:style-name="ce26"/>
          <table:covered-table-cell table:number-columns-repeated="3" table:style-name="ce29"/>
          <table:covered-table-cell table:style-name="ce32"/>
        </table:table-row>
        <table:table-row table:style-name="ro2">
          <table:covered-table-cell/>
          <table:table-cell table:style-name="ce7" office:value-type="string" table:number-columns-spanned="1" table:number-rows-spanned="4">
            <text:p>Assert agreement to share</text:p>
          </table:table-cell>
          <table:table-cell table:style-name="ce12" office:value-type="string">
            <text:p>Priority</text:p>
          </table:table-cell>
          <table:table-cell table:content-validation-name="val1" table:number-columns-repeated="9"/>
          <table:table-cell table:style-name="ce28" table:number-columns-spanned="4" table:number-rows-spanned="4"/>
          <table:covered-table-cell table:number-columns-repeated="2" table:style-name="ce17"/>
          <table:covered-table-cell table:style-name="ce30"/>
        </table:table-row>
        <table:table-row table:style-name="ro2">
          <table:covered-table-cell table:number-columns-repeated="2"/>
          <table:table-cell office:value-type="string">
            <text:p>Status</text:p>
          </table:table-cell>
          <table:table-cell table:style-name="Default" table:content-validation-name="val2" table:number-columns-repeated="8"/>
          <table:table-cell table:style-name="ce24" table:content-validation-name="val2"/>
          <table:covered-table-cell table:number-columns-repeated="4"/>
        </table:table-row>
        <table:table-row table:style-name="ro2">
          <table:covered-table-cell table:number-columns-repeated="2"/>
          <table:table-cell office:value-type="string">
            <office:annotation draw:style-name="gr1" draw:text-style-name="P1" svg:width="1.1413in" svg:height="0.7083in" svg:x="3.8917in" svg:y="2.8244in" draw:caption-point-x="-3.8917in" draw:caption-point-y="-2.8244in">
              <dc:creator>JFC</dc:creator>
              <dc:date>2007-09-24T00:00:00</dc:date>
              <text:p text:style-name="P1">Estimated Time of Delivery when working to a milestone, Time of Delivery when milestone reached.</text:p>
            </office:annotation>
            <text:p>ETD</text:p>
          </table:table-cell>
          <table:table-cell table:style-name="ce18"/>
          <table:table-cell table:style-name="Default" table:number-columns-repeated="7"/>
          <table:table-cell table:style-name="ce25"/>
          <table:covered-table-cell table:number-columns-repeated="4"/>
        </table:table-row>
        <table:table-row table:style-name="ro2">
          <table:covered-table-cell/>
          <table:covered-table-cell table:style-name="ce9"/>
          <table:table-cell table:style-name="ce14" office:value-type="string">
            <office:annotation draw:style-name="gr2" draw:text-style-name="P1" svg:width="1.1413in" svg:height="0.3902in" svg:x="3.8917in" svg:y="2.9917in" draw:caption-point-x="-3.8917in" draw:caption-point-y="-2.9917in">
              <dc:creator>JFC</dc:creator>
              <dc:date>2007-09-24T00:00:00</dc:date>
              <text:p text:style-name="P1">The TRAC ticket numbers</text:p>
            </office:annotation>
            <text:p>Tickets</text:p>
          </table:table-cell>
          <table:table-cell table:style-name="ce19" table:number-columns-repeated="8"/>
          <table:table-cell table:style-name="ce26"/>
          <table:covered-table-cell table:number-columns-repeated="3" table:style-name="ce29"/>
          <table:covered-table-cell table:style-name="ce32"/>
        </table:table-row>
        <table:table-row table:style-name="ro2">
          <table:covered-table-cell/>
          <table:table-cell table:style-name="ce7" office:value-type="string" table:number-columns-spanned="1" table:number-rows-spanned="4">
            <text:p>Identify effective situation</text:p>
          </table:table-cell>
          <table:table-cell table:style-name="ce12" office:value-type="string">
            <text:p>Priority</text:p>
          </table:table-cell>
          <table:table-cell table:content-validation-name="val1" table:number-columns-repeated="9"/>
          <table:table-cell table:style-name="ce28" table:number-columns-spanned="4" table:number-rows-spanned="4"/>
          <table:covered-table-cell table:number-columns-repeated="2" table:style-name="ce17"/>
          <table:covered-table-cell table:style-name="ce30"/>
        </table:table-row>
        <table:table-row table:style-name="ro2">
          <table:covered-table-cell table:number-columns-repeated="2"/>
          <table:table-cell office:value-type="string">
            <text:p>Status</text:p>
          </table:table-cell>
          <table:table-cell table:style-name="Default" table:content-validation-name="val2" table:number-columns-repeated="8"/>
          <table:table-cell table:style-name="ce24" table:content-validation-name="val2"/>
          <table:covered-table-cell table:number-columns-repeated="4"/>
        </table:table-row>
        <table:table-row table:style-name="ro2">
          <table:covered-table-cell table:number-columns-repeated="2"/>
          <table:table-cell office:value-type="string">
            <office:annotation draw:style-name="gr1" draw:text-style-name="P1" svg:width="1.1413in" svg:height="0.7083in" svg:x="3.8917in" svg:y="3.4941in" draw:caption-point-x="-3.8917in" draw:caption-point-y="-3.4941in">
              <dc:creator>JFC</dc:creator>
              <dc:date>2007-09-24T00:00:00</dc:date>
              <text:p text:style-name="P1">Estimated Time of Delivery when working to a milestone, Time of Delivery when milestone reached.</text:p>
            </office:annotation>
            <text:p>ETD</text:p>
          </table:table-cell>
          <table:table-cell table:style-name="ce18"/>
          <table:table-cell table:style-name="Default" table:number-columns-repeated="7"/>
          <table:table-cell table:style-name="ce25"/>
          <table:covered-table-cell table:number-columns-repeated="4"/>
        </table:table-row>
        <table:table-row table:style-name="ro2">
          <table:covered-table-cell/>
          <table:covered-table-cell table:style-name="ce9"/>
          <table:table-cell table:style-name="ce14" office:value-type="string">
            <office:annotation draw:style-name="gr2" draw:text-style-name="P1" svg:width="1.1413in" svg:height="0.3902in" svg:x="3.8917in" svg:y="3.6614in" draw:caption-point-x="-3.8917in" draw:caption-point-y="-3.6614in">
              <dc:creator>JFC</dc:creator>
              <dc:date>2007-09-24T00:00:00</dc:date>
              <text:p text:style-name="P1">The TRAC ticket numbers</text:p>
            </office:annotation>
            <text:p>Tickets</text:p>
          </table:table-cell>
          <table:table-cell table:style-name="ce19" table:number-columns-repeated="8"/>
          <table:table-cell table:style-name="ce26"/>
          <table:covered-table-cell table:number-columns-repeated="3" table:style-name="ce29"/>
          <table:covered-table-cell table:style-name="ce32"/>
        </table:table-row>
        <table:table-row table:style-name="ro2">
          <table:covered-table-cell/>
          <table:table-cell table:style-name="ce7" office:value-type="string" table:number-columns-spanned="1" table:number-rows-spanned="4">
            <text:p>Verify resources operational</text:p>
          </table:table-cell>
          <table:table-cell table:style-name="ce12" office:value-type="string">
            <text:p>Priority</text:p>
          </table:table-cell>
          <table:table-cell table:content-validation-name="val1" table:number-columns-repeated="9"/>
          <table:table-cell table:style-name="ce28" table:number-columns-spanned="4" table:number-rows-spanned="4"/>
          <table:covered-table-cell table:number-columns-repeated="2" table:style-name="ce17"/>
          <table:covered-table-cell table:style-name="ce30"/>
        </table:table-row>
        <table:table-row table:style-name="ro2">
          <table:covered-table-cell table:number-columns-repeated="2"/>
          <table:table-cell office:value-type="string">
            <text:p>Status</text:p>
          </table:table-cell>
          <table:table-cell table:style-name="Default" table:content-validation-name="val2" table:number-columns-repeated="8"/>
          <table:table-cell table:style-name="ce24" table:content-validation-name="val2"/>
          <table:covered-table-cell table:number-columns-repeated="4"/>
        </table:table-row>
        <table:table-row table:style-name="ro2">
          <table:covered-table-cell table:number-columns-repeated="2"/>
          <table:table-cell office:value-type="string">
            <office:annotation draw:style-name="gr1" draw:text-style-name="P1" svg:width="1.1413in" svg:height="0.7083in" svg:x="3.8917in" svg:y="4.1638in" draw:caption-point-x="-3.8917in" draw:caption-point-y="-4.1638in">
              <dc:creator>JFC</dc:creator>
              <dc:date>2007-09-24T00:00:00</dc:date>
              <text:p text:style-name="P1">Estimated Time of Delivery when working to a milestone, Time of Delivery when milestone reached.</text:p>
            </office:annotation>
            <text:p>ETD</text:p>
          </table:table-cell>
          <table:table-cell table:style-name="ce18"/>
          <table:table-cell table:style-name="Default" table:number-columns-repeated="7"/>
          <table:table-cell table:style-name="ce25"/>
          <table:covered-table-cell table:number-columns-repeated="4"/>
        </table:table-row>
        <table:table-row table:style-name="ro2">
          <table:covered-table-cell/>
          <table:covered-table-cell table:style-name="ce9"/>
          <table:table-cell table:style-name="ce14" office:value-type="string">
            <office:annotation draw:style-name="gr2" draw:text-style-name="P1" svg:width="1.1413in" svg:height="0.3902in" svg:x="3.8917in" svg:y="4.3311in" draw:caption-point-x="-3.8917in" draw:caption-point-y="-4.3311in">
              <dc:creator>JFC</dc:creator>
              <dc:date>2007-09-24T00:00:00</dc:date>
              <text:p text:style-name="P1">The TRAC ticket numbers</text:p>
            </office:annotation>
            <text:p>Tickets</text:p>
          </table:table-cell>
          <table:table-cell table:style-name="ce19" table:number-columns-repeated="8"/>
          <table:table-cell table:style-name="ce26"/>
          <table:covered-table-cell table:number-columns-repeated="3" table:style-name="ce29"/>
          <table:covered-table-cell table:style-name="ce32"/>
        </table:table-row>
        <table:table-row table:style-name="ro2">
          <table:covered-table-cell/>
          <table:table-cell table:style-name="ce7" office:value-type="string" table:number-columns-spanned="1" table:number-rows-spanned="4">
            <text:p>Verify sharing need permissible</text:p>
          </table:table-cell>
          <table:table-cell table:style-name="ce12" office:value-type="string">
            <text:p>Priority</text:p>
          </table:table-cell>
          <table:table-cell table:content-validation-name="val1" table:number-columns-repeated="9"/>
          <table:table-cell table:style-name="ce28" table:number-columns-spanned="4" table:number-rows-spanned="4"/>
          <table:covered-table-cell table:number-columns-repeated="2" table:style-name="ce17"/>
          <table:covered-table-cell table:style-name="ce30"/>
        </table:table-row>
        <table:table-row table:style-name="ro2">
          <table:covered-table-cell table:number-columns-repeated="2"/>
          <table:table-cell office:value-type="string">
            <text:p>Status</text:p>
          </table:table-cell>
          <table:table-cell table:style-name="Default" table:content-validation-name="val2" table:number-columns-repeated="8"/>
          <table:table-cell table:style-name="ce24" table:content-validation-name="val2"/>
          <table:covered-table-cell table:number-columns-repeated="4"/>
        </table:table-row>
        <table:table-row table:style-name="ro2">
          <table:covered-table-cell table:number-columns-repeated="2"/>
          <table:table-cell office:value-type="string">
            <office:annotation draw:style-name="gr1" draw:text-style-name="P1" svg:width="1.1413in" svg:height="0.7083in" svg:x="3.8917in" svg:y="4.8335in" draw:caption-point-x="-3.8917in" draw:caption-point-y="-4.8335in">
              <dc:creator>JFC</dc:creator>
              <dc:date>2007-09-24T00:00:00</dc:date>
              <text:p text:style-name="P1">Estimated Time of Delivery when working to a milestone, Time of Delivery when milestone reached.</text:p>
            </office:annotation>
            <text:p>ETD</text:p>
          </table:table-cell>
          <table:table-cell table:style-name="ce18"/>
          <table:table-cell table:style-name="Default" table:number-columns-repeated="7"/>
          <table:table-cell table:style-name="ce25"/>
          <table:covered-table-cell table:number-columns-repeated="4"/>
        </table:table-row>
        <table:table-row table:style-name="ro2">
          <table:covered-table-cell/>
          <table:covered-table-cell table:style-name="ce9"/>
          <table:table-cell table:style-name="ce14" office:value-type="string">
            <office:annotation draw:style-name="gr2" draw:text-style-name="P1" svg:width="1.1413in" svg:height="0.3902in" svg:x="3.8917in" svg:y="5.0008in" draw:caption-point-x="-3.8917in" draw:caption-point-y="-5.0008in">
              <dc:creator>JFC</dc:creator>
              <dc:date>2007-09-24T00:00:00</dc:date>
              <text:p text:style-name="P1">The TRAC ticket numbers</text:p>
            </office:annotation>
            <text:p>Tickets</text:p>
          </table:table-cell>
          <table:table-cell table:style-name="ce19" table:number-columns-repeated="8"/>
          <table:table-cell table:style-name="ce26"/>
          <table:covered-table-cell table:number-columns-repeated="3" table:style-name="ce29"/>
          <table:covered-table-cell table:style-name="ce32"/>
        </table:table-row>
        <table:table-row table:style-name="ro2">
          <table:covered-table-cell/>
          <table:table-cell table:style-name="ce7" office:value-type="string" table:number-columns-spanned="1" table:number-rows-spanned="4">
            <text:p>Draw communication sequence</text:p>
          </table:table-cell>
          <table:table-cell table:style-name="ce12" office:value-type="string">
            <text:p>Priority</text:p>
          </table:table-cell>
          <table:table-cell table:content-validation-name="val1" table:number-columns-repeated="9"/>
          <table:table-cell table:style-name="ce28" table:number-columns-spanned="4" table:number-rows-spanned="4"/>
          <table:covered-table-cell table:number-columns-repeated="2" table:style-name="ce17"/>
          <table:covered-table-cell table:style-name="ce30"/>
        </table:table-row>
        <table:table-row table:style-name="ro2">
          <table:covered-table-cell table:number-columns-repeated="2"/>
          <table:table-cell office:value-type="string">
            <text:p>Status</text:p>
          </table:table-cell>
          <table:table-cell table:style-name="Default" table:content-validation-name="val2" table:number-columns-repeated="8"/>
          <table:table-cell table:style-name="ce24" table:content-validation-name="val2"/>
          <table:covered-table-cell table:number-columns-repeated="4"/>
        </table:table-row>
        <table:table-row table:style-name="ro2">
          <table:covered-table-cell table:number-columns-repeated="2"/>
          <table:table-cell office:value-type="string">
            <office:annotation draw:style-name="gr1" draw:text-style-name="P1" svg:width="1.1413in" svg:height="0.7083in" svg:x="3.8917in" svg:y="5.5031in" draw:caption-point-x="-3.8917in" draw:caption-point-y="-5.5031in">
              <dc:creator>JFC</dc:creator>
              <dc:date>2007-09-24T00:00:00</dc:date>
              <text:p text:style-name="P1">Estimated Time of Delivery when working to a milestone, Time of Delivery when milestone reached.</text:p>
            </office:annotation>
            <text:p>ETD</text:p>
          </table:table-cell>
          <table:table-cell table:style-name="ce18"/>
          <table:table-cell table:style-name="Default" table:number-columns-repeated="7"/>
          <table:table-cell table:style-name="ce25"/>
          <table:covered-table-cell table:number-columns-repeated="4"/>
        </table:table-row>
        <table:table-row table:style-name="ro2">
          <table:covered-table-cell/>
          <table:covered-table-cell table:style-name="ce9"/>
          <table:table-cell table:style-name="ce14" office:value-type="string">
            <office:annotation draw:style-name="gr2" draw:text-style-name="P1" svg:width="1.1413in" svg:height="0.3902in" svg:x="3.8917in" svg:y="5.6705in" draw:caption-point-x="-3.8917in" draw:caption-point-y="-5.6705in">
              <dc:creator>JFC</dc:creator>
              <dc:date>2007-09-24T00:00:00</dc:date>
              <text:p text:style-name="P1">The TRAC ticket numbers</text:p>
            </office:annotation>
            <text:p>Tickets</text:p>
          </table:table-cell>
          <table:table-cell table:style-name="ce19" table:number-columns-repeated="8"/>
          <table:table-cell table:style-name="ce26"/>
          <table:covered-table-cell table:number-columns-repeated="3" table:style-name="ce29"/>
          <table:covered-table-cell table:style-name="ce32"/>
        </table:table-row>
        <table:table-row table:style-name="ro2">
          <table:covered-table-cell/>
          <table:table-cell table:style-name="ce7" office:value-type="string" table:number-columns-spanned="1" table:number-rows-spanned="4">
            <text:p>Find unsatisfiable need to know</text:p>
          </table:table-cell>
          <table:table-cell table:style-name="ce12" office:value-type="string">
            <text:p>Priority</text:p>
          </table:table-cell>
          <table:table-cell table:content-validation-name="val1" table:number-columns-repeated="9"/>
          <table:table-cell table:style-name="ce28" table:number-columns-spanned="4" table:number-rows-spanned="4"/>
          <table:covered-table-cell table:number-columns-repeated="2" table:style-name="ce17"/>
          <table:covered-table-cell table:style-name="ce30"/>
        </table:table-row>
        <table:table-row table:style-name="ro2">
          <table:covered-table-cell table:number-columns-repeated="2"/>
          <table:table-cell office:value-type="string">
            <text:p>Status</text:p>
          </table:table-cell>
          <table:table-cell table:style-name="Default" table:content-validation-name="val2" table:number-columns-repeated="8"/>
          <table:table-cell table:style-name="ce24" table:content-validation-name="val2"/>
          <table:covered-table-cell table:number-columns-repeated="4"/>
        </table:table-row>
        <table:table-row table:style-name="ro2">
          <table:covered-table-cell table:number-columns-repeated="2"/>
          <table:table-cell office:value-type="string">
            <office:annotation draw:style-name="gr1" draw:text-style-name="P1" svg:width="1.1413in" svg:height="0.7083in" svg:x="3.8917in" svg:y="6.1728in" draw:caption-point-x="-3.8917in" draw:caption-point-y="-6.1728in">
              <dc:creator>JFC</dc:creator>
              <dc:date>2007-09-24T00:00:00</dc:date>
              <text:p text:style-name="P1">Estimated Time of Delivery when working to a milestone, Time of Delivery when milestone reached.</text:p>
            </office:annotation>
            <text:p>ETD</text:p>
          </table:table-cell>
          <table:table-cell table:style-name="ce18"/>
          <table:table-cell table:style-name="Default" table:number-columns-repeated="7"/>
          <table:table-cell table:style-name="ce25"/>
          <table:covered-table-cell table:number-columns-repeated="4"/>
        </table:table-row>
        <table:table-row table:style-name="ro2">
          <table:covered-table-cell/>
          <table:covered-table-cell table:style-name="ce9"/>
          <table:table-cell table:style-name="ce14" office:value-type="string">
            <office:annotation draw:style-name="gr2" draw:text-style-name="P1" svg:width="1.1413in" svg:height="0.3902in" svg:x="3.8917in" svg:y="6.3402in" draw:caption-point-x="-3.8917in" draw:caption-point-y="-6.3402in">
              <dc:creator>JFC</dc:creator>
              <dc:date>2007-09-24T00:00:00</dc:date>
              <text:p text:style-name="P1">The TRAC ticket numbers</text:p>
            </office:annotation>
            <text:p>Tickets</text:p>
          </table:table-cell>
          <table:table-cell table:style-name="ce19" table:number-columns-repeated="8"/>
          <table:table-cell table:style-name="ce26"/>
          <table:covered-table-cell table:number-columns-repeated="3" table:style-name="ce29"/>
          <table:covered-table-cell table:style-name="ce32"/>
        </table:table-row>
        <table:table-row table:style-name="ro2">
          <table:covered-table-cell/>
          <table:table-cell table:style-name="ce7" office:value-type="string" table:number-columns-spanned="1" table:number-rows-spanned="4">
            <text:p>Find unsatisfiable sharing need</text:p>
          </table:table-cell>
          <table:table-cell table:style-name="ce12" office:value-type="string">
            <text:p>Priority</text:p>
          </table:table-cell>
          <table:table-cell table:content-validation-name="val1" table:number-columns-repeated="9"/>
          <table:table-cell table:style-name="ce28" table:number-columns-spanned="4" table:number-rows-spanned="4"/>
          <table:covered-table-cell table:number-columns-repeated="2" table:style-name="ce17"/>
          <table:covered-table-cell table:style-name="ce30"/>
        </table:table-row>
        <table:table-row table:style-name="ro2">
          <table:covered-table-cell table:number-columns-repeated="2"/>
          <table:table-cell office:value-type="string">
            <text:p>Status</text:p>
          </table:table-cell>
          <table:table-cell table:style-name="Default" table:content-validation-name="val2" table:number-columns-repeated="8"/>
          <table:table-cell table:style-name="ce24" table:content-validation-name="val2"/>
          <table:covered-table-cell table:number-columns-repeated="4"/>
        </table:table-row>
        <table:table-row table:style-name="ro2">
          <table:covered-table-cell table:number-columns-repeated="2"/>
          <table:table-cell office:value-type="string">
            <office:annotation draw:style-name="gr1" draw:text-style-name="P1" svg:width="1.1413in" svg:height="0.7083in" svg:x="3.8917in" svg:y="6.8425in" draw:caption-point-x="-3.8917in" draw:caption-point-y="-6.8425in">
              <dc:creator>JFC</dc:creator>
              <dc:date>2007-09-24T00:00:00</dc:date>
              <text:p text:style-name="P1">Estimated Time of Delivery when working to a milestone, Time of Delivery when milestone reached.</text:p>
            </office:annotation>
            <text:p>ETD</text:p>
          </table:table-cell>
          <table:table-cell table:style-name="ce18"/>
          <table:table-cell table:style-name="Default" table:number-columns-repeated="7"/>
          <table:table-cell table:style-name="ce25"/>
          <table:covered-table-cell table:number-columns-repeated="4"/>
        </table:table-row>
        <table:table-row table:style-name="ro2">
          <table:covered-table-cell/>
          <table:covered-table-cell table:style-name="ce9"/>
          <table:table-cell table:style-name="ce14" office:value-type="string">
            <office:annotation draw:style-name="gr2" draw:text-style-name="P1" svg:width="1.1413in" svg:height="0.3902in" svg:x="3.8917in" svg:y="7.0098in" draw:caption-point-x="-3.8917in" draw:caption-point-y="-7.0098in">
              <dc:creator>JFC</dc:creator>
              <dc:date>2007-09-24T00:00:00</dc:date>
              <text:p text:style-name="P1">The TRAC ticket numbers</text:p>
            </office:annotation>
            <text:p>Tickets</text:p>
          </table:table-cell>
          <table:table-cell table:style-name="ce19" table:number-columns-repeated="8"/>
          <table:table-cell table:style-name="ce26"/>
          <table:covered-table-cell table:number-columns-repeated="3" table:style-name="ce29"/>
          <table:covered-table-cell table:style-name="ce32"/>
        </table:table-row>
        <table:table-row table:style-name="ro2">
          <table:covered-table-cell/>
          <table:table-cell table:style-name="ce7" office:value-type="string" table:number-columns-spanned="1" table:number-rows-spanned="4">
            <text:p>Uncover issue in communication sequence</text:p>
          </table:table-cell>
          <table:table-cell table:style-name="ce12" office:value-type="string">
            <text:p>Priority</text:p>
          </table:table-cell>
          <table:table-cell table:content-validation-name="val1" table:number-columns-repeated="9"/>
          <table:table-cell table:style-name="ce28" table:number-columns-spanned="4" table:number-rows-spanned="4"/>
          <table:covered-table-cell table:number-columns-repeated="2" table:style-name="ce17"/>
          <table:covered-table-cell table:style-name="ce30"/>
        </table:table-row>
        <table:table-row table:style-name="ro2">
          <table:covered-table-cell table:number-columns-repeated="2"/>
          <table:table-cell office:value-type="string">
            <text:p>Status</text:p>
          </table:table-cell>
          <table:table-cell table:style-name="Default" table:content-validation-name="val2" table:number-columns-repeated="8"/>
          <table:table-cell table:style-name="ce24" table:content-validation-name="val2"/>
          <table:covered-table-cell table:number-columns-repeated="4"/>
        </table:table-row>
        <table:table-row table:style-name="ro2">
          <table:covered-table-cell table:number-columns-repeated="2"/>
          <table:table-cell office:value-type="string">
            <office:annotation draw:style-name="gr1" draw:text-style-name="P1" svg:width="1.1413in" svg:height="0.7083in" svg:x="3.8917in" svg:y="7.5122in" draw:caption-point-x="-3.8917in" draw:caption-point-y="-7.5122in">
              <dc:creator>JFC</dc:creator>
              <dc:date>2007-09-24T00:00:00</dc:date>
              <text:p text:style-name="P1">Estimated Time of Delivery when working to a milestone, Time of Delivery when milestone reached.</text:p>
            </office:annotation>
            <text:p>ETD</text:p>
          </table:table-cell>
          <table:table-cell table:style-name="ce18"/>
          <table:table-cell table:style-name="Default" table:number-columns-repeated="7"/>
          <table:table-cell table:style-name="ce25"/>
          <table:covered-table-cell table:number-columns-repeated="4"/>
        </table:table-row>
        <table:table-row table:style-name="ro2">
          <table:covered-table-cell/>
          <table:covered-table-cell table:style-name="ce9"/>
          <table:table-cell table:style-name="ce14" office:value-type="string">
            <office:annotation draw:style-name="gr2" draw:text-style-name="P1" svg:width="1.1413in" svg:height="0.3902in" svg:x="3.8917in" svg:y="7.6795in" draw:caption-point-x="-3.8917in" draw:caption-point-y="-7.6795in">
              <dc:creator>JFC</dc:creator>
              <dc:date>2007-09-24T00:00:00</dc:date>
              <text:p text:style-name="P1">The TRAC ticket numbers</text:p>
            </office:annotation>
            <text:p>Tickets</text:p>
          </table:table-cell>
          <table:table-cell table:style-name="ce19" table:number-columns-repeated="8"/>
          <table:table-cell table:style-name="ce26"/>
          <table:covered-table-cell table:number-columns-repeated="3" table:style-name="ce29"/>
          <table:covered-table-cell table:style-name="ce32"/>
        </table:table-row>
      </table:table>
      <table:table table:name="Assessing" table:style-name="ta1" table:print="false">
        <office:forms form:automatic-focus="false" form:apply-design-mode="false"/>
        <table:table-column table:style-name="co5" table:default-cell-style-name="Default"/>
        <table:table-column table:style-name="co14" table:default-cell-style-name="ce8"/>
        <table:table-column table:style-name="co15" table:default-cell-style-name="ce13"/>
        <table:table-column table:style-name="co4" table:number-columns-repeated="8" table:default-cell-style-name="ce17"/>
        <table:table-column table:style-name="co4" table:default-cell-style-name="ce23"/>
        <table:table-column table:style-name="co5" table:number-columns-repeated="3" table:default-cell-style-name="Default"/>
        <table:table-column table:style-name="co5" table:default-cell-style-name="ce31"/>
        <table:table-row table:style-name="ro1">
          <table:table-cell table:style-name="ce1" office:value-type="string" table:number-columns-spanned="1" table:number-rows-spanned="2">
            <text:p>Layer</text:p>
          </table:table-cell>
          <table:table-cell table:style-name="ce5" office:value-type="string" table:number-columns-spanned="1" table:number-rows-spanned="2">
            <text:p>Use case</text:p>
          </table:table-cell>
          <table:table-cell table:style-name="ce10" table:number-columns-spanned="1" table:number-rows-spanned="2"/>
          <table:table-cell table:style-name="ce15" office:value-type="string" table:number-columns-spanned="9" table:number-rows-spanned="1">
            <text:p>Area</text:p>
          </table:table-cell>
          <table:covered-table-cell table:number-columns-repeated="7" table:style-name="ce20"/>
          <table:covered-table-cell table:style-name="ce21"/>
          <table:table-cell table:style-name="ce27" office:value-type="string" table:number-columns-spanned="4" table:number-rows-spanned="2">
            <text:p>Notes</text:p>
          </table:table-cell>
          <table:covered-table-cell table:number-columns-repeated="2"/>
          <table:covered-table-cell table:style-name="Default"/>
        </table:table-row>
        <table:table-row table:style-name="ro2">
          <table:covered-table-cell table:style-name="ce2"/>
          <table:covered-table-cell table:style-name="ce6"/>
          <table:covered-table-cell table:style-name="ce11"/>
          <table:table-cell table:style-name="ce16" office:value-type="string">
            <office:annotation draw:style-name="gr3" draw:text-style-name="P1" svg:width="1.1413in" svg:height="0.3902in" svg:x="3.7921in" svg:y="0in" draw:caption-point-x="-3.7921in" draw:caption-point-y="0in">
              <dc:creator>JFC</dc:creator>
              <dc:date>2007-09-24T00:00:00</dc:date>
              <text:p text:style-name="P1">ISNA specifications</text:p>
            </office:annotation>
            <text:p>Methodology</text:p>
          </table:table-cell>
          <table:table-cell table:style-name="ce16" office:value-type="string">
            <office:annotation draw:style-name="gr3" draw:text-style-name="P1" svg:width="1.1413in" svg:height="0.3902in" svg:x="4.6811in" svg:y="0in" draw:caption-point-x="-4.6811in" draw:caption-point-y="0in">
              <dc:creator>JFC</dc:creator>
              <dc:date>2007-09-24T00:00:00</dc:date>
              <text:p text:style-name="P1">Functional specifications</text:p>
            </office:annotation>
            <text:p>Specs</text:p>
          </table:table-cell>
          <table:table-cell table:style-name="ce16" office:value-type="string">
            <office:annotation draw:style-name="gr3" draw:text-style-name="P1" svg:width="1.1413in" svg:height="0.5457in" svg:x="5.5701in" svg:y="0in" draw:caption-point-x="-5.5701in" draw:caption-point-y="0in">
              <dc:creator>JFC</dc:creator>
              <dc:date>2007-09-24T00:00:00</dc:date>
              <text:p text:style-name="P1">Servers, database, networking etc.</text:p>
            </office:annotation>
            <text:p>Infrastructure</text:p>
          </table:table-cell>
          <table:table-cell table:style-name="ce16" office:value-type="string">
            <office:annotation draw:style-name="gr3" draw:text-style-name="P1" svg:width="1.1413in" svg:height="0.3902in" svg:x="6.4591in" svg:y="0in" draw:caption-point-x="-6.4591in" draw:caption-point-y="0in">
              <dc:creator>JFC</dc:creator>
              <dc:date>2007-09-24T00:00:00</dc:date>
              <text:p text:style-name="P1">Schema and Xqueries</text:p>
            </office:annotation>
            <text:p>XML</text:p>
          </table:table-cell>
          <table:table-cell table:style-name="ce16" office:value-type="string">
            <office:annotation draw:style-name="gr3" draw:text-style-name="P1" svg:width="1.1413in" svg:height="0.3902in" svg:x="7.3484in" svg:y="0in" draw:caption-point-x="-7.3484in" draw:caption-point-y="0in">
              <dc:creator>JFC</dc:creator>
              <dc:date>2007-09-24T00:00:00</dc:date>
              <text:p text:style-name="P1">NetKernel components</text:p>
            </office:annotation>
            <text:p>NK</text:p>
          </table:table-cell>
          <table:table-cell table:style-name="ce16" office:value-type="string">
            <office:annotation draw:style-name="gr3" draw:text-style-name="P1" svg:width="1.1413in" svg:height="0.3902in" svg:x="8.2374in" svg:y="0in" draw:caption-point-x="-8.2374in" draw:caption-point-y="0in">
              <dc:creator>JFC</dc:creator>
              <dc:date>2007-09-24T00:00:00</dc:date>
              <text:p text:style-name="P1">Flex client's model-controller</text:p>
            </office:annotation>
            <text:p>Cairngorm</text:p>
          </table:table-cell>
          <table:table-cell table:style-name="ce16" office:value-type="string">
            <office:annotation draw:style-name="gr3" draw:text-style-name="P1" svg:width="1.1413in" svg:height="0.3902in" svg:x="9.1264in" svg:y="0in" draw:caption-point-x="-9.1264in" draw:caption-point-y="0in">
              <dc:creator>JFC</dc:creator>
              <dc:date>2007-09-24T00:00:00</dc:date>
              <text:p text:style-name="P1">Flex UI or backend plugin</text:p>
            </office:annotation>
            <text:p>UI</text:p>
          </table:table-cell>
          <table:table-cell table:style-name="ce16" office:value-type="string">
            <office:annotation draw:style-name="gr3" draw:text-style-name="P1" svg:width="1.1413in" svg:height="0.5457in" svg:x="10.0154in" svg:y="0in" draw:caption-point-x="-10.0154in" draw:caption-point-y="0in">
              <dc:creator>JFC</dc:creator>
              <dc:date>2007-09-24T00:00:00</dc:date>
              <text:p text:style-name="P1">Online help and user documentation</text:p>
            </office:annotation>
            <text:p>Doc</text:p>
          </table:table-cell>
          <table:table-cell table:style-name="ce22" office:value-type="string">
            <text:p>Overall</text:p>
          </table:table-cell>
          <table:covered-table-cell table:number-columns-repeated="3"/>
          <table:covered-table-cell table:style-name="Default"/>
        </table:table-row>
        <table:table-row table:style-name="ro2">
          <table:table-cell table:style-name="ce3" office:value-type="string" table:number-columns-spanned="1" table:number-rows-spanned="20">
            <text:p>Assessing</text:p>
          </table:table-cell>
          <table:table-cell table:style-name="ce7" office:value-type="string" table:number-columns-spanned="1" table:number-rows-spanned="4">
            <text:p>Assess impacts of issue</text:p>
          </table:table-cell>
          <table:table-cell table:style-name="ce12" office:value-type="string">
            <text:p>Priority</text:p>
          </table:table-cell>
          <table:table-cell table:content-validation-name="val1" table:number-columns-repeated="9"/>
          <table:table-cell table:style-name="ce28" table:number-columns-spanned="4" table:number-rows-spanned="4"/>
          <table:covered-table-cell table:number-columns-repeated="2" table:style-name="ce17"/>
          <table:covered-table-cell table:style-name="ce30"/>
        </table:table-row>
        <table:table-row table:style-name="ro2">
          <table:covered-table-cell table:number-columns-repeated="2"/>
          <table:table-cell office:value-type="string">
            <text:p>Status</text:p>
          </table:table-cell>
          <table:table-cell table:style-name="Default" table:content-validation-name="val2" table:number-columns-repeated="8"/>
          <table:table-cell table:style-name="ce24" table:content-validation-name="val2"/>
          <table:covered-table-cell table:number-columns-repeated="4"/>
        </table:table-row>
        <table:table-row table:style-name="ro2">
          <table:covered-table-cell table:number-columns-repeated="2"/>
          <table:table-cell office:value-type="string">
            <office:annotation draw:style-name="gr1" draw:text-style-name="P1" svg:width="1.1413in" svg:height="0.7083in" svg:x="4.0988in" svg:y="0.1453in" draw:caption-point-x="-4.0988in" draw:caption-point-y="-0.1453in">
              <dc:creator>JFC</dc:creator>
              <dc:date>2007-09-24T00:00:00</dc:date>
              <text:p text:style-name="P1">Estimated Time of Delivery when working to a milestone, Time of Delivery when milestone reached.</text:p>
            </office:annotation>
            <text:p>ETD</text:p>
          </table:table-cell>
          <table:table-cell table:style-name="ce18"/>
          <table:table-cell table:style-name="Default" table:number-columns-repeated="7"/>
          <table:table-cell table:style-name="ce25"/>
          <table:covered-table-cell table:number-columns-repeated="4"/>
        </table:table-row>
        <table:table-row table:style-name="ro2">
          <table:covered-table-cell/>
          <table:covered-table-cell table:style-name="ce9"/>
          <table:table-cell table:style-name="ce14" office:value-type="string">
            <office:annotation draw:style-name="gr2" draw:text-style-name="P1" svg:width="1.1413in" svg:height="0.3902in" svg:x="4.0988in" svg:y="0.313in" draw:caption-point-x="-4.0988in" draw:caption-point-y="-0.313in">
              <dc:creator>JFC</dc:creator>
              <dc:date>2007-09-24T00:00:00</dc:date>
              <text:p text:style-name="P1">The TRAC ticket numbers</text:p>
            </office:annotation>
            <text:p>Tickets</text:p>
          </table:table-cell>
          <table:table-cell table:style-name="ce19" table:number-columns-repeated="8"/>
          <table:table-cell table:style-name="ce26"/>
          <table:covered-table-cell table:number-columns-repeated="3" table:style-name="ce29"/>
          <table:covered-table-cell table:style-name="ce32"/>
        </table:table-row>
        <table:table-row table:style-name="ro2">
          <table:covered-table-cell/>
          <table:table-cell table:style-name="ce7" office:value-type="string" table:number-columns-spanned="1" table:number-rows-spanned="4">
            <text:p>Estimate cost of issue and remediation</text:p>
          </table:table-cell>
          <table:table-cell table:style-name="ce12" office:value-type="string">
            <text:p>Priority</text:p>
          </table:table-cell>
          <table:table-cell table:content-validation-name="val1" table:number-columns-repeated="9"/>
          <table:table-cell table:style-name="ce28" table:number-columns-spanned="4" table:number-rows-spanned="4"/>
          <table:covered-table-cell table:number-columns-repeated="2" table:style-name="ce17"/>
          <table:covered-table-cell table:style-name="ce30"/>
        </table:table-row>
        <table:table-row table:style-name="ro2">
          <table:covered-table-cell table:number-columns-repeated="2"/>
          <table:table-cell office:value-type="string">
            <text:p>Status</text:p>
          </table:table-cell>
          <table:table-cell table:style-name="Default" table:content-validation-name="val2" table:number-columns-repeated="8"/>
          <table:table-cell table:style-name="ce24" table:content-validation-name="val2"/>
          <table:covered-table-cell table:number-columns-repeated="4"/>
        </table:table-row>
        <table:table-row table:style-name="ro2">
          <table:covered-table-cell table:number-columns-repeated="2"/>
          <table:table-cell office:value-type="string">
            <office:annotation draw:style-name="gr1" draw:text-style-name="P1" svg:width="1.1413in" svg:height="0.7083in" svg:x="4.0988in" svg:y="0.815in" draw:caption-point-x="-4.0988in" draw:caption-point-y="-0.815in">
              <dc:creator>JFC</dc:creator>
              <dc:date>2007-09-24T00:00:00</dc:date>
              <text:p text:style-name="P1">Estimated Time of Delivery when working to a milestone, Time of Delivery when milestone reached.</text:p>
            </office:annotation>
            <text:p>ETD</text:p>
          </table:table-cell>
          <table:table-cell table:style-name="ce18"/>
          <table:table-cell table:style-name="Default" table:number-columns-repeated="7"/>
          <table:table-cell table:style-name="ce25"/>
          <table:covered-table-cell table:number-columns-repeated="4"/>
        </table:table-row>
        <table:table-row table:style-name="ro2">
          <table:covered-table-cell/>
          <table:covered-table-cell table:style-name="ce9"/>
          <table:table-cell table:style-name="ce14" office:value-type="string">
            <office:annotation draw:style-name="gr2" draw:text-style-name="P1" svg:width="1.1413in" svg:height="0.3902in" svg:x="4.0988in" svg:y="0.9827in" draw:caption-point-x="-4.0988in" draw:caption-point-y="-0.9827in">
              <dc:creator>JFC</dc:creator>
              <dc:date>2007-09-24T00:00:00</dc:date>
              <text:p text:style-name="P1">The TRAC ticket numbers</text:p>
            </office:annotation>
            <text:p>Tickets</text:p>
          </table:table-cell>
          <table:table-cell table:style-name="ce19" table:number-columns-repeated="8"/>
          <table:table-cell table:style-name="ce26"/>
          <table:covered-table-cell table:number-columns-repeated="3" table:style-name="ce29"/>
          <table:covered-table-cell table:style-name="ce32"/>
        </table:table-row>
        <table:table-row table:style-name="ro2">
          <table:covered-table-cell/>
          <table:table-cell table:style-name="ce7" office:value-type="string" table:number-columns-spanned="1" table:number-rows-spanned="4">
            <text:p>Identify risk of bottleneck</text:p>
          </table:table-cell>
          <table:table-cell table:style-name="ce12" office:value-type="string">
            <text:p>Priority</text:p>
          </table:table-cell>
          <table:table-cell table:content-validation-name="val1" table:number-columns-repeated="9"/>
          <table:table-cell table:style-name="ce28" table:number-columns-spanned="4" table:number-rows-spanned="4"/>
          <table:covered-table-cell table:number-columns-repeated="2" table:style-name="ce17"/>
          <table:covered-table-cell table:style-name="ce30"/>
        </table:table-row>
        <table:table-row table:style-name="ro2">
          <table:covered-table-cell table:number-columns-repeated="2"/>
          <table:table-cell office:value-type="string">
            <text:p>Status</text:p>
          </table:table-cell>
          <table:table-cell table:style-name="Default" table:content-validation-name="val2" table:number-columns-repeated="8"/>
          <table:table-cell table:style-name="ce24" table:content-validation-name="val2"/>
          <table:covered-table-cell table:number-columns-repeated="4"/>
        </table:table-row>
        <table:table-row table:style-name="ro2">
          <table:covered-table-cell table:number-columns-repeated="2"/>
          <table:table-cell office:value-type="string">
            <office:annotation draw:style-name="gr1" draw:text-style-name="P1" svg:width="1.1413in" svg:height="0.7083in" svg:x="4.0988in" svg:y="1.4846in" draw:caption-point-x="-4.0988in" draw:caption-point-y="-1.4846in">
              <dc:creator>JFC</dc:creator>
              <dc:date>2007-09-24T00:00:00</dc:date>
              <text:p text:style-name="P1">Estimated Time of Delivery when working to a milestone, Time of Delivery when milestone reached.</text:p>
            </office:annotation>
            <text:p>ETD</text:p>
          </table:table-cell>
          <table:table-cell table:style-name="ce18"/>
          <table:table-cell table:style-name="Default" table:number-columns-repeated="7"/>
          <table:table-cell table:style-name="ce25"/>
          <table:covered-table-cell table:number-columns-repeated="4"/>
        </table:table-row>
        <table:table-row table:style-name="ro2">
          <table:covered-table-cell/>
          <table:covered-table-cell table:style-name="ce9"/>
          <table:table-cell table:style-name="ce14" office:value-type="string">
            <office:annotation draw:style-name="gr2" draw:text-style-name="P1" svg:width="1.1413in" svg:height="0.3902in" svg:x="4.0988in" svg:y="1.6524in" draw:caption-point-x="-4.0988in" draw:caption-point-y="-1.6524in">
              <dc:creator>JFC</dc:creator>
              <dc:date>2007-09-24T00:00:00</dc:date>
              <text:p text:style-name="P1">The TRAC ticket numbers</text:p>
            </office:annotation>
            <text:p>Tickets</text:p>
          </table:table-cell>
          <table:table-cell table:style-name="ce19" table:number-columns-repeated="8"/>
          <table:table-cell table:style-name="ce26"/>
          <table:covered-table-cell table:number-columns-repeated="3" table:style-name="ce29"/>
          <table:covered-table-cell table:style-name="ce32"/>
        </table:table-row>
        <table:table-row table:style-name="ro2">
          <table:covered-table-cell/>
          <table:table-cell table:style-name="ce7" office:value-type="string" table:number-columns-spanned="1" table:number-rows-spanned="4">
            <text:p>Identify single point of failure</text:p>
          </table:table-cell>
          <table:table-cell table:style-name="ce12" office:value-type="string">
            <text:p>Priority</text:p>
          </table:table-cell>
          <table:table-cell table:content-validation-name="val1" table:number-columns-repeated="9"/>
          <table:table-cell table:style-name="ce28" table:number-columns-spanned="4" table:number-rows-spanned="4"/>
          <table:covered-table-cell table:number-columns-repeated="2" table:style-name="ce17"/>
          <table:covered-table-cell table:style-name="ce30"/>
        </table:table-row>
        <table:table-row table:style-name="ro2">
          <table:covered-table-cell table:number-columns-repeated="2"/>
          <table:table-cell office:value-type="string">
            <text:p>Status</text:p>
          </table:table-cell>
          <table:table-cell table:style-name="Default" table:content-validation-name="val2" table:number-columns-repeated="8"/>
          <table:table-cell table:style-name="ce24" table:content-validation-name="val2"/>
          <table:covered-table-cell table:number-columns-repeated="4"/>
        </table:table-row>
        <table:table-row table:style-name="ro2">
          <table:covered-table-cell table:number-columns-repeated="2"/>
          <table:table-cell office:value-type="string">
            <office:annotation draw:style-name="gr1" draw:text-style-name="P1" svg:width="1.1413in" svg:height="0.7083in" svg:x="4.0988in" svg:y="2.1543in" draw:caption-point-x="-4.0988in" draw:caption-point-y="-2.1543in">
              <dc:creator>JFC</dc:creator>
              <dc:date>2007-09-24T00:00:00</dc:date>
              <text:p text:style-name="P1">Estimated Time of Delivery when working to a milestone, Time of Delivery when milestone reached.</text:p>
            </office:annotation>
            <text:p>ETD</text:p>
          </table:table-cell>
          <table:table-cell table:style-name="ce18"/>
          <table:table-cell table:style-name="Default" table:number-columns-repeated="7"/>
          <table:table-cell table:style-name="ce25"/>
          <table:covered-table-cell table:number-columns-repeated="4"/>
        </table:table-row>
        <table:table-row table:style-name="ro2">
          <table:covered-table-cell/>
          <table:covered-table-cell table:style-name="ce9"/>
          <table:table-cell table:style-name="ce14" office:value-type="string">
            <office:annotation draw:style-name="gr2" draw:text-style-name="P1" svg:width="1.1413in" svg:height="0.3902in" svg:x="4.0988in" svg:y="2.322in" draw:caption-point-x="-4.0988in" draw:caption-point-y="-2.322in">
              <dc:creator>JFC</dc:creator>
              <dc:date>2007-09-24T00:00:00</dc:date>
              <text:p text:style-name="P1">The TRAC ticket numbers</text:p>
            </office:annotation>
            <text:p>Tickets</text:p>
          </table:table-cell>
          <table:table-cell table:style-name="ce19" table:number-columns-repeated="8"/>
          <table:table-cell table:style-name="ce26"/>
          <table:covered-table-cell table:number-columns-repeated="3" table:style-name="ce29"/>
          <table:covered-table-cell table:style-name="ce32"/>
        </table:table-row>
        <table:table-row table:style-name="ro2">
          <table:covered-table-cell/>
          <table:table-cell table:style-name="ce7" office:value-type="string" table:number-columns-spanned="1" table:number-rows-spanned="4">
            <text:p>Evaluate information sharing capability</text:p>
          </table:table-cell>
          <table:table-cell table:style-name="ce12" office:value-type="string">
            <text:p>Priority</text:p>
          </table:table-cell>
          <table:table-cell table:content-validation-name="val1" table:number-columns-repeated="9"/>
          <table:table-cell table:style-name="ce28" table:number-columns-spanned="4" table:number-rows-spanned="4"/>
          <table:covered-table-cell table:number-columns-repeated="2" table:style-name="ce17"/>
          <table:covered-table-cell table:style-name="ce30"/>
        </table:table-row>
        <table:table-row table:style-name="ro2">
          <table:covered-table-cell table:number-columns-repeated="2"/>
          <table:table-cell office:value-type="string">
            <text:p>Status</text:p>
          </table:table-cell>
          <table:table-cell table:style-name="Default" table:content-validation-name="val2" table:number-columns-repeated="8"/>
          <table:table-cell table:style-name="ce24" table:content-validation-name="val2"/>
          <table:covered-table-cell table:number-columns-repeated="4"/>
        </table:table-row>
        <table:table-row table:style-name="ro2">
          <table:covered-table-cell table:number-columns-repeated="2"/>
          <table:table-cell office:value-type="string">
            <office:annotation draw:style-name="gr1" draw:text-style-name="P1" svg:width="1.1413in" svg:height="0.7083in" svg:x="4.0988in" svg:y="2.8244in" draw:caption-point-x="-4.0988in" draw:caption-point-y="-2.8244in">
              <dc:creator>JFC</dc:creator>
              <dc:date>2007-09-24T00:00:00</dc:date>
              <text:p text:style-name="P1">Estimated Time of Delivery when working to a milestone, Time of Delivery when milestone reached.</text:p>
            </office:annotation>
            <text:p>ETD</text:p>
          </table:table-cell>
          <table:table-cell table:style-name="ce18"/>
          <table:table-cell table:style-name="Default" table:number-columns-repeated="7"/>
          <table:table-cell table:style-name="ce25"/>
          <table:covered-table-cell table:number-columns-repeated="4"/>
        </table:table-row>
        <table:table-row table:style-name="ro2">
          <table:covered-table-cell/>
          <table:covered-table-cell table:style-name="ce9"/>
          <table:table-cell table:style-name="ce14" office:value-type="string">
            <office:annotation draw:style-name="gr2" draw:text-style-name="P1" svg:width="1.1413in" svg:height="0.3902in" svg:x="4.0988in" svg:y="2.9917in" draw:caption-point-x="-4.0988in" draw:caption-point-y="-2.9917in">
              <dc:creator>JFC</dc:creator>
              <dc:date>2007-09-24T00:00:00</dc:date>
              <text:p text:style-name="P1">The TRAC ticket numbers</text:p>
            </office:annotation>
            <text:p>Tickets</text:p>
          </table:table-cell>
          <table:table-cell table:style-name="ce19" table:number-columns-repeated="8"/>
          <table:table-cell table:style-name="ce26"/>
          <table:covered-table-cell table:number-columns-repeated="3" table:style-name="ce29"/>
          <table:covered-table-cell table:style-name="ce32"/>
        </table:table-row>
      </table:table>
      <table:table table:name="Planning" table:style-name="ta1" table:print="false">
        <office:forms form:automatic-focus="false" form:apply-design-mode="false"/>
        <table:table-column table:style-name="co5" table:default-cell-style-name="Default"/>
        <table:table-column table:style-name="co10" table:default-cell-style-name="ce8"/>
        <table:table-column table:style-name="co11" table:default-cell-style-name="ce13"/>
        <table:table-column table:style-name="co4" table:number-columns-repeated="8" table:default-cell-style-name="ce17"/>
        <table:table-column table:style-name="co4" table:default-cell-style-name="ce23"/>
        <table:table-column table:style-name="co5" table:number-columns-repeated="3" table:default-cell-style-name="Default"/>
        <table:table-column table:style-name="co5" table:default-cell-style-name="ce31"/>
        <table:table-row table:style-name="ro1">
          <table:table-cell table:style-name="ce1" office:value-type="string" table:number-columns-spanned="1" table:number-rows-spanned="2">
            <text:p>Layer</text:p>
          </table:table-cell>
          <table:table-cell table:style-name="ce5" office:value-type="string" table:number-columns-spanned="1" table:number-rows-spanned="2">
            <text:p>Use case</text:p>
          </table:table-cell>
          <table:table-cell table:style-name="ce10" table:number-columns-spanned="1" table:number-rows-spanned="2"/>
          <table:table-cell table:style-name="ce15" office:value-type="string" table:number-columns-spanned="9" table:number-rows-spanned="1">
            <text:p>Area</text:p>
          </table:table-cell>
          <table:covered-table-cell table:number-columns-repeated="7" table:style-name="ce20"/>
          <table:covered-table-cell table:style-name="ce21"/>
          <table:table-cell table:style-name="ce27" office:value-type="string" table:number-columns-spanned="4" table:number-rows-spanned="2">
            <text:p>Notes</text:p>
          </table:table-cell>
          <table:covered-table-cell table:number-columns-repeated="2"/>
          <table:covered-table-cell table:style-name="Default"/>
        </table:table-row>
        <table:table-row table:style-name="ro2">
          <table:covered-table-cell table:style-name="ce2"/>
          <table:covered-table-cell table:style-name="ce6"/>
          <table:covered-table-cell table:style-name="ce11"/>
          <table:table-cell table:style-name="ce16" office:value-type="string">
            <office:annotation draw:style-name="gr3" draw:text-style-name="P1" svg:width="1.1413in" svg:height="0.3902in" svg:x="3.7921in" svg:y="0in" draw:caption-point-x="-3.7921in" draw:caption-point-y="0in">
              <dc:creator>JFC</dc:creator>
              <dc:date>2007-09-24T00:00:00</dc:date>
              <text:p text:style-name="P1">ISNA specifications</text:p>
            </office:annotation>
            <text:p>Methodology</text:p>
          </table:table-cell>
          <table:table-cell table:style-name="ce16" office:value-type="string">
            <office:annotation draw:style-name="gr3" draw:text-style-name="P1" svg:width="1.1413in" svg:height="0.3902in" svg:x="4.6811in" svg:y="0in" draw:caption-point-x="-4.6811in" draw:caption-point-y="0in">
              <dc:creator>JFC</dc:creator>
              <dc:date>2007-09-24T00:00:00</dc:date>
              <text:p text:style-name="P1">Functional specifications</text:p>
            </office:annotation>
            <text:p>Specs</text:p>
          </table:table-cell>
          <table:table-cell table:style-name="ce16" office:value-type="string">
            <office:annotation draw:style-name="gr3" draw:text-style-name="P1" svg:width="1.1413in" svg:height="0.5457in" svg:x="5.5701in" svg:y="0in" draw:caption-point-x="-5.5701in" draw:caption-point-y="0in">
              <dc:creator>JFC</dc:creator>
              <dc:date>2007-09-24T00:00:00</dc:date>
              <text:p text:style-name="P1">Servers, database, networking etc.</text:p>
            </office:annotation>
            <text:p>Infrastructure</text:p>
          </table:table-cell>
          <table:table-cell table:style-name="ce16" office:value-type="string">
            <office:annotation draw:style-name="gr3" draw:text-style-name="P1" svg:width="1.1413in" svg:height="0.3902in" svg:x="6.4591in" svg:y="0in" draw:caption-point-x="-6.4591in" draw:caption-point-y="0in">
              <dc:creator>JFC</dc:creator>
              <dc:date>2007-09-24T00:00:00</dc:date>
              <text:p text:style-name="P1">Schema and Xqueries</text:p>
            </office:annotation>
            <text:p>XML</text:p>
          </table:table-cell>
          <table:table-cell table:style-name="ce16" office:value-type="string">
            <office:annotation draw:style-name="gr3" draw:text-style-name="P1" svg:width="1.1413in" svg:height="0.3902in" svg:x="7.3484in" svg:y="0in" draw:caption-point-x="-7.3484in" draw:caption-point-y="0in">
              <dc:creator>JFC</dc:creator>
              <dc:date>2007-09-24T00:00:00</dc:date>
              <text:p text:style-name="P1">NetKernel components</text:p>
            </office:annotation>
            <text:p>NK</text:p>
          </table:table-cell>
          <table:table-cell table:style-name="ce16" office:value-type="string">
            <office:annotation draw:style-name="gr3" draw:text-style-name="P1" svg:width="1.1413in" svg:height="0.3902in" svg:x="8.2374in" svg:y="0in" draw:caption-point-x="-8.2374in" draw:caption-point-y="0in">
              <dc:creator>JFC</dc:creator>
              <dc:date>2007-09-24T00:00:00</dc:date>
              <text:p text:style-name="P1">Flex client's model-controller</text:p>
            </office:annotation>
            <text:p>Cairngorm</text:p>
          </table:table-cell>
          <table:table-cell table:style-name="ce16" office:value-type="string">
            <office:annotation draw:style-name="gr3" draw:text-style-name="P1" svg:width="1.1413in" svg:height="0.3902in" svg:x="9.1264in" svg:y="0in" draw:caption-point-x="-9.1264in" draw:caption-point-y="0in">
              <dc:creator>JFC</dc:creator>
              <dc:date>2007-09-24T00:00:00</dc:date>
              <text:p text:style-name="P1">Flex UI or backend plugin</text:p>
            </office:annotation>
            <text:p>UI</text:p>
          </table:table-cell>
          <table:table-cell table:style-name="ce16" office:value-type="string">
            <office:annotation draw:style-name="gr3" draw:text-style-name="P1" svg:width="1.1413in" svg:height="0.5457in" svg:x="10.0154in" svg:y="0in" draw:caption-point-x="-10.0154in" draw:caption-point-y="0in">
              <dc:creator>JFC</dc:creator>
              <dc:date>2007-09-24T00:00:00</dc:date>
              <text:p text:style-name="P1">Online help and user documentation</text:p>
            </office:annotation>
            <text:p>Doc</text:p>
          </table:table-cell>
          <table:table-cell table:style-name="ce22" office:value-type="string">
            <text:p>Overall</text:p>
          </table:table-cell>
          <table:covered-table-cell table:number-columns-repeated="3"/>
          <table:covered-table-cell table:style-name="Default"/>
        </table:table-row>
        <table:table-row table:style-name="ro2">
          <table:table-cell table:style-name="ce3" office:value-type="string" table:number-columns-spanned="1" table:number-rows-spanned="28">
            <text:p>Planning</text:p>
          </table:table-cell>
          <table:table-cell table:style-name="ce7" office:value-type="string" table:number-columns-spanned="1" table:number-rows-spanned="4">
            <text:p>Assemble a communication playbook</text:p>
          </table:table-cell>
          <table:table-cell table:style-name="ce12" office:value-type="string">
            <text:p>Priority</text:p>
          </table:table-cell>
          <table:table-cell table:content-validation-name="val1" table:number-columns-repeated="9"/>
          <table:table-cell table:style-name="ce28" table:number-columns-spanned="4" table:number-rows-spanned="4"/>
          <table:covered-table-cell table:number-columns-repeated="2" table:style-name="ce17"/>
          <table:covered-table-cell table:style-name="ce30"/>
        </table:table-row>
        <table:table-row table:style-name="ro2">
          <table:covered-table-cell table:number-columns-repeated="2"/>
          <table:table-cell office:value-type="string">
            <text:p>Status</text:p>
          </table:table-cell>
          <table:table-cell table:style-name="Default" table:content-validation-name="val2" table:number-columns-repeated="8"/>
          <table:table-cell table:style-name="ce24" table:content-validation-name="val2"/>
          <table:covered-table-cell table:number-columns-repeated="4"/>
        </table:table-row>
        <table:table-row table:style-name="ro2">
          <table:covered-table-cell table:number-columns-repeated="2"/>
          <table:table-cell office:value-type="string">
            <office:annotation draw:style-name="gr1" draw:text-style-name="P1" svg:width="1.1413in" svg:height="0.7083in" svg:x="3.9512in" svg:y="0.1453in" draw:caption-point-x="-3.9512in" draw:caption-point-y="-0.1453in">
              <dc:creator>JFC</dc:creator>
              <dc:date>2007-09-24T00:00:00</dc:date>
              <text:p text:style-name="P1">Estimated Time of Delivery when working to a milestone, Time of Delivery when milestone reached.</text:p>
            </office:annotation>
            <text:p>ETD</text:p>
          </table:table-cell>
          <table:table-cell table:style-name="ce18"/>
          <table:table-cell table:style-name="Default" table:number-columns-repeated="7"/>
          <table:table-cell table:style-name="ce25"/>
          <table:covered-table-cell table:number-columns-repeated="4"/>
        </table:table-row>
        <table:table-row table:style-name="ro2">
          <table:covered-table-cell/>
          <table:covered-table-cell table:style-name="ce9"/>
          <table:table-cell table:style-name="ce14" office:value-type="string">
            <office:annotation draw:style-name="gr2" draw:text-style-name="P1" svg:width="1.1413in" svg:height="0.3902in" svg:x="3.9512in" svg:y="0.313in" draw:caption-point-x="-3.9512in" draw:caption-point-y="-0.313in">
              <dc:creator>JFC</dc:creator>
              <dc:date>2007-09-24T00:00:00</dc:date>
              <text:p text:style-name="P1">The TRAC ticket numbers</text:p>
            </office:annotation>
            <text:p>Tickets</text:p>
          </table:table-cell>
          <table:table-cell table:style-name="ce19" table:number-columns-repeated="8"/>
          <table:table-cell table:style-name="ce26"/>
          <table:covered-table-cell table:number-columns-repeated="3" table:style-name="ce29"/>
          <table:covered-table-cell table:style-name="ce32"/>
        </table:table-row>
        <table:table-row table:style-name="ro2">
          <table:covered-table-cell/>
          <table:table-cell table:style-name="ce7" office:value-type="string" table:number-columns-spanned="1" table:number-rows-spanned="4">
            <text:p>Validate a communication playbook</text:p>
          </table:table-cell>
          <table:table-cell table:style-name="ce12" office:value-type="string">
            <text:p>Priority</text:p>
          </table:table-cell>
          <table:table-cell table:content-validation-name="val1" table:number-columns-repeated="9"/>
          <table:table-cell table:style-name="ce28" table:number-columns-spanned="4" table:number-rows-spanned="4"/>
          <table:covered-table-cell table:number-columns-repeated="2" table:style-name="ce17"/>
          <table:covered-table-cell table:style-name="ce30"/>
        </table:table-row>
        <table:table-row table:style-name="ro2">
          <table:covered-table-cell table:number-columns-repeated="2"/>
          <table:table-cell office:value-type="string">
            <text:p>Status</text:p>
          </table:table-cell>
          <table:table-cell table:style-name="Default" table:content-validation-name="val2" table:number-columns-repeated="8"/>
          <table:table-cell table:style-name="ce24" table:content-validation-name="val2"/>
          <table:covered-table-cell table:number-columns-repeated="4"/>
        </table:table-row>
        <table:table-row table:style-name="ro2">
          <table:covered-table-cell table:number-columns-repeated="2"/>
          <table:table-cell office:value-type="string">
            <office:annotation draw:style-name="gr1" draw:text-style-name="P1" svg:width="1.1413in" svg:height="0.7083in" svg:x="3.9512in" svg:y="0.815in" draw:caption-point-x="-3.9512in" draw:caption-point-y="-0.815in">
              <dc:creator>JFC</dc:creator>
              <dc:date>2007-09-24T00:00:00</dc:date>
              <text:p text:style-name="P1">Estimated Time of Delivery when working to a milestone, Time of Delivery when milestone reached.</text:p>
            </office:annotation>
            <text:p>ETD</text:p>
          </table:table-cell>
          <table:table-cell table:style-name="ce18"/>
          <table:table-cell table:style-name="Default" table:number-columns-repeated="7"/>
          <table:table-cell table:style-name="ce25"/>
          <table:covered-table-cell table:number-columns-repeated="4"/>
        </table:table-row>
        <table:table-row table:style-name="ro2">
          <table:covered-table-cell/>
          <table:covered-table-cell table:style-name="ce9"/>
          <table:table-cell table:style-name="ce14" office:value-type="string">
            <office:annotation draw:style-name="gr2" draw:text-style-name="P1" svg:width="1.1413in" svg:height="0.3902in" svg:x="3.9512in" svg:y="0.9827in" draw:caption-point-x="-3.9512in" draw:caption-point-y="-0.9827in">
              <dc:creator>JFC</dc:creator>
              <dc:date>2007-09-24T00:00:00</dc:date>
              <text:p text:style-name="P1">The TRAC ticket numbers</text:p>
            </office:annotation>
            <text:p>Tickets</text:p>
          </table:table-cell>
          <table:table-cell table:style-name="ce19" table:number-columns-repeated="8"/>
          <table:table-cell table:style-name="ce26"/>
          <table:covered-table-cell table:number-columns-repeated="3" table:style-name="ce29"/>
          <table:covered-table-cell table:style-name="ce32"/>
        </table:table-row>
        <table:table-row table:style-name="ro2">
          <table:covered-table-cell/>
          <table:table-cell table:style-name="ce7" office:value-type="string" table:number-columns-spanned="1" table:number-rows-spanned="4">
            <text:p>Assemble a communication plan</text:p>
          </table:table-cell>
          <table:table-cell table:style-name="ce12" office:value-type="string">
            <text:p>Priority</text:p>
          </table:table-cell>
          <table:table-cell table:content-validation-name="val1" table:number-columns-repeated="9"/>
          <table:table-cell table:style-name="ce28" table:number-columns-spanned="4" table:number-rows-spanned="4"/>
          <table:covered-table-cell table:number-columns-repeated="2" table:style-name="ce17"/>
          <table:covered-table-cell table:style-name="ce30"/>
        </table:table-row>
        <table:table-row table:style-name="ro2">
          <table:covered-table-cell table:number-columns-repeated="2"/>
          <table:table-cell office:value-type="string">
            <text:p>Status</text:p>
          </table:table-cell>
          <table:table-cell table:style-name="Default" table:content-validation-name="val2" table:number-columns-repeated="8"/>
          <table:table-cell table:style-name="ce24" table:content-validation-name="val2"/>
          <table:covered-table-cell table:number-columns-repeated="4"/>
        </table:table-row>
        <table:table-row table:style-name="ro2">
          <table:covered-table-cell table:number-columns-repeated="2"/>
          <table:table-cell office:value-type="string">
            <office:annotation draw:style-name="gr1" draw:text-style-name="P1" svg:width="1.1413in" svg:height="0.7083in" svg:x="3.9512in" svg:y="1.4846in" draw:caption-point-x="-3.9512in" draw:caption-point-y="-1.4846in">
              <dc:creator>JFC</dc:creator>
              <dc:date>2007-09-24T00:00:00</dc:date>
              <text:p text:style-name="P1">Estimated Time of Delivery when working to a milestone, Time of Delivery when milestone reached.</text:p>
            </office:annotation>
            <text:p>ETD</text:p>
          </table:table-cell>
          <table:table-cell table:style-name="ce18"/>
          <table:table-cell table:style-name="Default" table:number-columns-repeated="7"/>
          <table:table-cell table:style-name="ce25"/>
          <table:covered-table-cell table:number-columns-repeated="4"/>
        </table:table-row>
        <table:table-row table:style-name="ro2">
          <table:covered-table-cell/>
          <table:covered-table-cell table:style-name="ce9"/>
          <table:table-cell table:style-name="ce14" office:value-type="string">
            <office:annotation draw:style-name="gr2" draw:text-style-name="P1" svg:width="1.1413in" svg:height="0.3902in" svg:x="3.9512in" svg:y="1.6524in" draw:caption-point-x="-3.9512in" draw:caption-point-y="-1.6524in">
              <dc:creator>JFC</dc:creator>
              <dc:date>2007-09-24T00:00:00</dc:date>
              <text:p text:style-name="P1">The TRAC ticket numbers</text:p>
            </office:annotation>
            <text:p>Tickets</text:p>
          </table:table-cell>
          <table:table-cell table:style-name="ce19" table:number-columns-repeated="8"/>
          <table:table-cell table:style-name="ce26"/>
          <table:covered-table-cell table:number-columns-repeated="3" table:style-name="ce29"/>
          <table:covered-table-cell table:style-name="ce32"/>
        </table:table-row>
        <table:table-row table:style-name="ro2">
          <table:covered-table-cell/>
          <table:table-cell table:style-name="ce7" office:value-type="string" table:number-columns-spanned="1" table:number-rows-spanned="4">
            <text:p>Validate a communication plan</text:p>
          </table:table-cell>
          <table:table-cell table:style-name="ce12" office:value-type="string">
            <text:p>Priority</text:p>
          </table:table-cell>
          <table:table-cell table:content-validation-name="val1" table:number-columns-repeated="9"/>
          <table:table-cell table:style-name="ce28" table:number-columns-spanned="4" table:number-rows-spanned="4"/>
          <table:covered-table-cell table:number-columns-repeated="2" table:style-name="ce17"/>
          <table:covered-table-cell table:style-name="ce30"/>
        </table:table-row>
        <table:table-row table:style-name="ro2">
          <table:covered-table-cell table:number-columns-repeated="2"/>
          <table:table-cell office:value-type="string">
            <text:p>Status</text:p>
          </table:table-cell>
          <table:table-cell table:style-name="Default" table:content-validation-name="val2" table:number-columns-repeated="8"/>
          <table:table-cell table:style-name="ce24" table:content-validation-name="val2"/>
          <table:covered-table-cell table:number-columns-repeated="4"/>
        </table:table-row>
        <table:table-row table:style-name="ro2">
          <table:covered-table-cell table:number-columns-repeated="2"/>
          <table:table-cell office:value-type="string">
            <office:annotation draw:style-name="gr1" draw:text-style-name="P1" svg:width="1.1413in" svg:height="0.7083in" svg:x="3.9512in" svg:y="2.1543in" draw:caption-point-x="-3.9512in" draw:caption-point-y="-2.1543in">
              <dc:creator>JFC</dc:creator>
              <dc:date>2007-09-24T00:00:00</dc:date>
              <text:p text:style-name="P1">Estimated Time of Delivery when working to a milestone, Time of Delivery when milestone reached.</text:p>
            </office:annotation>
            <text:p>ETD</text:p>
          </table:table-cell>
          <table:table-cell table:style-name="ce18"/>
          <table:table-cell table:style-name="Default" table:number-columns-repeated="7"/>
          <table:table-cell table:style-name="ce25"/>
          <table:covered-table-cell table:number-columns-repeated="4"/>
        </table:table-row>
        <table:table-row table:style-name="ro2">
          <table:covered-table-cell/>
          <table:covered-table-cell table:style-name="ce9"/>
          <table:table-cell table:style-name="ce14" office:value-type="string">
            <office:annotation draw:style-name="gr2" draw:text-style-name="P1" svg:width="1.1413in" svg:height="0.3902in" svg:x="3.9512in" svg:y="2.322in" draw:caption-point-x="-3.9512in" draw:caption-point-y="-2.322in">
              <dc:creator>JFC</dc:creator>
              <dc:date>2007-09-24T00:00:00</dc:date>
              <text:p text:style-name="P1">The TRAC ticket numbers</text:p>
            </office:annotation>
            <text:p>Tickets</text:p>
          </table:table-cell>
          <table:table-cell table:style-name="ce19" table:number-columns-repeated="8"/>
          <table:table-cell table:style-name="ce26"/>
          <table:covered-table-cell table:number-columns-repeated="3" table:style-name="ce29"/>
          <table:covered-table-cell table:style-name="ce32"/>
        </table:table-row>
        <table:table-row table:style-name="ro2">
          <table:covered-table-cell/>
          <table:table-cell table:style-name="ce7" office:value-type="string" table:number-columns-spanned="1" table:number-rows-spanned="4">
            <text:p>Assemble a sharing MOU</text:p>
          </table:table-cell>
          <table:table-cell table:style-name="ce12" office:value-type="string">
            <text:p>Priority</text:p>
          </table:table-cell>
          <table:table-cell table:content-validation-name="val1" table:number-columns-repeated="9"/>
          <table:table-cell table:style-name="ce28" table:number-columns-spanned="4" table:number-rows-spanned="4"/>
          <table:covered-table-cell table:number-columns-repeated="2" table:style-name="ce17"/>
          <table:covered-table-cell table:style-name="ce30"/>
        </table:table-row>
        <table:table-row table:style-name="ro2">
          <table:covered-table-cell table:number-columns-repeated="2"/>
          <table:table-cell office:value-type="string">
            <text:p>Status</text:p>
          </table:table-cell>
          <table:table-cell table:style-name="Default" table:content-validation-name="val2" table:number-columns-repeated="8"/>
          <table:table-cell table:style-name="ce24" table:content-validation-name="val2"/>
          <table:covered-table-cell table:number-columns-repeated="4"/>
        </table:table-row>
        <table:table-row table:style-name="ro2">
          <table:covered-table-cell table:number-columns-repeated="2"/>
          <table:table-cell office:value-type="string">
            <office:annotation draw:style-name="gr1" draw:text-style-name="P1" svg:width="1.1413in" svg:height="0.7083in" svg:x="3.9512in" svg:y="2.8244in" draw:caption-point-x="-3.9512in" draw:caption-point-y="-2.8244in">
              <dc:creator>JFC</dc:creator>
              <dc:date>2007-09-24T00:00:00</dc:date>
              <text:p text:style-name="P1">Estimated Time of Delivery when working to a milestone, Time of Delivery when milestone reached.</text:p>
            </office:annotation>
            <text:p>ETD</text:p>
          </table:table-cell>
          <table:table-cell table:style-name="ce18"/>
          <table:table-cell table:style-name="Default" table:number-columns-repeated="7"/>
          <table:table-cell table:style-name="ce25"/>
          <table:covered-table-cell table:number-columns-repeated="4"/>
        </table:table-row>
        <table:table-row table:style-name="ro2">
          <table:covered-table-cell/>
          <table:covered-table-cell table:style-name="ce9"/>
          <table:table-cell table:style-name="ce14" office:value-type="string">
            <office:annotation draw:style-name="gr2" draw:text-style-name="P1" svg:width="1.1413in" svg:height="0.3902in" svg:x="3.9512in" svg:y="2.9917in" draw:caption-point-x="-3.9512in" draw:caption-point-y="-2.9917in">
              <dc:creator>JFC</dc:creator>
              <dc:date>2007-09-24T00:00:00</dc:date>
              <text:p text:style-name="P1">The TRAC ticket numbers</text:p>
            </office:annotation>
            <text:p>Tickets</text:p>
          </table:table-cell>
          <table:table-cell table:style-name="ce19" table:number-columns-repeated="8"/>
          <table:table-cell table:style-name="ce26"/>
          <table:covered-table-cell table:number-columns-repeated="3" table:style-name="ce29"/>
          <table:covered-table-cell table:style-name="ce32"/>
        </table:table-row>
        <table:table-row table:style-name="ro2">
          <table:covered-table-cell/>
          <table:table-cell table:style-name="ce7" office:value-type="string" table:number-columns-spanned="1" table:number-rows-spanned="4">
            <text:p>Validate a sharing MOU</text:p>
          </table:table-cell>
          <table:table-cell table:style-name="ce12" office:value-type="string">
            <text:p>Priority</text:p>
          </table:table-cell>
          <table:table-cell table:content-validation-name="val1" table:number-columns-repeated="9"/>
          <table:table-cell table:style-name="ce28" table:number-columns-spanned="4" table:number-rows-spanned="4"/>
          <table:covered-table-cell table:number-columns-repeated="2" table:style-name="ce17"/>
          <table:covered-table-cell table:style-name="ce30"/>
        </table:table-row>
        <table:table-row table:style-name="ro2">
          <table:covered-table-cell table:number-columns-repeated="2"/>
          <table:table-cell office:value-type="string">
            <text:p>Status</text:p>
          </table:table-cell>
          <table:table-cell table:style-name="Default" table:content-validation-name="val2" table:number-columns-repeated="8"/>
          <table:table-cell table:style-name="ce24" table:content-validation-name="val2"/>
          <table:covered-table-cell table:number-columns-repeated="4"/>
        </table:table-row>
        <table:table-row table:style-name="ro2">
          <table:covered-table-cell table:number-columns-repeated="2"/>
          <table:table-cell office:value-type="string">
            <office:annotation draw:style-name="gr1" draw:text-style-name="P1" svg:width="1.1413in" svg:height="0.7083in" svg:x="3.9512in" svg:y="3.4941in" draw:caption-point-x="-3.9512in" draw:caption-point-y="-3.4941in">
              <dc:creator>JFC</dc:creator>
              <dc:date>2007-09-24T00:00:00</dc:date>
              <text:p text:style-name="P1">Estimated Time of Delivery when working to a milestone, Time of Delivery when milestone reached.</text:p>
            </office:annotation>
            <text:p>ETD</text:p>
          </table:table-cell>
          <table:table-cell table:style-name="ce18"/>
          <table:table-cell table:style-name="Default" table:number-columns-repeated="7"/>
          <table:table-cell table:style-name="ce25"/>
          <table:covered-table-cell table:number-columns-repeated="4"/>
        </table:table-row>
        <table:table-row table:style-name="ro2">
          <table:covered-table-cell/>
          <table:covered-table-cell table:style-name="ce9"/>
          <table:table-cell table:style-name="ce14" office:value-type="string">
            <office:annotation draw:style-name="gr2" draw:text-style-name="P1" svg:width="1.1413in" svg:height="0.3902in" svg:x="3.9512in" svg:y="3.6614in" draw:caption-point-x="-3.9512in" draw:caption-point-y="-3.6614in">
              <dc:creator>JFC</dc:creator>
              <dc:date>2007-09-24T00:00:00</dc:date>
              <text:p text:style-name="P1">The TRAC ticket numbers</text:p>
            </office:annotation>
            <text:p>Tickets</text:p>
          </table:table-cell>
          <table:table-cell table:style-name="ce19" table:number-columns-repeated="8"/>
          <table:table-cell table:style-name="ce26"/>
          <table:covered-table-cell table:number-columns-repeated="3" table:style-name="ce29"/>
          <table:covered-table-cell table:style-name="ce32"/>
        </table:table-row>
        <table:table-row table:style-name="ro2">
          <table:covered-table-cell/>
          <table:table-cell table:style-name="ce7" office:value-type="string" table:number-columns-spanned="1" table:number-rows-spanned="4">
            <text:p>Prioritize issue remediation</text:p>
          </table:table-cell>
          <table:table-cell table:style-name="ce12" office:value-type="string">
            <text:p>Priority</text:p>
          </table:table-cell>
          <table:table-cell table:content-validation-name="val1" table:number-columns-repeated="9"/>
          <table:table-cell table:style-name="ce28" table:number-columns-spanned="4" table:number-rows-spanned="4"/>
          <table:covered-table-cell table:number-columns-repeated="2" table:style-name="ce17"/>
          <table:covered-table-cell table:style-name="ce30"/>
        </table:table-row>
        <table:table-row table:style-name="ro2">
          <table:covered-table-cell table:number-columns-repeated="2"/>
          <table:table-cell office:value-type="string">
            <text:p>Status</text:p>
          </table:table-cell>
          <table:table-cell table:style-name="Default" table:content-validation-name="val2" table:number-columns-repeated="8"/>
          <table:table-cell table:style-name="ce24" table:content-validation-name="val2"/>
          <table:covered-table-cell table:number-columns-repeated="4"/>
        </table:table-row>
        <table:table-row table:style-name="ro2">
          <table:covered-table-cell table:number-columns-repeated="2"/>
          <table:table-cell office:value-type="string">
            <office:annotation draw:style-name="gr1" draw:text-style-name="P1" svg:width="1.1413in" svg:height="0.7083in" svg:x="3.9512in" svg:y="4.1638in" draw:caption-point-x="-3.9512in" draw:caption-point-y="-4.1638in">
              <dc:creator>JFC</dc:creator>
              <dc:date>2007-09-24T00:00:00</dc:date>
              <text:p text:style-name="P1">Estimated Time of Delivery when working to a milestone, Time of Delivery when milestone reached.</text:p>
            </office:annotation>
            <text:p>ETD</text:p>
          </table:table-cell>
          <table:table-cell table:style-name="ce18"/>
          <table:table-cell table:style-name="Default" table:number-columns-repeated="7"/>
          <table:table-cell table:style-name="ce25"/>
          <table:covered-table-cell table:number-columns-repeated="4"/>
        </table:table-row>
        <table:table-row table:style-name="ro2">
          <table:covered-table-cell/>
          <table:covered-table-cell table:style-name="ce9"/>
          <table:table-cell table:style-name="ce14" office:value-type="string">
            <office:annotation draw:style-name="gr2" draw:text-style-name="P1" svg:width="1.1413in" svg:height="0.3902in" svg:x="3.9512in" svg:y="4.3311in" draw:caption-point-x="-3.9512in" draw:caption-point-y="-4.3311in">
              <dc:creator>JFC</dc:creator>
              <dc:date>2007-09-24T00:00:00</dc:date>
              <text:p text:style-name="P1">The TRAC ticket numbers</text:p>
            </office:annotation>
            <text:p>Tickets</text:p>
          </table:table-cell>
          <table:table-cell table:style-name="ce19" table:number-columns-repeated="8"/>
          <table:table-cell table:style-name="ce26"/>
          <table:covered-table-cell table:number-columns-repeated="3" table:style-name="ce29"/>
          <table:covered-table-cell table:style-name="ce32"/>
        </table:table-row>
      </table:table>
      <table:table table:name="Deployment" table:style-name="ta1" table:print="false">
        <office:forms form:automatic-focus="false" form:apply-design-mode="false"/>
        <table:table-column table:style-name="co5" table:default-cell-style-name="Default"/>
        <table:table-column table:style-name="co16" table:default-cell-style-name="ce8"/>
        <table:table-column table:style-name="co17" table:default-cell-style-name="ce13"/>
        <table:table-column table:style-name="co4" table:number-columns-repeated="8" table:default-cell-style-name="ce17"/>
        <table:table-column table:style-name="co4" table:default-cell-style-name="ce23"/>
        <table:table-column table:style-name="co5" table:number-columns-repeated="3" table:default-cell-style-name="Default"/>
        <table:table-column table:style-name="co5" table:default-cell-style-name="ce31"/>
        <table:table-row table:style-name="ro1">
          <table:table-cell table:style-name="ce1" office:value-type="string" table:number-columns-spanned="1" table:number-rows-spanned="2">
            <text:p>Layer</text:p>
          </table:table-cell>
          <table:table-cell table:style-name="ce5" office:value-type="string" table:number-columns-spanned="1" table:number-rows-spanned="2">
            <text:p>Use case</text:p>
          </table:table-cell>
          <table:table-cell table:style-name="ce10" table:number-columns-spanned="1" table:number-rows-spanned="2"/>
          <table:table-cell table:style-name="ce15" office:value-type="string" table:number-columns-spanned="9" table:number-rows-spanned="1">
            <text:p>Area</text:p>
          </table:table-cell>
          <table:covered-table-cell table:number-columns-repeated="7" table:style-name="ce20"/>
          <table:covered-table-cell table:style-name="ce21"/>
          <table:table-cell table:style-name="ce27" office:value-type="string" table:number-columns-spanned="4" table:number-rows-spanned="2">
            <text:p>Notes</text:p>
          </table:table-cell>
          <table:covered-table-cell table:number-columns-repeated="2"/>
          <table:covered-table-cell table:style-name="Default"/>
        </table:table-row>
        <table:table-row table:style-name="ro2">
          <table:covered-table-cell table:style-name="ce2"/>
          <table:covered-table-cell table:style-name="ce6"/>
          <table:covered-table-cell table:style-name="ce11"/>
          <table:table-cell table:style-name="ce16" office:value-type="string">
            <office:annotation draw:style-name="gr3" draw:text-style-name="P1" svg:width="1.1413in" svg:height="0.3902in" svg:x="3.7921in" svg:y="0in" draw:caption-point-x="-3.7921in" draw:caption-point-y="0in">
              <dc:creator>JFC</dc:creator>
              <dc:date>2007-09-24T00:00:00</dc:date>
              <text:p text:style-name="P1">ISNA specifications</text:p>
            </office:annotation>
            <text:p>Methodology</text:p>
          </table:table-cell>
          <table:table-cell table:style-name="ce16" office:value-type="string">
            <office:annotation draw:style-name="gr3" draw:text-style-name="P1" svg:width="1.1413in" svg:height="0.3902in" svg:x="4.6811in" svg:y="0in" draw:caption-point-x="-4.6811in" draw:caption-point-y="0in">
              <dc:creator>JFC</dc:creator>
              <dc:date>2007-09-24T00:00:00</dc:date>
              <text:p text:style-name="P1">Functional specifications</text:p>
            </office:annotation>
            <text:p>Specs</text:p>
          </table:table-cell>
          <table:table-cell table:style-name="ce16" office:value-type="string">
            <office:annotation draw:style-name="gr3" draw:text-style-name="P1" svg:width="1.1413in" svg:height="0.5457in" svg:x="5.5701in" svg:y="0in" draw:caption-point-x="-5.5701in" draw:caption-point-y="0in">
              <dc:creator>JFC</dc:creator>
              <dc:date>2007-09-24T00:00:00</dc:date>
              <text:p text:style-name="P1">Servers, database, networking etc.</text:p>
            </office:annotation>
            <text:p>Infrastructure</text:p>
          </table:table-cell>
          <table:table-cell table:style-name="ce16" office:value-type="string">
            <office:annotation draw:style-name="gr3" draw:text-style-name="P1" svg:width="1.1413in" svg:height="0.3902in" svg:x="6.4591in" svg:y="0in" draw:caption-point-x="-6.4591in" draw:caption-point-y="0in">
              <dc:creator>JFC</dc:creator>
              <dc:date>2007-09-24T00:00:00</dc:date>
              <text:p text:style-name="P1">Schema and Xqueries</text:p>
            </office:annotation>
            <text:p>XML</text:p>
          </table:table-cell>
          <table:table-cell table:style-name="ce16" office:value-type="string">
            <office:annotation draw:style-name="gr3" draw:text-style-name="P1" svg:width="1.1413in" svg:height="0.3902in" svg:x="7.3484in" svg:y="0in" draw:caption-point-x="-7.3484in" draw:caption-point-y="0in">
              <dc:creator>JFC</dc:creator>
              <dc:date>2007-09-24T00:00:00</dc:date>
              <text:p text:style-name="P1">NetKernel components</text:p>
            </office:annotation>
            <text:p>NK</text:p>
          </table:table-cell>
          <table:table-cell table:style-name="ce16" office:value-type="string">
            <office:annotation draw:style-name="gr3" draw:text-style-name="P1" svg:width="1.1413in" svg:height="0.3902in" svg:x="8.2374in" svg:y="0in" draw:caption-point-x="-8.2374in" draw:caption-point-y="0in">
              <dc:creator>JFC</dc:creator>
              <dc:date>2007-09-24T00:00:00</dc:date>
              <text:p text:style-name="P1">Flex client's model-controller</text:p>
            </office:annotation>
            <text:p>Cairngorm</text:p>
          </table:table-cell>
          <table:table-cell table:style-name="ce16" office:value-type="string">
            <office:annotation draw:style-name="gr3" draw:text-style-name="P1" svg:width="1.1413in" svg:height="0.3902in" svg:x="9.1264in" svg:y="0in" draw:caption-point-x="-9.1264in" draw:caption-point-y="0in">
              <dc:creator>JFC</dc:creator>
              <dc:date>2007-09-24T00:00:00</dc:date>
              <text:p text:style-name="P1">Flex UI or backend plugin</text:p>
            </office:annotation>
            <text:p>UI</text:p>
          </table:table-cell>
          <table:table-cell table:style-name="ce16" office:value-type="string">
            <office:annotation draw:style-name="gr3" draw:text-style-name="P1" svg:width="1.1413in" svg:height="0.5457in" svg:x="10.0154in" svg:y="0in" draw:caption-point-x="-10.0154in" draw:caption-point-y="0in">
              <dc:creator>JFC</dc:creator>
              <dc:date>2007-09-24T00:00:00</dc:date>
              <text:p text:style-name="P1">Online help and user documentation</text:p>
            </office:annotation>
            <text:p>Doc</text:p>
          </table:table-cell>
          <table:table-cell table:style-name="ce22" office:value-type="string">
            <text:p>Overall</text:p>
          </table:table-cell>
          <table:covered-table-cell table:number-columns-repeated="3"/>
          <table:covered-table-cell table:style-name="Default"/>
        </table:table-row>
        <table:table-row table:style-name="ro2">
          <table:table-cell table:style-name="ce3" office:value-type="string" table:number-columns-spanned="1" table:number-rows-spanned="28">
            <text:p>Deployment</text:p>
          </table:table-cell>
          <table:table-cell table:style-name="ce7" table:number-columns-spanned="1" table:number-rows-spanned="4"/>
          <table:table-cell table:style-name="ce12" office:value-type="string">
            <text:p>Priority</text:p>
          </table:table-cell>
          <table:table-cell table:content-validation-name="val1" table:number-columns-repeated="9"/>
          <table:table-cell table:style-name="ce28" table:number-columns-spanned="4" table:number-rows-spanned="4"/>
          <table:covered-table-cell table:number-columns-repeated="2" table:style-name="ce17"/>
          <table:covered-table-cell table:style-name="ce30"/>
        </table:table-row>
        <table:table-row table:style-name="ro2">
          <table:covered-table-cell table:number-columns-repeated="2"/>
          <table:table-cell office:value-type="string">
            <text:p>Status</text:p>
          </table:table-cell>
          <table:table-cell table:style-name="Default" table:content-validation-name="val2" table:number-columns-repeated="8"/>
          <table:table-cell table:style-name="ce24" table:content-validation-name="val2"/>
          <table:covered-table-cell table:number-columns-repeated="4"/>
        </table:table-row>
        <table:table-row table:style-name="ro2">
          <table:covered-table-cell table:number-columns-repeated="2"/>
          <table:table-cell office:value-type="string">
            <office:annotation draw:style-name="gr1" draw:text-style-name="P1" svg:width="1.1413in" svg:height="0.7083in" svg:x="3.8461in" svg:y="0.1453in" draw:caption-point-x="-3.8461in" draw:caption-point-y="-0.1453in">
              <dc:creator>JFC</dc:creator>
              <dc:date>2007-09-24T00:00:00</dc:date>
              <text:p text:style-name="P1">Estimated Time of Delivery when working to a milestone, Time of Delivery when milestone reached.</text:p>
            </office:annotation>
            <text:p>ETD</text:p>
          </table:table-cell>
          <table:table-cell table:style-name="ce18"/>
          <table:table-cell table:style-name="Default" table:number-columns-repeated="7"/>
          <table:table-cell table:style-name="ce25"/>
          <table:covered-table-cell table:number-columns-repeated="4"/>
        </table:table-row>
        <table:table-row table:style-name="ro2">
          <table:covered-table-cell/>
          <table:covered-table-cell table:style-name="ce9"/>
          <table:table-cell table:style-name="ce14" office:value-type="string">
            <office:annotation draw:style-name="gr2" draw:text-style-name="P1" svg:width="1.1413in" svg:height="0.3902in" svg:x="3.8461in" svg:y="0.313in" draw:caption-point-x="-3.8461in" draw:caption-point-y="-0.313in">
              <dc:creator>JFC</dc:creator>
              <dc:date>2007-09-24T00:00:00</dc:date>
              <text:p text:style-name="P1">The TRAC ticket numbers</text:p>
            </office:annotation>
            <text:p>Tickets</text:p>
          </table:table-cell>
          <table:table-cell table:style-name="ce19" table:number-columns-repeated="8"/>
          <table:table-cell table:style-name="ce26"/>
          <table:covered-table-cell table:number-columns-repeated="3" table:style-name="ce29"/>
          <table:covered-table-cell table:style-name="ce32"/>
        </table:table-row>
        <table:table-row table:style-name="ro2">
          <table:covered-table-cell/>
          <table:table-cell table:style-name="ce7" table:number-columns-spanned="1" table:number-rows-spanned="4"/>
          <table:table-cell table:style-name="ce12" office:value-type="string">
            <text:p>Priority</text:p>
          </table:table-cell>
          <table:table-cell table:content-validation-name="val1" table:number-columns-repeated="9"/>
          <table:table-cell table:style-name="ce28" table:number-columns-spanned="4" table:number-rows-spanned="4"/>
          <table:covered-table-cell table:number-columns-repeated="2" table:style-name="ce17"/>
          <table:covered-table-cell table:style-name="ce30"/>
        </table:table-row>
        <table:table-row table:style-name="ro2">
          <table:covered-table-cell table:number-columns-repeated="2"/>
          <table:table-cell office:value-type="string">
            <text:p>Status</text:p>
          </table:table-cell>
          <table:table-cell table:style-name="Default" table:content-validation-name="val2" table:number-columns-repeated="8"/>
          <table:table-cell table:style-name="ce24" table:content-validation-name="val2"/>
          <table:covered-table-cell table:number-columns-repeated="4"/>
        </table:table-row>
        <table:table-row table:style-name="ro2">
          <table:covered-table-cell table:number-columns-repeated="2"/>
          <table:table-cell office:value-type="string">
            <office:annotation draw:style-name="gr1" draw:text-style-name="P1" svg:width="1.1413in" svg:height="0.7083in" svg:x="3.8461in" svg:y="0.815in" draw:caption-point-x="-3.8461in" draw:caption-point-y="-0.815in">
              <dc:creator>JFC</dc:creator>
              <dc:date>2007-09-24T00:00:00</dc:date>
              <text:p text:style-name="P1">Estimated Time of Delivery when working to a milestone, Time of Delivery when milestone reached.</text:p>
            </office:annotation>
            <text:p>ETD</text:p>
          </table:table-cell>
          <table:table-cell table:style-name="ce18"/>
          <table:table-cell table:style-name="Default" table:number-columns-repeated="7"/>
          <table:table-cell table:style-name="ce25"/>
          <table:covered-table-cell table:number-columns-repeated="4"/>
        </table:table-row>
        <table:table-row table:style-name="ro2">
          <table:covered-table-cell/>
          <table:covered-table-cell table:style-name="ce9"/>
          <table:table-cell table:style-name="ce14" office:value-type="string">
            <office:annotation draw:style-name="gr2" draw:text-style-name="P1" svg:width="1.1413in" svg:height="0.3902in" svg:x="3.8461in" svg:y="0.9827in" draw:caption-point-x="-3.8461in" draw:caption-point-y="-0.9827in">
              <dc:creator>JFC</dc:creator>
              <dc:date>2007-09-24T00:00:00</dc:date>
              <text:p text:style-name="P1">The TRAC ticket numbers</text:p>
            </office:annotation>
            <text:p>Tickets</text:p>
          </table:table-cell>
          <table:table-cell table:style-name="ce19" table:number-columns-repeated="8"/>
          <table:table-cell table:style-name="ce26"/>
          <table:covered-table-cell table:number-columns-repeated="3" table:style-name="ce29"/>
          <table:covered-table-cell table:style-name="ce32"/>
        </table:table-row>
        <table:table-row table:style-name="ro2">
          <table:covered-table-cell/>
          <table:table-cell table:style-name="ce7" table:number-columns-spanned="1" table:number-rows-spanned="4"/>
          <table:table-cell table:style-name="ce12" office:value-type="string">
            <text:p>Priority</text:p>
          </table:table-cell>
          <table:table-cell table:content-validation-name="val1" table:number-columns-repeated="9"/>
          <table:table-cell table:style-name="ce28" table:number-columns-spanned="4" table:number-rows-spanned="4"/>
          <table:covered-table-cell table:number-columns-repeated="2" table:style-name="ce17"/>
          <table:covered-table-cell table:style-name="ce30"/>
        </table:table-row>
        <table:table-row table:style-name="ro2">
          <table:covered-table-cell table:number-columns-repeated="2"/>
          <table:table-cell office:value-type="string">
            <text:p>Status</text:p>
          </table:table-cell>
          <table:table-cell table:style-name="Default" table:content-validation-name="val2" table:number-columns-repeated="8"/>
          <table:table-cell table:style-name="ce24" table:content-validation-name="val2"/>
          <table:covered-table-cell table:number-columns-repeated="4"/>
        </table:table-row>
        <table:table-row table:style-name="ro2">
          <table:covered-table-cell table:number-columns-repeated="2"/>
          <table:table-cell office:value-type="string">
            <office:annotation draw:style-name="gr1" draw:text-style-name="P1" svg:width="1.1413in" svg:height="0.7083in" svg:x="3.8461in" svg:y="1.4846in" draw:caption-point-x="-3.8461in" draw:caption-point-y="-1.4846in">
              <dc:creator>JFC</dc:creator>
              <dc:date>2007-09-24T00:00:00</dc:date>
              <text:p text:style-name="P1">Estimated Time of Delivery when working to a milestone, Time of Delivery when milestone reached.</text:p>
            </office:annotation>
            <text:p>ETD</text:p>
          </table:table-cell>
          <table:table-cell table:style-name="ce18"/>
          <table:table-cell table:style-name="Default" table:number-columns-repeated="7"/>
          <table:table-cell table:style-name="ce25"/>
          <table:covered-table-cell table:number-columns-repeated="4"/>
        </table:table-row>
        <table:table-row table:style-name="ro2">
          <table:covered-table-cell/>
          <table:covered-table-cell table:style-name="ce9"/>
          <table:table-cell table:style-name="ce14" office:value-type="string">
            <office:annotation draw:style-name="gr2" draw:text-style-name="P1" svg:width="1.1413in" svg:height="0.3902in" svg:x="3.8461in" svg:y="1.6524in" draw:caption-point-x="-3.8461in" draw:caption-point-y="-1.6524in">
              <dc:creator>JFC</dc:creator>
              <dc:date>2007-09-24T00:00:00</dc:date>
              <text:p text:style-name="P1">The TRAC ticket numbers</text:p>
            </office:annotation>
            <text:p>Tickets</text:p>
          </table:table-cell>
          <table:table-cell table:style-name="ce19" table:number-columns-repeated="8"/>
          <table:table-cell table:style-name="ce26"/>
          <table:covered-table-cell table:number-columns-repeated="3" table:style-name="ce29"/>
          <table:covered-table-cell table:style-name="ce32"/>
        </table:table-row>
        <table:table-row table:style-name="ro2">
          <table:covered-table-cell/>
          <table:table-cell table:style-name="ce7" table:number-columns-spanned="1" table:number-rows-spanned="4"/>
          <table:table-cell table:style-name="ce12" office:value-type="string">
            <text:p>Priority</text:p>
          </table:table-cell>
          <table:table-cell table:content-validation-name="val1" table:number-columns-repeated="9"/>
          <table:table-cell table:style-name="ce28" table:number-columns-spanned="4" table:number-rows-spanned="4"/>
          <table:covered-table-cell table:number-columns-repeated="2" table:style-name="ce17"/>
          <table:covered-table-cell table:style-name="ce30"/>
        </table:table-row>
        <table:table-row table:style-name="ro2">
          <table:covered-table-cell table:number-columns-repeated="2"/>
          <table:table-cell office:value-type="string">
            <text:p>Status</text:p>
          </table:table-cell>
          <table:table-cell table:style-name="Default" table:content-validation-name="val2" table:number-columns-repeated="8"/>
          <table:table-cell table:style-name="ce24" table:content-validation-name="val2"/>
          <table:covered-table-cell table:number-columns-repeated="4"/>
        </table:table-row>
        <table:table-row table:style-name="ro2">
          <table:covered-table-cell table:number-columns-repeated="2"/>
          <table:table-cell office:value-type="string">
            <office:annotation draw:style-name="gr1" draw:text-style-name="P1" svg:width="1.1413in" svg:height="0.7083in" svg:x="3.8461in" svg:y="2.1543in" draw:caption-point-x="-3.8461in" draw:caption-point-y="-2.1543in">
              <dc:creator>JFC</dc:creator>
              <dc:date>2007-09-24T00:00:00</dc:date>
              <text:p text:style-name="P1">Estimated Time of Delivery when working to a milestone, Time of Delivery when milestone reached.</text:p>
            </office:annotation>
            <text:p>ETD</text:p>
          </table:table-cell>
          <table:table-cell table:style-name="ce18"/>
          <table:table-cell table:style-name="Default" table:number-columns-repeated="7"/>
          <table:table-cell table:style-name="ce25"/>
          <table:covered-table-cell table:number-columns-repeated="4"/>
        </table:table-row>
        <table:table-row table:style-name="ro2">
          <table:covered-table-cell/>
          <table:covered-table-cell table:style-name="ce9"/>
          <table:table-cell table:style-name="ce14" office:value-type="string">
            <office:annotation draw:style-name="gr2" draw:text-style-name="P1" svg:width="1.1413in" svg:height="0.3902in" svg:x="3.8461in" svg:y="2.322in" draw:caption-point-x="-3.8461in" draw:caption-point-y="-2.322in">
              <dc:creator>JFC</dc:creator>
              <dc:date>2007-09-24T00:00:00</dc:date>
              <text:p text:style-name="P1">The TRAC ticket numbers</text:p>
            </office:annotation>
            <text:p>Tickets</text:p>
          </table:table-cell>
          <table:table-cell table:style-name="ce19" table:number-columns-repeated="8"/>
          <table:table-cell table:style-name="ce26"/>
          <table:covered-table-cell table:number-columns-repeated="3" table:style-name="ce29"/>
          <table:covered-table-cell table:style-name="ce32"/>
        </table:table-row>
        <table:table-row table:style-name="ro2">
          <table:covered-table-cell/>
          <table:table-cell table:style-name="ce7" table:number-columns-spanned="1" table:number-rows-spanned="4"/>
          <table:table-cell table:style-name="ce12" office:value-type="string">
            <text:p>Priority</text:p>
          </table:table-cell>
          <table:table-cell table:content-validation-name="val1" table:number-columns-repeated="9"/>
          <table:table-cell table:style-name="ce28" table:number-columns-spanned="4" table:number-rows-spanned="4"/>
          <table:covered-table-cell table:number-columns-repeated="2" table:style-name="ce17"/>
          <table:covered-table-cell table:style-name="ce30"/>
        </table:table-row>
        <table:table-row table:style-name="ro2">
          <table:covered-table-cell table:number-columns-repeated="2"/>
          <table:table-cell office:value-type="string">
            <text:p>Status</text:p>
          </table:table-cell>
          <table:table-cell table:style-name="Default" table:content-validation-name="val2" table:number-columns-repeated="8"/>
          <table:table-cell table:style-name="ce24" table:content-validation-name="val2"/>
          <table:covered-table-cell table:number-columns-repeated="4"/>
        </table:table-row>
        <table:table-row table:style-name="ro2">
          <table:covered-table-cell table:number-columns-repeated="2"/>
          <table:table-cell office:value-type="string">
            <office:annotation draw:style-name="gr1" draw:text-style-name="P1" svg:width="1.1413in" svg:height="0.7083in" svg:x="3.8461in" svg:y="2.8244in" draw:caption-point-x="-3.8461in" draw:caption-point-y="-2.8244in">
              <dc:creator>JFC</dc:creator>
              <dc:date>2007-09-24T00:00:00</dc:date>
              <text:p text:style-name="P1">Estimated Time of Delivery when working to a milestone, Time of Delivery when milestone reached.</text:p>
            </office:annotation>
            <text:p>ETD</text:p>
          </table:table-cell>
          <table:table-cell table:style-name="ce18"/>
          <table:table-cell table:style-name="Default" table:number-columns-repeated="7"/>
          <table:table-cell table:style-name="ce25"/>
          <table:covered-table-cell table:number-columns-repeated="4"/>
        </table:table-row>
        <table:table-row table:style-name="ro2">
          <table:covered-table-cell/>
          <table:covered-table-cell table:style-name="ce9"/>
          <table:table-cell table:style-name="ce14" office:value-type="string">
            <office:annotation draw:style-name="gr2" draw:text-style-name="P1" svg:width="1.1413in" svg:height="0.3902in" svg:x="3.8461in" svg:y="2.9917in" draw:caption-point-x="-3.8461in" draw:caption-point-y="-2.9917in">
              <dc:creator>JFC</dc:creator>
              <dc:date>2007-09-24T00:00:00</dc:date>
              <text:p text:style-name="P1">The TRAC ticket numbers</text:p>
            </office:annotation>
            <text:p>Tickets</text:p>
          </table:table-cell>
          <table:table-cell table:style-name="ce19" table:number-columns-repeated="8"/>
          <table:table-cell table:style-name="ce26"/>
          <table:covered-table-cell table:number-columns-repeated="3" table:style-name="ce29"/>
          <table:covered-table-cell table:style-name="ce32"/>
        </table:table-row>
        <table:table-row table:style-name="ro2">
          <table:covered-table-cell/>
          <table:table-cell table:style-name="ce7" table:number-columns-spanned="1" table:number-rows-spanned="4"/>
          <table:table-cell table:style-name="ce12" office:value-type="string">
            <text:p>Priority</text:p>
          </table:table-cell>
          <table:table-cell table:content-validation-name="val1" table:number-columns-repeated="9"/>
          <table:table-cell table:style-name="ce28" table:number-columns-spanned="4" table:number-rows-spanned="4"/>
          <table:covered-table-cell table:number-columns-repeated="2" table:style-name="ce17"/>
          <table:covered-table-cell table:style-name="ce30"/>
        </table:table-row>
        <table:table-row table:style-name="ro2">
          <table:covered-table-cell table:number-columns-repeated="2"/>
          <table:table-cell office:value-type="string">
            <text:p>Status</text:p>
          </table:table-cell>
          <table:table-cell table:style-name="Default" table:content-validation-name="val2" table:number-columns-repeated="8"/>
          <table:table-cell table:style-name="ce24" table:content-validation-name="val2"/>
          <table:covered-table-cell table:number-columns-repeated="4"/>
        </table:table-row>
        <table:table-row table:style-name="ro2">
          <table:covered-table-cell table:number-columns-repeated="2"/>
          <table:table-cell office:value-type="string">
            <office:annotation draw:style-name="gr1" draw:text-style-name="P1" svg:width="1.1413in" svg:height="0.7083in" svg:x="3.8461in" svg:y="3.4941in" draw:caption-point-x="-3.8461in" draw:caption-point-y="-3.4941in">
              <dc:creator>JFC</dc:creator>
              <dc:date>2007-09-24T00:00:00</dc:date>
              <text:p text:style-name="P1">Estimated Time of Delivery when working to a milestone, Time of Delivery when milestone reached.</text:p>
            </office:annotation>
            <text:p>ETD</text:p>
          </table:table-cell>
          <table:table-cell table:style-name="ce18"/>
          <table:table-cell table:style-name="Default" table:number-columns-repeated="7"/>
          <table:table-cell table:style-name="ce25"/>
          <table:covered-table-cell table:number-columns-repeated="4"/>
        </table:table-row>
        <table:table-row table:style-name="ro2">
          <table:covered-table-cell/>
          <table:covered-table-cell table:style-name="ce9"/>
          <table:table-cell table:style-name="ce14" office:value-type="string">
            <office:annotation draw:style-name="gr2" draw:text-style-name="P1" svg:width="1.1413in" svg:height="0.3902in" svg:x="3.8461in" svg:y="3.6614in" draw:caption-point-x="-3.8461in" draw:caption-point-y="-3.6614in">
              <dc:creator>JFC</dc:creator>
              <dc:date>2007-09-24T00:00:00</dc:date>
              <text:p text:style-name="P1">The TRAC ticket numbers</text:p>
            </office:annotation>
            <text:p>Tickets</text:p>
          </table:table-cell>
          <table:table-cell table:style-name="ce19" table:number-columns-repeated="8"/>
          <table:table-cell table:style-name="ce26"/>
          <table:covered-table-cell table:number-columns-repeated="3" table:style-name="ce29"/>
          <table:covered-table-cell table:style-name="ce32"/>
        </table:table-row>
        <table:table-row table:style-name="ro2">
          <table:covered-table-cell/>
          <table:table-cell table:style-name="ce7" table:number-columns-spanned="1" table:number-rows-spanned="4"/>
          <table:table-cell table:style-name="ce12" office:value-type="string">
            <text:p>Priority</text:p>
          </table:table-cell>
          <table:table-cell table:content-validation-name="val1" table:number-columns-repeated="9"/>
          <table:table-cell table:style-name="ce28" table:number-columns-spanned="4" table:number-rows-spanned="4"/>
          <table:covered-table-cell table:number-columns-repeated="2" table:style-name="ce17"/>
          <table:covered-table-cell table:style-name="ce30"/>
        </table:table-row>
        <table:table-row table:style-name="ro2">
          <table:covered-table-cell table:number-columns-repeated="2"/>
          <table:table-cell office:value-type="string">
            <text:p>Status</text:p>
          </table:table-cell>
          <table:table-cell table:style-name="Default" table:content-validation-name="val2" table:number-columns-repeated="8"/>
          <table:table-cell table:style-name="ce24" table:content-validation-name="val2"/>
          <table:covered-table-cell table:number-columns-repeated="4"/>
        </table:table-row>
        <table:table-row table:style-name="ro2">
          <table:covered-table-cell table:number-columns-repeated="2"/>
          <table:table-cell office:value-type="string">
            <office:annotation draw:style-name="gr1" draw:text-style-name="P1" svg:width="1.1413in" svg:height="0.7083in" svg:x="3.8461in" svg:y="4.1638in" draw:caption-point-x="-3.8461in" draw:caption-point-y="-4.1638in">
              <dc:creator>JFC</dc:creator>
              <dc:date>2007-09-24T00:00:00</dc:date>
              <text:p text:style-name="P1">Estimated Time of Delivery when working to a milestone, Time of Delivery when milestone reached.</text:p>
            </office:annotation>
            <text:p>ETD</text:p>
          </table:table-cell>
          <table:table-cell table:style-name="ce18"/>
          <table:table-cell table:style-name="Default" table:number-columns-repeated="7"/>
          <table:table-cell table:style-name="ce25"/>
          <table:covered-table-cell table:number-columns-repeated="4"/>
        </table:table-row>
        <table:table-row table:style-name="ro2">
          <table:covered-table-cell/>
          <table:covered-table-cell table:style-name="ce9"/>
          <table:table-cell table:style-name="ce14" office:value-type="string">
            <office:annotation draw:style-name="gr2" draw:text-style-name="P1" svg:width="1.1413in" svg:height="0.3902in" svg:x="3.8461in" svg:y="4.3311in" draw:caption-point-x="-3.8461in" draw:caption-point-y="-4.3311in">
              <dc:creator>JFC</dc:creator>
              <dc:date>2007-09-24T00:00:00</dc:date>
              <text:p text:style-name="P1">The TRAC ticket numbers</text:p>
            </office:annotation>
            <text:p>Tickets</text:p>
          </table:table-cell>
          <table:table-cell table:style-name="ce19" table:number-columns-repeated="8"/>
          <table:table-cell table:style-name="ce26"/>
          <table:covered-table-cell table:number-columns-repeated="3" table:style-name="ce29"/>
          <table:covered-table-cell table:style-name="ce32"/>
        </table:table-row>
      </table:table>
      <table:table table:name="Administration" table:style-name="ta1" table:print="false">
        <office:forms form:automatic-focus="false" form:apply-design-mode="false"/>
        <table:table-column table:style-name="co5" table:default-cell-style-name="Default"/>
        <table:table-column table:style-name="co2" table:default-cell-style-name="ce8"/>
        <table:table-column table:style-name="co7" table:default-cell-style-name="ce13"/>
        <table:table-column table:style-name="co4" table:number-columns-repeated="8" table:default-cell-style-name="ce17"/>
        <table:table-column table:style-name="co4" table:default-cell-style-name="ce23"/>
        <table:table-column table:style-name="co5" table:number-columns-repeated="3" table:default-cell-style-name="Default"/>
        <table:table-column table:style-name="co5" table:default-cell-style-name="ce31"/>
        <table:table-row table:style-name="ro1">
          <table:table-cell table:style-name="ce1" office:value-type="string" table:number-columns-spanned="1" table:number-rows-spanned="2">
            <text:p>Layer</text:p>
          </table:table-cell>
          <table:table-cell table:style-name="ce5" office:value-type="string" table:number-columns-spanned="1" table:number-rows-spanned="2">
            <text:p>Use case</text:p>
          </table:table-cell>
          <table:table-cell table:style-name="ce10" table:number-columns-spanned="1" table:number-rows-spanned="2"/>
          <table:table-cell table:style-name="ce15" office:value-type="string" table:number-columns-spanned="9" table:number-rows-spanned="1">
            <text:p>Area</text:p>
          </table:table-cell>
          <table:covered-table-cell table:number-columns-repeated="7" table:style-name="ce20"/>
          <table:covered-table-cell table:style-name="ce21"/>
          <table:table-cell table:style-name="ce27" office:value-type="string" table:number-columns-spanned="4" table:number-rows-spanned="2">
            <text:p>Notes</text:p>
          </table:table-cell>
          <table:covered-table-cell table:number-columns-repeated="2"/>
          <table:covered-table-cell table:style-name="Default"/>
        </table:table-row>
        <table:table-row table:style-name="ro2">
          <table:covered-table-cell table:style-name="ce2"/>
          <table:covered-table-cell table:style-name="ce6"/>
          <table:covered-table-cell table:style-name="ce11"/>
          <table:table-cell table:style-name="ce16" office:value-type="string">
            <office:annotation draw:style-name="gr3" draw:text-style-name="P1" svg:width="1.1413in" svg:height="0.3902in" svg:x="3.7921in" svg:y="0in" draw:caption-point-x="-3.7921in" draw:caption-point-y="0in">
              <dc:creator>JFC</dc:creator>
              <dc:date>2007-09-24T00:00:00</dc:date>
              <text:p text:style-name="P1">ISNA specifications</text:p>
            </office:annotation>
            <text:p>Methodology</text:p>
          </table:table-cell>
          <table:table-cell table:style-name="ce16" office:value-type="string">
            <office:annotation draw:style-name="gr3" draw:text-style-name="P1" svg:width="1.1413in" svg:height="0.3902in" svg:x="4.6811in" svg:y="0in" draw:caption-point-x="-4.6811in" draw:caption-point-y="0in">
              <dc:creator>JFC</dc:creator>
              <dc:date>2007-09-24T00:00:00</dc:date>
              <text:p text:style-name="P1">Functional specifications</text:p>
            </office:annotation>
            <text:p>Specs</text:p>
          </table:table-cell>
          <table:table-cell table:style-name="ce16" office:value-type="string">
            <office:annotation draw:style-name="gr3" draw:text-style-name="P1" svg:width="1.1413in" svg:height="0.5457in" svg:x="5.5701in" svg:y="0in" draw:caption-point-x="-5.5701in" draw:caption-point-y="0in">
              <dc:creator>JFC</dc:creator>
              <dc:date>2007-09-24T00:00:00</dc:date>
              <text:p text:style-name="P1">Servers, database, networking etc.</text:p>
            </office:annotation>
            <text:p>Infrastructure</text:p>
          </table:table-cell>
          <table:table-cell table:style-name="ce16" office:value-type="string">
            <office:annotation draw:style-name="gr3" draw:text-style-name="P1" svg:width="1.1413in" svg:height="0.3902in" svg:x="6.4591in" svg:y="0in" draw:caption-point-x="-6.4591in" draw:caption-point-y="0in">
              <dc:creator>JFC</dc:creator>
              <dc:date>2007-09-24T00:00:00</dc:date>
              <text:p text:style-name="P1">Schema and Xqueries</text:p>
            </office:annotation>
            <text:p>XML</text:p>
          </table:table-cell>
          <table:table-cell table:style-name="ce16" office:value-type="string">
            <office:annotation draw:style-name="gr3" draw:text-style-name="P1" svg:width="1.1413in" svg:height="0.3902in" svg:x="7.3484in" svg:y="0in" draw:caption-point-x="-7.3484in" draw:caption-point-y="0in">
              <dc:creator>JFC</dc:creator>
              <dc:date>2007-09-24T00:00:00</dc:date>
              <text:p text:style-name="P1">NetKernel components</text:p>
            </office:annotation>
            <text:p>NK</text:p>
          </table:table-cell>
          <table:table-cell table:style-name="ce16" office:value-type="string">
            <office:annotation draw:style-name="gr3" draw:text-style-name="P1" svg:width="1.1413in" svg:height="0.3902in" svg:x="8.2374in" svg:y="0in" draw:caption-point-x="-8.2374in" draw:caption-point-y="0in">
              <dc:creator>JFC</dc:creator>
              <dc:date>2007-09-24T00:00:00</dc:date>
              <text:p text:style-name="P1">Flex client's model-controller</text:p>
            </office:annotation>
            <text:p>Cairngorm</text:p>
          </table:table-cell>
          <table:table-cell table:style-name="ce16" office:value-type="string">
            <office:annotation draw:style-name="gr3" draw:text-style-name="P1" svg:width="1.1413in" svg:height="0.3902in" svg:x="9.1264in" svg:y="0in" draw:caption-point-x="-9.1264in" draw:caption-point-y="0in">
              <dc:creator>JFC</dc:creator>
              <dc:date>2007-09-24T00:00:00</dc:date>
              <text:p text:style-name="P1">Flex UI or backend plugin</text:p>
            </office:annotation>
            <text:p>UI</text:p>
          </table:table-cell>
          <table:table-cell table:style-name="ce16" office:value-type="string">
            <office:annotation draw:style-name="gr3" draw:text-style-name="P1" svg:width="1.1413in" svg:height="0.5457in" svg:x="10.0154in" svg:y="0in" draw:caption-point-x="-10.0154in" draw:caption-point-y="0in">
              <dc:creator>JFC</dc:creator>
              <dc:date>2007-09-24T00:00:00</dc:date>
              <text:p text:style-name="P1">Online help and user documentation</text:p>
            </office:annotation>
            <text:p>Doc</text:p>
          </table:table-cell>
          <table:table-cell table:style-name="ce22" office:value-type="string">
            <text:p>Overall</text:p>
          </table:table-cell>
          <table:covered-table-cell table:number-columns-repeated="3"/>
          <table:covered-table-cell table:style-name="Default"/>
        </table:table-row>
        <table:table-row table:style-name="ro2">
          <table:table-cell table:style-name="ce3" office:value-type="string" table:number-columns-spanned="1" table:number-rows-spanned="28">
            <text:p>Administration</text:p>
          </table:table-cell>
          <table:table-cell table:style-name="ce7" table:number-columns-spanned="1" table:number-rows-spanned="4"/>
          <table:table-cell table:style-name="ce12" office:value-type="string">
            <text:p>Priority</text:p>
          </table:table-cell>
          <table:table-cell table:content-validation-name="val1" table:number-columns-repeated="9"/>
          <table:table-cell table:style-name="ce28" table:number-columns-spanned="4" table:number-rows-spanned="4"/>
          <table:covered-table-cell table:number-columns-repeated="2" table:style-name="ce17"/>
          <table:covered-table-cell table:style-name="ce30"/>
        </table:table-row>
        <table:table-row table:style-name="ro2">
          <table:covered-table-cell table:number-columns-repeated="2"/>
          <table:table-cell office:value-type="string">
            <text:p>Status</text:p>
          </table:table-cell>
          <table:table-cell table:style-name="Default" table:content-validation-name="val2" table:number-columns-repeated="8"/>
          <table:table-cell table:style-name="ce24" table:content-validation-name="val2"/>
          <table:covered-table-cell table:number-columns-repeated="4"/>
        </table:table-row>
        <table:table-row table:style-name="ro2">
          <table:covered-table-cell table:number-columns-repeated="2"/>
          <table:table-cell office:value-type="string">
            <office:annotation draw:style-name="gr1" draw:text-style-name="P1" svg:width="1.1413in" svg:height="0.7083in" svg:x="2.9031in" svg:y="0.0791in" draw:caption-point-x="-2.9031in" draw:caption-point-y="-0.0791in">
              <dc:creator>JFC</dc:creator>
              <dc:date>2007-09-24T00:00:00</dc:date>
              <text:p text:style-name="P1">Estimated Time of Delivery when working to a milestone, Time of Delivery when milestone reached.</text:p>
            </office:annotation>
            <text:p>ETD</text:p>
          </table:table-cell>
          <table:table-cell table:style-name="ce18"/>
          <table:table-cell table:style-name="Default" table:number-columns-repeated="7"/>
          <table:table-cell table:style-name="ce25"/>
          <table:covered-table-cell table:number-columns-repeated="4"/>
        </table:table-row>
        <table:table-row table:style-name="ro2">
          <table:covered-table-cell/>
          <table:covered-table-cell table:style-name="ce9"/>
          <table:table-cell table:style-name="ce14" office:value-type="string">
            <office:annotation draw:style-name="gr2" draw:text-style-name="P1" svg:width="1.1413in" svg:height="0.3902in" svg:x="2.9031in" svg:y="0.2465in" draw:caption-point-x="-2.9031in" draw:caption-point-y="-0.2465in">
              <dc:creator>JFC</dc:creator>
              <dc:date>2007-09-24T00:00:00</dc:date>
              <text:p text:style-name="P1">The TRAC ticket numbers</text:p>
            </office:annotation>
            <text:p>Tickets</text:p>
          </table:table-cell>
          <table:table-cell table:style-name="ce19" table:number-columns-repeated="8"/>
          <table:table-cell table:style-name="ce26"/>
          <table:covered-table-cell table:number-columns-repeated="3" table:style-name="ce29"/>
          <table:covered-table-cell table:style-name="ce32"/>
        </table:table-row>
        <table:table-row table:style-name="ro2">
          <table:covered-table-cell/>
          <table:table-cell table:style-name="ce7" table:number-columns-spanned="1" table:number-rows-spanned="4"/>
          <table:table-cell table:style-name="ce12" office:value-type="string">
            <text:p>Priority</text:p>
          </table:table-cell>
          <table:table-cell table:content-validation-name="val1" table:number-columns-repeated="9"/>
          <table:table-cell table:style-name="ce28" table:number-columns-spanned="4" table:number-rows-spanned="4"/>
          <table:covered-table-cell table:number-columns-repeated="2" table:style-name="ce17"/>
          <table:covered-table-cell table:style-name="ce30"/>
        </table:table-row>
        <table:table-row table:style-name="ro2">
          <table:covered-table-cell table:number-columns-repeated="2"/>
          <table:table-cell office:value-type="string">
            <text:p>Status</text:p>
          </table:table-cell>
          <table:table-cell table:style-name="Default" table:content-validation-name="val2" table:number-columns-repeated="8"/>
          <table:table-cell table:style-name="ce24" table:content-validation-name="val2"/>
          <table:covered-table-cell table:number-columns-repeated="4"/>
        </table:table-row>
        <table:table-row table:style-name="ro2">
          <table:covered-table-cell table:number-columns-repeated="2"/>
          <table:table-cell office:value-type="string">
            <office:annotation draw:style-name="gr1" draw:text-style-name="P1" svg:width="1.1413in" svg:height="0.7083in" svg:x="2.9031in" svg:y="0.7488in" draw:caption-point-x="-2.9031in" draw:caption-point-y="-0.7488in">
              <dc:creator>JFC</dc:creator>
              <dc:date>2007-09-24T00:00:00</dc:date>
              <text:p text:style-name="P1">Estimated Time of Delivery when working to a milestone, Time of Delivery when milestone reached.</text:p>
            </office:annotation>
            <text:p>ETD</text:p>
          </table:table-cell>
          <table:table-cell table:style-name="ce18"/>
          <table:table-cell table:style-name="Default" table:number-columns-repeated="7"/>
          <table:table-cell table:style-name="ce25"/>
          <table:covered-table-cell table:number-columns-repeated="4"/>
        </table:table-row>
        <table:table-row table:style-name="ro2">
          <table:covered-table-cell/>
          <table:covered-table-cell table:style-name="ce9"/>
          <table:table-cell table:style-name="ce14" office:value-type="string">
            <office:annotation draw:style-name="gr2" draw:text-style-name="P1" svg:width="1.1413in" svg:height="0.3902in" svg:x="2.9031in" svg:y="0.9161in" draw:caption-point-x="-2.9031in" draw:caption-point-y="-0.9161in">
              <dc:creator>JFC</dc:creator>
              <dc:date>2007-09-24T00:00:00</dc:date>
              <text:p text:style-name="P1">The TRAC ticket numbers</text:p>
            </office:annotation>
            <text:p>Tickets</text:p>
          </table:table-cell>
          <table:table-cell table:style-name="ce19" table:number-columns-repeated="8"/>
          <table:table-cell table:style-name="ce26"/>
          <table:covered-table-cell table:number-columns-repeated="3" table:style-name="ce29"/>
          <table:covered-table-cell table:style-name="ce32"/>
        </table:table-row>
        <table:table-row table:style-name="ro2">
          <table:covered-table-cell/>
          <table:table-cell table:style-name="ce7" table:number-columns-spanned="1" table:number-rows-spanned="4"/>
          <table:table-cell table:style-name="ce12" office:value-type="string">
            <text:p>Priority</text:p>
          </table:table-cell>
          <table:table-cell table:content-validation-name="val1" table:number-columns-repeated="9"/>
          <table:table-cell table:style-name="ce28" table:number-columns-spanned="4" table:number-rows-spanned="4"/>
          <table:covered-table-cell table:number-columns-repeated="2" table:style-name="ce17"/>
          <table:covered-table-cell table:style-name="ce30"/>
        </table:table-row>
        <table:table-row table:style-name="ro2">
          <table:covered-table-cell table:number-columns-repeated="2"/>
          <table:table-cell office:value-type="string">
            <text:p>Status</text:p>
          </table:table-cell>
          <table:table-cell table:style-name="Default" table:content-validation-name="val2" table:number-columns-repeated="8"/>
          <table:table-cell table:style-name="ce24" table:content-validation-name="val2"/>
          <table:covered-table-cell table:number-columns-repeated="4"/>
        </table:table-row>
        <table:table-row table:style-name="ro2">
          <table:covered-table-cell table:number-columns-repeated="2"/>
          <table:table-cell office:value-type="string">
            <office:annotation draw:style-name="gr1" draw:text-style-name="P1" svg:width="1.1413in" svg:height="0.7083in" svg:x="2.9031in" svg:y="1.4185in" draw:caption-point-x="-2.9031in" draw:caption-point-y="-1.4185in">
              <dc:creator>JFC</dc:creator>
              <dc:date>2007-09-24T00:00:00</dc:date>
              <text:p text:style-name="P1">Estimated Time of Delivery when working to a milestone, Time of Delivery when milestone reached.</text:p>
            </office:annotation>
            <text:p>ETD</text:p>
          </table:table-cell>
          <table:table-cell table:style-name="ce18"/>
          <table:table-cell table:style-name="Default" table:number-columns-repeated="7"/>
          <table:table-cell table:style-name="ce25"/>
          <table:covered-table-cell table:number-columns-repeated="4"/>
        </table:table-row>
        <table:table-row table:style-name="ro2">
          <table:covered-table-cell/>
          <table:covered-table-cell table:style-name="ce9"/>
          <table:table-cell table:style-name="ce14" office:value-type="string">
            <office:annotation draw:style-name="gr2" draw:text-style-name="P1" svg:width="1.1413in" svg:height="0.3902in" svg:x="2.9031in" svg:y="1.5858in" draw:caption-point-x="-2.9031in" draw:caption-point-y="-1.5858in">
              <dc:creator>JFC</dc:creator>
              <dc:date>2007-09-24T00:00:00</dc:date>
              <text:p text:style-name="P1">The TRAC ticket numbers</text:p>
            </office:annotation>
            <text:p>Tickets</text:p>
          </table:table-cell>
          <table:table-cell table:style-name="ce19" table:number-columns-repeated="8"/>
          <table:table-cell table:style-name="ce26"/>
          <table:covered-table-cell table:number-columns-repeated="3" table:style-name="ce29"/>
          <table:covered-table-cell table:style-name="ce32"/>
        </table:table-row>
        <table:table-row table:style-name="ro2">
          <table:covered-table-cell/>
          <table:table-cell table:style-name="ce7" table:number-columns-spanned="1" table:number-rows-spanned="4"/>
          <table:table-cell table:style-name="ce12" office:value-type="string">
            <text:p>Priority</text:p>
          </table:table-cell>
          <table:table-cell table:content-validation-name="val1" table:number-columns-repeated="9"/>
          <table:table-cell table:style-name="ce28" table:number-columns-spanned="4" table:number-rows-spanned="4"/>
          <table:covered-table-cell table:number-columns-repeated="2" table:style-name="ce17"/>
          <table:covered-table-cell table:style-name="ce30"/>
        </table:table-row>
        <table:table-row table:style-name="ro2">
          <table:covered-table-cell table:number-columns-repeated="2"/>
          <table:table-cell office:value-type="string">
            <text:p>Status</text:p>
          </table:table-cell>
          <table:table-cell table:style-name="Default" table:content-validation-name="val2" table:number-columns-repeated="8"/>
          <table:table-cell table:style-name="ce24" table:content-validation-name="val2"/>
          <table:covered-table-cell table:number-columns-repeated="4"/>
        </table:table-row>
        <table:table-row table:style-name="ro2">
          <table:covered-table-cell table:number-columns-repeated="2"/>
          <table:table-cell office:value-type="string">
            <office:annotation draw:style-name="gr1" draw:text-style-name="P1" svg:width="1.1413in" svg:height="0.7083in" svg:x="2.9031in" svg:y="2.0882in" draw:caption-point-x="-2.9031in" draw:caption-point-y="-2.0882in">
              <dc:creator>JFC</dc:creator>
              <dc:date>2007-09-24T00:00:00</dc:date>
              <text:p text:style-name="P1">Estimated Time of Delivery when working to a milestone, Time of Delivery when milestone reached.</text:p>
            </office:annotation>
            <text:p>ETD</text:p>
          </table:table-cell>
          <table:table-cell table:style-name="ce18"/>
          <table:table-cell table:style-name="Default" table:number-columns-repeated="7"/>
          <table:table-cell table:style-name="ce25"/>
          <table:covered-table-cell table:number-columns-repeated="4"/>
        </table:table-row>
        <table:table-row table:style-name="ro2">
          <table:covered-table-cell/>
          <table:covered-table-cell table:style-name="ce9"/>
          <table:table-cell table:style-name="ce14" office:value-type="string">
            <office:annotation draw:style-name="gr2" draw:text-style-name="P1" svg:width="1.1413in" svg:height="0.3902in" svg:x="2.9031in" svg:y="2.2555in" draw:caption-point-x="-2.9031in" draw:caption-point-y="-2.2555in">
              <dc:creator>JFC</dc:creator>
              <dc:date>2007-09-24T00:00:00</dc:date>
              <text:p text:style-name="P1">The TRAC ticket numbers</text:p>
            </office:annotation>
            <text:p>Tickets</text:p>
          </table:table-cell>
          <table:table-cell table:style-name="ce19" table:number-columns-repeated="8"/>
          <table:table-cell table:style-name="ce26"/>
          <table:covered-table-cell table:number-columns-repeated="3" table:style-name="ce29"/>
          <table:covered-table-cell table:style-name="ce32"/>
        </table:table-row>
        <table:table-row table:style-name="ro2">
          <table:covered-table-cell/>
          <table:table-cell table:style-name="ce7" table:number-columns-spanned="1" table:number-rows-spanned="4"/>
          <table:table-cell table:style-name="ce12" office:value-type="string">
            <text:p>Priority</text:p>
          </table:table-cell>
          <table:table-cell table:content-validation-name="val1" table:number-columns-repeated="9"/>
          <table:table-cell table:style-name="ce28" table:number-columns-spanned="4" table:number-rows-spanned="4"/>
          <table:covered-table-cell table:number-columns-repeated="2" table:style-name="ce17"/>
          <table:covered-table-cell table:style-name="ce30"/>
        </table:table-row>
        <table:table-row table:style-name="ro2">
          <table:covered-table-cell table:number-columns-repeated="2"/>
          <table:table-cell office:value-type="string">
            <text:p>Status</text:p>
          </table:table-cell>
          <table:table-cell table:style-name="Default" table:content-validation-name="val2" table:number-columns-repeated="8"/>
          <table:table-cell table:style-name="ce24" table:content-validation-name="val2"/>
          <table:covered-table-cell table:number-columns-repeated="4"/>
        </table:table-row>
        <table:table-row table:style-name="ro2">
          <table:covered-table-cell table:number-columns-repeated="2"/>
          <table:table-cell office:value-type="string">
            <office:annotation draw:style-name="gr1" draw:text-style-name="P1" svg:width="1.1413in" svg:height="0.7083in" svg:x="2.9031in" svg:y="2.7579in" draw:caption-point-x="-2.9031in" draw:caption-point-y="-2.7579in">
              <dc:creator>JFC</dc:creator>
              <dc:date>2007-09-24T00:00:00</dc:date>
              <text:p text:style-name="P1">Estimated Time of Delivery when working to a milestone, Time of Delivery when milestone reached.</text:p>
            </office:annotation>
            <text:p>ETD</text:p>
          </table:table-cell>
          <table:table-cell table:style-name="ce18"/>
          <table:table-cell table:style-name="Default" table:number-columns-repeated="7"/>
          <table:table-cell table:style-name="ce25"/>
          <table:covered-table-cell table:number-columns-repeated="4"/>
        </table:table-row>
        <table:table-row table:style-name="ro2">
          <table:covered-table-cell/>
          <table:covered-table-cell table:style-name="ce9"/>
          <table:table-cell table:style-name="ce14" office:value-type="string">
            <office:annotation draw:style-name="gr2" draw:text-style-name="P1" svg:width="1.1413in" svg:height="0.3902in" svg:x="2.9031in" svg:y="2.9252in" draw:caption-point-x="-2.9031in" draw:caption-point-y="-2.9252in">
              <dc:creator>JFC</dc:creator>
              <dc:date>2007-09-24T00:00:00</dc:date>
              <text:p text:style-name="P1">The TRAC ticket numbers</text:p>
            </office:annotation>
            <text:p>Tickets</text:p>
          </table:table-cell>
          <table:table-cell table:style-name="ce19" table:number-columns-repeated="8"/>
          <table:table-cell table:style-name="ce26"/>
          <table:covered-table-cell table:number-columns-repeated="3" table:style-name="ce29"/>
          <table:covered-table-cell table:style-name="ce32"/>
        </table:table-row>
        <table:table-row table:style-name="ro2">
          <table:covered-table-cell/>
          <table:table-cell table:style-name="ce7" table:number-columns-spanned="1" table:number-rows-spanned="4"/>
          <table:table-cell table:style-name="ce12" office:value-type="string">
            <text:p>Priority</text:p>
          </table:table-cell>
          <table:table-cell table:content-validation-name="val1" table:number-columns-repeated="9"/>
          <table:table-cell table:style-name="ce28" table:number-columns-spanned="4" table:number-rows-spanned="4"/>
          <table:covered-table-cell table:number-columns-repeated="2" table:style-name="ce17"/>
          <table:covered-table-cell table:style-name="ce30"/>
        </table:table-row>
        <table:table-row table:style-name="ro2">
          <table:covered-table-cell table:number-columns-repeated="2"/>
          <table:table-cell office:value-type="string">
            <text:p>Status</text:p>
          </table:table-cell>
          <table:table-cell table:style-name="Default" table:content-validation-name="val2" table:number-columns-repeated="8"/>
          <table:table-cell table:style-name="ce24" table:content-validation-name="val2"/>
          <table:covered-table-cell table:number-columns-repeated="4"/>
        </table:table-row>
        <table:table-row table:style-name="ro2">
          <table:covered-table-cell table:number-columns-repeated="2"/>
          <table:table-cell office:value-type="string">
            <office:annotation draw:style-name="gr1" draw:text-style-name="P1" svg:width="1.1413in" svg:height="0.7083in" svg:x="2.9031in" svg:y="3.4276in" draw:caption-point-x="-2.9031in" draw:caption-point-y="-3.4276in">
              <dc:creator>JFC</dc:creator>
              <dc:date>2007-09-24T00:00:00</dc:date>
              <text:p text:style-name="P1">Estimated Time of Delivery when working to a milestone, Time of Delivery when milestone reached.</text:p>
            </office:annotation>
            <text:p>ETD</text:p>
          </table:table-cell>
          <table:table-cell table:style-name="ce18"/>
          <table:table-cell table:style-name="Default" table:number-columns-repeated="7"/>
          <table:table-cell table:style-name="ce25"/>
          <table:covered-table-cell table:number-columns-repeated="4"/>
        </table:table-row>
        <table:table-row table:style-name="ro2">
          <table:covered-table-cell/>
          <table:covered-table-cell table:style-name="ce9"/>
          <table:table-cell table:style-name="ce14" office:value-type="string">
            <office:annotation draw:style-name="gr2" draw:text-style-name="P1" svg:width="1.1413in" svg:height="0.3902in" svg:x="2.9031in" svg:y="3.5949in" draw:caption-point-x="-2.9031in" draw:caption-point-y="-3.5949in">
              <dc:creator>JFC</dc:creator>
              <dc:date>2007-09-24T00:00:00</dc:date>
              <text:p text:style-name="P1">The TRAC ticket numbers</text:p>
            </office:annotation>
            <text:p>Tickets</text:p>
          </table:table-cell>
          <table:table-cell table:style-name="ce19" table:number-columns-repeated="8"/>
          <table:table-cell table:style-name="ce26"/>
          <table:covered-table-cell table:number-columns-repeated="3" table:style-name="ce29"/>
          <table:covered-table-cell table:style-name="ce32"/>
        </table:table-row>
        <table:table-row table:style-name="ro2">
          <table:covered-table-cell/>
          <table:table-cell table:style-name="ce7" table:number-columns-spanned="1" table:number-rows-spanned="4"/>
          <table:table-cell table:style-name="ce12" office:value-type="string">
            <text:p>Priority</text:p>
          </table:table-cell>
          <table:table-cell table:content-validation-name="val1" table:number-columns-repeated="9"/>
          <table:table-cell table:style-name="ce28" table:number-columns-spanned="4" table:number-rows-spanned="4"/>
          <table:covered-table-cell table:number-columns-repeated="2" table:style-name="ce17"/>
          <table:covered-table-cell table:style-name="ce30"/>
        </table:table-row>
        <table:table-row table:style-name="ro2">
          <table:covered-table-cell table:number-columns-repeated="2"/>
          <table:table-cell office:value-type="string">
            <text:p>Status</text:p>
          </table:table-cell>
          <table:table-cell table:style-name="Default" table:content-validation-name="val2" table:number-columns-repeated="8"/>
          <table:table-cell table:style-name="ce24" table:content-validation-name="val2"/>
          <table:covered-table-cell table:number-columns-repeated="4"/>
        </table:table-row>
        <table:table-row table:style-name="ro2">
          <table:covered-table-cell table:number-columns-repeated="2"/>
          <table:table-cell office:value-type="string">
            <office:annotation draw:style-name="gr1" draw:text-style-name="P1" svg:width="1.1413in" svg:height="0.7083in" svg:x="2.9031in" svg:y="4.0972in" draw:caption-point-x="-2.9031in" draw:caption-point-y="-4.0972in">
              <dc:creator>JFC</dc:creator>
              <dc:date>2007-09-24T00:00:00</dc:date>
              <text:p text:style-name="P1">Estimated Time of Delivery when working to a milestone, Time of Delivery when milestone reached.</text:p>
            </office:annotation>
            <text:p>ETD</text:p>
          </table:table-cell>
          <table:table-cell table:style-name="ce18"/>
          <table:table-cell table:style-name="Default" table:number-columns-repeated="7"/>
          <table:table-cell table:style-name="ce25"/>
          <table:covered-table-cell table:number-columns-repeated="4"/>
        </table:table-row>
        <table:table-row table:style-name="ro2">
          <table:covered-table-cell/>
          <table:covered-table-cell table:style-name="ce9"/>
          <table:table-cell table:style-name="ce14" office:value-type="string">
            <office:annotation draw:style-name="gr2" draw:text-style-name="P1" svg:width="1.1413in" svg:height="0.3902in" svg:x="2.9031in" svg:y="4.2646in" draw:caption-point-x="-2.9031in" draw:caption-point-y="-4.2646in">
              <dc:creator>JFC</dc:creator>
              <dc:date>2007-09-24T00:00:00</dc:date>
              <text:p text:style-name="P1">The TRAC ticket numbers</text:p>
            </office:annotation>
            <text:p>Tickets</text:p>
          </table:table-cell>
          <table:table-cell table:style-name="ce19" table:number-columns-repeated="8"/>
          <table:table-cell table:style-name="ce26"/>
          <table:covered-table-cell table:number-columns-repeated="3" table:style-name="ce29"/>
          <table:covered-table-cell table:style-name="ce32"/>
        </table:table-row>
      </table:table>
      <table:table table:name="Security" table:style-name="ta1" table:print="false">
        <office:forms form:automatic-focus="false" form:apply-design-mode="false"/>
        <table:table-column table:style-name="co5" table:default-cell-style-name="Default"/>
        <table:table-column table:style-name="co16" table:default-cell-style-name="ce8"/>
        <table:table-column table:style-name="co9" table:default-cell-style-name="ce13"/>
        <table:table-column table:style-name="co4" table:number-columns-repeated="8" table:default-cell-style-name="ce17"/>
        <table:table-column table:style-name="co4" table:default-cell-style-name="ce23"/>
        <table:table-column table:style-name="co5" table:number-columns-repeated="3" table:default-cell-style-name="Default"/>
        <table:table-column table:style-name="co5" table:default-cell-style-name="ce31"/>
        <table:table-row table:style-name="ro1">
          <table:table-cell table:style-name="ce1" office:value-type="string" table:number-columns-spanned="1" table:number-rows-spanned="2">
            <text:p>Layer</text:p>
          </table:table-cell>
          <table:table-cell table:style-name="ce5" office:value-type="string" table:number-columns-spanned="1" table:number-rows-spanned="2">
            <text:p>Use case</text:p>
          </table:table-cell>
          <table:table-cell table:style-name="ce10" table:number-columns-spanned="1" table:number-rows-spanned="2"/>
          <table:table-cell table:style-name="ce15" office:value-type="string" table:number-columns-spanned="9" table:number-rows-spanned="1">
            <text:p>Area</text:p>
          </table:table-cell>
          <table:covered-table-cell table:number-columns-repeated="7" table:style-name="ce20"/>
          <table:covered-table-cell table:style-name="ce21"/>
          <table:table-cell table:style-name="ce27" office:value-type="string" table:number-columns-spanned="4" table:number-rows-spanned="2">
            <text:p>Notes</text:p>
          </table:table-cell>
          <table:covered-table-cell table:number-columns-repeated="2"/>
          <table:covered-table-cell table:style-name="Default"/>
        </table:table-row>
        <table:table-row table:style-name="ro2">
          <table:covered-table-cell table:style-name="ce2"/>
          <table:covered-table-cell table:style-name="ce6"/>
          <table:covered-table-cell table:style-name="ce11"/>
          <table:table-cell table:style-name="ce16" office:value-type="string">
            <office:annotation draw:style-name="gr3" draw:text-style-name="P1" svg:width="1.1413in" svg:height="0.3902in" svg:x="3.7921in" svg:y="0in" draw:caption-point-x="-3.7921in" draw:caption-point-y="0in">
              <dc:creator>JFC</dc:creator>
              <dc:date>2007-09-24T00:00:00</dc:date>
              <text:p text:style-name="P1">ISNA specifications</text:p>
            </office:annotation>
            <text:p>Methodology</text:p>
          </table:table-cell>
          <table:table-cell table:style-name="ce16" office:value-type="string">
            <office:annotation draw:style-name="gr3" draw:text-style-name="P1" svg:width="1.1413in" svg:height="0.3902in" svg:x="4.6811in" svg:y="0in" draw:caption-point-x="-4.6811in" draw:caption-point-y="0in">
              <dc:creator>JFC</dc:creator>
              <dc:date>2007-09-24T00:00:00</dc:date>
              <text:p text:style-name="P1">Functional specifications</text:p>
            </office:annotation>
            <text:p>Specs</text:p>
          </table:table-cell>
          <table:table-cell table:style-name="ce16" office:value-type="string">
            <office:annotation draw:style-name="gr3" draw:text-style-name="P1" svg:width="1.1413in" svg:height="0.5457in" svg:x="5.5701in" svg:y="0in" draw:caption-point-x="-5.5701in" draw:caption-point-y="0in">
              <dc:creator>JFC</dc:creator>
              <dc:date>2007-09-24T00:00:00</dc:date>
              <text:p text:style-name="P1">Servers, database, networking etc.</text:p>
            </office:annotation>
            <text:p>Infrastructure</text:p>
          </table:table-cell>
          <table:table-cell table:style-name="ce16" office:value-type="string">
            <office:annotation draw:style-name="gr3" draw:text-style-name="P1" svg:width="1.1413in" svg:height="0.3902in" svg:x="6.4591in" svg:y="0in" draw:caption-point-x="-6.4591in" draw:caption-point-y="0in">
              <dc:creator>JFC</dc:creator>
              <dc:date>2007-09-24T00:00:00</dc:date>
              <text:p text:style-name="P1">Schema and Xqueries</text:p>
            </office:annotation>
            <text:p>XML</text:p>
          </table:table-cell>
          <table:table-cell table:style-name="ce16" office:value-type="string">
            <office:annotation draw:style-name="gr3" draw:text-style-name="P1" svg:width="1.1413in" svg:height="0.3902in" svg:x="7.3484in" svg:y="0in" draw:caption-point-x="-7.3484in" draw:caption-point-y="0in">
              <dc:creator>JFC</dc:creator>
              <dc:date>2007-09-24T00:00:00</dc:date>
              <text:p text:style-name="P1">NetKernel components</text:p>
            </office:annotation>
            <text:p>NK</text:p>
          </table:table-cell>
          <table:table-cell table:style-name="ce16" office:value-type="string">
            <office:annotation draw:style-name="gr3" draw:text-style-name="P1" svg:width="1.1413in" svg:height="0.3902in" svg:x="8.2374in" svg:y="0in" draw:caption-point-x="-8.2374in" draw:caption-point-y="0in">
              <dc:creator>JFC</dc:creator>
              <dc:date>2007-09-24T00:00:00</dc:date>
              <text:p text:style-name="P1">Flex client's model-controller</text:p>
            </office:annotation>
            <text:p>Cairngorm</text:p>
          </table:table-cell>
          <table:table-cell table:style-name="ce16" office:value-type="string">
            <office:annotation draw:style-name="gr3" draw:text-style-name="P1" svg:width="1.1413in" svg:height="0.3902in" svg:x="9.1264in" svg:y="0in" draw:caption-point-x="-9.1264in" draw:caption-point-y="0in">
              <dc:creator>JFC</dc:creator>
              <dc:date>2007-09-24T00:00:00</dc:date>
              <text:p text:style-name="P1">Flex UI or backend plugin</text:p>
            </office:annotation>
            <text:p>UI</text:p>
          </table:table-cell>
          <table:table-cell table:style-name="ce16" office:value-type="string">
            <office:annotation draw:style-name="gr3" draw:text-style-name="P1" svg:width="1.1413in" svg:height="0.5457in" svg:x="10.0154in" svg:y="0in" draw:caption-point-x="-10.0154in" draw:caption-point-y="0in">
              <dc:creator>JFC</dc:creator>
              <dc:date>2007-09-24T00:00:00</dc:date>
              <text:p text:style-name="P1">Online help and user documentation</text:p>
            </office:annotation>
            <text:p>Doc</text:p>
          </table:table-cell>
          <table:table-cell table:style-name="ce22" office:value-type="string">
            <text:p>Overall</text:p>
          </table:table-cell>
          <table:covered-table-cell table:number-columns-repeated="3"/>
          <table:covered-table-cell table:style-name="Default"/>
        </table:table-row>
        <table:table-row table:style-name="ro2">
          <table:table-cell table:style-name="ce3" office:value-type="string" table:number-columns-spanned="1" table:number-rows-spanned="28">
            <text:p>Security</text:p>
          </table:table-cell>
          <table:table-cell table:style-name="ce7" table:number-columns-spanned="1" table:number-rows-spanned="4"/>
          <table:table-cell table:style-name="ce12" office:value-type="string">
            <text:p>Priority</text:p>
          </table:table-cell>
          <table:table-cell table:content-validation-name="val1" table:number-columns-repeated="9"/>
          <table:table-cell table:style-name="ce28" table:number-columns-spanned="4" table:number-rows-spanned="4"/>
          <table:covered-table-cell table:number-columns-repeated="2" table:style-name="ce17"/>
          <table:covered-table-cell table:style-name="ce30"/>
        </table:table-row>
        <table:table-row table:style-name="ro2">
          <table:covered-table-cell table:number-columns-repeated="2"/>
          <table:table-cell office:value-type="string">
            <text:p>Status</text:p>
          </table:table-cell>
          <table:table-cell table:style-name="Default" table:content-validation-name="val2" table:number-columns-repeated="8"/>
          <table:table-cell table:style-name="ce24" table:content-validation-name="val2"/>
          <table:covered-table-cell table:number-columns-repeated="4"/>
        </table:table-row>
        <table:table-row table:style-name="ro2">
          <table:covered-table-cell table:number-columns-repeated="2"/>
          <table:table-cell office:value-type="string">
            <office:annotation draw:style-name="gr1" draw:text-style-name="P1" svg:width="1.1413in" svg:height="0.7083in" svg:x="2.9031in" svg:y="0.0791in" draw:caption-point-x="-2.9031in" draw:caption-point-y="-0.0791in">
              <dc:creator>JFC</dc:creator>
              <dc:date>2007-09-24T00:00:00</dc:date>
              <text:p text:style-name="P1">Estimated Time of Delivery when working to a milestone, Time of Delivery when milestone reached.</text:p>
            </office:annotation>
            <text:p>ETD</text:p>
          </table:table-cell>
          <table:table-cell table:style-name="ce18"/>
          <table:table-cell table:style-name="Default" table:number-columns-repeated="7"/>
          <table:table-cell table:style-name="ce25"/>
          <table:covered-table-cell table:number-columns-repeated="4"/>
        </table:table-row>
        <table:table-row table:style-name="ro2">
          <table:covered-table-cell/>
          <table:covered-table-cell table:style-name="ce9"/>
          <table:table-cell table:style-name="ce14" office:value-type="string">
            <office:annotation draw:style-name="gr2" draw:text-style-name="P1" svg:width="1.1413in" svg:height="0.3902in" svg:x="2.9031in" svg:y="0.2465in" draw:caption-point-x="-2.9031in" draw:caption-point-y="-0.2465in">
              <dc:creator>JFC</dc:creator>
              <dc:date>2007-09-24T00:00:00</dc:date>
              <text:p text:style-name="P1">The TRAC ticket numbers</text:p>
            </office:annotation>
            <text:p>Tickets</text:p>
          </table:table-cell>
          <table:table-cell table:style-name="ce19" table:number-columns-repeated="8"/>
          <table:table-cell table:style-name="ce26"/>
          <table:covered-table-cell table:number-columns-repeated="3" table:style-name="ce29"/>
          <table:covered-table-cell table:style-name="ce32"/>
        </table:table-row>
        <table:table-row table:style-name="ro2">
          <table:covered-table-cell/>
          <table:table-cell table:style-name="ce7" table:number-columns-spanned="1" table:number-rows-spanned="4"/>
          <table:table-cell table:style-name="ce12" office:value-type="string">
            <text:p>Priority</text:p>
          </table:table-cell>
          <table:table-cell table:content-validation-name="val1" table:number-columns-repeated="9"/>
          <table:table-cell table:style-name="ce28" table:number-columns-spanned="4" table:number-rows-spanned="4"/>
          <table:covered-table-cell table:number-columns-repeated="2" table:style-name="ce17"/>
          <table:covered-table-cell table:style-name="ce30"/>
        </table:table-row>
        <table:table-row table:style-name="ro2">
          <table:covered-table-cell table:number-columns-repeated="2"/>
          <table:table-cell office:value-type="string">
            <text:p>Status</text:p>
          </table:table-cell>
          <table:table-cell table:style-name="Default" table:content-validation-name="val2" table:number-columns-repeated="8"/>
          <table:table-cell table:style-name="ce24" table:content-validation-name="val2"/>
          <table:covered-table-cell table:number-columns-repeated="4"/>
        </table:table-row>
        <table:table-row table:style-name="ro2">
          <table:covered-table-cell table:number-columns-repeated="2"/>
          <table:table-cell office:value-type="string">
            <office:annotation draw:style-name="gr1" draw:text-style-name="P1" svg:width="1.1413in" svg:height="0.7083in" svg:x="2.9031in" svg:y="0.7488in" draw:caption-point-x="-2.9031in" draw:caption-point-y="-0.7488in">
              <dc:creator>JFC</dc:creator>
              <dc:date>2007-09-24T00:00:00</dc:date>
              <text:p text:style-name="P1">Estimated Time of Delivery when working to a milestone, Time of Delivery when milestone reached.</text:p>
            </office:annotation>
            <text:p>ETD</text:p>
          </table:table-cell>
          <table:table-cell table:style-name="ce18"/>
          <table:table-cell table:style-name="Default" table:number-columns-repeated="7"/>
          <table:table-cell table:style-name="ce25"/>
          <table:covered-table-cell table:number-columns-repeated="4"/>
        </table:table-row>
        <table:table-row table:style-name="ro2">
          <table:covered-table-cell/>
          <table:covered-table-cell table:style-name="ce9"/>
          <table:table-cell table:style-name="ce14" office:value-type="string">
            <office:annotation draw:style-name="gr2" draw:text-style-name="P1" svg:width="1.1413in" svg:height="0.3902in" svg:x="2.9031in" svg:y="0.9161in" draw:caption-point-x="-2.9031in" draw:caption-point-y="-0.9161in">
              <dc:creator>JFC</dc:creator>
              <dc:date>2007-09-24T00:00:00</dc:date>
              <text:p text:style-name="P1">The TRAC ticket numbers</text:p>
            </office:annotation>
            <text:p>Tickets</text:p>
          </table:table-cell>
          <table:table-cell table:style-name="ce19" table:number-columns-repeated="8"/>
          <table:table-cell table:style-name="ce26"/>
          <table:covered-table-cell table:number-columns-repeated="3" table:style-name="ce29"/>
          <table:covered-table-cell table:style-name="ce32"/>
        </table:table-row>
        <table:table-row table:style-name="ro2">
          <table:covered-table-cell/>
          <table:table-cell table:style-name="ce7" table:number-columns-spanned="1" table:number-rows-spanned="4"/>
          <table:table-cell table:style-name="ce12" office:value-type="string">
            <text:p>Priority</text:p>
          </table:table-cell>
          <table:table-cell table:content-validation-name="val1" table:number-columns-repeated="9"/>
          <table:table-cell table:style-name="ce28" table:number-columns-spanned="4" table:number-rows-spanned="4"/>
          <table:covered-table-cell table:number-columns-repeated="2" table:style-name="ce17"/>
          <table:covered-table-cell table:style-name="ce30"/>
        </table:table-row>
        <table:table-row table:style-name="ro2">
          <table:covered-table-cell table:number-columns-repeated="2"/>
          <table:table-cell office:value-type="string">
            <text:p>Status</text:p>
          </table:table-cell>
          <table:table-cell table:style-name="Default" table:content-validation-name="val2" table:number-columns-repeated="8"/>
          <table:table-cell table:style-name="ce24" table:content-validation-name="val2"/>
          <table:covered-table-cell table:number-columns-repeated="4"/>
        </table:table-row>
        <table:table-row table:style-name="ro2">
          <table:covered-table-cell table:number-columns-repeated="2"/>
          <table:table-cell office:value-type="string">
            <office:annotation draw:style-name="gr1" draw:text-style-name="P1" svg:width="1.1413in" svg:height="0.7083in" svg:x="2.9031in" svg:y="1.4185in" draw:caption-point-x="-2.9031in" draw:caption-point-y="-1.4185in">
              <dc:creator>JFC</dc:creator>
              <dc:date>2007-09-24T00:00:00</dc:date>
              <text:p text:style-name="P1">Estimated Time of Delivery when working to a milestone, Time of Delivery when milestone reached.</text:p>
            </office:annotation>
            <text:p>ETD</text:p>
          </table:table-cell>
          <table:table-cell table:style-name="ce18"/>
          <table:table-cell table:style-name="Default" table:number-columns-repeated="7"/>
          <table:table-cell table:style-name="ce25"/>
          <table:covered-table-cell table:number-columns-repeated="4"/>
        </table:table-row>
        <table:table-row table:style-name="ro2">
          <table:covered-table-cell/>
          <table:covered-table-cell table:style-name="ce9"/>
          <table:table-cell table:style-name="ce14" office:value-type="string">
            <office:annotation draw:style-name="gr2" draw:text-style-name="P1" svg:width="1.1413in" svg:height="0.3902in" svg:x="2.9031in" svg:y="1.5858in" draw:caption-point-x="-2.9031in" draw:caption-point-y="-1.5858in">
              <dc:creator>JFC</dc:creator>
              <dc:date>2007-09-24T00:00:00</dc:date>
              <text:p text:style-name="P1">The TRAC ticket numbers</text:p>
            </office:annotation>
            <text:p>Tickets</text:p>
          </table:table-cell>
          <table:table-cell table:style-name="ce19" table:number-columns-repeated="8"/>
          <table:table-cell table:style-name="ce26"/>
          <table:covered-table-cell table:number-columns-repeated="3" table:style-name="ce29"/>
          <table:covered-table-cell table:style-name="ce32"/>
        </table:table-row>
        <table:table-row table:style-name="ro2">
          <table:covered-table-cell/>
          <table:table-cell table:style-name="ce7" table:number-columns-spanned="1" table:number-rows-spanned="4"/>
          <table:table-cell table:style-name="ce12" office:value-type="string">
            <text:p>Priority</text:p>
          </table:table-cell>
          <table:table-cell table:content-validation-name="val1" table:number-columns-repeated="9"/>
          <table:table-cell table:style-name="ce28" table:number-columns-spanned="4" table:number-rows-spanned="4"/>
          <table:covered-table-cell table:number-columns-repeated="2" table:style-name="ce17"/>
          <table:covered-table-cell table:style-name="ce30"/>
        </table:table-row>
        <table:table-row table:style-name="ro2">
          <table:covered-table-cell table:number-columns-repeated="2"/>
          <table:table-cell office:value-type="string">
            <text:p>Status</text:p>
          </table:table-cell>
          <table:table-cell table:style-name="Default" table:content-validation-name="val2" table:number-columns-repeated="8"/>
          <table:table-cell table:style-name="ce24" table:content-validation-name="val2"/>
          <table:covered-table-cell table:number-columns-repeated="4"/>
        </table:table-row>
        <table:table-row table:style-name="ro2">
          <table:covered-table-cell table:number-columns-repeated="2"/>
          <table:table-cell office:value-type="string">
            <office:annotation draw:style-name="gr1" draw:text-style-name="P1" svg:width="1.1413in" svg:height="0.7083in" svg:x="2.9031in" svg:y="2.0882in" draw:caption-point-x="-2.9031in" draw:caption-point-y="-2.0882in">
              <dc:creator>JFC</dc:creator>
              <dc:date>2007-09-24T00:00:00</dc:date>
              <text:p text:style-name="P1">Estimated Time of Delivery when working to a milestone, Time of Delivery when milestone reached.</text:p>
            </office:annotation>
            <text:p>ETD</text:p>
          </table:table-cell>
          <table:table-cell table:style-name="ce18"/>
          <table:table-cell table:style-name="Default" table:number-columns-repeated="7"/>
          <table:table-cell table:style-name="ce25"/>
          <table:covered-table-cell table:number-columns-repeated="4"/>
        </table:table-row>
        <table:table-row table:style-name="ro2">
          <table:covered-table-cell/>
          <table:covered-table-cell table:style-name="ce9"/>
          <table:table-cell table:style-name="ce14" office:value-type="string">
            <office:annotation draw:style-name="gr2" draw:text-style-name="P1" svg:width="1.1413in" svg:height="0.3902in" svg:x="2.9031in" svg:y="2.2555in" draw:caption-point-x="-2.9031in" draw:caption-point-y="-2.2555in">
              <dc:creator>JFC</dc:creator>
              <dc:date>2007-09-24T00:00:00</dc:date>
              <text:p text:style-name="P1">The TRAC ticket numbers</text:p>
            </office:annotation>
            <text:p>Tickets</text:p>
          </table:table-cell>
          <table:table-cell table:style-name="ce19" table:number-columns-repeated="8"/>
          <table:table-cell table:style-name="ce26"/>
          <table:covered-table-cell table:number-columns-repeated="3" table:style-name="ce29"/>
          <table:covered-table-cell table:style-name="ce32"/>
        </table:table-row>
        <table:table-row table:style-name="ro2">
          <table:covered-table-cell/>
          <table:table-cell table:style-name="ce7" table:number-columns-spanned="1" table:number-rows-spanned="4"/>
          <table:table-cell table:style-name="ce12" office:value-type="string">
            <text:p>Priority</text:p>
          </table:table-cell>
          <table:table-cell table:content-validation-name="val1" table:number-columns-repeated="9"/>
          <table:table-cell table:style-name="ce28" table:number-columns-spanned="4" table:number-rows-spanned="4"/>
          <table:covered-table-cell table:number-columns-repeated="2" table:style-name="ce17"/>
          <table:covered-table-cell table:style-name="ce30"/>
        </table:table-row>
        <table:table-row table:style-name="ro2">
          <table:covered-table-cell table:number-columns-repeated="2"/>
          <table:table-cell office:value-type="string">
            <text:p>Status</text:p>
          </table:table-cell>
          <table:table-cell table:style-name="Default" table:content-validation-name="val2" table:number-columns-repeated="8"/>
          <table:table-cell table:style-name="ce24" table:content-validation-name="val2"/>
          <table:covered-table-cell table:number-columns-repeated="4"/>
        </table:table-row>
        <table:table-row table:style-name="ro2">
          <table:covered-table-cell table:number-columns-repeated="2"/>
          <table:table-cell office:value-type="string">
            <office:annotation draw:style-name="gr1" draw:text-style-name="P1" svg:width="1.1413in" svg:height="0.7083in" svg:x="2.9031in" svg:y="2.7579in" draw:caption-point-x="-2.9031in" draw:caption-point-y="-2.7579in">
              <dc:creator>JFC</dc:creator>
              <dc:date>2007-09-24T00:00:00</dc:date>
              <text:p text:style-name="P1">Estimated Time of Delivery when working to a milestone, Time of Delivery when milestone reached.</text:p>
            </office:annotation>
            <text:p>ETD</text:p>
          </table:table-cell>
          <table:table-cell table:style-name="ce18"/>
          <table:table-cell table:style-name="Default" table:number-columns-repeated="7"/>
          <table:table-cell table:style-name="ce25"/>
          <table:covered-table-cell table:number-columns-repeated="4"/>
        </table:table-row>
        <table:table-row table:style-name="ro2">
          <table:covered-table-cell/>
          <table:covered-table-cell table:style-name="ce9"/>
          <table:table-cell table:style-name="ce14" office:value-type="string">
            <office:annotation draw:style-name="gr2" draw:text-style-name="P1" svg:width="1.1413in" svg:height="0.3902in" svg:x="2.9031in" svg:y="2.9252in" draw:caption-point-x="-2.9031in" draw:caption-point-y="-2.9252in">
              <dc:creator>JFC</dc:creator>
              <dc:date>2007-09-24T00:00:00</dc:date>
              <text:p text:style-name="P1">The TRAC ticket numbers</text:p>
            </office:annotation>
            <text:p>Tickets</text:p>
          </table:table-cell>
          <table:table-cell table:style-name="ce19" table:number-columns-repeated="8"/>
          <table:table-cell table:style-name="ce26"/>
          <table:covered-table-cell table:number-columns-repeated="3" table:style-name="ce29"/>
          <table:covered-table-cell table:style-name="ce32"/>
        </table:table-row>
        <table:table-row table:style-name="ro2">
          <table:covered-table-cell/>
          <table:table-cell table:style-name="ce7" table:number-columns-spanned="1" table:number-rows-spanned="4"/>
          <table:table-cell table:style-name="ce12" office:value-type="string">
            <text:p>Priority</text:p>
          </table:table-cell>
          <table:table-cell table:content-validation-name="val1" table:number-columns-repeated="9"/>
          <table:table-cell table:style-name="ce28" table:number-columns-spanned="4" table:number-rows-spanned="4"/>
          <table:covered-table-cell table:number-columns-repeated="2" table:style-name="ce17"/>
          <table:covered-table-cell table:style-name="ce30"/>
        </table:table-row>
        <table:table-row table:style-name="ro2">
          <table:covered-table-cell table:number-columns-repeated="2"/>
          <table:table-cell office:value-type="string">
            <text:p>Status</text:p>
          </table:table-cell>
          <table:table-cell table:style-name="Default" table:content-validation-name="val2" table:number-columns-repeated="8"/>
          <table:table-cell table:style-name="ce24" table:content-validation-name="val2"/>
          <table:covered-table-cell table:number-columns-repeated="4"/>
        </table:table-row>
        <table:table-row table:style-name="ro2">
          <table:covered-table-cell table:number-columns-repeated="2"/>
          <table:table-cell office:value-type="string">
            <office:annotation draw:style-name="gr1" draw:text-style-name="P1" svg:width="1.1413in" svg:height="0.7083in" svg:x="2.9031in" svg:y="3.4276in" draw:caption-point-x="-2.9031in" draw:caption-point-y="-3.4276in">
              <dc:creator>JFC</dc:creator>
              <dc:date>2007-09-24T00:00:00</dc:date>
              <text:p text:style-name="P1">Estimated Time of Delivery when working to a milestone, Time of Delivery when milestone reached.</text:p>
            </office:annotation>
            <text:p>ETD</text:p>
          </table:table-cell>
          <table:table-cell table:style-name="ce18"/>
          <table:table-cell table:style-name="Default" table:number-columns-repeated="7"/>
          <table:table-cell table:style-name="ce25"/>
          <table:covered-table-cell table:number-columns-repeated="4"/>
        </table:table-row>
        <table:table-row table:style-name="ro2">
          <table:covered-table-cell/>
          <table:covered-table-cell table:style-name="ce9"/>
          <table:table-cell table:style-name="ce14" office:value-type="string">
            <office:annotation draw:style-name="gr2" draw:text-style-name="P1" svg:width="1.1413in" svg:height="0.3902in" svg:x="2.9031in" svg:y="3.5949in" draw:caption-point-x="-2.9031in" draw:caption-point-y="-3.5949in">
              <dc:creator>JFC</dc:creator>
              <dc:date>2007-09-24T00:00:00</dc:date>
              <text:p text:style-name="P1">The TRAC ticket numbers</text:p>
            </office:annotation>
            <text:p>Tickets</text:p>
          </table:table-cell>
          <table:table-cell table:style-name="ce19" table:number-columns-repeated="8"/>
          <table:table-cell table:style-name="ce26"/>
          <table:covered-table-cell table:number-columns-repeated="3" table:style-name="ce29"/>
          <table:covered-table-cell table:style-name="ce32"/>
        </table:table-row>
        <table:table-row table:style-name="ro2">
          <table:covered-table-cell/>
          <table:table-cell table:style-name="ce7" table:number-columns-spanned="1" table:number-rows-spanned="4"/>
          <table:table-cell table:style-name="ce12" office:value-type="string">
            <text:p>Priority</text:p>
          </table:table-cell>
          <table:table-cell table:content-validation-name="val1" table:number-columns-repeated="9"/>
          <table:table-cell table:style-name="ce28" table:number-columns-spanned="4" table:number-rows-spanned="4"/>
          <table:covered-table-cell table:number-columns-repeated="2" table:style-name="ce17"/>
          <table:covered-table-cell table:style-name="ce30"/>
        </table:table-row>
        <table:table-row table:style-name="ro2">
          <table:covered-table-cell table:number-columns-repeated="2"/>
          <table:table-cell office:value-type="string">
            <text:p>Status</text:p>
          </table:table-cell>
          <table:table-cell table:style-name="Default" table:content-validation-name="val2" table:number-columns-repeated="8"/>
          <table:table-cell table:style-name="ce24" table:content-validation-name="val2"/>
          <table:covered-table-cell table:number-columns-repeated="4"/>
        </table:table-row>
        <table:table-row table:style-name="ro2">
          <table:covered-table-cell table:number-columns-repeated="2"/>
          <table:table-cell office:value-type="string">
            <office:annotation draw:style-name="gr1" draw:text-style-name="P1" svg:width="1.1413in" svg:height="0.7083in" svg:x="2.9031in" svg:y="4.0972in" draw:caption-point-x="-2.9031in" draw:caption-point-y="-4.0972in">
              <dc:creator>JFC</dc:creator>
              <dc:date>2007-09-24T00:00:00</dc:date>
              <text:p text:style-name="P1">Estimated Time of Delivery when working to a milestone, Time of Delivery when milestone reached.</text:p>
            </office:annotation>
            <text:p>ETD</text:p>
          </table:table-cell>
          <table:table-cell table:style-name="ce18"/>
          <table:table-cell table:style-name="Default" table:number-columns-repeated="7"/>
          <table:table-cell table:style-name="ce25"/>
          <table:covered-table-cell table:number-columns-repeated="4"/>
        </table:table-row>
        <table:table-row table:style-name="ro2">
          <table:covered-table-cell/>
          <table:covered-table-cell table:style-name="ce9"/>
          <table:table-cell table:style-name="ce14" office:value-type="string">
            <office:annotation draw:style-name="gr2" draw:text-style-name="P1" svg:width="1.1413in" svg:height="0.3902in" svg:x="2.9031in" svg:y="4.2646in" draw:caption-point-x="-2.9031in" draw:caption-point-y="-4.2646in">
              <dc:creator>JFC</dc:creator>
              <dc:date>2007-09-24T00:00:00</dc:date>
              <text:p text:style-name="P1">The TRAC ticket numbers</text:p>
            </office:annotation>
            <text:p>Tickets</text:p>
          </table:table-cell>
          <table:table-cell table:style-name="ce19" table:number-columns-repeated="8"/>
          <table:table-cell table:style-name="ce26"/>
          <table:covered-table-cell table:number-columns-repeated="3" table:style-name="ce29"/>
          <table:covered-table-cell table:style-name="ce32"/>
        </table:table-row>
      </table:table>
      <table:table table:name="Configuration" table:style-name="ta1" table:print="false">
        <office:forms form:automatic-focus="false" form:apply-design-mode="false"/>
        <table:table-column table:style-name="co5" table:default-cell-style-name="Default"/>
        <table:table-column table:style-name="co18" table:default-cell-style-name="ce8"/>
        <table:table-column table:style-name="co11" table:default-cell-style-name="ce13"/>
        <table:table-column table:style-name="co4" table:number-columns-repeated="8" table:default-cell-style-name="ce17"/>
        <table:table-column table:style-name="co4" table:default-cell-style-name="ce23"/>
        <table:table-column table:style-name="co5" table:number-columns-repeated="3" table:default-cell-style-name="Default"/>
        <table:table-column table:style-name="co5" table:default-cell-style-name="ce31"/>
        <table:table-row table:style-name="ro1">
          <table:table-cell table:style-name="ce1" office:value-type="string" table:number-columns-spanned="1" table:number-rows-spanned="2">
            <text:p>Layer</text:p>
          </table:table-cell>
          <table:table-cell table:style-name="ce5" office:value-type="string" table:number-columns-spanned="1" table:number-rows-spanned="2">
            <text:p>Use case</text:p>
          </table:table-cell>
          <table:table-cell table:style-name="ce10" table:number-columns-spanned="1" table:number-rows-spanned="2"/>
          <table:table-cell table:style-name="ce15" office:value-type="string" table:number-columns-spanned="9" table:number-rows-spanned="1">
            <text:p>Area</text:p>
          </table:table-cell>
          <table:covered-table-cell table:number-columns-repeated="7" table:style-name="ce20"/>
          <table:covered-table-cell table:style-name="ce21"/>
          <table:table-cell table:style-name="ce27" office:value-type="string" table:number-columns-spanned="4" table:number-rows-spanned="2">
            <text:p>Notes</text:p>
          </table:table-cell>
          <table:covered-table-cell table:number-columns-repeated="2"/>
          <table:covered-table-cell table:style-name="Default"/>
        </table:table-row>
        <table:table-row table:style-name="ro2">
          <table:covered-table-cell table:style-name="ce2"/>
          <table:covered-table-cell table:style-name="ce6"/>
          <table:covered-table-cell table:style-name="ce11"/>
          <table:table-cell table:style-name="ce16" office:value-type="string">
            <office:annotation draw:style-name="gr3" draw:text-style-name="P1" svg:width="1.1413in" svg:height="0.3902in" svg:x="3.7921in" svg:y="0in" draw:caption-point-x="-3.7921in" draw:caption-point-y="0in">
              <dc:creator>JFC</dc:creator>
              <dc:date>2007-09-24T00:00:00</dc:date>
              <text:p text:style-name="P1">ISNA specifications</text:p>
            </office:annotation>
            <text:p>Methodology</text:p>
          </table:table-cell>
          <table:table-cell table:style-name="ce16" office:value-type="string">
            <office:annotation draw:style-name="gr3" draw:text-style-name="P1" svg:width="1.1413in" svg:height="0.3902in" svg:x="4.6811in" svg:y="0in" draw:caption-point-x="-4.6811in" draw:caption-point-y="0in">
              <dc:creator>JFC</dc:creator>
              <dc:date>2007-09-24T00:00:00</dc:date>
              <text:p text:style-name="P1">Functional specifications</text:p>
            </office:annotation>
            <text:p>Specs</text:p>
          </table:table-cell>
          <table:table-cell table:style-name="ce16" office:value-type="string">
            <office:annotation draw:style-name="gr3" draw:text-style-name="P1" svg:width="1.1413in" svg:height="0.5457in" svg:x="5.5701in" svg:y="0in" draw:caption-point-x="-5.5701in" draw:caption-point-y="0in">
              <dc:creator>JFC</dc:creator>
              <dc:date>2007-09-24T00:00:00</dc:date>
              <text:p text:style-name="P1">Servers, database, networking etc.</text:p>
            </office:annotation>
            <text:p>Infrastructure</text:p>
          </table:table-cell>
          <table:table-cell table:style-name="ce16" office:value-type="string">
            <office:annotation draw:style-name="gr3" draw:text-style-name="P1" svg:width="1.1413in" svg:height="0.3902in" svg:x="6.4591in" svg:y="0in" draw:caption-point-x="-6.4591in" draw:caption-point-y="0in">
              <dc:creator>JFC</dc:creator>
              <dc:date>2007-09-24T00:00:00</dc:date>
              <text:p text:style-name="P1">Schema and Xqueries</text:p>
            </office:annotation>
            <text:p>XML</text:p>
          </table:table-cell>
          <table:table-cell table:style-name="ce16" office:value-type="string">
            <office:annotation draw:style-name="gr3" draw:text-style-name="P1" svg:width="1.1413in" svg:height="0.3902in" svg:x="7.3484in" svg:y="0in" draw:caption-point-x="-7.3484in" draw:caption-point-y="0in">
              <dc:creator>JFC</dc:creator>
              <dc:date>2007-09-24T00:00:00</dc:date>
              <text:p text:style-name="P1">NetKernel components</text:p>
            </office:annotation>
            <text:p>NK</text:p>
          </table:table-cell>
          <table:table-cell table:style-name="ce16" office:value-type="string">
            <office:annotation draw:style-name="gr3" draw:text-style-name="P1" svg:width="1.1413in" svg:height="0.3902in" svg:x="8.2374in" svg:y="0in" draw:caption-point-x="-8.2374in" draw:caption-point-y="0in">
              <dc:creator>JFC</dc:creator>
              <dc:date>2007-09-24T00:00:00</dc:date>
              <text:p text:style-name="P1">Flex client's model-controller</text:p>
            </office:annotation>
            <text:p>Cairngorm</text:p>
          </table:table-cell>
          <table:table-cell table:style-name="ce16" office:value-type="string">
            <office:annotation draw:style-name="gr3" draw:text-style-name="P1" svg:width="1.1413in" svg:height="0.3902in" svg:x="9.1264in" svg:y="0in" draw:caption-point-x="-9.1264in" draw:caption-point-y="0in">
              <dc:creator>JFC</dc:creator>
              <dc:date>2007-09-24T00:00:00</dc:date>
              <text:p text:style-name="P1">Flex UI or backend plugin</text:p>
            </office:annotation>
            <text:p>UI</text:p>
          </table:table-cell>
          <table:table-cell table:style-name="ce16" office:value-type="string">
            <office:annotation draw:style-name="gr3" draw:text-style-name="P1" svg:width="1.1413in" svg:height="0.5457in" svg:x="10.0154in" svg:y="0in" draw:caption-point-x="-10.0154in" draw:caption-point-y="0in">
              <dc:creator>JFC</dc:creator>
              <dc:date>2007-09-24T00:00:00</dc:date>
              <text:p text:style-name="P1">Online help and user documentation</text:p>
            </office:annotation>
            <text:p>Doc</text:p>
          </table:table-cell>
          <table:table-cell table:style-name="ce22" office:value-type="string">
            <text:p>Overall</text:p>
          </table:table-cell>
          <table:covered-table-cell table:number-columns-repeated="3"/>
          <table:covered-table-cell table:style-name="Default"/>
        </table:table-row>
        <table:table-row table:style-name="ro2">
          <table:table-cell table:style-name="ce3" office:value-type="string" table:number-columns-spanned="1" table:number-rows-spanned="28">
            <text:p>Configuration</text:p>
          </table:table-cell>
          <table:table-cell table:style-name="ce7" table:number-columns-spanned="1" table:number-rows-spanned="4"/>
          <table:table-cell table:style-name="ce12" office:value-type="string">
            <text:p>Priority</text:p>
          </table:table-cell>
          <table:table-cell table:content-validation-name="val1" table:number-columns-repeated="9"/>
          <table:table-cell table:style-name="ce28" table:number-columns-spanned="4" table:number-rows-spanned="4"/>
          <table:covered-table-cell table:number-columns-repeated="2" table:style-name="ce17"/>
          <table:covered-table-cell table:style-name="ce30"/>
        </table:table-row>
        <table:table-row table:style-name="ro2">
          <table:covered-table-cell table:number-columns-repeated="2"/>
          <table:table-cell office:value-type="string">
            <text:p>Status</text:p>
          </table:table-cell>
          <table:table-cell table:style-name="Default" table:content-validation-name="val2" table:number-columns-repeated="8"/>
          <table:table-cell table:style-name="ce24" table:content-validation-name="val2"/>
          <table:covered-table-cell table:number-columns-repeated="4"/>
        </table:table-row>
        <table:table-row table:style-name="ro2">
          <table:covered-table-cell table:number-columns-repeated="2"/>
          <table:table-cell office:value-type="string">
            <office:annotation draw:style-name="gr1" draw:text-style-name="P1" svg:width="1.1413in" svg:height="0.7083in" svg:x="2.9031in" svg:y="0.0791in" draw:caption-point-x="-2.9031in" draw:caption-point-y="-0.0791in">
              <dc:creator>JFC</dc:creator>
              <dc:date>2007-09-24T00:00:00</dc:date>
              <text:p text:style-name="P1">Estimated Time of Delivery when working to a milestone, Time of Delivery when milestone reached.</text:p>
            </office:annotation>
            <text:p>ETD</text:p>
          </table:table-cell>
          <table:table-cell table:style-name="ce18"/>
          <table:table-cell table:style-name="Default" table:number-columns-repeated="7"/>
          <table:table-cell table:style-name="ce25"/>
          <table:covered-table-cell table:number-columns-repeated="4"/>
        </table:table-row>
        <table:table-row table:style-name="ro2">
          <table:covered-table-cell/>
          <table:covered-table-cell table:style-name="ce9"/>
          <table:table-cell table:style-name="ce14" office:value-type="string">
            <office:annotation draw:style-name="gr2" draw:text-style-name="P1" svg:width="1.1413in" svg:height="0.3902in" svg:x="2.9031in" svg:y="0.2465in" draw:caption-point-x="-2.9031in" draw:caption-point-y="-0.2465in">
              <dc:creator>JFC</dc:creator>
              <dc:date>2007-09-24T00:00:00</dc:date>
              <text:p text:style-name="P1">The TRAC ticket numbers</text:p>
            </office:annotation>
            <text:p>Tickets</text:p>
          </table:table-cell>
          <table:table-cell table:style-name="ce19" table:number-columns-repeated="8"/>
          <table:table-cell table:style-name="ce26"/>
          <table:covered-table-cell table:number-columns-repeated="3" table:style-name="ce29"/>
          <table:covered-table-cell table:style-name="ce32"/>
        </table:table-row>
        <table:table-row table:style-name="ro2">
          <table:covered-table-cell/>
          <table:table-cell table:style-name="ce7" table:number-columns-spanned="1" table:number-rows-spanned="4"/>
          <table:table-cell table:style-name="ce12" office:value-type="string">
            <text:p>Priority</text:p>
          </table:table-cell>
          <table:table-cell table:content-validation-name="val1" table:number-columns-repeated="9"/>
          <table:table-cell table:style-name="ce28" table:number-columns-spanned="4" table:number-rows-spanned="4"/>
          <table:covered-table-cell table:number-columns-repeated="2" table:style-name="ce17"/>
          <table:covered-table-cell table:style-name="ce30"/>
        </table:table-row>
        <table:table-row table:style-name="ro2">
          <table:covered-table-cell table:number-columns-repeated="2"/>
          <table:table-cell office:value-type="string">
            <text:p>Status</text:p>
          </table:table-cell>
          <table:table-cell table:style-name="Default" table:content-validation-name="val2" table:number-columns-repeated="8"/>
          <table:table-cell table:style-name="ce24" table:content-validation-name="val2"/>
          <table:covered-table-cell table:number-columns-repeated="4"/>
        </table:table-row>
        <table:table-row table:style-name="ro2">
          <table:covered-table-cell table:number-columns-repeated="2"/>
          <table:table-cell office:value-type="string">
            <office:annotation draw:style-name="gr1" draw:text-style-name="P1" svg:width="1.1413in" svg:height="0.7083in" svg:x="2.9031in" svg:y="0.7488in" draw:caption-point-x="-2.9031in" draw:caption-point-y="-0.7488in">
              <dc:creator>JFC</dc:creator>
              <dc:date>2007-09-24T00:00:00</dc:date>
              <text:p text:style-name="P1">Estimated Time of Delivery when working to a milestone, Time of Delivery when milestone reached.</text:p>
            </office:annotation>
            <text:p>ETD</text:p>
          </table:table-cell>
          <table:table-cell table:style-name="ce18"/>
          <table:table-cell table:style-name="Default" table:number-columns-repeated="7"/>
          <table:table-cell table:style-name="ce25"/>
          <table:covered-table-cell table:number-columns-repeated="4"/>
        </table:table-row>
        <table:table-row table:style-name="ro2">
          <table:covered-table-cell/>
          <table:covered-table-cell table:style-name="ce9"/>
          <table:table-cell table:style-name="ce14" office:value-type="string">
            <office:annotation draw:style-name="gr2" draw:text-style-name="P1" svg:width="1.1413in" svg:height="0.3902in" svg:x="2.9031in" svg:y="0.9161in" draw:caption-point-x="-2.9031in" draw:caption-point-y="-0.9161in">
              <dc:creator>JFC</dc:creator>
              <dc:date>2007-09-24T00:00:00</dc:date>
              <text:p text:style-name="P1">The TRAC ticket numbers</text:p>
            </office:annotation>
            <text:p>Tickets</text:p>
          </table:table-cell>
          <table:table-cell table:style-name="ce19" table:number-columns-repeated="8"/>
          <table:table-cell table:style-name="ce26"/>
          <table:covered-table-cell table:number-columns-repeated="3" table:style-name="ce29"/>
          <table:covered-table-cell table:style-name="ce32"/>
        </table:table-row>
        <table:table-row table:style-name="ro2">
          <table:covered-table-cell/>
          <table:table-cell table:style-name="ce7" table:number-columns-spanned="1" table:number-rows-spanned="4"/>
          <table:table-cell table:style-name="ce12" office:value-type="string">
            <text:p>Priority</text:p>
          </table:table-cell>
          <table:table-cell table:content-validation-name="val1" table:number-columns-repeated="9"/>
          <table:table-cell table:style-name="ce28" table:number-columns-spanned="4" table:number-rows-spanned="4"/>
          <table:covered-table-cell table:number-columns-repeated="2" table:style-name="ce17"/>
          <table:covered-table-cell table:style-name="ce30"/>
        </table:table-row>
        <table:table-row table:style-name="ro2">
          <table:covered-table-cell table:number-columns-repeated="2"/>
          <table:table-cell office:value-type="string">
            <text:p>Status</text:p>
          </table:table-cell>
          <table:table-cell table:style-name="Default" table:content-validation-name="val2" table:number-columns-repeated="8"/>
          <table:table-cell table:style-name="ce24" table:content-validation-name="val2"/>
          <table:covered-table-cell table:number-columns-repeated="4"/>
        </table:table-row>
        <table:table-row table:style-name="ro2">
          <table:covered-table-cell table:number-columns-repeated="2"/>
          <table:table-cell office:value-type="string">
            <office:annotation draw:style-name="gr1" draw:text-style-name="P1" svg:width="1.1413in" svg:height="0.7083in" svg:x="2.9031in" svg:y="1.4185in" draw:caption-point-x="-2.9031in" draw:caption-point-y="-1.4185in">
              <dc:creator>JFC</dc:creator>
              <dc:date>2007-09-24T00:00:00</dc:date>
              <text:p text:style-name="P1">Estimated Time of Delivery when working to a milestone, Time of Delivery when milestone reached.</text:p>
            </office:annotation>
            <text:p>ETD</text:p>
          </table:table-cell>
          <table:table-cell table:style-name="ce18"/>
          <table:table-cell table:style-name="Default" table:number-columns-repeated="7"/>
          <table:table-cell table:style-name="ce25"/>
          <table:covered-table-cell table:number-columns-repeated="4"/>
        </table:table-row>
        <table:table-row table:style-name="ro2">
          <table:covered-table-cell/>
          <table:covered-table-cell table:style-name="ce9"/>
          <table:table-cell table:style-name="ce14" office:value-type="string">
            <office:annotation draw:style-name="gr2" draw:text-style-name="P1" svg:width="1.1413in" svg:height="0.3902in" svg:x="2.9031in" svg:y="1.5858in" draw:caption-point-x="-2.9031in" draw:caption-point-y="-1.5858in">
              <dc:creator>JFC</dc:creator>
              <dc:date>2007-09-24T00:00:00</dc:date>
              <text:p text:style-name="P1">The TRAC ticket numbers</text:p>
            </office:annotation>
            <text:p>Tickets</text:p>
          </table:table-cell>
          <table:table-cell table:style-name="ce19" table:number-columns-repeated="8"/>
          <table:table-cell table:style-name="ce26"/>
          <table:covered-table-cell table:number-columns-repeated="3" table:style-name="ce29"/>
          <table:covered-table-cell table:style-name="ce32"/>
        </table:table-row>
        <table:table-row table:style-name="ro2">
          <table:covered-table-cell/>
          <table:table-cell table:style-name="ce7" table:number-columns-spanned="1" table:number-rows-spanned="4"/>
          <table:table-cell table:style-name="ce12" office:value-type="string">
            <text:p>Priority</text:p>
          </table:table-cell>
          <table:table-cell table:content-validation-name="val1" table:number-columns-repeated="9"/>
          <table:table-cell table:style-name="ce28" table:number-columns-spanned="4" table:number-rows-spanned="4"/>
          <table:covered-table-cell table:number-columns-repeated="2" table:style-name="ce17"/>
          <table:covered-table-cell table:style-name="ce30"/>
        </table:table-row>
        <table:table-row table:style-name="ro2">
          <table:covered-table-cell table:number-columns-repeated="2"/>
          <table:table-cell office:value-type="string">
            <text:p>Status</text:p>
          </table:table-cell>
          <table:table-cell table:style-name="Default" table:content-validation-name="val2" table:number-columns-repeated="8"/>
          <table:table-cell table:style-name="ce24" table:content-validation-name="val2"/>
          <table:covered-table-cell table:number-columns-repeated="4"/>
        </table:table-row>
        <table:table-row table:style-name="ro2">
          <table:covered-table-cell table:number-columns-repeated="2"/>
          <table:table-cell office:value-type="string">
            <office:annotation draw:style-name="gr1" draw:text-style-name="P1" svg:width="1.1413in" svg:height="0.7083in" svg:x="2.9031in" svg:y="2.0882in" draw:caption-point-x="-2.9031in" draw:caption-point-y="-2.0882in">
              <dc:creator>JFC</dc:creator>
              <dc:date>2007-09-24T00:00:00</dc:date>
              <text:p text:style-name="P1">Estimated Time of Delivery when working to a milestone, Time of Delivery when milestone reached.</text:p>
            </office:annotation>
            <text:p>ETD</text:p>
          </table:table-cell>
          <table:table-cell table:style-name="ce18"/>
          <table:table-cell table:style-name="Default" table:number-columns-repeated="7"/>
          <table:table-cell table:style-name="ce25"/>
          <table:covered-table-cell table:number-columns-repeated="4"/>
        </table:table-row>
        <table:table-row table:style-name="ro2">
          <table:covered-table-cell/>
          <table:covered-table-cell table:style-name="ce9"/>
          <table:table-cell table:style-name="ce14" office:value-type="string">
            <office:annotation draw:style-name="gr2" draw:text-style-name="P1" svg:width="1.1413in" svg:height="0.3902in" svg:x="2.9031in" svg:y="2.2555in" draw:caption-point-x="-2.9031in" draw:caption-point-y="-2.2555in">
              <dc:creator>JFC</dc:creator>
              <dc:date>2007-09-24T00:00:00</dc:date>
              <text:p text:style-name="P1">The TRAC ticket numbers</text:p>
            </office:annotation>
            <text:p>Tickets</text:p>
          </table:table-cell>
          <table:table-cell table:style-name="ce19" table:number-columns-repeated="8"/>
          <table:table-cell table:style-name="ce26"/>
          <table:covered-table-cell table:number-columns-repeated="3" table:style-name="ce29"/>
          <table:covered-table-cell table:style-name="ce32"/>
        </table:table-row>
        <table:table-row table:style-name="ro2">
          <table:covered-table-cell/>
          <table:table-cell table:style-name="ce7" table:number-columns-spanned="1" table:number-rows-spanned="4"/>
          <table:table-cell table:style-name="ce12" office:value-type="string">
            <text:p>Priority</text:p>
          </table:table-cell>
          <table:table-cell table:content-validation-name="val1" table:number-columns-repeated="9"/>
          <table:table-cell table:style-name="ce28" table:number-columns-spanned="4" table:number-rows-spanned="4"/>
          <table:covered-table-cell table:number-columns-repeated="2" table:style-name="ce17"/>
          <table:covered-table-cell table:style-name="ce30"/>
        </table:table-row>
        <table:table-row table:style-name="ro2">
          <table:covered-table-cell table:number-columns-repeated="2"/>
          <table:table-cell office:value-type="string">
            <text:p>Status</text:p>
          </table:table-cell>
          <table:table-cell table:style-name="Default" table:content-validation-name="val2" table:number-columns-repeated="8"/>
          <table:table-cell table:style-name="ce24" table:content-validation-name="val2"/>
          <table:covered-table-cell table:number-columns-repeated="4"/>
        </table:table-row>
        <table:table-row table:style-name="ro2">
          <table:covered-table-cell table:number-columns-repeated="2"/>
          <table:table-cell office:value-type="string">
            <office:annotation draw:style-name="gr1" draw:text-style-name="P1" svg:width="1.1413in" svg:height="0.7083in" svg:x="2.9031in" svg:y="2.7579in" draw:caption-point-x="-2.9031in" draw:caption-point-y="-2.7579in">
              <dc:creator>JFC</dc:creator>
              <dc:date>2007-09-24T00:00:00</dc:date>
              <text:p text:style-name="P1">Estimated Time of Delivery when working to a milestone, Time of Delivery when milestone reached.</text:p>
            </office:annotation>
            <text:p>ETD</text:p>
          </table:table-cell>
          <table:table-cell table:style-name="ce18"/>
          <table:table-cell table:style-name="Default" table:number-columns-repeated="7"/>
          <table:table-cell table:style-name="ce25"/>
          <table:covered-table-cell table:number-columns-repeated="4"/>
        </table:table-row>
        <table:table-row table:style-name="ro2">
          <table:covered-table-cell/>
          <table:covered-table-cell table:style-name="ce9"/>
          <table:table-cell table:style-name="ce14" office:value-type="string">
            <office:annotation draw:style-name="gr2" draw:text-style-name="P1" svg:width="1.1413in" svg:height="0.3902in" svg:x="2.9031in" svg:y="2.9252in" draw:caption-point-x="-2.9031in" draw:caption-point-y="-2.9252in">
              <dc:creator>JFC</dc:creator>
              <dc:date>2007-09-24T00:00:00</dc:date>
              <text:p text:style-name="P1">The TRAC ticket numbers</text:p>
            </office:annotation>
            <text:p>Tickets</text:p>
          </table:table-cell>
          <table:table-cell table:style-name="ce19" table:number-columns-repeated="8"/>
          <table:table-cell table:style-name="ce26"/>
          <table:covered-table-cell table:number-columns-repeated="3" table:style-name="ce29"/>
          <table:covered-table-cell table:style-name="ce32"/>
        </table:table-row>
        <table:table-row table:style-name="ro2">
          <table:covered-table-cell/>
          <table:table-cell table:style-name="ce7" table:number-columns-spanned="1" table:number-rows-spanned="4"/>
          <table:table-cell table:style-name="ce12" office:value-type="string">
            <text:p>Priority</text:p>
          </table:table-cell>
          <table:table-cell table:content-validation-name="val1" table:number-columns-repeated="9"/>
          <table:table-cell table:style-name="ce28" table:number-columns-spanned="4" table:number-rows-spanned="4"/>
          <table:covered-table-cell table:number-columns-repeated="2" table:style-name="ce17"/>
          <table:covered-table-cell table:style-name="ce30"/>
        </table:table-row>
        <table:table-row table:style-name="ro2">
          <table:covered-table-cell table:number-columns-repeated="2"/>
          <table:table-cell office:value-type="string">
            <text:p>Status</text:p>
          </table:table-cell>
          <table:table-cell table:style-name="Default" table:content-validation-name="val2" table:number-columns-repeated="8"/>
          <table:table-cell table:style-name="ce24" table:content-validation-name="val2"/>
          <table:covered-table-cell table:number-columns-repeated="4"/>
        </table:table-row>
        <table:table-row table:style-name="ro2">
          <table:covered-table-cell table:number-columns-repeated="2"/>
          <table:table-cell office:value-type="string">
            <office:annotation draw:style-name="gr1" draw:text-style-name="P1" svg:width="1.1413in" svg:height="0.7083in" svg:x="2.9031in" svg:y="3.4276in" draw:caption-point-x="-2.9031in" draw:caption-point-y="-3.4276in">
              <dc:creator>JFC</dc:creator>
              <dc:date>2007-09-24T00:00:00</dc:date>
              <text:p text:style-name="P1">Estimated Time of Delivery when working to a milestone, Time of Delivery when milestone reached.</text:p>
            </office:annotation>
            <text:p>ETD</text:p>
          </table:table-cell>
          <table:table-cell table:style-name="ce18"/>
          <table:table-cell table:style-name="Default" table:number-columns-repeated="7"/>
          <table:table-cell table:style-name="ce25"/>
          <table:covered-table-cell table:number-columns-repeated="4"/>
        </table:table-row>
        <table:table-row table:style-name="ro2">
          <table:covered-table-cell/>
          <table:covered-table-cell table:style-name="ce9"/>
          <table:table-cell table:style-name="ce14" office:value-type="string">
            <office:annotation draw:style-name="gr2" draw:text-style-name="P1" svg:width="1.1413in" svg:height="0.3902in" svg:x="2.9031in" svg:y="3.5949in" draw:caption-point-x="-2.9031in" draw:caption-point-y="-3.5949in">
              <dc:creator>JFC</dc:creator>
              <dc:date>2007-09-24T00:00:00</dc:date>
              <text:p text:style-name="P1">The TRAC ticket numbers</text:p>
            </office:annotation>
            <text:p>Tickets</text:p>
          </table:table-cell>
          <table:table-cell table:style-name="ce19" table:number-columns-repeated="8"/>
          <table:table-cell table:style-name="ce26"/>
          <table:covered-table-cell table:number-columns-repeated="3" table:style-name="ce29"/>
          <table:covered-table-cell table:style-name="ce32"/>
        </table:table-row>
        <table:table-row table:style-name="ro2">
          <table:covered-table-cell/>
          <table:table-cell table:style-name="ce7" table:number-columns-spanned="1" table:number-rows-spanned="4"/>
          <table:table-cell table:style-name="ce12" office:value-type="string">
            <text:p>Priority</text:p>
          </table:table-cell>
          <table:table-cell table:content-validation-name="val1" table:number-columns-repeated="9"/>
          <table:table-cell table:style-name="ce28" table:number-columns-spanned="4" table:number-rows-spanned="4"/>
          <table:covered-table-cell table:number-columns-repeated="2" table:style-name="ce17"/>
          <table:covered-table-cell table:style-name="ce30"/>
        </table:table-row>
        <table:table-row table:style-name="ro2">
          <table:covered-table-cell table:number-columns-repeated="2"/>
          <table:table-cell office:value-type="string">
            <text:p>Status</text:p>
          </table:table-cell>
          <table:table-cell table:style-name="Default" table:content-validation-name="val2" table:number-columns-repeated="8"/>
          <table:table-cell table:style-name="ce24" table:content-validation-name="val2"/>
          <table:covered-table-cell table:number-columns-repeated="4"/>
        </table:table-row>
        <table:table-row table:style-name="ro2">
          <table:covered-table-cell table:number-columns-repeated="2"/>
          <table:table-cell office:value-type="string">
            <office:annotation draw:style-name="gr1" draw:text-style-name="P1" svg:width="1.1413in" svg:height="0.7083in" svg:x="2.9031in" svg:y="4.0972in" draw:caption-point-x="-2.9031in" draw:caption-point-y="-4.0972in">
              <dc:creator>JFC</dc:creator>
              <dc:date>2007-09-24T00:00:00</dc:date>
              <text:p text:style-name="P1">Estimated Time of Delivery when working to a milestone, Time of Delivery when milestone reached.</text:p>
            </office:annotation>
            <text:p>ETD</text:p>
          </table:table-cell>
          <table:table-cell table:style-name="ce18"/>
          <table:table-cell table:style-name="Default" table:number-columns-repeated="7"/>
          <table:table-cell table:style-name="ce25"/>
          <table:covered-table-cell table:number-columns-repeated="4"/>
        </table:table-row>
        <table:table-row table:style-name="ro2">
          <table:covered-table-cell/>
          <table:covered-table-cell table:style-name="ce9"/>
          <table:table-cell table:style-name="ce14" office:value-type="string">
            <office:annotation draw:style-name="gr2" draw:text-style-name="P1" svg:width="1.1413in" svg:height="0.3902in" svg:x="2.9031in" svg:y="4.2646in" draw:caption-point-x="-2.9031in" draw:caption-point-y="-4.2646in">
              <dc:creator>JFC</dc:creator>
              <dc:date>2007-09-24T00:00:00</dc:date>
              <text:p text:style-name="P1">The TRAC ticket numbers</text:p>
            </office:annotation>
            <text:p>Tickets</text:p>
          </table:table-cell>
          <table:table-cell table:style-name="ce19" table:number-columns-repeated="8"/>
          <table:table-cell table:style-name="ce26"/>
          <table:covered-table-cell table:number-columns-repeated="3" table:style-name="ce29"/>
          <table:covered-table-cell table:style-name="ce32"/>
        </table:table-row>
      </table:table>
      <table:table table:name="Collaboration" table:style-name="ta1" table:print="false">
        <office:forms form:automatic-focus="false" form:apply-design-mode="false"/>
        <table:table-column table:style-name="co5" table:default-cell-style-name="Default"/>
        <table:table-column table:style-name="co19" table:default-cell-style-name="ce8"/>
        <table:table-column table:style-name="co11" table:default-cell-style-name="ce13"/>
        <table:table-column table:style-name="co4" table:number-columns-repeated="8" table:default-cell-style-name="ce17"/>
        <table:table-column table:style-name="co4" table:default-cell-style-name="ce23"/>
        <table:table-column table:style-name="co5" table:number-columns-repeated="3" table:default-cell-style-name="Default"/>
        <table:table-column table:style-name="co5" table:default-cell-style-name="ce31"/>
        <table:table-row table:style-name="ro1">
          <table:table-cell table:style-name="ce1" office:value-type="string" table:number-columns-spanned="1" table:number-rows-spanned="2">
            <text:p>Layer</text:p>
          </table:table-cell>
          <table:table-cell table:style-name="ce5" office:value-type="string" table:number-columns-spanned="1" table:number-rows-spanned="2">
            <text:p>Use case</text:p>
          </table:table-cell>
          <table:table-cell table:style-name="ce10" table:number-columns-spanned="1" table:number-rows-spanned="2"/>
          <table:table-cell table:style-name="ce15" office:value-type="string" table:number-columns-spanned="9" table:number-rows-spanned="1">
            <text:p>Area</text:p>
          </table:table-cell>
          <table:covered-table-cell table:number-columns-repeated="7" table:style-name="ce20"/>
          <table:covered-table-cell table:style-name="ce21"/>
          <table:table-cell table:style-name="ce27" office:value-type="string" table:number-columns-spanned="4" table:number-rows-spanned="2">
            <text:p>Notes</text:p>
          </table:table-cell>
          <table:covered-table-cell table:number-columns-repeated="2"/>
          <table:covered-table-cell table:style-name="Default"/>
        </table:table-row>
        <table:table-row table:style-name="ro2">
          <table:covered-table-cell table:style-name="ce2"/>
          <table:covered-table-cell table:style-name="ce6"/>
          <table:covered-table-cell table:style-name="ce11"/>
          <table:table-cell table:style-name="ce16" office:value-type="string">
            <office:annotation draw:style-name="gr3" draw:text-style-name="P1" svg:width="1.1413in" svg:height="0.3902in" svg:x="3.7921in" svg:y="0in" draw:caption-point-x="-3.7921in" draw:caption-point-y="0in">
              <dc:creator>JFC</dc:creator>
              <dc:date>2007-09-24T00:00:00</dc:date>
              <text:p text:style-name="P1">ISNA specifications</text:p>
            </office:annotation>
            <text:p>Methodology</text:p>
          </table:table-cell>
          <table:table-cell table:style-name="ce16" office:value-type="string">
            <office:annotation draw:style-name="gr3" draw:text-style-name="P1" svg:width="1.1413in" svg:height="0.3902in" svg:x="4.6811in" svg:y="0in" draw:caption-point-x="-4.6811in" draw:caption-point-y="0in">
              <dc:creator>JFC</dc:creator>
              <dc:date>2007-09-24T00:00:00</dc:date>
              <text:p text:style-name="P1">Functional specifications</text:p>
            </office:annotation>
            <text:p>Specs</text:p>
          </table:table-cell>
          <table:table-cell table:style-name="ce16" office:value-type="string">
            <office:annotation draw:style-name="gr3" draw:text-style-name="P1" svg:width="1.1413in" svg:height="0.5457in" svg:x="5.5701in" svg:y="0in" draw:caption-point-x="-5.5701in" draw:caption-point-y="0in">
              <dc:creator>JFC</dc:creator>
              <dc:date>2007-09-24T00:00:00</dc:date>
              <text:p text:style-name="P1">Servers, database, networking etc.</text:p>
            </office:annotation>
            <text:p>Infrastructure</text:p>
          </table:table-cell>
          <table:table-cell table:style-name="ce16" office:value-type="string">
            <office:annotation draw:style-name="gr3" draw:text-style-name="P1" svg:width="1.1413in" svg:height="0.3902in" svg:x="6.4591in" svg:y="0in" draw:caption-point-x="-6.4591in" draw:caption-point-y="0in">
              <dc:creator>JFC</dc:creator>
              <dc:date>2007-09-24T00:00:00</dc:date>
              <text:p text:style-name="P1">Schema and Xqueries</text:p>
            </office:annotation>
            <text:p>XML</text:p>
          </table:table-cell>
          <table:table-cell table:style-name="ce16" office:value-type="string">
            <office:annotation draw:style-name="gr3" draw:text-style-name="P1" svg:width="1.1413in" svg:height="0.3902in" svg:x="7.3484in" svg:y="0in" draw:caption-point-x="-7.3484in" draw:caption-point-y="0in">
              <dc:creator>JFC</dc:creator>
              <dc:date>2007-09-24T00:00:00</dc:date>
              <text:p text:style-name="P1">NetKernel components</text:p>
            </office:annotation>
            <text:p>NK</text:p>
          </table:table-cell>
          <table:table-cell table:style-name="ce16" office:value-type="string">
            <office:annotation draw:style-name="gr3" draw:text-style-name="P1" svg:width="1.1413in" svg:height="0.3902in" svg:x="8.2374in" svg:y="0in" draw:caption-point-x="-8.2374in" draw:caption-point-y="0in">
              <dc:creator>JFC</dc:creator>
              <dc:date>2007-09-24T00:00:00</dc:date>
              <text:p text:style-name="P1">Flex client's model-controller</text:p>
            </office:annotation>
            <text:p>Cairngorm</text:p>
          </table:table-cell>
          <table:table-cell table:style-name="ce16" office:value-type="string">
            <office:annotation draw:style-name="gr3" draw:text-style-name="P1" svg:width="1.1413in" svg:height="0.3902in" svg:x="9.1264in" svg:y="0in" draw:caption-point-x="-9.1264in" draw:caption-point-y="0in">
              <dc:creator>JFC</dc:creator>
              <dc:date>2007-09-24T00:00:00</dc:date>
              <text:p text:style-name="P1">Flex UI or backend plugin</text:p>
            </office:annotation>
            <text:p>UI</text:p>
          </table:table-cell>
          <table:table-cell table:style-name="ce16" office:value-type="string">
            <office:annotation draw:style-name="gr3" draw:text-style-name="P1" svg:width="1.1413in" svg:height="0.5457in" svg:x="10.0154in" svg:y="0in" draw:caption-point-x="-10.0154in" draw:caption-point-y="0in">
              <dc:creator>JFC</dc:creator>
              <dc:date>2007-09-24T00:00:00</dc:date>
              <text:p text:style-name="P1">Online help and user documentation</text:p>
            </office:annotation>
            <text:p>Doc</text:p>
          </table:table-cell>
          <table:table-cell table:style-name="ce22" office:value-type="string">
            <text:p>Overall</text:p>
          </table:table-cell>
          <table:covered-table-cell table:number-columns-repeated="3"/>
          <table:covered-table-cell table:style-name="Default"/>
        </table:table-row>
        <table:table-row table:style-name="ro2">
          <table:table-cell table:style-name="ce3" office:value-type="string" table:number-columns-spanned="1" table:number-rows-spanned="28">
            <text:p>Collaboration</text:p>
          </table:table-cell>
          <table:table-cell table:style-name="ce7" table:number-columns-spanned="1" table:number-rows-spanned="4"/>
          <table:table-cell table:style-name="ce12" office:value-type="string">
            <text:p>Priority</text:p>
          </table:table-cell>
          <table:table-cell table:content-validation-name="val1" table:number-columns-repeated="9"/>
          <table:table-cell table:style-name="ce28" table:number-columns-spanned="4" table:number-rows-spanned="4"/>
          <table:covered-table-cell table:number-columns-repeated="2" table:style-name="ce17"/>
          <table:covered-table-cell table:style-name="ce30"/>
        </table:table-row>
        <table:table-row table:style-name="ro2">
          <table:covered-table-cell table:number-columns-repeated="2"/>
          <table:table-cell office:value-type="string">
            <text:p>Status</text:p>
          </table:table-cell>
          <table:table-cell table:style-name="Default" table:content-validation-name="val2" table:number-columns-repeated="8"/>
          <table:table-cell table:style-name="ce24" table:content-validation-name="val2"/>
          <table:covered-table-cell table:number-columns-repeated="4"/>
        </table:table-row>
        <table:table-row table:style-name="ro2">
          <table:covered-table-cell table:number-columns-repeated="2"/>
          <table:table-cell office:value-type="string">
            <office:annotation draw:style-name="gr1" draw:text-style-name="P1" svg:width="1.1413in" svg:height="0.7083in" svg:x="2.9031in" svg:y="0.0791in" draw:caption-point-x="-2.9031in" draw:caption-point-y="-0.0791in">
              <dc:creator>JFC</dc:creator>
              <dc:date>2007-09-24T00:00:00</dc:date>
              <text:p text:style-name="P1">Estimated Time of Delivery when working to a milestone, Time of Delivery when milestone reached.</text:p>
            </office:annotation>
            <text:p>ETD</text:p>
          </table:table-cell>
          <table:table-cell table:style-name="ce18"/>
          <table:table-cell table:style-name="Default" table:number-columns-repeated="7"/>
          <table:table-cell table:style-name="ce25"/>
          <table:covered-table-cell table:number-columns-repeated="4"/>
        </table:table-row>
        <table:table-row table:style-name="ro2">
          <table:covered-table-cell/>
          <table:covered-table-cell table:style-name="ce9"/>
          <table:table-cell table:style-name="ce14" office:value-type="string">
            <office:annotation draw:style-name="gr2" draw:text-style-name="P1" svg:width="1.1413in" svg:height="0.3902in" svg:x="2.9031in" svg:y="0.2465in" draw:caption-point-x="-2.9031in" draw:caption-point-y="-0.2465in">
              <dc:creator>JFC</dc:creator>
              <dc:date>2007-09-24T00:00:00</dc:date>
              <text:p text:style-name="P1">The TRAC ticket numbers</text:p>
            </office:annotation>
            <text:p>Tickets</text:p>
          </table:table-cell>
          <table:table-cell table:style-name="ce19" table:number-columns-repeated="8"/>
          <table:table-cell table:style-name="ce26"/>
          <table:covered-table-cell table:number-columns-repeated="3" table:style-name="ce29"/>
          <table:covered-table-cell table:style-name="ce32"/>
        </table:table-row>
        <table:table-row table:style-name="ro2">
          <table:covered-table-cell/>
          <table:table-cell table:style-name="ce7" table:number-columns-spanned="1" table:number-rows-spanned="4"/>
          <table:table-cell table:style-name="ce12" office:value-type="string">
            <text:p>Priority</text:p>
          </table:table-cell>
          <table:table-cell table:content-validation-name="val1" table:number-columns-repeated="9"/>
          <table:table-cell table:style-name="ce28" table:number-columns-spanned="4" table:number-rows-spanned="4"/>
          <table:covered-table-cell table:number-columns-repeated="2" table:style-name="ce17"/>
          <table:covered-table-cell table:style-name="ce30"/>
        </table:table-row>
        <table:table-row table:style-name="ro2">
          <table:covered-table-cell table:number-columns-repeated="2"/>
          <table:table-cell office:value-type="string">
            <text:p>Status</text:p>
          </table:table-cell>
          <table:table-cell table:style-name="Default" table:content-validation-name="val2" table:number-columns-repeated="8"/>
          <table:table-cell table:style-name="ce24" table:content-validation-name="val2"/>
          <table:covered-table-cell table:number-columns-repeated="4"/>
        </table:table-row>
        <table:table-row table:style-name="ro2">
          <table:covered-table-cell table:number-columns-repeated="2"/>
          <table:table-cell office:value-type="string">
            <office:annotation draw:style-name="gr1" draw:text-style-name="P1" svg:width="1.1413in" svg:height="0.7083in" svg:x="2.9031in" svg:y="0.7488in" draw:caption-point-x="-2.9031in" draw:caption-point-y="-0.7488in">
              <dc:creator>JFC</dc:creator>
              <dc:date>2007-09-24T00:00:00</dc:date>
              <text:p text:style-name="P1">Estimated Time of Delivery when working to a milestone, Time of Delivery when milestone reached.</text:p>
            </office:annotation>
            <text:p>ETD</text:p>
          </table:table-cell>
          <table:table-cell table:style-name="ce18"/>
          <table:table-cell table:style-name="Default" table:number-columns-repeated="7"/>
          <table:table-cell table:style-name="ce25"/>
          <table:covered-table-cell table:number-columns-repeated="4"/>
        </table:table-row>
        <table:table-row table:style-name="ro2">
          <table:covered-table-cell/>
          <table:covered-table-cell table:style-name="ce9"/>
          <table:table-cell table:style-name="ce14" office:value-type="string">
            <office:annotation draw:style-name="gr2" draw:text-style-name="P1" svg:width="1.1413in" svg:height="0.3902in" svg:x="2.9031in" svg:y="0.9161in" draw:caption-point-x="-2.9031in" draw:caption-point-y="-0.9161in">
              <dc:creator>JFC</dc:creator>
              <dc:date>2007-09-24T00:00:00</dc:date>
              <text:p text:style-name="P1">The TRAC ticket numbers</text:p>
            </office:annotation>
            <text:p>Tickets</text:p>
          </table:table-cell>
          <table:table-cell table:style-name="ce19" table:number-columns-repeated="8"/>
          <table:table-cell table:style-name="ce26"/>
          <table:covered-table-cell table:number-columns-repeated="3" table:style-name="ce29"/>
          <table:covered-table-cell table:style-name="ce32"/>
        </table:table-row>
        <table:table-row table:style-name="ro2">
          <table:covered-table-cell/>
          <table:table-cell table:style-name="ce7" table:number-columns-spanned="1" table:number-rows-spanned="4"/>
          <table:table-cell table:style-name="ce12" office:value-type="string">
            <text:p>Priority</text:p>
          </table:table-cell>
          <table:table-cell table:content-validation-name="val1" table:number-columns-repeated="9"/>
          <table:table-cell table:style-name="ce28" table:number-columns-spanned="4" table:number-rows-spanned="4"/>
          <table:covered-table-cell table:number-columns-repeated="2" table:style-name="ce17"/>
          <table:covered-table-cell table:style-name="ce30"/>
        </table:table-row>
        <table:table-row table:style-name="ro2">
          <table:covered-table-cell table:number-columns-repeated="2"/>
          <table:table-cell office:value-type="string">
            <text:p>Status</text:p>
          </table:table-cell>
          <table:table-cell table:style-name="Default" table:content-validation-name="val2" table:number-columns-repeated="8"/>
          <table:table-cell table:style-name="ce24" table:content-validation-name="val2"/>
          <table:covered-table-cell table:number-columns-repeated="4"/>
        </table:table-row>
        <table:table-row table:style-name="ro2">
          <table:covered-table-cell table:number-columns-repeated="2"/>
          <table:table-cell office:value-type="string">
            <office:annotation draw:style-name="gr1" draw:text-style-name="P1" svg:width="1.1413in" svg:height="0.7083in" svg:x="2.9031in" svg:y="1.4185in" draw:caption-point-x="-2.9031in" draw:caption-point-y="-1.4185in">
              <dc:creator>JFC</dc:creator>
              <dc:date>2007-09-24T00:00:00</dc:date>
              <text:p text:style-name="P1">Estimated Time of Delivery when working to a milestone, Time of Delivery when milestone reached.</text:p>
            </office:annotation>
            <text:p>ETD</text:p>
          </table:table-cell>
          <table:table-cell table:style-name="ce18"/>
          <table:table-cell table:style-name="Default" table:number-columns-repeated="7"/>
          <table:table-cell table:style-name="ce25"/>
          <table:covered-table-cell table:number-columns-repeated="4"/>
        </table:table-row>
        <table:table-row table:style-name="ro2">
          <table:covered-table-cell/>
          <table:covered-table-cell table:style-name="ce9"/>
          <table:table-cell table:style-name="ce14" office:value-type="string">
            <office:annotation draw:style-name="gr2" draw:text-style-name="P1" svg:width="1.1413in" svg:height="0.3902in" svg:x="2.9031in" svg:y="1.5858in" draw:caption-point-x="-2.9031in" draw:caption-point-y="-1.5858in">
              <dc:creator>JFC</dc:creator>
              <dc:date>2007-09-24T00:00:00</dc:date>
              <text:p text:style-name="P1">The TRAC ticket numbers</text:p>
            </office:annotation>
            <text:p>Tickets</text:p>
          </table:table-cell>
          <table:table-cell table:style-name="ce19" table:number-columns-repeated="8"/>
          <table:table-cell table:style-name="ce26"/>
          <table:covered-table-cell table:number-columns-repeated="3" table:style-name="ce29"/>
          <table:covered-table-cell table:style-name="ce32"/>
        </table:table-row>
        <table:table-row table:style-name="ro2">
          <table:covered-table-cell/>
          <table:table-cell table:style-name="ce7" table:number-columns-spanned="1" table:number-rows-spanned="4"/>
          <table:table-cell table:style-name="ce12" office:value-type="string">
            <text:p>Priority</text:p>
          </table:table-cell>
          <table:table-cell table:content-validation-name="val1" table:number-columns-repeated="9"/>
          <table:table-cell table:style-name="ce28" table:number-columns-spanned="4" table:number-rows-spanned="4"/>
          <table:covered-table-cell table:number-columns-repeated="2" table:style-name="ce17"/>
          <table:covered-table-cell table:style-name="ce30"/>
        </table:table-row>
        <table:table-row table:style-name="ro2">
          <table:covered-table-cell table:number-columns-repeated="2"/>
          <table:table-cell office:value-type="string">
            <text:p>Status</text:p>
          </table:table-cell>
          <table:table-cell table:style-name="Default" table:content-validation-name="val2" table:number-columns-repeated="8"/>
          <table:table-cell table:style-name="ce24" table:content-validation-name="val2"/>
          <table:covered-table-cell table:number-columns-repeated="4"/>
        </table:table-row>
        <table:table-row table:style-name="ro2">
          <table:covered-table-cell table:number-columns-repeated="2"/>
          <table:table-cell office:value-type="string">
            <office:annotation draw:style-name="gr1" draw:text-style-name="P1" svg:width="1.1413in" svg:height="0.7083in" svg:x="2.9031in" svg:y="2.0882in" draw:caption-point-x="-2.9031in" draw:caption-point-y="-2.0882in">
              <dc:creator>JFC</dc:creator>
              <dc:date>2007-09-24T00:00:00</dc:date>
              <text:p text:style-name="P1">Estimated Time of Delivery when working to a milestone, Time of Delivery when milestone reached.</text:p>
            </office:annotation>
            <text:p>ETD</text:p>
          </table:table-cell>
          <table:table-cell table:style-name="ce18"/>
          <table:table-cell table:style-name="Default" table:number-columns-repeated="7"/>
          <table:table-cell table:style-name="ce25"/>
          <table:covered-table-cell table:number-columns-repeated="4"/>
        </table:table-row>
        <table:table-row table:style-name="ro2">
          <table:covered-table-cell/>
          <table:covered-table-cell table:style-name="ce9"/>
          <table:table-cell table:style-name="ce14" office:value-type="string">
            <office:annotation draw:style-name="gr2" draw:text-style-name="P1" svg:width="1.1413in" svg:height="0.3902in" svg:x="2.9031in" svg:y="2.2555in" draw:caption-point-x="-2.9031in" draw:caption-point-y="-2.2555in">
              <dc:creator>JFC</dc:creator>
              <dc:date>2007-09-24T00:00:00</dc:date>
              <text:p text:style-name="P1">The TRAC ticket numbers</text:p>
            </office:annotation>
            <text:p>Tickets</text:p>
          </table:table-cell>
          <table:table-cell table:style-name="ce19" table:number-columns-repeated="8"/>
          <table:table-cell table:style-name="ce26"/>
          <table:covered-table-cell table:number-columns-repeated="3" table:style-name="ce29"/>
          <table:covered-table-cell table:style-name="ce32"/>
        </table:table-row>
        <table:table-row table:style-name="ro2">
          <table:covered-table-cell/>
          <table:table-cell table:style-name="ce7" table:number-columns-spanned="1" table:number-rows-spanned="4"/>
          <table:table-cell table:style-name="ce12" office:value-type="string">
            <text:p>Priority</text:p>
          </table:table-cell>
          <table:table-cell table:content-validation-name="val1" table:number-columns-repeated="9"/>
          <table:table-cell table:style-name="ce28" table:number-columns-spanned="4" table:number-rows-spanned="4"/>
          <table:covered-table-cell table:number-columns-repeated="2" table:style-name="ce17"/>
          <table:covered-table-cell table:style-name="ce30"/>
        </table:table-row>
        <table:table-row table:style-name="ro2">
          <table:covered-table-cell table:number-columns-repeated="2"/>
          <table:table-cell office:value-type="string">
            <text:p>Status</text:p>
          </table:table-cell>
          <table:table-cell table:style-name="Default" table:content-validation-name="val2" table:number-columns-repeated="8"/>
          <table:table-cell table:style-name="ce24" table:content-validation-name="val2"/>
          <table:covered-table-cell table:number-columns-repeated="4"/>
        </table:table-row>
        <table:table-row table:style-name="ro2">
          <table:covered-table-cell table:number-columns-repeated="2"/>
          <table:table-cell office:value-type="string">
            <office:annotation draw:style-name="gr1" draw:text-style-name="P1" svg:width="1.1413in" svg:height="0.7083in" svg:x="2.9031in" svg:y="2.7579in" draw:caption-point-x="-2.9031in" draw:caption-point-y="-2.7579in">
              <dc:creator>JFC</dc:creator>
              <dc:date>2007-09-24T00:00:00</dc:date>
              <text:p text:style-name="P1">Estimated Time of Delivery when working to a milestone, Time of Delivery when milestone reached.</text:p>
            </office:annotation>
            <text:p>ETD</text:p>
          </table:table-cell>
          <table:table-cell table:style-name="ce18"/>
          <table:table-cell table:style-name="Default" table:number-columns-repeated="7"/>
          <table:table-cell table:style-name="ce25"/>
          <table:covered-table-cell table:number-columns-repeated="4"/>
        </table:table-row>
        <table:table-row table:style-name="ro2">
          <table:covered-table-cell/>
          <table:covered-table-cell table:style-name="ce9"/>
          <table:table-cell table:style-name="ce14" office:value-type="string">
            <office:annotation draw:style-name="gr2" draw:text-style-name="P1" svg:width="1.1413in" svg:height="0.3902in" svg:x="2.9031in" svg:y="2.9252in" draw:caption-point-x="-2.9031in" draw:caption-point-y="-2.9252in">
              <dc:creator>JFC</dc:creator>
              <dc:date>2007-09-24T00:00:00</dc:date>
              <text:p text:style-name="P1">The TRAC ticket numbers</text:p>
            </office:annotation>
            <text:p>Tickets</text:p>
          </table:table-cell>
          <table:table-cell table:style-name="ce19" table:number-columns-repeated="8"/>
          <table:table-cell table:style-name="ce26"/>
          <table:covered-table-cell table:number-columns-repeated="3" table:style-name="ce29"/>
          <table:covered-table-cell table:style-name="ce32"/>
        </table:table-row>
        <table:table-row table:style-name="ro2">
          <table:covered-table-cell/>
          <table:table-cell table:style-name="ce7" table:number-columns-spanned="1" table:number-rows-spanned="4"/>
          <table:table-cell table:style-name="ce12" office:value-type="string">
            <text:p>Priority</text:p>
          </table:table-cell>
          <table:table-cell table:content-validation-name="val1" table:number-columns-repeated="9"/>
          <table:table-cell table:style-name="ce28" table:number-columns-spanned="4" table:number-rows-spanned="4"/>
          <table:covered-table-cell table:number-columns-repeated="2" table:style-name="ce17"/>
          <table:covered-table-cell table:style-name="ce30"/>
        </table:table-row>
        <table:table-row table:style-name="ro2">
          <table:covered-table-cell table:number-columns-repeated="2"/>
          <table:table-cell office:value-type="string">
            <text:p>Status</text:p>
          </table:table-cell>
          <table:table-cell table:style-name="Default" table:content-validation-name="val2" table:number-columns-repeated="8"/>
          <table:table-cell table:style-name="ce24" table:content-validation-name="val2"/>
          <table:covered-table-cell table:number-columns-repeated="4"/>
        </table:table-row>
        <table:table-row table:style-name="ro2">
          <table:covered-table-cell table:number-columns-repeated="2"/>
          <table:table-cell office:value-type="string">
            <office:annotation draw:style-name="gr1" draw:text-style-name="P1" svg:width="1.1413in" svg:height="0.7083in" svg:x="2.9031in" svg:y="3.4276in" draw:caption-point-x="-2.9031in" draw:caption-point-y="-3.4276in">
              <dc:creator>JFC</dc:creator>
              <dc:date>2007-09-24T00:00:00</dc:date>
              <text:p text:style-name="P1">Estimated Time of Delivery when working to a milestone, Time of Delivery when milestone reached.</text:p>
            </office:annotation>
            <text:p>ETD</text:p>
          </table:table-cell>
          <table:table-cell table:style-name="ce18"/>
          <table:table-cell table:style-name="Default" table:number-columns-repeated="7"/>
          <table:table-cell table:style-name="ce25"/>
          <table:covered-table-cell table:number-columns-repeated="4"/>
        </table:table-row>
        <table:table-row table:style-name="ro2">
          <table:covered-table-cell/>
          <table:covered-table-cell table:style-name="ce9"/>
          <table:table-cell table:style-name="ce14" office:value-type="string">
            <office:annotation draw:style-name="gr2" draw:text-style-name="P1" svg:width="1.1413in" svg:height="0.3902in" svg:x="2.9031in" svg:y="3.5949in" draw:caption-point-x="-2.9031in" draw:caption-point-y="-3.5949in">
              <dc:creator>JFC</dc:creator>
              <dc:date>2007-09-24T00:00:00</dc:date>
              <text:p text:style-name="P1">The TRAC ticket numbers</text:p>
            </office:annotation>
            <text:p>Tickets</text:p>
          </table:table-cell>
          <table:table-cell table:style-name="ce19" table:number-columns-repeated="8"/>
          <table:table-cell table:style-name="ce26"/>
          <table:covered-table-cell table:number-columns-repeated="3" table:style-name="ce29"/>
          <table:covered-table-cell table:style-name="ce32"/>
        </table:table-row>
        <table:table-row table:style-name="ro2">
          <table:covered-table-cell/>
          <table:table-cell table:style-name="ce7" table:number-columns-spanned="1" table:number-rows-spanned="4"/>
          <table:table-cell table:style-name="ce12" office:value-type="string">
            <text:p>Priority</text:p>
          </table:table-cell>
          <table:table-cell table:content-validation-name="val1" table:number-columns-repeated="9"/>
          <table:table-cell table:style-name="ce28" table:number-columns-spanned="4" table:number-rows-spanned="4"/>
          <table:covered-table-cell table:number-columns-repeated="2" table:style-name="ce17"/>
          <table:covered-table-cell table:style-name="ce30"/>
        </table:table-row>
        <table:table-row table:style-name="ro2">
          <table:covered-table-cell table:number-columns-repeated="2"/>
          <table:table-cell office:value-type="string">
            <text:p>Status</text:p>
          </table:table-cell>
          <table:table-cell table:style-name="Default" table:content-validation-name="val2" table:number-columns-repeated="8"/>
          <table:table-cell table:style-name="ce24" table:content-validation-name="val2"/>
          <table:covered-table-cell table:number-columns-repeated="4"/>
        </table:table-row>
        <table:table-row table:style-name="ro2">
          <table:covered-table-cell table:number-columns-repeated="2"/>
          <table:table-cell office:value-type="string">
            <office:annotation draw:style-name="gr1" draw:text-style-name="P1" svg:width="1.1413in" svg:height="0.7083in" svg:x="2.9031in" svg:y="4.0972in" draw:caption-point-x="-2.9031in" draw:caption-point-y="-4.0972in">
              <dc:creator>JFC</dc:creator>
              <dc:date>2007-09-24T00:00:00</dc:date>
              <text:p text:style-name="P1">Estimated Time of Delivery when working to a milestone, Time of Delivery when milestone reached.</text:p>
            </office:annotation>
            <text:p>ETD</text:p>
          </table:table-cell>
          <table:table-cell table:style-name="ce18"/>
          <table:table-cell table:style-name="Default" table:number-columns-repeated="7"/>
          <table:table-cell table:style-name="ce25"/>
          <table:covered-table-cell table:number-columns-repeated="4"/>
        </table:table-row>
        <table:table-row table:style-name="ro2">
          <table:covered-table-cell/>
          <table:covered-table-cell table:style-name="ce9"/>
          <table:table-cell table:style-name="ce14" office:value-type="string">
            <office:annotation draw:style-name="gr2" draw:text-style-name="P1" svg:width="1.1413in" svg:height="0.3902in" svg:x="2.9031in" svg:y="4.2646in" draw:caption-point-x="-2.9031in" draw:caption-point-y="-4.2646in">
              <dc:creator>JFC</dc:creator>
              <dc:date>2007-09-24T00:00:00</dc:date>
              <text:p text:style-name="P1">The TRAC ticket numbers</text:p>
            </office:annotation>
            <text:p>Tickets</text:p>
          </table:table-cell>
          <table:table-cell table:style-name="ce19" table:number-columns-repeated="8"/>
          <table:table-cell table:style-name="ce26"/>
          <table:covered-table-cell table:number-columns-repeated="3" table:style-name="ce29"/>
          <table:covered-table-cell table:style-name="ce32"/>
        </table:table-row>
      </table:table>
      <table:table table:name="Support" table:style-name="ta1" table:print="false">
        <office:forms form:automatic-focus="false" form:apply-design-mode="false"/>
        <table:table-column table:style-name="co5" table:default-cell-style-name="Default"/>
        <table:table-column table:style-name="co2" table:default-cell-style-name="ce8"/>
        <table:table-column table:style-name="co9" table:default-cell-style-name="ce13"/>
        <table:table-column table:style-name="co5" table:number-columns-repeated="8" table:default-cell-style-name="ce17"/>
        <table:table-column table:style-name="co5" table:default-cell-style-name="ce23"/>
        <table:table-column table:style-name="co5" table:number-columns-repeated="3" table:default-cell-style-name="Default"/>
        <table:table-column table:style-name="co5" table:default-cell-style-name="ce31"/>
        <table:table-row table:style-name="ro1">
          <table:table-cell table:style-name="ce1" office:value-type="string" table:number-columns-spanned="1" table:number-rows-spanned="2">
            <text:p>Layer</text:p>
          </table:table-cell>
          <table:table-cell table:style-name="ce5" office:value-type="string" table:number-columns-spanned="1" table:number-rows-spanned="2">
            <text:p>Use case</text:p>
          </table:table-cell>
          <table:table-cell table:style-name="ce10" table:number-columns-spanned="1" table:number-rows-spanned="2"/>
          <table:table-cell table:style-name="ce15" office:value-type="string" table:number-columns-spanned="9" table:number-rows-spanned="1">
            <text:p>Area</text:p>
          </table:table-cell>
          <table:covered-table-cell table:number-columns-repeated="7" table:style-name="ce20"/>
          <table:covered-table-cell table:style-name="ce21"/>
          <table:table-cell table:style-name="ce27" office:value-type="string" table:number-columns-spanned="4" table:number-rows-spanned="2">
            <text:p>Notes</text:p>
          </table:table-cell>
          <table:covered-table-cell table:number-columns-repeated="2"/>
          <table:covered-table-cell table:style-name="Default"/>
        </table:table-row>
        <table:table-row table:style-name="ro2">
          <table:covered-table-cell table:style-name="ce2"/>
          <table:covered-table-cell table:style-name="ce6"/>
          <table:covered-table-cell table:style-name="ce11"/>
          <table:table-cell table:style-name="ce16" office:value-type="string">
            <office:annotation draw:style-name="gr3" draw:text-style-name="P1" svg:width="1.1413in" svg:height="0.3902in" svg:x="3.7921in" svg:y="0in" draw:caption-point-x="-3.7921in" draw:caption-point-y="0in">
              <dc:creator>JFC</dc:creator>
              <dc:date>2007-09-24T00:00:00</dc:date>
              <text:p text:style-name="P1">ISNA specifications</text:p>
            </office:annotation>
            <text:p>Methodology</text:p>
          </table:table-cell>
          <table:table-cell table:style-name="ce16" office:value-type="string">
            <office:annotation draw:style-name="gr3" draw:text-style-name="P1" svg:width="1.1413in" svg:height="0.3902in" svg:x="4.6811in" svg:y="0in" draw:caption-point-x="-4.6811in" draw:caption-point-y="0in">
              <dc:creator>JFC</dc:creator>
              <dc:date>2007-09-24T00:00:00</dc:date>
              <text:p text:style-name="P1">Functional specifications</text:p>
            </office:annotation>
            <text:p>Specs</text:p>
          </table:table-cell>
          <table:table-cell table:style-name="ce16" office:value-type="string">
            <office:annotation draw:style-name="gr3" draw:text-style-name="P1" svg:width="1.1413in" svg:height="0.5457in" svg:x="5.5701in" svg:y="0in" draw:caption-point-x="-5.5701in" draw:caption-point-y="0in">
              <dc:creator>JFC</dc:creator>
              <dc:date>2007-09-24T00:00:00</dc:date>
              <text:p text:style-name="P1">Servers, database, networking etc.</text:p>
            </office:annotation>
            <text:p>Infrastructure</text:p>
          </table:table-cell>
          <table:table-cell table:style-name="ce16" office:value-type="string">
            <office:annotation draw:style-name="gr3" draw:text-style-name="P1" svg:width="1.1413in" svg:height="0.3902in" svg:x="6.4591in" svg:y="0in" draw:caption-point-x="-6.4591in" draw:caption-point-y="0in">
              <dc:creator>JFC</dc:creator>
              <dc:date>2007-09-24T00:00:00</dc:date>
              <text:p text:style-name="P1">Schema and Xqueries</text:p>
            </office:annotation>
            <text:p>XML</text:p>
          </table:table-cell>
          <table:table-cell table:style-name="ce16" office:value-type="string">
            <office:annotation draw:style-name="gr3" draw:text-style-name="P1" svg:width="1.1413in" svg:height="0.3902in" svg:x="7.3484in" svg:y="0in" draw:caption-point-x="-7.3484in" draw:caption-point-y="0in">
              <dc:creator>JFC</dc:creator>
              <dc:date>2007-09-24T00:00:00</dc:date>
              <text:p text:style-name="P1">NetKernel components</text:p>
            </office:annotation>
            <text:p>NK</text:p>
          </table:table-cell>
          <table:table-cell table:style-name="ce16" office:value-type="string">
            <office:annotation draw:style-name="gr3" draw:text-style-name="P1" svg:width="1.1413in" svg:height="0.3902in" svg:x="8.2374in" svg:y="0in" draw:caption-point-x="-8.2374in" draw:caption-point-y="0in">
              <dc:creator>JFC</dc:creator>
              <dc:date>2007-09-24T00:00:00</dc:date>
              <text:p text:style-name="P1">Flex client's model-controller</text:p>
            </office:annotation>
            <text:p>Cairngorm</text:p>
          </table:table-cell>
          <table:table-cell table:style-name="ce16" office:value-type="string">
            <office:annotation draw:style-name="gr3" draw:text-style-name="P1" svg:width="1.1413in" svg:height="0.3902in" svg:x="9.1264in" svg:y="0in" draw:caption-point-x="-9.1264in" draw:caption-point-y="0in">
              <dc:creator>JFC</dc:creator>
              <dc:date>2007-09-24T00:00:00</dc:date>
              <text:p text:style-name="P1">Flex UI or backend plugin</text:p>
            </office:annotation>
            <text:p>UI</text:p>
          </table:table-cell>
          <table:table-cell table:style-name="ce16" office:value-type="string">
            <office:annotation draw:style-name="gr3" draw:text-style-name="P1" svg:width="1.1413in" svg:height="0.5457in" svg:x="10.0154in" svg:y="0in" draw:caption-point-x="-10.0154in" draw:caption-point-y="0in">
              <dc:creator>JFC</dc:creator>
              <dc:date>2007-09-24T00:00:00</dc:date>
              <text:p text:style-name="P1">Online help and user documentation</text:p>
            </office:annotation>
            <text:p>Doc</text:p>
          </table:table-cell>
          <table:table-cell table:style-name="ce22" office:value-type="string">
            <text:p>Overall</text:p>
          </table:table-cell>
          <table:covered-table-cell table:number-columns-repeated="3"/>
          <table:covered-table-cell table:style-name="Default"/>
        </table:table-row>
        <table:table-row table:style-name="ro2">
          <table:table-cell table:style-name="ce3" office:value-type="string" table:number-columns-spanned="1" table:number-rows-spanned="28">
            <text:p>Support</text:p>
          </table:table-cell>
          <table:table-cell table:style-name="ce7" table:number-columns-spanned="1" table:number-rows-spanned="4"/>
          <table:table-cell table:style-name="ce12" office:value-type="string">
            <text:p>Priority</text:p>
          </table:table-cell>
          <table:table-cell table:content-validation-name="val1" table:number-columns-repeated="9"/>
          <table:table-cell table:style-name="ce28" table:number-columns-spanned="4" table:number-rows-spanned="4"/>
          <table:covered-table-cell table:number-columns-repeated="2" table:style-name="ce17"/>
          <table:covered-table-cell table:style-name="ce30"/>
        </table:table-row>
        <table:table-row table:style-name="ro2">
          <table:covered-table-cell table:number-columns-repeated="2"/>
          <table:table-cell office:value-type="string">
            <text:p>Status</text:p>
          </table:table-cell>
          <table:table-cell table:style-name="Default" table:content-validation-name="val2" table:number-columns-repeated="8"/>
          <table:table-cell table:style-name="ce24" table:content-validation-name="val2"/>
          <table:covered-table-cell table:number-columns-repeated="4"/>
        </table:table-row>
        <table:table-row table:style-name="ro2">
          <table:covered-table-cell table:number-columns-repeated="2"/>
          <table:table-cell office:value-type="string">
            <office:annotation draw:style-name="gr1" draw:text-style-name="P1" svg:width="1.1413in" svg:height="0.7083in" svg:x="2.9031in" svg:y="0.0791in" draw:caption-point-x="-2.9031in" draw:caption-point-y="-0.0791in">
              <dc:creator>JFC</dc:creator>
              <dc:date>2007-09-24T00:00:00</dc:date>
              <text:p text:style-name="P1">Estimated Time of Delivery when working to a milestone, Time of Delivery when milestone reached.</text:p>
            </office:annotation>
            <text:p>ETD</text:p>
          </table:table-cell>
          <table:table-cell table:style-name="ce18"/>
          <table:table-cell table:style-name="Default" table:number-columns-repeated="7"/>
          <table:table-cell table:style-name="ce25"/>
          <table:covered-table-cell table:number-columns-repeated="4"/>
        </table:table-row>
        <table:table-row table:style-name="ro2">
          <table:covered-table-cell/>
          <table:covered-table-cell table:style-name="ce9"/>
          <table:table-cell table:style-name="ce14" office:value-type="string">
            <office:annotation draw:style-name="gr2" draw:text-style-name="P1" svg:width="1.1413in" svg:height="0.3902in" svg:x="2.9031in" svg:y="0.2465in" draw:caption-point-x="-2.9031in" draw:caption-point-y="-0.2465in">
              <dc:creator>JFC</dc:creator>
              <dc:date>2007-09-24T00:00:00</dc:date>
              <text:p text:style-name="P1">The TRAC ticket numbers</text:p>
            </office:annotation>
            <text:p>Tickets</text:p>
          </table:table-cell>
          <table:table-cell table:style-name="ce19" table:number-columns-repeated="8"/>
          <table:table-cell table:style-name="ce26"/>
          <table:covered-table-cell table:number-columns-repeated="3" table:style-name="ce29"/>
          <table:covered-table-cell table:style-name="ce32"/>
        </table:table-row>
        <table:table-row table:style-name="ro2">
          <table:covered-table-cell/>
          <table:table-cell table:style-name="ce7" table:number-columns-spanned="1" table:number-rows-spanned="4"/>
          <table:table-cell table:style-name="ce12" office:value-type="string">
            <text:p>Priority</text:p>
          </table:table-cell>
          <table:table-cell table:content-validation-name="val1" table:number-columns-repeated="9"/>
          <table:table-cell table:style-name="ce28" table:number-columns-spanned="4" table:number-rows-spanned="4"/>
          <table:covered-table-cell table:number-columns-repeated="2" table:style-name="ce17"/>
          <table:covered-table-cell table:style-name="ce30"/>
        </table:table-row>
        <table:table-row table:style-name="ro2">
          <table:covered-table-cell table:number-columns-repeated="2"/>
          <table:table-cell office:value-type="string">
            <text:p>Status</text:p>
          </table:table-cell>
          <table:table-cell table:style-name="Default" table:content-validation-name="val2" table:number-columns-repeated="8"/>
          <table:table-cell table:style-name="ce24" table:content-validation-name="val2"/>
          <table:covered-table-cell table:number-columns-repeated="4"/>
        </table:table-row>
        <table:table-row table:style-name="ro2">
          <table:covered-table-cell table:number-columns-repeated="2"/>
          <table:table-cell office:value-type="string">
            <office:annotation draw:style-name="gr1" draw:text-style-name="P1" svg:width="1.1413in" svg:height="0.7083in" svg:x="2.9031in" svg:y="0.7488in" draw:caption-point-x="-2.9031in" draw:caption-point-y="-0.7488in">
              <dc:creator>JFC</dc:creator>
              <dc:date>2007-09-24T00:00:00</dc:date>
              <text:p text:style-name="P1">Estimated Time of Delivery when working to a milestone, Time of Delivery when milestone reached.</text:p>
            </office:annotation>
            <text:p>ETD</text:p>
          </table:table-cell>
          <table:table-cell table:style-name="ce18"/>
          <table:table-cell table:style-name="Default" table:number-columns-repeated="7"/>
          <table:table-cell table:style-name="ce25"/>
          <table:covered-table-cell table:number-columns-repeated="4"/>
        </table:table-row>
        <table:table-row table:style-name="ro2">
          <table:covered-table-cell/>
          <table:covered-table-cell table:style-name="ce9"/>
          <table:table-cell table:style-name="ce14" office:value-type="string">
            <office:annotation draw:style-name="gr2" draw:text-style-name="P1" svg:width="1.1413in" svg:height="0.3902in" svg:x="2.9031in" svg:y="0.9161in" draw:caption-point-x="-2.9031in" draw:caption-point-y="-0.9161in">
              <dc:creator>JFC</dc:creator>
              <dc:date>2007-09-24T00:00:00</dc:date>
              <text:p text:style-name="P1">The TRAC ticket numbers</text:p>
            </office:annotation>
            <text:p>Tickets</text:p>
          </table:table-cell>
          <table:table-cell table:style-name="ce19" table:number-columns-repeated="8"/>
          <table:table-cell table:style-name="ce26"/>
          <table:covered-table-cell table:number-columns-repeated="3" table:style-name="ce29"/>
          <table:covered-table-cell table:style-name="ce32"/>
        </table:table-row>
        <table:table-row table:style-name="ro2">
          <table:covered-table-cell/>
          <table:table-cell table:style-name="ce7" table:number-columns-spanned="1" table:number-rows-spanned="4"/>
          <table:table-cell table:style-name="ce12" office:value-type="string">
            <text:p>Priority</text:p>
          </table:table-cell>
          <table:table-cell table:content-validation-name="val1" table:number-columns-repeated="9"/>
          <table:table-cell table:style-name="ce28" table:number-columns-spanned="4" table:number-rows-spanned="4"/>
          <table:covered-table-cell table:number-columns-repeated="2" table:style-name="ce17"/>
          <table:covered-table-cell table:style-name="ce30"/>
        </table:table-row>
        <table:table-row table:style-name="ro2">
          <table:covered-table-cell table:number-columns-repeated="2"/>
          <table:table-cell office:value-type="string">
            <text:p>Status</text:p>
          </table:table-cell>
          <table:table-cell table:style-name="Default" table:content-validation-name="val2" table:number-columns-repeated="8"/>
          <table:table-cell table:style-name="ce24" table:content-validation-name="val2"/>
          <table:covered-table-cell table:number-columns-repeated="4"/>
        </table:table-row>
        <table:table-row table:style-name="ro2">
          <table:covered-table-cell table:number-columns-repeated="2"/>
          <table:table-cell office:value-type="string">
            <office:annotation draw:style-name="gr1" draw:text-style-name="P1" svg:width="1.1413in" svg:height="0.7083in" svg:x="2.9031in" svg:y="1.4185in" draw:caption-point-x="-2.9031in" draw:caption-point-y="-1.4185in">
              <dc:creator>JFC</dc:creator>
              <dc:date>2007-09-24T00:00:00</dc:date>
              <text:p text:style-name="P1">Estimated Time of Delivery when working to a milestone, Time of Delivery when milestone reached.</text:p>
            </office:annotation>
            <text:p>ETD</text:p>
          </table:table-cell>
          <table:table-cell table:style-name="ce18"/>
          <table:table-cell table:style-name="Default" table:number-columns-repeated="7"/>
          <table:table-cell table:style-name="ce25"/>
          <table:covered-table-cell table:number-columns-repeated="4"/>
        </table:table-row>
        <table:table-row table:style-name="ro2">
          <table:covered-table-cell/>
          <table:covered-table-cell table:style-name="ce9"/>
          <table:table-cell table:style-name="ce14" office:value-type="string">
            <office:annotation draw:style-name="gr2" draw:text-style-name="P1" svg:width="1.1413in" svg:height="0.3902in" svg:x="2.9031in" svg:y="1.5858in" draw:caption-point-x="-2.9031in" draw:caption-point-y="-1.5858in">
              <dc:creator>JFC</dc:creator>
              <dc:date>2007-09-24T00:00:00</dc:date>
              <text:p text:style-name="P1">The TRAC ticket numbers</text:p>
            </office:annotation>
            <text:p>Tickets</text:p>
          </table:table-cell>
          <table:table-cell table:style-name="ce19" table:number-columns-repeated="8"/>
          <table:table-cell table:style-name="ce26"/>
          <table:covered-table-cell table:number-columns-repeated="3" table:style-name="ce29"/>
          <table:covered-table-cell table:style-name="ce32"/>
        </table:table-row>
        <table:table-row table:style-name="ro2">
          <table:covered-table-cell/>
          <table:table-cell table:style-name="ce7" table:number-columns-spanned="1" table:number-rows-spanned="4"/>
          <table:table-cell table:style-name="ce12" office:value-type="string">
            <text:p>Priority</text:p>
          </table:table-cell>
          <table:table-cell table:content-validation-name="val1" table:number-columns-repeated="9"/>
          <table:table-cell table:style-name="ce28" table:number-columns-spanned="4" table:number-rows-spanned="4"/>
          <table:covered-table-cell table:number-columns-repeated="2" table:style-name="ce17"/>
          <table:covered-table-cell table:style-name="ce30"/>
        </table:table-row>
        <table:table-row table:style-name="ro2">
          <table:covered-table-cell table:number-columns-repeated="2"/>
          <table:table-cell office:value-type="string">
            <text:p>Status</text:p>
          </table:table-cell>
          <table:table-cell table:style-name="Default" table:content-validation-name="val2" table:number-columns-repeated="8"/>
          <table:table-cell table:style-name="ce24" table:content-validation-name="val2"/>
          <table:covered-table-cell table:number-columns-repeated="4"/>
        </table:table-row>
        <table:table-row table:style-name="ro2">
          <table:covered-table-cell table:number-columns-repeated="2"/>
          <table:table-cell office:value-type="string">
            <office:annotation draw:style-name="gr1" draw:text-style-name="P1" svg:width="1.1413in" svg:height="0.7083in" svg:x="2.9031in" svg:y="2.0882in" draw:caption-point-x="-2.9031in" draw:caption-point-y="-2.0882in">
              <dc:creator>JFC</dc:creator>
              <dc:date>2007-09-24T00:00:00</dc:date>
              <text:p text:style-name="P1">Estimated Time of Delivery when working to a milestone, Time of Delivery when milestone reached.</text:p>
            </office:annotation>
            <text:p>ETD</text:p>
          </table:table-cell>
          <table:table-cell table:style-name="ce18"/>
          <table:table-cell table:style-name="Default" table:number-columns-repeated="7"/>
          <table:table-cell table:style-name="ce25"/>
          <table:covered-table-cell table:number-columns-repeated="4"/>
        </table:table-row>
        <table:table-row table:style-name="ro2">
          <table:covered-table-cell/>
          <table:covered-table-cell table:style-name="ce9"/>
          <table:table-cell table:style-name="ce14" office:value-type="string">
            <office:annotation draw:style-name="gr2" draw:text-style-name="P1" svg:width="1.1413in" svg:height="0.3902in" svg:x="2.9031in" svg:y="2.2555in" draw:caption-point-x="-2.9031in" draw:caption-point-y="-2.2555in">
              <dc:creator>JFC</dc:creator>
              <dc:date>2007-09-24T00:00:00</dc:date>
              <text:p text:style-name="P1">The TRAC ticket numbers</text:p>
            </office:annotation>
            <text:p>Tickets</text:p>
          </table:table-cell>
          <table:table-cell table:style-name="ce19" table:number-columns-repeated="8"/>
          <table:table-cell table:style-name="ce26"/>
          <table:covered-table-cell table:number-columns-repeated="3" table:style-name="ce29"/>
          <table:covered-table-cell table:style-name="ce32"/>
        </table:table-row>
        <table:table-row table:style-name="ro2">
          <table:covered-table-cell/>
          <table:table-cell table:style-name="ce7" table:number-columns-spanned="1" table:number-rows-spanned="4"/>
          <table:table-cell table:style-name="ce12" office:value-type="string">
            <text:p>Priority</text:p>
          </table:table-cell>
          <table:table-cell table:content-validation-name="val1" table:number-columns-repeated="9"/>
          <table:table-cell table:style-name="ce28" table:number-columns-spanned="4" table:number-rows-spanned="4"/>
          <table:covered-table-cell table:number-columns-repeated="2" table:style-name="ce17"/>
          <table:covered-table-cell table:style-name="ce30"/>
        </table:table-row>
        <table:table-row table:style-name="ro2">
          <table:covered-table-cell table:number-columns-repeated="2"/>
          <table:table-cell office:value-type="string">
            <text:p>Status</text:p>
          </table:table-cell>
          <table:table-cell table:style-name="Default" table:content-validation-name="val2" table:number-columns-repeated="8"/>
          <table:table-cell table:style-name="ce24" table:content-validation-name="val2"/>
          <table:covered-table-cell table:number-columns-repeated="4"/>
        </table:table-row>
        <table:table-row table:style-name="ro2">
          <table:covered-table-cell table:number-columns-repeated="2"/>
          <table:table-cell office:value-type="string">
            <office:annotation draw:style-name="gr1" draw:text-style-name="P1" svg:width="1.1413in" svg:height="0.7083in" svg:x="2.9031in" svg:y="2.7579in" draw:caption-point-x="-2.9031in" draw:caption-point-y="-2.7579in">
              <dc:creator>JFC</dc:creator>
              <dc:date>2007-09-24T00:00:00</dc:date>
              <text:p text:style-name="P1">Estimated Time of Delivery when working to a milestone, Time of Delivery when milestone reached.</text:p>
            </office:annotation>
            <text:p>ETD</text:p>
          </table:table-cell>
          <table:table-cell table:style-name="ce18"/>
          <table:table-cell table:style-name="Default" table:number-columns-repeated="7"/>
          <table:table-cell table:style-name="ce25"/>
          <table:covered-table-cell table:number-columns-repeated="4"/>
        </table:table-row>
        <table:table-row table:style-name="ro2">
          <table:covered-table-cell/>
          <table:covered-table-cell table:style-name="ce9"/>
          <table:table-cell table:style-name="ce14" office:value-type="string">
            <office:annotation draw:style-name="gr2" draw:text-style-name="P1" svg:width="1.1413in" svg:height="0.3902in" svg:x="2.9031in" svg:y="2.9252in" draw:caption-point-x="-2.9031in" draw:caption-point-y="-2.9252in">
              <dc:creator>JFC</dc:creator>
              <dc:date>2007-09-24T00:00:00</dc:date>
              <text:p text:style-name="P1">The TRAC ticket numbers</text:p>
            </office:annotation>
            <text:p>Tickets</text:p>
          </table:table-cell>
          <table:table-cell table:style-name="ce19" table:number-columns-repeated="8"/>
          <table:table-cell table:style-name="ce26"/>
          <table:covered-table-cell table:number-columns-repeated="3" table:style-name="ce29"/>
          <table:covered-table-cell table:style-name="ce32"/>
        </table:table-row>
        <table:table-row table:style-name="ro2">
          <table:covered-table-cell/>
          <table:table-cell table:style-name="ce7" table:number-columns-spanned="1" table:number-rows-spanned="4"/>
          <table:table-cell table:style-name="ce12" office:value-type="string">
            <text:p>Priority</text:p>
          </table:table-cell>
          <table:table-cell table:content-validation-name="val1" table:number-columns-repeated="9"/>
          <table:table-cell table:style-name="ce28" table:number-columns-spanned="4" table:number-rows-spanned="4"/>
          <table:covered-table-cell table:number-columns-repeated="2" table:style-name="ce17"/>
          <table:covered-table-cell table:style-name="ce30"/>
        </table:table-row>
        <table:table-row table:style-name="ro2">
          <table:covered-table-cell table:number-columns-repeated="2"/>
          <table:table-cell office:value-type="string">
            <text:p>Status</text:p>
          </table:table-cell>
          <table:table-cell table:style-name="Default" table:content-validation-name="val2" table:number-columns-repeated="8"/>
          <table:table-cell table:style-name="ce24" table:content-validation-name="val2"/>
          <table:covered-table-cell table:number-columns-repeated="4"/>
        </table:table-row>
        <table:table-row table:style-name="ro2">
          <table:covered-table-cell table:number-columns-repeated="2"/>
          <table:table-cell office:value-type="string">
            <office:annotation draw:style-name="gr1" draw:text-style-name="P1" svg:width="1.1413in" svg:height="0.7083in" svg:x="2.9031in" svg:y="3.4276in" draw:caption-point-x="-2.9031in" draw:caption-point-y="-3.4276in">
              <dc:creator>JFC</dc:creator>
              <dc:date>2007-09-24T00:00:00</dc:date>
              <text:p text:style-name="P1">Estimated Time of Delivery when working to a milestone, Time of Delivery when milestone reached.</text:p>
            </office:annotation>
            <text:p>ETD</text:p>
          </table:table-cell>
          <table:table-cell table:style-name="ce18"/>
          <table:table-cell table:style-name="Default" table:number-columns-repeated="7"/>
          <table:table-cell table:style-name="ce25"/>
          <table:covered-table-cell table:number-columns-repeated="4"/>
        </table:table-row>
        <table:table-row table:style-name="ro2">
          <table:covered-table-cell/>
          <table:covered-table-cell table:style-name="ce9"/>
          <table:table-cell table:style-name="ce14" office:value-type="string">
            <office:annotation draw:style-name="gr2" draw:text-style-name="P1" svg:width="1.1413in" svg:height="0.3902in" svg:x="2.9031in" svg:y="3.5949in" draw:caption-point-x="-2.9031in" draw:caption-point-y="-3.5949in">
              <dc:creator>JFC</dc:creator>
              <dc:date>2007-09-24T00:00:00</dc:date>
              <text:p text:style-name="P1">The TRAC ticket numbers</text:p>
            </office:annotation>
            <text:p>Tickets</text:p>
          </table:table-cell>
          <table:table-cell table:style-name="ce19" table:number-columns-repeated="8"/>
          <table:table-cell table:style-name="ce26"/>
          <table:covered-table-cell table:number-columns-repeated="3" table:style-name="ce29"/>
          <table:covered-table-cell table:style-name="ce32"/>
        </table:table-row>
        <table:table-row table:style-name="ro2">
          <table:covered-table-cell/>
          <table:table-cell table:style-name="ce7" table:number-columns-spanned="1" table:number-rows-spanned="4"/>
          <table:table-cell table:style-name="ce12" office:value-type="string">
            <text:p>Priority</text:p>
          </table:table-cell>
          <table:table-cell table:content-validation-name="val1" table:number-columns-repeated="9"/>
          <table:table-cell table:style-name="ce28" table:number-columns-spanned="4" table:number-rows-spanned="4"/>
          <table:covered-table-cell table:number-columns-repeated="2" table:style-name="ce17"/>
          <table:covered-table-cell table:style-name="ce30"/>
        </table:table-row>
        <table:table-row table:style-name="ro2">
          <table:covered-table-cell table:number-columns-repeated="2"/>
          <table:table-cell office:value-type="string">
            <text:p>Status</text:p>
          </table:table-cell>
          <table:table-cell table:style-name="Default" table:content-validation-name="val2" table:number-columns-repeated="8"/>
          <table:table-cell table:style-name="ce24" table:content-validation-name="val2"/>
          <table:covered-table-cell table:number-columns-repeated="4"/>
        </table:table-row>
        <table:table-row table:style-name="ro2">
          <table:covered-table-cell table:number-columns-repeated="2"/>
          <table:table-cell office:value-type="string">
            <office:annotation draw:style-name="gr1" draw:text-style-name="P1" svg:width="1.1413in" svg:height="0.7083in" svg:x="2.9031in" svg:y="4.0972in" draw:caption-point-x="-2.9031in" draw:caption-point-y="-4.0972in">
              <dc:creator>JFC</dc:creator>
              <dc:date>2007-09-24T00:00:00</dc:date>
              <text:p text:style-name="P1">Estimated Time of Delivery when working to a milestone, Time of Delivery when milestone reached.</text:p>
            </office:annotation>
            <text:p>ETD</text:p>
          </table:table-cell>
          <table:table-cell table:style-name="ce18"/>
          <table:table-cell table:style-name="Default" table:number-columns-repeated="7"/>
          <table:table-cell table:style-name="ce25"/>
          <table:covered-table-cell table:number-columns-repeated="4"/>
        </table:table-row>
        <table:table-row table:style-name="ro2">
          <table:covered-table-cell/>
          <table:covered-table-cell table:style-name="ce9"/>
          <table:table-cell table:style-name="ce14" office:value-type="string">
            <office:annotation draw:style-name="gr2" draw:text-style-name="P1" svg:width="1.1413in" svg:height="0.3902in" svg:x="2.9031in" svg:y="4.2646in" draw:caption-point-x="-2.9031in" draw:caption-point-y="-4.2646in">
              <dc:creator>JFC</dc:creator>
              <dc:date>2007-09-24T00:00:00</dc:date>
              <text:p text:style-name="P1">The TRAC ticket numbers</text:p>
            </office:annotation>
            <text:p>Tickets</text:p>
          </table:table-cell>
          <table:table-cell table:style-name="ce19" table:number-columns-repeated="8"/>
          <table:table-cell table:style-name="ce26"/>
          <table:covered-table-cell table:number-columns-repeated="3" table:style-name="ce29"/>
          <table:covered-table-cell table:style-name="ce3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Arial2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0" number:min-integer-digits="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24">09/24/2007</text:date>, <text:time>21:37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initial-creator>Jean-Francois Cloutier</meta:initial-creator>
    <meta:creation-date>2007-09-24T15:36:44</meta:creation-date>
    <dc:creator>Jean-Francois Cloutier</dc:creator>
    <dc:date>2007-09-24T21:37:39</dc:date>
    <dc:language>en-US</dc:language>
    <meta:editing-cycles>11</meta:editing-cycles>
    <meta:editing-duration>PT5H15M7S</meta:editing-duration>
    <meta:user-defined meta:name="Info 1"/>
    <meta:user-defined meta:name="Info 2"/>
    <meta:user-defined meta:name="Info 3"/>
    <meta:user-defined meta:name="Info 4"/>
    <meta:document-statistic meta:table-count="13" meta:cell-count="620"/>
  </office:meta>
</office:document-meta>
</file>